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A161984EFB076D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gr7" style:family="graphic" style:parent-style-name="standard">
      <style:graphic-properties draw:stroke="none" draw:fill="solid" draw:fill-color="#ffffff"/>
    </style:style>
    <style:style style:name="gr8" style:family="graphic" style:parent-style-name="standard">
      <style:graphic-properties draw:stroke="solid" svg:stroke-width="0cm" svg:stroke-color="#000000" draw:stroke-linejoin="bevel" svg:stroke-linecap="square" draw:fill="none"/>
    </style:style>
    <style:style style:name="gr9"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10"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1"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2"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3" style:family="graphic" style:parent-style-name="standard">
      <style:graphic-properties draw:stroke="solid" svg:stroke-width="0.049cm" svg:stroke-color="#ff0000" draw:stroke-linejoin="bevel" svg:stroke-linecap="round" draw:fill="none" fo:padding-top="0.024cm" fo:padding-bottom="0.024cm" fo:padding-left="0.024cm" fo:padding-right="0.024cm"/>
    </style:style>
    <style:style style:name="gr14"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style:paragraph-properties fo:text-align="start" style:writing-mode="lr-tb"/>
    </style:style>
    <style:style style:name="P4" style:family="paragraph">
      <loext:graphic-properties draw:fill="none"/>
      <style:text-properties fo:font-size="18.8999996185303pt" style:font-size-asian="18.8999996185303pt" style:font-size-complex="18.8999996185303pt"/>
    </style:style>
    <style:style style:name="P5" style:family="paragraph">
      <loext:graphic-properties draw:fill="solid" draw:fill-color="#ffffff"/>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5.1000003814697pt" style:font-size-asian="15.1000003814697pt" style:font-size-complex="15.1000003814697pt"/>
    </style:style>
    <style:style style:name="T1" style:family="text">
      <style:text-properties fo:color="#000000" style:font-name="osifont1" fo:font-size="18.8999996185303pt" style:font-size-asian="18.8999996185303pt" style:font-name-complex="osifont1" style:font-size-complex="18.8999996185303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5.1000003814697pt" style:font-size-asian="15.1000003814697pt" style:font-name-complex="osifont1"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A161984EFB076DCD.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282cm" svg:height="0.29cm" svg:x="14.801cm" svg:y="16.565cm" svg:viewBox="0 0 128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342 287v-29h70v-210l-62 44v-33l65-44h32v243h66v29zM735 198c0 29-8 52-24 68-15 17-37 25-64 25-31 0-54-11-70-34s-24-56-24-99c0-48 8-84 25-110 17-25 41-37 72-37 41 0 67 18 77 55l-33 6c-7-22-22-33-45-33-19 0-35 9-46 27-11 19-16 47-16 82 6-12 15-21 27-27 11-6 24-9 39-9 25 0 45 7 60 23 14 16 22 37 22 63zM699 200c0-20-4-35-14-46-10-10-23-16-40-16-16 0-30 5-40 15-10 9-15 22-15 39 0 21 6 38 16 51 10 14 24 20 40 20 17 0 30-5 39-17 10-11 14-26 14-46zM752 291l80-291h30l-78 291zM890 287v-29h69v-210l-61 44v-33l64-44h32v243h66v29zM1283 212c0 25-8 44-24 58s-39 21-69 21c-29 0-52-7-68-20-17-14-25-34-25-59 0-18 5-33 15-45s23-19 39-22v-1c-15-3-26-11-35-22-8-13-13-26-13-42 0-21 8-37 23-50 16-13 37-19 63-19 28 0 49 6 64 18 16 13 23 30 23 52 0 15-4 29-12 41-9 12-21 19-36 22v1c18 3 31 10 41 22 9 12 14 27 14 45zM1240 83c0-31-16-47-51-47-16 0-29 4-37 12-9 8-13 19-13 35 0 15 4 28 13 36s21 12 37 12c17 0 30-3 39-11 8-8 12-21 12-37zM1247 208c0-17-5-29-15-38-10-8-25-13-43-13s-32 5-41 14c-10 9-15 22-15 38 0 37 19 56 57 56 19 0 34-4 43-13 10-10 14-24 14-44z">
          <text:p/>
        </draw:path>
        <draw:path draw:style-name="gr2" draw:text-style-name="P2" draw:layer="layout" svg:width="1.288cm" svg:height="0.296cm" svg:x="14.798cm" svg:y="16.562cm" svg:viewBox="0 0 1289 297" svg:d="M194 215c0 26-8 47-25 61-16 14-40 21-70 21-28 0-50-6-67-19s-27-32-32-57v-3h4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9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6 293l80-291v-2h2 31 4l-1 4-79 291v2h-3-31-3zM209 291h31v3l-2-1 78-291 3 1v3h-31v-3l3 1-79 291-3-1zM344 290v-29-3h2 70v3h-3v-210h3l1 2-61 44-4 3v-5-33-2l1-1 64-44h1 1 32 2v3 243h-2v-3h66 3v3 29 3h-3-171-2zM346 288h171v2h-3v-29h3v3h-66-3v-3-243h3v2h-32v-2l1 2-64 44-2-2h3v33h-3l-1-3 61-44 5-3v6 210 3h-3-70v-3h3v29h-3zM742 201c0 30-9 53-25 70s-38 26-66 26c-31 0-56-12-72-35-17-24-25-57-25-101 0-48 8-86 25-111 18-26 43-39 75-39 42 0 69 19 80 57l1 3-3 1-33 6h-3l-1-2c-6-22-20-31-42-31-19 0-33 8-43 26-11 18-16 45-16 80h-3l-2-2c6-12 15-21 27-28 12-6 26-9 41-9 26 0 47 8 62 24s23 38 23 65zM736 201c0-26-7-46-21-61-15-15-33-23-58-23-14 0-27 3-38 9s-19 15-25 26l-6 10v-11c0-36 6-64 17-83s28-29 48-29c24 0 41 12 48 35l-3 1v-3l33-6v3l-3 1c-10-36-34-54-74-54-31 0-53 12-70 37-16 25-25 61-25 108 0 43 8 75 24 97 16 23 38 33 68 33 27 0 47-7 62-24 16-16 23-37 23-66zM701 203c0-19-5-33-14-44-9-10-22-15-38-15s-28 5-38 14c-9 9-14 21-14 37 0 20 5 37 15 49 10 13 22 19 38 19s28-5 37-15c9-11 14-26 14-45zM706 203c0 20-5 37-15 48-10 12-24 18-41 18s-31-7-42-21-16-32-16-53c0-17 5-32 16-41 10-10 24-15 41-15s32 5 42 17c10 11 15 27 15 47zM754 293l79-291 1-2h2 30 4l-1 4-79 291v2h-2-32-3zM756 291h32v3l-3-1 79-291 2 1v3h-30v-3l2 1-79 291-3-1zM891 290v-29-3h3 69v3h-3v-210h3l2 2-62 44-4 3v-5-33-2l1-1 64-44h1 1 32 3v3 243h-3v-3h66 3v3 29 3h-3-170-3zM894 288h170v2h-3v-29h3v3h-66-3v-3-243h3v2h-32v-2l1 2-64 44-1-2h3v33h-3l-2-3 61-44 5-3v6 210 3h-3-69v-3h3v29h-3zM1289 215c0 25-8 46-25 60-16 15-40 22-70 22s-53-7-70-21-26-35-26-61c0-18 5-34 16-47 10-12 24-20 41-23v3h-3v-1h3l-1 3c-15-3-27-11-36-23s-14-28-14-44c0-21 9-39 25-52 16-14 37-20 64-20s49 6 65 19 24 32 24 54c0 16-4 31-13 43s-22 20-37 23l-1-3h3v1h-3l1-3c18 3 32 11 42 23s15 28 15 47zM1283 215c0-18-4-32-13-43-10-12-22-19-39-21l-3-1v-2-1-2l3-1c14-3 25-9 33-20 9-12 13-25 13-40 0-21-8-37-23-49-15-13-35-19-61-19s-46 7-61 19-22 28-22 48c0 15 4 29 12 40 9 11 19 18 34 22h2v2 1 3h-2c-16 3-28 9-38 21s-14 26-14 43c0 25 7 43 23 56 16 14 38 20 67 20s51-6 66-20c16-14 23-32 23-56zM1241 86c0-30-16-44-48-44-16 0-27 4-36 11-8 7-11 18-11 33s4 26 12 34 20 11 35 11c16 0 28-3 36-10s12-19 12-35zM1246 86c0 17-4 31-14 39-9 8-22 12-39 12-16 0-30-4-39-13s-14-22-14-38 5-29 14-37 22-12 39-12c35 0 53 17 53 49zM1247 211c0-16-4-28-14-36-9-8-22-12-40-12-17 0-30 4-39 13-10 9-14 20-14 36 0 36 17 53 54 53 18 0 32-4 40-12 9-9 13-22 13-42zM1253 211c0 21-5 36-15 46-9 9-25 14-44 14-39 0-60-20-60-59 0-17 5-30 16-40 10-10 25-14 43-14s34 4 44 13c11 9 16 23 16 40z">
          <text:p/>
        </draw:path>
        <draw:path draw:style-name="gr2" draw:text-style-name="P2" draw:layer="layout" svg:width="0.497cm" svg:height="0.275cm" svg:x="15.195cm" svg:y="18.861cm" svg:viewBox="0 0 498 276" svg:d="M0 276v-30h70v-209l-62 44v-33l65-44h32v242h66v30zM227 107v-40h37v40zM227 276v-40h37v40zM318 276v-25c6-15 14-28 24-40 9-11 19-22 29-31 11-9 21-18 31-26 11-8 20-16 29-24 8-8 15-16 20-25s7-19 7-30c0-15-4-26-13-34-8-9-21-13-37-13-15 0-27 4-37 12-9 8-15 20-16 34l-36-3c3-22 12-39 28-52s36-19 61-19c28 0 49 6 64 19s22 31 22 55c0 11-2 21-7 32-5 10-12 20-22 31-9 10-27 26-55 48-15 12-27 23-35 33-9 10-15 19-19 28h142v30z">
          <text:p/>
        </draw:path>
        <draw:path draw:style-name="gr2" draw:text-style-name="P2" draw:layer="layout" svg:width="0.502cm" svg:height="0.281cm" svg:x="15.193cm" svg:y="18.858cm" svg:viewBox="0 0 503 282" svg:d="M0 279v-29-3h2 70v3h-3v-210h3l1 2-61 44-4 3v-5-33-2h1l64-45h1 1 32 3v3 243h-3v-3h67 3v3 29 3h-3-172-2zM2 277h172v2h-3v-29h3v3h-67-3v-3-243h3v3h-32v-3l1 2-64 44-2-2h3v33h-3l-1-3 61-43 5-4v6 210 3h-3-70v-3h3v29h-3zM227 111v-41-3h3 37 3v3 41 3h-3-37-3zM230 107h37v4h-3v-41h3v3h-37v-3h2v41h-2zM227 279v-39-3h3 37 3v3 39 3h-3-37-3zM230 277h37v2h-3v-39h3v2h-37v-2h2v39h-2zM318 279v-24-1c7-15 15-29 24-41 10-11 20-22 30-31 11-10 21-18 32-26 10-8 19-16 27-24s15-16 19-25c5-9 8-18 8-29 0-14-4-25-13-32-8-8-19-12-34-12-14 0-26 4-35 11-9 8-14 18-16 32v3h-3l-35-3-3-1v-3c3-22 13-40 29-53s38-20 63-20c28 0 50 7 65 20s23 33 23 57c0 11-3 22-7 34-5 10-13 21-22 32-10 10-28 26-55 48l-2-2 2 2c-15 12-27 23-35 33-9 9-15 18-19 27l-2-1v-3h141 3v3 29 3h-3-179-3zM321 277h179v2h-2v-29h2v3h-141-5l2-4c4-9 11-19 20-29 8-10 20-21 35-33 27-22 45-38 54-48 10-10 17-20 21-32 5-10 7-20 7-30 0-23-7-40-21-53-14-12-34-18-61-18-25 0-44 6-59 18-16 13-25 29-27 50h-3v-3l36 3v3h-3c1-15 8-27 18-36 10-8 23-13 38-13 16 0 29 5 38 14 10 8 14 21 14 36 0 12-2 22-8 31-5 10-12 19-20 27s-18 16-28 24-20 17-31 26c-10 9-20 20-29 31-10 11-17 24-24 39l-2-1h2v24h-2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4.512cm" svg:height="0.516cm" svg:x="18.643cm" svg:y="15.46cm" svg:viewBox="0 0 4513 517" svg:d="M0 406v-385h52v343h194v42zM480 58c-43 0-76 13-99 41-24 27-36 65-36 112 0 48 13 86 37 115 25 29 58 43 100 43 54 0 95-27 122-80l42 21c-16 33-38 58-67 76-28 17-61 26-99 26-39 0-72-8-101-24-28-17-50-40-64-70-15-29-23-65-23-107 0-61 17-109 50-144 33-34 79-52 138-52 40 0 75 8 102 24s48 40 61 71l-50 17c-9-23-23-40-43-51-19-12-43-18-70-18zM1047 209c0 41-8 75-23 105-16 30-38 53-66 69-28 15-61 23-98 23h-144v-385h127c65 0 116 16 151 49s53 79 53 139zM995 209c0-48-14-84-40-109s-63-37-113-37h-74v302h86c28 0 53-7 74-19 22-12 38-30 49-54 12-23 18-51 18-83zM1068 517v-35h325v35zM1462 257c0 40 6 69 18 88 13 19 31 28 56 28 18 0 32-5 44-14 12-10 19-24 22-44l49 3c-3 29-16 51-36 68s-46 26-77 26c-42 0-73-13-95-39-22-27-32-65-32-115s10-88 32-114 53-39 94-39c30 0 55 8 75 23 20 16 33 37 38 65l-51 4c-2-17-9-30-19-39-10-10-25-15-44-15-26 0-45 9-57 26-11 17-17 46-17 88zM1783 412c-30 0-52-8-67-24-15-15-22-37-22-64 0-31 10-54 30-71s52-26 97-27l66-1v-16c0-24-5-41-15-51-10-11-26-16-48-16s-38 4-48 11c-10 8-16 20-18 36l-51-5c8-53 48-79 118-79 37 0 65 8 84 25s28 42 28 74v128c0 15 2 26 6 33 3 7 11 11 21 11 5 0 11-1 17-2v31c-13 2-25 4-38 4-19 0-32-5-40-14-8-10-13-25-14-45h-2c-12 22-27 38-43 48-17 9-37 14-61 14zM1794 375c18 0 34-4 48-12 14-9 25-20 33-34s12-29 12-44v-24l-53 1c-24 0-41 2-53 7-12 4-21 11-27 20-7 9-10 21-10 36 0 16 4 28 13 37 9 8 21 13 37 13zM2239 325c0 27-10 49-31 64s-51 23-88 23-65-6-85-18c-20-13-33-31-39-57l43-9c4 16 13 28 26 35 13 8 31 11 55 11 25 0 43-4 54-11 12-8 18-19 18-35 0-11-4-21-12-28s-21-13-39-18l-35-9c-28-7-49-15-60-22-12-8-22-16-28-26-7-10-11-22-11-37 0-27 10-47 29-61s47-22 84-22c33 0 59 6 78 18 19 11 31 29 36 55l-44 5c-3-13-10-23-22-30s-28-10-48-10c-22 0-38 3-49 10-10 6-16 17-16 30 0 9 2 15 7 21 4 5 11 10 19 14 9 4 27 9 54 16 26 6 45 12 56 19 12 5 21 11 27 18 7 7 12 15 16 24 4 8 5 18 5 30zM2338 269c0 34 7 60 21 78 14 19 34 28 61 28 21 0 38-4 51-13s22-19 26-32l43 12c-17 46-58 70-120 70-44 0-77-13-100-39s-34-65-34-116c0-50 11-87 34-113s56-39 98-39c87 0 130 52 130 158v6zM2497 230c-2-31-10-53-23-68-13-14-32-21-57-21-24 0-42 8-56 24s-22 38-23 65zM2564 517v-35h326v35zM2920 47v-47h49v47zM2920 406v-296h49v296zM3232 406v-188c0-19-2-34-6-45-3-11-10-19-18-23-8-5-21-7-37-7-23 0-42 8-56 24-13 16-20 38-20 67v172h-49v-233c0-34-1-55-2-63h47c0 1 0 3 0 7s0 9 1 14c0 5 0 15 1 30h1c11-21 24-35 39-44 15-8 33-12 55-12 32 0 56 8 71 24s22 42 22 80v197zM3576 325c0 27-10 49-31 64s-50 23-88 23c-37 0-65-6-85-18-20-13-33-31-39-57l43-9c4 16 13 28 26 35 13 8 31 11 55 11 25 0 43-4 54-11 12-8 18-19 18-35 0-11-4-21-12-28s-21-13-39-18l-35-9c-28-7-48-15-60-22-12-8-22-16-28-26-7-10-10-22-10-37 0-27 9-47 28-61 20-14 48-22 84-22 33 0 59 6 78 18 19 11 31 29 36 55l-44 5c-3-13-10-23-22-30s-28-10-48-10c-22 0-38 3-49 10-10 6-16 17-16 30 0 9 3 15 7 21 4 5 11 10 19 14 9 4 27 9 54 16 26 6 45 12 56 19 12 5 21 11 28 18 6 7 11 15 15 24 4 8 5 18 5 30zM3675 269c0 34 7 60 21 78 14 19 34 28 61 28 21 0 38-4 51-13s22-19 26-32l43 12c-17 46-57 70-120 70-43 0-77-13-100-39-22-26-34-65-34-116 0-50 12-87 34-113 23-26 56-39 98-39 87 0 130 52 130 158v6zM3835 230c-3-31-11-53-24-68-13-14-32-21-57-21-23 0-42 8-56 24s-22 38-23 65zM3949 406v-227c0-21-1-44-2-69h46c2 34 2 54 2 60h2c7-25 16-42 27-51 10-10 24-14 43-14 6 0 13 1 20 2v45c-7-1-16-2-27-2-20 0-36 8-46 26-11 18-16 43-16 76v154zM4247 404c-16 4-33 7-50 7-39 0-58-23-58-67v-198h-35v-36h36l15-66h33v66h54v36h-54v187c0 14 2 24 7 30 4 6 12 9 24 9 6 0 16-2 28-4zM4513 325c0 27-10 49-31 64s-51 23-89 23c-36 0-65-6-85-18-20-13-33-31-39-57l44-9c4 16 13 28 26 35 13 8 31 11 54 11 25 0 43-4 55-11 12-8 17-19 17-35 0-11-4-21-12-28s-21-13-38-18l-36-9c-28-7-48-15-60-22-12-8-21-16-28-26-6-10-10-22-10-37 0-27 10-47 29-61s47-22 84-22c32 0 58 6 77 18 20 11 32 29 37 55l-44 5c-3-13-10-23-22-30s-28-10-48-10c-22 0-39 3-49 10-11 6-16 17-16 30 0 9 2 15 7 21 4 5 10 10 19 14 8 4 26 9 54 16 26 6 45 12 56 19 11 5 21 11 27 18 7 7 12 15 16 24 3 8 5 18 5 30z">
          <text:p/>
        </draw:path>
        <draw:path draw:style-name="gr2" draw:text-style-name="P2" draw:layer="layout" svg:width="4.518cm" svg:height="0.521cm" svg:x="18.64cm" svg:y="15.458cm" svg:viewBox="0 0 4519 522" svg:d="M0 407v-384-3h3 52 3v3 342h-3v-3h194 3v3 42 3h-3-246-3zM3 404h246v3h-3v-42h3v2h-194-3v-2-342h3v3h-52v-3h2v384h-2zM483 63c-42 0-74 13-97 40s-35 63-35 110 12 84 36 112c25 28 57 42 98 42 53 0 92-26 119-78l1-3 3 1 42 22 3 1-1 2c-16 34-39 60-68 77-29 18-63 27-101 27-39 0-74-9-102-25-29-16-51-40-66-70s-22-67-22-108c0-61 17-110 50-146 34-35 80-53 140-53 41 0 76 9 103 25 28 16 49 40 62 72l1 3-3 1-49 16-2 1-1-2c-9-22-23-39-42-50-20-12-42-17-69-17zM483 57c27 0 52 6 72 18s35 30 44 53l-3 1-1-3 50-16 1 2-3 1c-13-31-32-54-59-69-27-16-61-24-101-24-59 0-103 17-136 51-33 35-49 82-49 142 0 41 8 76 22 105 15 30 36 52 64 68s60 24 99 24c37 0 70-9 98-26s50-41 66-74l2 1-1 3-43-22 2-2 2 1c-27 54-69 82-124 82-42 0-77-15-102-44s-37-68-37-116 12-86 36-114 58-42 101-42zM1053 211c0 40-8 75-24 105-15 31-38 54-67 70-28 16-62 24-99 24h-144-3v-3-384-3h3 127c66 0 117 17 153 50s54 80 54 141zM1047 211c0-60-17-105-52-137s-84-48-149-48h-127v-3h3v384h-3v-3h144c37 0 69-7 97-23s49-38 64-67c16-30 23-64 23-103zM995 211c0-47-13-82-39-107-25-24-62-37-111-37h-74v-2h3v301h-3v-3h86c28 0 52-6 73-18 21-13 37-30 48-53s17-50 17-81zM1000 211c0 32-6 60-17 84-12 23-29 42-50 54-22 13-48 19-76 19h-86-3v-2-301-3h3 74c50 0 89 13 115 38 27 26 40 63 40 111zM1068 519v-35-3h3 325 3v3 35 3h-3-325-3zM1071 516h325v3h-2v-35h2v3h-325v-3h3v35h-3zM1468 258c0 39 6 68 18 86s29 27 53 27c17 0 31-4 42-13s18-23 21-42v-3h3l50 4h3l-1 3c-4 29-16 52-37 69-21 18-48 27-79 27-42 0-75-14-97-41-22-26-33-65-33-116 0-50 11-88 33-115s55-40 96-40c31 0 57 8 77 24s33 38 38 66l1 3-3 1-51 3-2 1-1-3c-2-16-8-28-18-37-10-10-24-14-42-14-26 0-43 8-54 25-12 16-17 45-17 85zM1462 258c0-41 6-71 18-89 12-17 32-27 59-27 19 0 35 5 46 16 11 10 17 23 20 40l-3 1v-3l50-4 1 3h-3c-5-27-17-47-37-63-19-15-43-22-73-22-40 0-70 12-92 38-21 25-32 62-32 111 0 50 11 87 32 113 22 25 52 38 93 38 30 0 55-8 75-25 20-16 32-38 36-66h2v3l-49-3v-3l3 1c-3 20-11 35-23 45s-28 15-46 15c-25 0-45-10-58-30-13-19-19-49-19-89zM1786 416c-30 0-54-9-69-25s-23-38-23-66c0-31 10-56 31-73 21-16 54-25 99-27l66-1v3h-3v-16c0-23-4-40-14-49-10-10-25-15-46-15-22 0-37 3-46 10-10 8-15 18-17 34l-1 3h-2l-51-5h-3v-3c9-54 50-82 121-82 38 0 67 9 86 26 19 18 29 43 29 76v127c0 14 2 25 5 32 4 6 9 9 19 9 5 0 10 0 16-2h3v3 31 2h-2c-12 3-25 5-38 5-19 0-33-5-42-16-9-10-14-25-15-46h3v3h-2v-3l3 1c-13 23-28 39-45 49s-38 15-62 15zM1786 410c23 0 43-5 59-14s30-24 43-47l1-1h1 2 3v3c1 20 5 34 13 43s20 13 38 13c12 0 25-1 37-4l1 3h-3v-31h3v3c-6 1-12 2-17 2-11 0-20-5-24-13s-6-19-6-34v-127c0-32-9-55-27-72-18-16-45-24-82-24-70 0-107 25-115 77l-3-1v-3l51 5v3h-3c2-17 9-30 19-38 11-8 28-12 50-12s39 6 50 17c11 10 16 29 16 53v16 3h-3l-66 1v-3 3c-44 1-76 10-95 26-20 16-30 38-30 68 0 27 8 47 22 62 15 15 36 23 65 23zM1797 373c18 0 33-4 47-12 13-8 24-19 32-32 8-14 11-28 11-43v-24h3v2l-53 1c-23 1-40 3-52 7-12 5-20 11-26 20-6 8-9 19-9 34s4 26 12 35c8 8 19 12 35 12zM1797 379c-16 0-30-5-39-14s-14-23-14-39c0-15 4-28 10-38 7-9 17-16 29-21 12-4 30-7 53-7l1 3-1-3 54-1h3v3 24c0 15-4 31-12 45-9 15-20 27-35 35-14 8-31 13-49 13zM2245 326c0 28-11 51-33 66-21 16-51 24-89 24-37 0-67-7-87-19s-34-32-40-58l-1-3 3-1 44-8 2-1 1 3c4 15 12 26 24 33 13 7 31 10 54 10 24 0 42-3 53-11 11-7 16-17 16-32 0-11-4-19-11-26-8-7-20-12-38-17l1-3-1 3-35-9 1-3-1 3c-28-8-49-15-61-22s-22-16-29-26c-7-11-10-24-10-39 0-27 10-49 30-64 19-14 48-21 85-21 33 0 60 6 79 17 20 12 33 31 38 57v3l-3 1-44 5h-2l-1-2c-2-13-9-22-20-28-12-7-27-11-47-11-22 0-37 4-47 10s-15 15-15 28c0 8 2 14 6 19s10 10 18 13c9 4 26 9 54 16 26 6 45 13 57 18 11 6 21 12 27 19 7 7 13 15 16 24 4 10 6 20 6 32zM2240 326c0-11-2-21-6-29-3-9-8-16-15-23-6-6-15-12-26-18-11-5-30-11-56-18l1-2-1 2c-27-6-45-12-54-16-9-3-16-9-20-14-5-6-8-14-8-23 0-14 6-26 18-33 11-7 28-10 50-10 20 0 37 3 49 11 13 7 21 18 24 32h-3v-3l44-5v3h-3c-5-24-16-42-35-53-18-11-44-17-76-17-36 0-63 7-82 21s-28 33-28 59c0 14 3 26 10 35 6 10 15 18 27 25s31 14 59 21l36 9c18 5 31 11 39 19 9 8 13 18 13 30 0 16-6 29-18 37s-31 12-56 12c-24 0-43-4-56-11-14-8-23-20-28-37l3-1 1 3-44 9v-3l2-1c6 25 19 43 38 55 20 12 47 18 84 18s66-7 86-22c21-15 31-35 31-62zM2343 270c0 33 7 59 21 77 13 17 33 26 59 26 21 0 37-4 50-12 12-9 20-19 25-31v-3l3 1 43 12 3 1-1 3c-18 47-60 72-123 72-44 0-79-14-102-40-23-27-35-67-35-118 0-49 12-88 35-114 23-27 57-40 100-40 88 0 133 54 133 160v6 3h-3-210v-3zM2341 267h210v3h-3v-6c0-104-42-154-127-154-42 0-73 12-96 38-22 25-33 61-33 110 0 51 11 88 33 114 23 25 55 38 98 38 62 0 100-23 118-68l2 1v3l-44-13 1-2 3 1c-5 13-14 25-27 33-14 9-31 14-53 14-28 0-49-10-64-29-14-19-21-46-21-80v-3zM2498 233c-3-31-11-53-23-67-13-14-31-20-55-20-23 0-41 7-54 23-14 15-21 36-22 64l-3-1v-2h159v2zM2500 235h-159-3v-3c1-28 9-51 24-67 14-16 34-25 58-25 25 0 45 8 59 22 13 15 21 39 24 70l1 3zM2564 519v-35-3h3 326 2v3 35 3h-2-326-3zM2567 516h326v3h-3v-35h3v3h-326v-3h3v35h-3zM2921 49v-47-2h2 49 3v2 47 3h-3-49-2zM2923 47h49v2h-2v-47h2v3h-49v-3h3v47h-3zM2921 407v-295-3h2 49 3v3 295 3h-3-49-2zM2923 404h49v3h-2v-295h2v3h-49v-3h3v295h-3zM3232 407v-187c0-19-2-34-5-44-4-10-9-17-17-22-8-4-20-7-36-7-23 0-40 8-54 24-13 15-19 37-19 65v171 3h-3-49-3v-3-232c0-34-1-55-2-62v-4h3 47 2v3c1 1 1 3 1 7s0 9 1 14c0 5 0 15 1 30h-3v-3h1v3l-3-2c12-20 25-35 40-44s35-13 57-13c33 0 58 8 73 25 15 16 23 44 23 82v196 3h-3-49-3zM3235 404h49v3h-2v-196c0-37-8-63-22-78-15-16-37-23-69-23-22 0-39 4-54 12-14 8-27 22-38 42l-1 1h-1-1-3v-2c0-15-1-24-1-30 0-5-1-9-1-13s0-7 0-7l3-1v3h-47v-3h3c1 8 2 29 2 63v232h-3v-3h49v3h-3v-171c0-29 7-52 21-69s34-25 58-25c17 0 30 2 38 7 9 5 16 14 20 25s6 27 6 46v187h-3zM3582 326c0 28-11 51-32 66-22 16-52 24-90 24-37 0-66-7-87-19-20-12-34-32-40-58l-1-3 3-1 44-8 2-1 1 3c4 15 12 26 25 33 12 7 30 10 53 10 24 0 42-3 53-11 11-7 16-17 16-32 0-11-4-19-11-26-8-7-20-12-38-17l1-3-1 3-35-9 1-3-1 3c-28-8-49-15-61-22s-22-16-29-26c-7-11-10-24-10-39 0-27 10-49 30-64 19-14 48-21 85-21 33 0 60 6 79 17 20 12 33 31 38 57l1 3-3 1-45 5h-2l-1-2c-2-13-9-22-20-28-12-7-27-11-47-11-22 0-37 4-47 10s-15 15-15 28c0 8 2 14 6 19s10 10 18 13c9 4 27 9 54 16 26 6 45 13 57 18 11 6 21 12 28 19 6 7 12 15 16 24 3 10 5 20 5 32zM3577 326c0-11-2-21-6-29-3-9-8-16-14-23-7-6-16-12-27-18-11-5-29-11-55-18v-2 2c-28-6-46-12-55-16-9-3-16-9-20-14-5-6-7-14-7-23 0-14 6-26 17-33s28-10 50-10c21 0 37 3 50 11 12 7 20 18 23 32h-3v-3l44-5v3h-2c-5-24-17-42-36-53-18-11-43-17-76-17-36 0-63 7-82 21s-28 33-28 59c0 14 4 26 10 35 7 10 15 18 27 25s32 14 60 21l35 9c18 5 31 11 40 19 8 8 13 18 13 30 0 16-7 29-19 37s-31 12-56 12c-24 0-43-4-56-11-14-8-23-20-27-37l2-1 1 3-44 9v-3l3-1c6 25 18 43 37 55 20 12 47 18 84 18s66-7 86-22c21-15 31-35 31-62zM3681 270c0 33 6 59 20 77 14 17 33 26 59 26 21 0 37-4 50-12 12-9 20-19 25-31l1-3 2 1 43 12 3 1-1 3c-18 47-60 72-123 72-44 0-78-14-102-40-23-27-35-67-35-118 0-49 12-88 35-114 24-27 57-40 100-40 88 0 133 54 133 160v6 3h-3-210v-3zM3678 267h210v3h-3v-6c0-104-41-154-127-154-42 0-73 12-95 38-23 25-34 61-34 110 0 51 11 88 34 114 22 25 54 38 97 38 62 0 100-23 118-68l2 1v3l-43-13v-2l3 1c-5 13-14 25-27 33-13 9-31 14-53 14-27 0-49-10-63-29-15-19-22-46-22-80v-3zM3835 233c-3-31-11-53-23-67-13-14-31-20-55-20-23 0-41 7-54 23-14 15-21 36-22 64l-3-1v-2h160v2zM3838 235h-160-3v-3c2-28 9-51 24-67 14-16 34-25 58-25 25 0 45 8 59 22 13 15 22 39 24 70l1 3zM3949 407v-226c0-21-1-44-2-69v-3h3 46 3v3c2 33 2 54 2 60h-3v-2h2v2h-3c8-26 17-44 28-54 10-9 26-14 45-14 6 0 13 1 20 3h2v2 45 4l-3-1c-7-2-15-3-26-3-19 0-34 9-44 25-10 18-16 42-16 74v154 3h-2-49-3zM3952 404h49v3h-3v-154c0-33 5-59 16-77s28-27 49-27c11 0 21 1 27 3v2h-3v-45h3l-1 3c-7-2-13-2-19-2-18 0-32 4-42 13-9 9-18 25-26 50v2h-2-2-2v-3c0-6-1-26-3-60h3v3h-46v-3h3c1 25 1 48 1 69v226h-2zM4251 408c-17 4-33 6-51 6-40 0-61-24-61-69v-197h3v3h-35-2v-3-36-3h2 36v3h-2l14-66 1-3h2 33 2v3 66h-2v-3h54 3v3 36 3h-3-54v-3h2v186c0 14 3 23 7 28s11 8 22 8c6 0 15-1 28-4l3-1v4 36 2zM4247 405v-36h3l1 3c-13 2-23 3-29 3-12 0-21-3-27-9-5-6-7-17-7-32v-186-3h3 54v3h-3v-36h3v3h-54-3v-3-66h3v3h-33v-3l3 1-15 66v2h-3-36v-3h3v36h-3v-3h35 2v3 197c0 43 18 64 56 64 17 0 33-2 49-7l1 3zM4519 326c0 28-11 51-33 66-21 16-52 24-90 24-37 0-66-7-86-19-21-12-34-32-40-58l-1-3 3-1 43-8 3-1 1 3c4 15 12 26 24 33 13 7 30 10 53 10 25 0 42-3 53-11 11-7 17-17 17-32 0-11-4-19-12-26-7-7-20-12-37-17l1-3-1 3-35-9v-3 3c-29-8-49-15-61-22s-22-16-29-26c-7-11-11-24-11-39 0-27 11-49 30-64 20-14 49-21 86-21 33 0 59 6 79 17 20 12 32 31 38 57v3l-3 1-44 5h-3v-2c-3-13-9-22-21-28-11-7-26-11-46-11-22 0-38 4-48 10s-14 15-14 28c0 8 2 14 6 19s10 10 18 13c8 4 26 9 54 16 26 6 45 13 56 18 12 6 21 12 28 19s12 15 16 24c4 10 6 20 6 32zM4513 326c0-11-1-21-5-29-4-9-8-16-15-23-6-6-15-12-26-18-11-5-30-11-56-18l1-2-1 2c-27-6-46-12-54-16-9-3-16-9-21-14-4-6-7-14-7-23 0-14 6-26 17-33s28-10 51-10c20 0 37 3 49 11 13 7 21 18 23 32h-2l-1-3 45-5v3h-3c-5-24-16-42-35-53s-44-17-76-17c-37 0-64 7-82 21-19 14-28 33-28 59 0 14 3 26 10 35 6 10 15 18 27 25 11 7 31 14 59 21l35 9c18 5 32 11 40 19 9 8 13 18 13 30 0 16-6 29-18 37s-31 12-57 12c-23 0-42-4-56-11-13-8-23-20-27-37l3-1v3l-43 9-1-3 3-1c6 25 18 43 38 55 19 12 47 18 83 18 38 0 66-7 87-22 20-15 30-35 30-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8cm" svg:height="0.28cm" svg:x="18.593cm" svg:y="18.847cm" svg:viewBox="0 0 1869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4-58-24-104 0-47 9-82 24-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9 188c0 28-9 51-26 67-17 18-40 26-71 26-25 0-45-6-61-18-15-11-25-27-29-48l35-4c7 27 26 40 56 40 19 0 34-5 44-16 11-12 16-27 16-47 0-17-5-31-16-41-11-11-25-16-43-16-9 0-18 1-26 4s-16 8-25 15h-33l9-146h154v30h-123l-5 86c15-12 34-17 56-17 27 0 48 7 64 23s24 36 24 62zM1869 187c0 29-7 51-23 68-16 18-37 26-64 26-31 0-54-11-71-35-16-23-24-56-24-100 0-47 8-83 25-108s41-38 72-38c41 0 67 19 78 56l-33 6c-7-23-22-34-45-34-20 0-35 10-46 28s-16 45-16 80c6-12 15-20 26-27 12-6 25-9 40-9 25 0 45 8 59 24 15 16 22 37 22 63zM1834 189c0-20-5-35-14-46-10-11-24-16-41-16-16 0-29 5-39 14-10 10-15 23-15 39 0 21 5 38 16 52 10 13 23 20 39 20 17 0 30-6 40-17 9-11 14-27 14-46z">
          <text:p/>
        </draw:path>
        <draw:path draw:style-name="gr2" draw:text-style-name="P2" draw:layer="layout" svg:width="1.872cm" svg:height="0.284cm" svg:x="18.591cm" svg:y="18.845cm" svg:viewBox="0 0 1873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7-12-73-38c-16-24-24-59-24-105 0-47 8-82 23-106 16-24 42-36 75-36s57 12 73 36c15 24 23 60 23 106zM1208 142c0-46-8-80-23-103s-37-35-69-35-57 11-72 34-22 58-22 104c0 45 8 80 23 103 16 24 39 36 70 36s53-12 69-36 24-58 24-103zM1172 142c0-39-4-67-13-84s-23-26-43-26c-21 0-35 8-44 25-10 17-15 45-15 85 0 38 5 66 15 84 9 17 23 26 43 26s34-9 43-27c10-18 14-45 14-83zM1176 142c0 38-4 67-14 85-10 19-26 28-47 28s-37-9-47-27c-10-19-15-47-15-86 0-40 5-69 15-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3 190c0 29-9 52-26 70-18 16-42 25-73 25-25 0-46-6-62-17-16-12-26-29-30-50l-1-2 2-1 36-4h1l1 2c7 26 25 39 54 39 19 0 32-6 43-17 10-11 15-25 15-45 0-17-5-30-15-40-11-10-24-15-42-15-9 0-18 1-26 4-7 3-15 8-23 15h-1-1-33-3l1-2 9-146v-2h2 154 2v2 30 2h-2-123v-2h2l-5 86h-2l-1-2c15-11 35-17 57-17 27 0 49 8 65 24 17 16 25 37 25 63zM1649 190c0-25-8-45-23-60-16-16-36-23-63-23-22 0-40 5-55 17l-3 2v-4l5-86v-2h2 123v2h-2v-30h2v2h-154v-2h2l-9 147-2-1v-1h33v1l-1-1c8-7 17-12 25-15s17-5 27-5c18 0 33 6 44 16 11 11 17 26 17 43 0 20-6 36-17 48-10 12-26 17-45 17-31 0-51-14-58-41l2-1v2l-35 4v-2h2c4 20 13 36 28 48 16 11 35 16 60 16 30 0 53-8 70-25 17-16 25-38 25-66zM1873 189c0 29-8 52-24 70-15 17-38 26-65 26-31 0-56-12-72-36-17-23-25-57-25-101 0-47 9-84 26-109 17-26 42-39 73-39 42 0 69 19 80 57v2l-2 1-33 6h-2v-2c-7-21-21-32-43-32-19 0-34 9-44 27-11 18-16 44-16 79h-2l-2-1c6-12 16-21 27-27 12-6 26-10 41-10 25 0 46 8 61 25 15 16 22 37 22 64zM1869 189c0-26-7-46-21-62-15-15-34-23-58-23-15 0-28 3-39 9s-20 15-26 26l-3 7v-8c0-35 5-62 16-81s28-29 48-29c24 0 39 12 47 35l-2 1-1-2 33-6 1 2h-2c-11-36-35-54-76-54-30 0-53 12-70 37s-25 61-25 107c0 44 8 76 24 99s38 34 69 34c27 0 47-8 63-25 15-17 22-39 22-67zM1834 191c0-20-5-34-14-45-9-10-22-15-39-15-16 0-28 5-38 14-9 9-14 21-14 37 0 21 5 38 15 51s23 19 38 19c17 0 29-5 38-16s14-26 14-45zM1838 191c0 20-5 36-15 47-10 12-23 18-41 18-16 0-30-7-41-21s-16-31-16-53c0-17 5-30 16-40 10-10 24-15 40-15 18 0 32 6 42 17s15 27 15 47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frame draw:style-name="gr6" draw:text-style-name="P4" draw:layer="layout" svg:width="0.665cm" svg:height="0.78cm" svg:x="27.661cm" svg:y="19.238cm">
          <draw:text-box>
            <text:p text:style-name="P3"><text:span text:style-name="T1">X</text:span></text:p>
          </draw:text-box>
        </draw:frame>
        <draw:path draw:style-name="gr7" draw:text-style-name="P5" draw:layer="layout" svg:width="7.609cm" svg:height="5.536cm" svg:x="1.249cm" svg:y="3.082cm" svg:viewBox="0 0 7610 5537" svg:d="M7610 3135v-1142c0-31-21-60-59-82l-3251-1877c-78-45-205-45-283 0l-3959 2285c-37 22-58 51-58 82v1142c0 31 21 60 58 82l3252 1878c79 45 205 45 283 0l3958-2286c38-22 59-51 59-82z">
          <text:p/>
        </draw:path>
        <draw:polygon draw:style-name="gr8" draw:text-style-name="P1" draw:layer="layout" svg:width="0cm" svg:height="0cm" svg:x="4.912cm" svg:y="5.604cm" svg:viewBox="0 0 0 0" draw:points="0,0">
          <text:p/>
        </draw:polygon>
        <draw:path draw:style-name="gr7" draw:text-style-name="P5" draw:layer="layout" svg:width="7.609cm" svg:height="4.393cm" svg:x="1.249cm" svg:y="3.082cm" svg:viewBox="0 0 7610 4394" svg:d="M4300 34l3251 1877c38 22 59 51 59 82 0 30-21 59-59 81l-3958 2286c-78 45-204 45-283 0l-3252-1878c-37-21-58-51-58-81 0-31 21-60 58-82l3959-2285c78-45 205-45 283 0z">
          <text:p/>
        </draw:path>
        <draw:polygon draw:style-name="gr8" draw:text-style-name="P1" draw:layer="layout" svg:width="0cm" svg:height="0cm" svg:x="4.912cm" svg:y="5.604cm" svg:viewBox="0 0 0 0" draw:points="0,0">
          <text:p/>
        </draw:polygon>
        <draw:path draw:style-name="gr7" draw:text-style-name="P5" draw:layer="layout" svg:width="7.409cm" svg:height="4.278cm" svg:x="1.349cm" svg:y="3.14cm" svg:viewBox="0 0 7410 4279" svg:d="M29 2302l3959-2285c39-23 102-23 141 0l3252 1877c18 11 29 25 29 41 0 15-11 30-29 40l-142 82-57-33-119-69v-82l176 102c19 11 30 26 30 41s-11 30-30 41c19-11 30-26 30-41s-11-30-30-41l-176-102-494 53v518l-236 136v-766-2c0 34 26 67 71 89 46 22 106 31 165 25-59 6-119-3-165-25-45-22-71-55-71-89 0-10 2-20 6-30l212-122-1704-984 147 901 1242 717 97-480 6-32c-4 10-6 20-6 30l6-30 212-122 71-41-1875-1083-283 163c-60 10-124 2-174-20-49-21-78-55-78-91 0-7 1-14 3-21l69-216 22-69-177-102c-39-23-102-23-141 0l-230 132-70-40 300-174c39-22 102-22 141 0l3252 1877-142 82-57 33-613 354-236 136-154 89-309 179-71 40-362 210-2014 1164c-39 22-103 22-142 0l-33-19-175-102-198-114-262-151-1476-853-299-172-261-151-407-235-141-82c-19-10-29-25-29-40 0-16 10-30 29-41z">
          <text:p/>
        </draw:path>
        <draw:polygon draw:style-name="gr8" draw:text-style-name="P1" draw:layer="layout" svg:width="0cm" svg:height="0cm" svg:x="4.912cm" svg:y="5.604cm" svg:viewBox="0 0 0 0" draw:points="0,0">
          <text:p/>
        </draw:polygon>
        <draw:path draw:style-name="gr7" draw:text-style-name="P5" draw:layer="layout" svg:width="7.609cm" svg:height="3.543cm" svg:x="1.249cm" svg:y="5.075cm" svg:viewBox="0 0 7610 3544" svg:d="M7610 1143v-1143c0 30-21 59-59 81l-3958 2286c-78 45-204 45-283 0l-3252-1877c-37-21-58-51-58-81v1142c0 31 21 60 58 82l3252 1877c79 45 205 45 283 0l3958-2285c38-22 59-51 59-82z">
          <text:p/>
        </draw:path>
        <draw:polygon draw:style-name="gr8" draw:text-style-name="P1" draw:layer="layout" svg:width="0cm" svg:height="0cm" svg:x="4.912cm" svg:y="5.604cm" svg:viewBox="0 0 0 0" draw:points="0,0">
          <text:p/>
        </draw:polygon>
        <draw:path draw:style-name="gr7" draw:text-style-name="P5" draw:layer="layout" svg:width="5.108cm" svg:height="3.217cm" svg:x="2.476cm" svg:y="4.201cm" svg:viewBox="0 0 5109 3218" svg:d="M5052 1609l-16-9 73-366-1242-718-353 205-177-103c-60 10-124 2-174-20-49-22-78-56-78-92v-442l-83-47c-39-23-102-23-141 0l-194 112c46 27 73 64 73 102v163c0 80-112 144-250 144s-250-64-250-144v-19l-1870 1081c46 27 73 64 73 102v163c0 61-66 115-165 136s-211 3-278-43v87l10 62 1476 852 262 151 198-36c104-19 175-74 175-138 0-53-50-101-131-127-81-25-180-22-256 7l-248 143 248-143c76-29 175-32 256-7 81 26 131 74 131 127v390-390c0 64-71 119-175 138v150l175 102 33 19c39 22 103 22 142 0l2014-1163-632-365-70-41 432-250 703 406z">
          <text:p/>
        </draw:path>
        <draw:polygon draw:style-name="gr8" draw:text-style-name="P1" draw:layer="layout" svg:width="0cm" svg:height="0cm" svg:x="4.912cm" svg:y="5.604cm" svg:viewBox="0 0 0 0" draw:points="0,0">
          <text:p/>
        </draw:polygon>
        <draw:path draw:style-name="gr7" draw:text-style-name="P5" draw:layer="layout" svg:width="4.254cm" svg:height="2.683cm" svg:x="1.378cm" svg:y="3.157cm" svg:viewBox="0 0 4255 2684" svg:d="M142 2449l848-489v-82l-70-41-920 530v-81l3959-2286v81l-300 174v163l70-41 160-92 70-40c39-23 102-23 141 0l71 40 84 49-69 216c-2 7-3 14-3 21v538l-83-47v-803c27 6 51 15 71 26l-71-40c-39-23-102-23-141 0l-70 40c20-11 44-20 70-26v803l-194 112c-56-32-135-47-212-41l-212 122c-2 7-3 14-3 21 0 79 112 144 250 144s250-65 250-144c0-38-27-75-73-102-56-32-135-47-212-41l-212 122c-2 7-3 14-3 21 0 79 112 144 250 144s250-65 250-144v163c0 80-112 144-250 144s-250-64-250-144v-19-144 144l-1870 1080c-56-32-135-47-213-41l-173 101c-39-57-136-94-242-92-107 2-199 43-230 101l-62 115z">
          <text:p/>
        </draw:path>
        <draw:polygon draw:style-name="gr8" draw:text-style-name="P1" draw:layer="layout" svg:width="0cm" svg:height="0cm" svg:x="4.912cm" svg:y="5.604cm" svg:viewBox="0 0 0 0" draw:points="0,0">
          <text:p/>
        </draw:polygon>
        <draw:polygon draw:style-name="gr7" draw:text-style-name="P5" draw:layer="layout" svg:width="1.321cm" svg:height="0.762cm" svg:x="5.044cm" svg:y="4.983cm" svg:viewBox="0 0 1322 763" draw:points="1252,553 1322,512 433,0 0,250 71,290 888,763">
          <text:p/>
        </draw:polygon>
        <draw:polygon draw:style-name="gr8" draw:text-style-name="P1" draw:layer="layout" svg:width="0cm" svg:height="0cm" svg:x="4.912cm" svg:y="5.604cm" svg:viewBox="0 0 0 0" draw:points="0,0">
          <text:p/>
        </draw:polygon>
        <draw:polygon draw:style-name="gr7" draw:text-style-name="P5" draw:layer="layout" svg:width="0.53cm" svg:height="1.245cm" svg:x="5.812cm" svg:y="3.676cm" svg:viewBox="0 0 531 1246" draw:points="384,140 531,1042 177,1246 0,163 284,0 298,91">
          <text:p/>
        </draw:polygon>
        <draw:polygon draw:style-name="gr8" draw:text-style-name="P1" draw:layer="layout" svg:width="0cm" svg:height="0cm" svg:x="4.912cm" svg:y="5.604cm" svg:viewBox="0 0 0 0" draw:points="0,0">
          <text:p/>
        </draw:polygon>
        <draw:polygon draw:style-name="gr7" draw:text-style-name="P5" draw:layer="layout" svg:width="1.18cm" svg:height="0.681cm" svg:x="5.115cm" svg:y="5.064cm" svg:viewBox="0 0 1181 682" draw:points="0,210 818,682 1181,473 363,0">
          <text:p/>
        </draw:polygon>
        <draw:polygon draw:style-name="gr8" draw:text-style-name="P1" draw:layer="layout" svg:width="0cm" svg:height="0cm" svg:x="4.912cm" svg:y="5.604cm" svg:viewBox="0 0 0 0" draw:points="0,0">
          <text:p/>
        </draw:polygon>
        <draw:polygon draw:style-name="gr7" draw:text-style-name="P5" draw:layer="layout" svg:width="1.772cm" svg:height="1.146cm" svg:x="2.791cm" svg:y="3.725cm" svg:viewBox="0 0 1773 1147" draw:points="0,983 1702,0 1773,41 1773,123 71,1106 1,1147">
          <text:p/>
        </draw:polygon>
        <draw:polygon draw:style-name="gr8" draw:text-style-name="P1" draw:layer="layout" svg:width="0cm" svg:height="0cm" svg:x="4.912cm" svg:y="5.604cm" svg:viewBox="0 0 0 0" draw:points="0,0">
          <text:p/>
        </draw:polygon>
        <draw:path draw:style-name="gr7" draw:text-style-name="P5" draw:layer="layout" svg:width="3.422cm" svg:height="1.975cm" svg:x="5.336cm" svg:y="3.14cm" svg:viewBox="0 0 3423 1976" svg:d="M0 17c39-23 102-23 141 0l3253 1878c18 11 29 25 29 41 0 15-11 30-29 40l-3253-1878c-39-22-102-22-141 0z">
          <text:p/>
        </draw:path>
        <draw:polygon draw:style-name="gr8" draw:text-style-name="P1" draw:layer="layout" svg:width="0cm" svg:height="0cm" svg:x="4.912cm" svg:y="5.604cm" svg:viewBox="0 0 0 0" draw:points="0,0">
          <text:p/>
        </draw:polygon>
        <draw:polygon draw:style-name="gr7" draw:text-style-name="P5" draw:layer="layout" svg:width="0.994cm" svg:height="0.574cm" svg:x="6.153cm" svg:y="5.664cm" svg:viewBox="0 0 995 575" draw:points="0,209 363,0 995,365 633,575">
          <text:p/>
        </draw:polygon>
        <draw:polygon draw:style-name="gr8" draw:text-style-name="P1" draw:layer="layout" svg:width="0cm" svg:height="0cm" svg:x="4.912cm" svg:y="5.604cm" svg:viewBox="0 0 0 0" draw:points="0,0">
          <text:p/>
        </draw:polygon>
        <draw:path draw:style-name="gr7" draw:text-style-name="P5" draw:layer="layout" svg:width="0.252cm" svg:height="1.095cm" svg:x="5.56cm" svg:y="3.728cm" svg:viewBox="0 0 253 1096" svg:d="M0 980v-442-538c0 36 29 70 78 91 51 23 115 31 175 21v980c-60 9-124 2-175-20-49-22-78-56-78-92z">
          <text:p/>
        </draw:path>
        <draw:polygon draw:style-name="gr8" draw:text-style-name="P1" draw:layer="layout" svg:width="0cm" svg:height="0cm" svg:x="4.912cm" svg:y="5.604cm" svg:viewBox="0 0 0 0" draw:points="0,0">
          <text:p/>
        </draw:polygon>
        <draw:polygon draw:style-name="gr7" draw:text-style-name="P5" draw:layer="layout" svg:width="0.613cm" svg:height="0.571cm" svg:x="7.917cm" svg:y="5.013cm" svg:viewBox="0 0 614 572" draw:points="0,53 495,0 495,82 614,151 614,217 0,572">
          <text:p/>
        </draw:polygon>
        <draw:polygon draw:style-name="gr8" draw:text-style-name="P1" draw:layer="layout" svg:width="0cm" svg:height="0cm" svg:x="4.912cm" svg:y="5.604cm" svg:viewBox="0 0 0 0" draw:points="0,0">
          <text:p/>
        </draw:polygon>
        <draw:polygon draw:style-name="gr7" draw:text-style-name="P5" draw:layer="layout" svg:width="1.875cm" svg:height="1.124cm" svg:x="6.095cm" svg:y="3.676cm" svg:viewBox="0 0 1876 1125" draw:points="1805,1125 1876,1084 0,0 14,91 100,140">
          <text:p/>
        </draw:polygon>
        <draw:polygon draw:style-name="gr8" draw:text-style-name="P1" draw:layer="layout" svg:width="0cm" svg:height="0cm" svg:x="4.912cm" svg:y="5.604cm" svg:viewBox="0 0 0 0" draw:points="0,0">
          <text:p/>
        </draw:polygon>
        <draw:polygon draw:style-name="gr7" draw:text-style-name="P5" draw:layer="layout" svg:width="1.701cm" svg:height="1.064cm" svg:x="2.862cm" svg:y="3.766cm" svg:viewBox="0 0 1702 1065" draw:points="0,982 1702,0 1702,82 0,1065">
          <text:p/>
        </draw:polygon>
        <draw:polygon draw:style-name="gr8" draw:text-style-name="P1" draw:layer="layout" svg:width="0cm" svg:height="0cm" svg:x="4.912cm" svg:y="5.604cm" svg:viewBox="0 0 0 0" draw:points="0,0">
          <text:p/>
        </draw:polygon>
        <draw:polygon draw:style-name="gr7" draw:text-style-name="P5" draw:layer="layout" svg:width="1.772cm" svg:height="1.023cm" svg:x="2.791cm" svg:y="3.725cm" svg:viewBox="0 0 1773 1024" draw:points="0,983 1702,0 1773,41 71,1024">
          <text:p/>
        </draw:polygon>
        <draw:polygon draw:style-name="gr8" draw:text-style-name="P1" draw:layer="layout" svg:width="0cm" svg:height="0cm" svg:x="4.912cm" svg:y="5.604cm" svg:viewBox="0 0 0 0" draw:points="0,0">
          <text:p/>
        </draw:polygon>
        <draw:path draw:style-name="gr7" draw:text-style-name="P5" draw:layer="layout" svg:width="0.55cm" svg:height="0.367cm" svg:x="1.926cm" svg:y="5.624cm" svg:viewBox="0 0 551 368" svg:d="M509 225c27-24 42-51 42-80 0-18-7-36-18-52-39-58-136-95-242-93s-198 43-229 102l-62 115 261 151z">
          <text:p/>
        </draw:path>
        <draw:polygon draw:style-name="gr8" draw:text-style-name="P1" draw:layer="layout" svg:width="0cm" svg:height="0cm" svg:x="4.912cm" svg:y="5.604cm" svg:viewBox="0 0 0 0" draw:points="0,0">
          <text:p/>
        </draw:polygon>
        <draw:polygon draw:style-name="gr7" draw:text-style-name="P5" draw:layer="layout" svg:width="1.007cm" svg:height="0.704cm" svg:x="3.158cm" svg:y="4.73cm" svg:viewBox="0 0 1008 705" draw:points="1008,0 1008,123 0,705 0,608 0,583 929,46">
          <text:p/>
        </draw:polygon>
        <draw:polygon draw:style-name="gr8" draw:text-style-name="P1" draw:layer="layout" svg:width="0cm" svg:height="0cm" svg:x="4.912cm" svg:y="5.604cm" svg:viewBox="0 0 0 0" draw:points="0,0">
          <text:p/>
        </draw:polygon>
        <draw:path draw:style-name="gr7" draw:text-style-name="P5" draw:layer="layout" svg:width="0.141cm" svg:height="0.81cm" svg:x="5.336cm" svg:y="3.409cm" svg:viewBox="0 0 142 811" svg:d="M0 8c46-11 97-11 142 0v803c-39-23-103-23-142 0z">
          <text:p/>
        </draw:path>
        <draw:polygon draw:style-name="gr8" draw:text-style-name="P1" draw:layer="layout" svg:width="0cm" svg:height="0cm" svg:x="4.912cm" svg:y="5.604cm" svg:viewBox="0 0 0 0" draw:points="0,0">
          <text:p/>
        </draw:polygon>
        <draw:path draw:style-name="gr7" draw:text-style-name="P5" draw:layer="layout" svg:width="0.459cm" svg:height="0.289cm" svg:x="2.459cm" svg:y="5.614cm" svg:viewBox="0 0 460 290" svg:d="M17 237c68 47 179 65 278 44s165-75 165-136c0-38-27-75-73-102-56-32-135-48-213-42l-174 102c11 16 17 34 17 52z">
          <text:p/>
        </draw:path>
        <draw:polygon draw:style-name="gr8" draw:text-style-name="P1" draw:layer="layout" svg:width="0cm" svg:height="0cm" svg:x="4.912cm" svg:y="5.604cm" svg:viewBox="0 0 0 0" draw:points="0,0">
          <text:p/>
        </draw:polygon>
        <draw:polygon draw:style-name="gr7" draw:text-style-name="P5" draw:layer="layout" svg:width="1.007cm" svg:height="0.631cm" svg:x="3.158cm" svg:y="4.803cm" svg:viewBox="0 0 1008 632" draw:points="925,0 1008,50 0,632 0,534 633,169 646,177 787,96 787,80">
          <text:p/>
        </draw:polygon>
        <draw:polygon draw:style-name="gr8" draw:text-style-name="P1" draw:layer="layout" svg:width="0cm" svg:height="0cm" svg:x="4.912cm" svg:y="5.604cm" svg:viewBox="0 0 0 0" draw:points="0,0">
          <text:p/>
        </draw:polygon>
        <draw:polygon draw:style-name="gr7" draw:text-style-name="P5" draw:layer="layout" svg:width="0.177cm" svg:height="1.082cm" svg:x="5.812cm" svg:y="3.839cm" svg:viewBox="0 0 178 1083" draw:points="0,0 178,1083 0,980">
          <text:p/>
        </draw:polygon>
        <draw:polygon draw:style-name="gr8" draw:text-style-name="P1" draw:layer="layout" svg:width="0cm" svg:height="0cm" svg:x="4.912cm" svg:y="5.604cm" svg:viewBox="0 0 0 0" draw:points="0,0">
          <text:p/>
        </draw:polygon>
        <draw:path draw:style-name="gr7" draw:text-style-name="P5" draw:layer="layout" svg:width="0.275cm" svg:height="0.269cm" svg:x="5.623cm" svg:y="2.424cm" svg:viewBox="0 0 276 270" svg:d="M276 80c0 21-16 41-42 57-39 22-98 29-150 17-51-12-84-42-84-74v20-20c0-44 61-80 137-80s139 36 139 80c0 21-16 41-42 57-39 22-98 29-150 17-51-12-84-42-84-74 0-44 61-80 137-80s139 36 139 80v20c0 11-5 24-14 34v20c3 7 5 14 5 21l-3-3 3 23c0 20-14 39-38 53-37 21-93 28-142 16-48-11-80-39-80-69 0 30 32 58 80 69 49 12 105 5 142-16 24-14 38-33 38-53l-3-23 3 3c0 19-14 38-38 52-37 22-93 28-142 17-48-12-80-39-80-69 0-7 2-14 5-21-3 7-5 14-5 21l3-3-3 23 3-23 219 55c-37 22-93 28-142 17-48-12-80-39-80-69h260c0 19-14 38-38 52l33-73c3 7 5 14 5 21l-5-21 2 18-2-2c0 20-13 38-37 51-35 21-89 27-136 16-46-11-77-37-77-67v-16l-2 18 2-38v20-20c-8-10-12-23-12-34 0 11 4 24 12 34 19 24 56 41 101 45 44 5 89-3 121-22 12-6 21-14 28-23 9-10 14-23 14-34z">
          <text:p/>
        </draw:path>
        <draw:polygon draw:style-name="gr8" draw:text-style-name="P1" draw:layer="layout" svg:width="0cm" svg:height="0cm" svg:x="4.912cm" svg:y="5.604cm" svg:viewBox="0 0 0 0" draw:points="0,0">
          <text:p/>
        </draw:polygon>
        <draw:path draw:style-name="gr7" draw:text-style-name="P5" draw:layer="layout" svg:width="0.275cm" svg:height="0.268cm" svg:x="4.209cm" svg:y="5.689cm" svg:viewBox="0 0 276 269" svg:d="M276 80c0 21-15 41-40 56-40 23-99 30-150 18-52-13-86-42-86-74v21-21c0-45 63-80 138-80 76 0 138 35 138 80 0 21-15 41-40 56-40 23-99 30-150 18-52-13-86-42-86-74 0-45 63-80 138-80 76 0 138 35 138 80v21c0 11-4 22-13 33v20c4 7 5 13 5 20l-2-2 2 23c0 19-14 38-38 52-37 22-93 28-141 17-49-12-81-39-81-69 0 30 32 57 81 69 48 11 104 5 141-17 24-14 38-33 38-52l-2-23 2 2c0 20-14 39-38 53-37 21-93 28-141 16-49-11-81-39-81-69 0-7 1-13 5-20-4 7-5 13-5 20l2-2-2 23 2-23 220 55c-37 21-93 28-141 16-49-11-81-39-81-69h260c0 20-14 39-38 53l33-73c4 7 5 13 5 20l-5-20 3 18-3-2c0 19-13 38-36 51-36 21-90 27-136 16-47-11-78-38-78-67v-16l-3 18 3-38v20-20c-9-11-13-22-13-33 0 11 4 22 13 33 18 23 57 40 101 45 44 4 90-4 122-22 11-7 21-15 27-23 9-11 13-22 13-33z">
          <text:p/>
        </draw:path>
        <draw:polygon draw:style-name="gr8" draw:text-style-name="P1" draw:layer="layout" svg:width="0cm" svg:height="0cm" svg:x="4.912cm" svg:y="5.604cm" svg:viewBox="0 0 0 0" draw:points="0,0">
          <text:p/>
        </draw:polygon>
        <draw:path draw:style-name="gr7" draw:text-style-name="P5" draw:layer="layout" svg:width="0.274cm" svg:height="0.268cm" svg:x="2.089cm" svg:y="4.465cm" svg:viewBox="0 0 275 269" svg:d="M275 79c0 21-14 41-41 56-39 23-98 30-150 17-51-12-84-41-84-73v20-20c0-44 61-79 137-79s138 35 138 79c0 21-14 41-41 56-39 23-98 30-150 17-51-12-84-41-84-73 0-44 61-79 137-79s138 35 138 79v20c0 12-4 23-12 33v21c3 6 5 13 5 20l-3-2 3 22c0 20-14 40-39 54-37 22-93 28-142 16-48-11-80-39-80-70 0 31 32 59 80 70 49 12 105 6 142-16 25-14 39-34 39-54l-3-22 3 2c0 20-14 39-39 54-37 21-93 28-142 16-48-12-80-40-80-70 0-7 2-14 5-20-3 6-5 13-5 20l3-2-3 22 3-22 219 56c-37 21-93 28-142 16-48-12-80-40-80-70h261c0 20-14 39-39 54l34-74c3 6 5 13 5 20l-5-20 2 18-2-2c0 19-13 37-38 51-35 21-89 28-136 16-46-12-77-38-77-67v-16l-2 18 2-39v21-21c-8-10-12-21-12-33 0 12 4 23 12 33 19 24 56 41 101 46 44 4 89-4 121-22 13-7 22-15 29-24 8-10 12-21 12-33z">
          <text:p/>
        </draw:path>
        <draw:polygon draw:style-name="gr8" draw:text-style-name="P1" draw:layer="layout" svg:width="0cm" svg:height="0cm" svg:x="4.912cm" svg:y="5.604cm" svg:viewBox="0 0 0 0" draw:points="0,0">
          <text:p/>
        </draw:polygon>
        <draw:path draw:style-name="gr7" draw:text-style-name="P5" draw:layer="layout" svg:width="0.989cm" svg:height="0.612cm" svg:x="1.378cm" svg:y="4.993cm" svg:viewBox="0 0 990 613" svg:d="M142 613c-19-11-29-25-29-41 0-15 10-30 29-41l848-490-70-41-920 531z">
          <text:p/>
        </draw:path>
        <draw:polygon draw:style-name="gr8" draw:text-style-name="P1" draw:layer="layout" svg:width="0cm" svg:height="0cm" svg:x="4.912cm" svg:y="5.604cm" svg:viewBox="0 0 0 0" draw:points="0,0">
          <text:p/>
        </draw:polygon>
        <draw:path draw:style-name="gr7" draw:text-style-name="P5" draw:layer="layout" svg:width="0.442cm" svg:height="0.308cm" svg:x="2.476cm" svg:y="5.758cm" svg:viewBox="0 0 443 309" svg:d="M0 257c67 46 178 64 277 43s166-76 166-137v-163c0 61-67 115-166 136-99 20-210 3-277-44z">
          <text:p/>
        </draw:path>
        <draw:polygon draw:style-name="gr8" draw:text-style-name="P1" draw:layer="layout" svg:width="0cm" svg:height="0cm" svg:x="4.912cm" svg:y="5.604cm" svg:viewBox="0 0 0 0" draw:points="0,0">
          <text:p/>
        </draw:polygon>
        <draw:polygon draw:style-name="gr7" draw:text-style-name="P5" draw:layer="layout" svg:width="0.888cm" svg:height="0.553cm" svg:x="5.477cm" svg:y="4.983cm" svg:viewBox="0 0 889 554" draw:points="0,81 819,554 889,513 0,0">
          <text:p/>
        </draw:polygon>
        <draw:polygon draw:style-name="gr8" draw:text-style-name="P1" draw:layer="layout" svg:width="0cm" svg:height="0cm" svg:x="4.912cm" svg:y="5.604cm" svg:viewBox="0 0 0 0" draw:points="0,0">
          <text:p/>
        </draw:polygon>
        <draw:polygon draw:style-name="gr7" draw:text-style-name="P5" draw:layer="layout" svg:width="0.17cm" svg:height="0.854cm" svg:x="7.511cm" svg:y="4.955cm" svg:viewBox="0 0 171 855" draw:points="74,479 171,0 0,846 74,479 17,855 0,846 171,766 17,855 171,766 171,0">
          <text:p/>
        </draw:polygon>
        <draw:polygon draw:style-name="gr8" draw:text-style-name="P1" draw:layer="layout" svg:width="0cm" svg:height="0cm" svg:x="4.912cm" svg:y="5.604cm" svg:viewBox="0 0 0 0" draw:points="0,0">
          <text:p/>
        </draw:polygon>
        <draw:polygon draw:style-name="gr7" draw:text-style-name="P5" draw:layer="layout" svg:width="0.703cm" svg:height="0.446cm" svg:x="6.515cm" svg:y="5.582cm" svg:viewBox="0 0 704 447" draw:points="704,406 633,447 0,82 0,0">
          <text:p/>
        </draw:polygon>
        <draw:polygon draw:style-name="gr8" draw:text-style-name="P1" draw:layer="layout" svg:width="0cm" svg:height="0cm" svg:x="4.912cm" svg:y="5.604cm" svg:viewBox="0 0 0 0" draw:points="0,0">
          <text:p/>
        </draw:polygon>
        <draw:path draw:style-name="gr7" draw:text-style-name="P5" draw:layer="layout" svg:width="0.275cm" svg:height="0.268cm" svg:x="7.743cm" svg:y="3.649cm" svg:viewBox="0 0 276 269" svg:d="M276 79c0 21-15 41-40 56-40 23-99 29-150 17-52-12-86-41-86-73 0-44 62-79 138-79s138 35 138 79c0 21-15 41-40 56-40 23-99 29-150 17-52-12-86-41-86-73 0-44 62-79 138-79s138 35 138 79v20c0 12-4 23-13 33-6 9-16 17-27 23-32 19-78 27-122 22-44-4-83-21-101-45-9-10-13-21-13-33v-20 20c0 12 4 23 13 33v21l-3 18 217 49c-36 21-90 27-136 15-48-11-78-37-78-66h250c0 19-13 37-36 51l36-67 3 18-3-18c4 6 5 13 5 20l-2-2 2 22c0 20-13 39-38 54-37 22-93 28-141 16-50-11-81-40-81-70l2-22-2 2c0-7 1-14 5-20-4 6-5 13-5 20l2-2-2 22c0 30 31 59 81 70 48 12 104 6 141-16 25-15 38-34 38-54l-2-22 2 2c0 20-13 39-38 53-37 22-93 29-141 17-50-13-81-40-81-70 0 30 31 57 81 70 48 12 104 5 141-17 25-14 38-33 38-53 0-7-1-14-5-20v-21c9-10 13-21 13-33z">
          <text:p/>
        </draw:path>
        <draw:polygon draw:style-name="gr8" draw:text-style-name="P1" draw:layer="layout" svg:width="0cm" svg:height="0cm" svg:x="4.912cm" svg:y="5.604cm" svg:viewBox="0 0 0 0" draw:points="0,0">
          <text:p/>
        </draw:polygon>
        <draw:path draw:style-name="gr7" draw:text-style-name="P5" draw:layer="layout" svg:width="0.548cm" svg:height="0.231cm" svg:x="5.106cm" svg:y="3.303cm" svg:viewBox="0 0 549 232" svg:d="M0 150l231-133c39-23 102-23 141 0l177 103-22 69-84-49c-20-11-44-20-71-26-45-10-95-10-141 0-26 6-50 15-70 26l-161 92z">
          <text:p/>
        </draw:path>
        <draw:polygon draw:style-name="gr8" draw:text-style-name="P1" draw:layer="layout" svg:width="0cm" svg:height="0cm" svg:x="4.912cm" svg:y="5.604cm" svg:viewBox="0 0 0 0" draw:points="0,0">
          <text:p/>
        </draw:polygon>
        <draw:polygon draw:style-name="gr7" draw:text-style-name="P5" draw:layer="layout" svg:width="0.299cm" svg:height="0.315cm" svg:x="2.187cm" svg:y="5.848cm" svg:viewBox="0 0 300 316" draw:points="300,316 290,253 249,0 0,143">
          <text:p/>
        </draw:polygon>
        <draw:polygon draw:style-name="gr8" draw:text-style-name="P1" draw:layer="layout" svg:width="0cm" svg:height="0cm" svg:x="4.912cm" svg:y="5.604cm" svg:viewBox="0 0 0 0" draw:points="0,0">
          <text:p/>
        </draw:polygon>
        <draw:path draw:style-name="gr7" draw:text-style-name="P5" draw:layer="layout" svg:width="0.274cm" svg:height="0.159cm" svg:x="2.089cm" svg:y="5.689cm" svg:viewBox="0 0 275 160" svg:d="M275 80c0 21-14 41-41 56-39 23-98 30-150 18-51-13-84-42-84-74 0-45 61-80 137-80s138 35 138 80z">
          <text:p/>
        </draw:path>
        <draw:polygon draw:style-name="gr8" draw:text-style-name="P1" draw:layer="layout" svg:width="0cm" svg:height="0cm" svg:x="4.912cm" svg:y="5.604cm" svg:viewBox="0 0 0 0" draw:points="0,0">
          <text:p/>
        </draw:polygon>
        <draw:path draw:style-name="gr7" draw:text-style-name="P5" draw:layer="layout" svg:width="0.275cm" svg:height="0.158cm" svg:x="7.743cm" svg:y="4.873cm" svg:viewBox="0 0 276 159" svg:d="M276 79c0 21-15 42-40 57-40 23-99 30-150 17-52-12-86-41-86-74 0-44 62-79 138-79s138 35 138 79z">
          <text:p/>
        </draw:path>
        <draw:polygon draw:style-name="gr8" draw:text-style-name="P1" draw:layer="layout" svg:width="0cm" svg:height="0cm" svg:x="4.912cm" svg:y="5.604cm" svg:viewBox="0 0 0 0" draw:points="0,0">
          <text:p/>
        </draw:polygon>
        <draw:path draw:style-name="gr7" draw:text-style-name="P5" draw:layer="layout" svg:width="0.275cm" svg:height="0.159cm" svg:x="4.827cm" svg:y="4.352cm" svg:viewBox="0 0 276 160" svg:d="M276 80c0 21-14 41-41 56-39 24-98 30-150 18-51-13-85-42-85-74 0-44 62-80 138-80s138 36 138 80z">
          <text:p/>
        </draw:path>
        <draw:polygon draw:style-name="gr8" draw:text-style-name="P1" draw:layer="layout" svg:width="0cm" svg:height="0cm" svg:x="4.912cm" svg:y="5.604cm" svg:viewBox="0 0 0 0" draw:points="0,0">
          <text:p/>
        </draw:polygon>
        <draw:path draw:style-name="gr7" draw:text-style-name="P5" draw:layer="layout" svg:width="0.275cm" svg:height="0.158cm" svg:x="2.53cm" svg:y="5.679cm" svg:viewBox="0 0 276 159" svg:d="M276 79c0 22-14 42-40 57-39 23-98 30-150 17-52-12-86-41-86-74 0-44 62-79 139-79 76 0 137 35 137 79z">
          <text:p/>
        </draw:path>
        <draw:polygon draw:style-name="gr8" draw:text-style-name="P1" draw:layer="layout" svg:width="0cm" svg:height="0cm" svg:x="4.912cm" svg:y="5.604cm" svg:viewBox="0 0 0 0" draw:points="0,0">
          <text:p/>
        </draw:polygon>
        <draw:path draw:style-name="gr7" draw:text-style-name="P5" draw:layer="layout" svg:width="0.275cm" svg:height="0.158cm" svg:x="5.623cm" svg:y="3.649cm" svg:viewBox="0 0 276 159" svg:d="M276 80c0 21-16 41-42 56-39 23-98 29-150 17-51-12-84-41-84-73 0-45 61-80 137-80s139 35 139 80z">
          <text:p/>
        </draw:path>
        <draw:polygon draw:style-name="gr8" draw:text-style-name="P1" draw:layer="layout" svg:width="0cm" svg:height="0cm" svg:x="4.912cm" svg:y="5.604cm" svg:viewBox="0 0 0 0" draw:points="0,0">
          <text:p/>
        </draw:polygon>
        <draw:path draw:style-name="gr7" draw:text-style-name="P5" draw:layer="layout" svg:width="0.275cm" svg:height="0.159cm" svg:x="4.209cm" svg:y="6.913cm" svg:viewBox="0 0 276 160" svg:d="M276 79c0 22-15 43-40 58-40 22-99 29-150 17-52-12-86-42-86-75 0-43 63-79 138-79 76 0 138 36 138 79z">
          <text:p/>
        </draw:path>
        <draw:polygon draw:style-name="gr8" draw:text-style-name="P1" draw:layer="layout" svg:width="0cm" svg:height="0cm" svg:x="4.912cm" svg:y="5.604cm" svg:viewBox="0 0 0 0" draw:points="0,0">
          <text:p/>
        </draw:polygon>
        <draw:polygon draw:style-name="gr7" draw:text-style-name="P5" draw:layer="layout" svg:width="0.433cm" svg:height="0.29cm" svg:x="5.044cm" svg:y="4.983cm" svg:viewBox="0 0 434 291" draw:points="434,81 434,0 0,251 71,291">
          <text:p/>
        </draw:polygon>
        <draw:polygon draw:style-name="gr8" draw:text-style-name="P1" draw:layer="layout" svg:width="0cm" svg:height="0cm" svg:x="4.912cm" svg:y="5.604cm" svg:viewBox="0 0 0 0" draw:points="0,0">
          <text:p/>
        </draw:polygon>
        <draw:polygon draw:style-name="gr7" draw:text-style-name="P5" draw:layer="layout" svg:width="0.432cm" svg:height="0.291cm" svg:x="6.083cm" svg:y="5.582cm" svg:viewBox="0 0 433 292" draw:points="433,83 433,0 0,251 70,292">
          <text:p/>
        </draw:polygon>
        <draw:polygon draw:style-name="gr8" draw:text-style-name="P1" draw:layer="layout" svg:width="0cm" svg:height="0cm" svg:x="4.912cm" svg:y="5.604cm" svg:viewBox="0 0 0 0" draw:points="0,0">
          <text:p/>
        </draw:polygon>
        <draw:polygon draw:style-name="gr7" draw:text-style-name="P5" draw:layer="layout" svg:width="0.928cm" svg:height="0.561cm" svg:x="3.158cm" svg:y="4.776cm" svg:viewBox="0 0 929 562" draw:points="0,562 633,196 646,189 646,204 787,123 787,107 927,27 929,0 0,536">
          <text:p/>
        </draw:polygon>
        <draw:polygon draw:style-name="gr8" draw:text-style-name="P1" draw:layer="layout" svg:width="0cm" svg:height="0cm" svg:x="4.912cm" svg:y="5.604cm" svg:viewBox="0 0 0 0" draw:points="0,0">
          <text:p/>
        </draw:polygon>
        <draw:path draw:style-name="gr7" draw:text-style-name="P5" draw:layer="layout" svg:width="0.25cm" svg:height="0.109cm" svg:x="2.101cm" svg:y="4.597cm" svg:viewBox="0 0 251 110" svg:d="M251 0v21 16c0 19-13 37-37 51-35 21-89 28-136 16-46-12-78-38-78-67v-16-21c20 24 57 41 102 46 44 4 89-4 121-22 12-7 21-15 28-24z">
          <text:p/>
        </draw:path>
        <draw:polygon draw:style-name="gr8" draw:text-style-name="P1" draw:layer="layout" svg:width="0cm" svg:height="0cm" svg:x="4.912cm" svg:y="5.604cm" svg:viewBox="0 0 0 0" draw:points="0,0">
          <text:p/>
        </draw:polygon>
        <draw:path draw:style-name="gr7" draw:text-style-name="P5" draw:layer="layout" svg:width="0.249cm" svg:height="0.108cm" svg:x="4.222cm" svg:y="5.822cm" svg:viewBox="0 0 250 109" svg:d="M250 0v20 16c0 19-13 39-36 52-36 21-91 27-137 16-47-11-77-38-77-68v-16-20c18 23 56 40 100 45 45 4 91-4 123-22 11-7 21-15 27-23z">
          <text:p/>
        </draw:path>
        <draw:polygon draw:style-name="gr8" draw:text-style-name="P1" draw:layer="layout" svg:width="0cm" svg:height="0cm" svg:x="4.912cm" svg:y="5.604cm" svg:viewBox="0 0 0 0" draw:points="0,0">
          <text:p/>
        </draw:polygon>
        <draw:path draw:style-name="gr7" draw:text-style-name="P5" draw:layer="layout" svg:width="0.25cm" svg:height="0.108cm" svg:x="5.635cm" svg:y="2.557cm" svg:viewBox="0 0 251 109" svg:d="M251 0v20 16c0 20-13 38-38 51-35 22-89 28-136 17-46-11-77-38-77-68v-16-20c19 24 56 41 101 45 44 5 89-3 122-22 12-6 21-14 28-23z">
          <text:p/>
        </draw:path>
        <draw:polygon draw:style-name="gr8" draw:text-style-name="P1" draw:layer="layout" svg:width="0cm" svg:height="0cm" svg:x="4.912cm" svg:y="5.604cm" svg:viewBox="0 0 0 0" draw:points="0,0">
          <text:p/>
        </draw:polygon>
        <draw:path draw:style-name="gr7" draw:text-style-name="P5" draw:layer="layout" svg:width="0.253cm" svg:height="0.108cm" svg:x="7.754cm" svg:y="3.781cm" svg:viewBox="0 0 254 109" svg:d="M216 89c-37 20-91 26-137 15-47-11-77-37-77-67v-16l-2 17 2-38v21l223 2c-32 19-79 27-123 22-44-4-82-21-100-45h250c-6 9-16 17-27 23l27-23v21l2 17-2-1c0 20-13 38-36 52z">
          <text:p/>
        </draw:path>
        <draw:polygon draw:style-name="gr8" draw:text-style-name="P1" draw:layer="layout" svg:width="0cm" svg:height="0cm" svg:x="4.912cm" svg:y="5.604cm" svg:viewBox="0 0 0 0" draw:points="0,0">
          <text:p/>
        </draw:polygon>
        <draw:polygon draw:style-name="gr7" draw:text-style-name="P5" draw:layer="layout" svg:width="0.198cm" svg:height="0.15cm" svg:x="4.223cm" svg:y="7.13cm" svg:viewBox="0 0 199 151" draw:points="199,0 199,151 0,36">
          <text:p/>
        </draw:polygon>
        <draw:polygon draw:style-name="gr8" draw:text-style-name="P1" draw:layer="layout" svg:width="0cm" svg:height="0cm" svg:x="4.912cm" svg:y="5.604cm" svg:viewBox="0 0 0 0" draw:points="0,0">
          <text:p/>
        </draw:polygon>
        <draw:path draw:style-name="gr7" draw:text-style-name="P5" draw:layer="layout" svg:width="0.15cm" svg:height="0.087cm" svg:x="5.685cm" svg:y="2.46cm" svg:viewBox="0 0 151 88" svg:d="M151 44c0 11-8 22-22 30-21 14-54 17-83 11-28-7-46-24-46-41 0-24 34-44 76-44 41 0 75 20 75 44z">
          <text:p/>
        </draw:path>
        <draw:polygon draw:style-name="gr8" draw:text-style-name="P1" draw:layer="layout" svg:width="0cm" svg:height="0cm" svg:x="4.912cm" svg:y="5.604cm" svg:viewBox="0 0 0 0" draw:points="0,0">
          <text:p/>
        </draw:polygon>
        <draw:path draw:style-name="gr7" draw:text-style-name="P5" draw:layer="layout" svg:width="0.15cm" svg:height="0.086cm" svg:x="2.151cm" svg:y="4.501cm" svg:viewBox="0 0 151 87" svg:d="M151 44c0 12-8 23-22 31-21 12-54 16-82 9s-47-22-47-40c0-24 35-44 76-44s75 20 75 44z">
          <text:p/>
        </draw:path>
        <draw:polygon draw:style-name="gr8" draw:text-style-name="P1" draw:layer="layout" svg:width="0cm" svg:height="0cm" svg:x="4.912cm" svg:y="5.604cm" svg:viewBox="0 0 0 0" draw:points="0,0">
          <text:p/>
        </draw:polygon>
        <draw:path draw:style-name="gr7" draw:text-style-name="P5" draw:layer="layout" svg:width="0.15cm" svg:height="0.086cm" svg:x="4.271cm" svg:y="5.725cm" svg:viewBox="0 0 151 87" svg:d="M151 43c0 12-7 23-22 31-22 13-54 17-82 10s-47-23-47-41c0-24 34-43 75-43 42 0 76 19 76 43z">
          <text:p/>
        </draw:path>
        <draw:polygon draw:style-name="gr8" draw:text-style-name="P1" draw:layer="layout" svg:width="0cm" svg:height="0cm" svg:x="4.912cm" svg:y="5.604cm" svg:viewBox="0 0 0 0" draw:points="0,0">
          <text:p/>
        </draw:polygon>
        <draw:path draw:style-name="gr7" draw:text-style-name="P5" draw:layer="layout" svg:width="0.149cm" svg:height="0.086cm" svg:x="7.806cm" svg:y="3.685cm" svg:viewBox="0 0 150 87" svg:d="M150 43c0 11-7 23-22 31-21 13-53 17-81 10s-47-23-47-41c0-24 34-43 75-43 42 0 75 19 75 43z">
          <text:p/>
        </draw:path>
        <draw:polygon draw:style-name="gr8" draw:text-style-name="P1" draw:layer="layout" svg:width="0cm" svg:height="0cm" svg:x="4.912cm" svg:y="5.604cm" svg:viewBox="0 0 0 0" draw:points="0,0">
          <text:p/>
        </draw:polygon>
        <draw:polygon draw:style-name="gr7" draw:text-style-name="P5" draw:layer="layout" svg:width="0.071cm" svg:height="0.164cm" svg:x="2.791cm" svg:y="4.707cm" svg:viewBox="0 0 72 165" draw:points="0,0 72,41 72,124 1,165">
          <text:p/>
        </draw:polygon>
        <draw:polygon draw:style-name="gr8" draw:text-style-name="P1" draw:layer="layout" svg:width="0cm" svg:height="0cm" svg:x="4.912cm" svg:y="5.604cm" svg:viewBox="0 0 0 0" draw:points="0,0">
          <text:p/>
        </draw:polygon>
        <draw:polygon draw:style-name="gr7" draw:text-style-name="P5" draw:layer="layout" svg:width="0.07cm" svg:height="0.163cm" svg:x="5.036cm" svg:y="3.412cm" svg:viewBox="0 0 71 164" draw:points="71,40 71,123 0,164 0,0">
          <text:p/>
        </draw:polygon>
        <draw:polygon draw:style-name="gr8" draw:text-style-name="P1" draw:layer="layout" svg:width="0cm" svg:height="0cm" svg:x="4.912cm" svg:y="5.604cm" svg:viewBox="0 0 0 0" draw:points="0,0">
          <text:p/>
        </draw:polygon>
        <draw:path draw:style-name="gr7" draw:text-style-name="P5" draw:layer="layout" svg:width="0.041cm" svg:height="0.333cm" svg:x="2.435cm" svg:y="5.768cm" svg:viewBox="0 0 42 334" svg:d="M42 334v-87-164-83c0 29-14 56-42 81z">
          <text:p/>
        </draw:path>
        <draw:polygon draw:style-name="gr8" draw:text-style-name="P1" draw:layer="layout" svg:width="0cm" svg:height="0cm" svg:x="4.912cm" svg:y="5.604cm" svg:viewBox="0 0 0 0" draw:points="0,0">
          <text:p/>
        </draw:polygon>
        <draw:polygon draw:style-name="gr7" draw:text-style-name="P5" draw:layer="layout" svg:width="0.083cm" svg:height="0.123cm" svg:x="4.082cm" svg:y="4.73cm" svg:viewBox="0 0 84 124" draw:points="0,73 4,71 4,46 84,0 84,124">
          <text:p/>
        </draw:polygon>
        <draw:polygon draw:style-name="gr8" draw:text-style-name="P1" draw:layer="layout" svg:width="0cm" svg:height="0cm" svg:x="4.912cm" svg:y="5.604cm" svg:viewBox="0 0 0 0" draw:points="0,0">
          <text:p/>
        </draw:polygon>
        <draw:polygon draw:style-name="gr7" draw:text-style-name="P5" draw:layer="layout" svg:width="0.057cm" svg:height="0.066cm" svg:x="8.53cm" svg:y="5.164cm" svg:viewBox="0 0 58 67" draw:points="0,0 58,34 0,67">
          <text:p/>
        </draw:polygon>
        <draw:polygon draw:style-name="gr8" draw:text-style-name="P1" draw:layer="layout" svg:width="0cm" svg:height="0cm" svg:x="4.912cm" svg:y="5.604cm" svg:viewBox="0 0 0 0" draw:points="0,0">
          <text:p/>
        </draw:polygon>
        <draw:path draw:style-name="gr7" draw:text-style-name="P5" draw:layer="layout" svg:width="0.029cm" svg:height="0.081cm" svg:x="1.349cm" svg:y="5.442cm" svg:viewBox="0 0 30 82" svg:d="M30 0v82c-20-10-30-25-30-40 0-17 10-31 30-42z">
          <text:p/>
        </draw:path>
        <draw:polygon draw:style-name="gr8" draw:text-style-name="P1" draw:layer="layout" svg:width="0cm" svg:height="0cm" svg:x="4.912cm" svg:y="5.604cm" svg:viewBox="0 0 0 0" draw:points="0,0">
          <text:p/>
        </draw:polygon>
        <draw:polygon draw:style-name="gr7" draw:text-style-name="P5" draw:layer="layout" svg:width="0.013cm" svg:height="0.015cm" svg:x="3.79cm" svg:y="4.965cm" svg:viewBox="0 0 14 16" draw:points="0,7 14,0 14,16">
          <text:p/>
        </draw:polygon>
        <draw:polygon draw:style-name="gr8" draw:text-style-name="P1" draw:layer="layout" svg:width="0cm" svg:height="0cm" svg:x="4.912cm" svg:y="5.604cm" svg:viewBox="0 0 0 0" draw:points="0,0">
          <text:p/>
        </draw:polygon>
        <draw:line draw:style-name="gr9" draw:text-style-name="P1" draw:layer="layout" svg:x1="5.548cm" svg:y1="3.116cm" svg:x2="8.8cm" svg:y2="4.994cm">
          <text:p/>
        </draw:line>
        <draw:path draw:style-name="gr9" draw:text-style-name="P1" draw:layer="layout" svg:width="0.283cm" svg:height="0.034cm" svg:x="5.265cm" svg:y="3.082cm" svg:viewBox="0 0 284 35" svg:d="M284 35c-79-47-206-47-284 0">
          <text:p/>
        </draw:path>
        <draw:path draw:style-name="gr9" draw:text-style-name="P1" draw:layer="layout" svg:width="0.059cm" svg:height="0.082cm" svg:x="8.799cm" svg:y="4.993cm" svg:viewBox="0 0 60 83" svg:d="M0 0c38 22 60 51 60 83">
          <text:p/>
        </draw:path>
        <draw:path draw:style-name="gr9" draw:text-style-name="P1" draw:layer="layout" svg:width="0.059cm" svg:height="0.081cm" svg:x="8.799cm" svg:y="5.075cm" svg:viewBox="0 0 60 82" svg:d="M60 0c0 30-22 59-60 82">
          <text:p/>
        </draw:path>
        <draw:line draw:style-name="gr9" draw:text-style-name="P1" draw:layer="layout" svg:x1="1.307cm" svg:y1="5.402cm" svg:x2="5.266cm" svg:y2="3.116cm">
          <text:p/>
        </draw:line>
        <draw:line draw:style-name="gr9" draw:text-style-name="P1" draw:layer="layout" svg:x1="8.8cm" svg:y1="5.156cm" svg:x2="4.841cm" svg:y2="7.442cm">
          <text:p/>
        </draw:line>
        <draw:path draw:style-name="gr9" draw:text-style-name="P1" draw:layer="layout" svg:width="0.058cm" svg:height="0.082cm" svg:x="1.249cm" svg:y="5.401cm" svg:viewBox="0 0 59 83" svg:d="M59 0c-38 22-59 51-59 83">
          <text:p/>
        </draw:path>
        <draw:path draw:style-name="gr9" draw:text-style-name="P1" draw:layer="layout" svg:width="0.058cm" svg:height="0.081cm" svg:x="1.249cm" svg:y="5.483cm" svg:viewBox="0 0 59 82" svg:d="M0 0c0 30 21 60 59 82">
          <text:p/>
        </draw:path>
        <draw:path draw:style-name="gr9" draw:text-style-name="P1" draw:layer="layout" svg:width="0.283cm" svg:height="0.034cm" svg:x="4.558cm" svg:y="7.441cm" svg:viewBox="0 0 284 35" svg:d="M284 0c-78 47-205 47-284 0">
          <text:p/>
        </draw:path>
        <draw:line draw:style-name="gr9" draw:text-style-name="P1" draw:layer="layout" svg:x1="4.559cm" svg:y1="7.442cm" svg:x2="1.307cm" svg:y2="5.564cm">
          <text:p/>
        </draw:line>
        <draw:line draw:style-name="gr9" draw:text-style-name="P1" draw:layer="layout" svg:x1="1.378cm" svg:y1="5.443cm" svg:x2="5.337cm" svg:y2="3.157cm">
          <text:p/>
        </draw:line>
        <draw:path draw:style-name="gr9" draw:text-style-name="P1" draw:layer="layout" svg:width="0.029cm" svg:height="0.041cm" svg:x="1.349cm" svg:y="5.442cm" svg:viewBox="0 0 30 42" svg:d="M30 0c-20 11-30 26-30 42">
          <text:p/>
        </draw:path>
        <draw:path draw:style-name="gr9" draw:text-style-name="P1" draw:layer="layout" svg:width="0.029cm" svg:height="0.04cm" svg:x="1.349cm" svg:y="5.483cm" svg:viewBox="0 0 30 41" svg:d="M0 0c0 15 10 31 30 41">
          <text:p/>
        </draw:path>
        <draw:path draw:style-name="gr9" draw:text-style-name="P1" draw:layer="layout" svg:width="0.141cm" svg:height="0.017cm" svg:x="5.336cm" svg:y="3.14cm" svg:viewBox="0 0 142 18" svg:d="M0 18c39-24 103-24 142 0">
          <text:p/>
        </draw:path>
        <draw:line draw:style-name="gr9" draw:text-style-name="P1" draw:layer="layout" svg:x1="4.63cm" svg:y1="7.402cm" svg:x2="1.378cm" svg:y2="5.523cm">
          <text:p/>
        </draw:line>
        <draw:line draw:style-name="gr9" draw:text-style-name="P1" draw:layer="layout" svg:x1="5.477cm" svg:y1="3.157cm" svg:x2="8.73cm" svg:y2="5.035cm">
          <text:p/>
        </draw:line>
        <draw:path draw:style-name="gr9" draw:text-style-name="P1" draw:layer="layout" svg:width="0.142cm" svg:height="0.016cm" svg:x="4.629cm" svg:y="7.401cm" svg:viewBox="0 0 143 17" svg:d="M143 0c-39 23-104 23-143 0">
          <text:p/>
        </draw:path>
        <draw:path draw:style-name="gr9" draw:text-style-name="P1" draw:layer="layout" svg:width="0.029cm" svg:height="0.041cm" svg:x="8.729cm" svg:y="5.034cm" svg:viewBox="0 0 30 42" svg:d="M0 0c19 11 30 25 30 42">
          <text:p/>
        </draw:path>
        <draw:path draw:style-name="gr9" draw:text-style-name="P1" draw:layer="layout" svg:width="0.029cm" svg:height="0.04cm" svg:x="8.729cm" svg:y="5.075cm" svg:viewBox="0 0 30 41" svg:d="M30 0c0 15-11 31-30 41">
          <text:p/>
        </draw:path>
        <draw:line draw:style-name="gr9" draw:text-style-name="P1" draw:layer="layout" svg:x1="8.73cm" svg:y1="5.115cm" svg:x2="4.771cm" svg:y2="7.402cm">
          <text:p/>
        </draw:line>
        <draw:path draw:style-name="gr9" draw:text-style-name="P1" draw:layer="layout" svg:width="0.059cm" svg:height="0.082cm" svg:x="8.799cm" svg:y="6.217cm" svg:viewBox="0 0 60 83" svg:d="M60 0c0 31-22 60-60 83">
          <text:p/>
        </draw:path>
        <draw:line draw:style-name="gr9" draw:text-style-name="P1" draw:layer="layout" svg:x1="8.8cm" svg:y1="6.299cm" svg:x2="4.841cm" svg:y2="8.585cm">
          <text:p/>
        </draw:line>
        <draw:path draw:style-name="gr9" draw:text-style-name="P1" draw:layer="layout" svg:width="0.058cm" svg:height="0.082cm" svg:x="1.249cm" svg:y="6.625cm" svg:viewBox="0 0 59 83" svg:d="M0 0c0 31 21 61 59 83">
          <text:p/>
        </draw:path>
        <draw:path draw:style-name="gr9" draw:text-style-name="P1" draw:layer="layout" svg:width="0.283cm" svg:height="0.034cm" svg:x="4.558cm" svg:y="8.584cm" svg:viewBox="0 0 284 35" svg:d="M284 0c-78 46-205 46-284 0">
          <text:p/>
        </draw:path>
        <draw:line draw:style-name="gr9" draw:text-style-name="P1" draw:layer="layout" svg:x1="4.559cm" svg:y1="8.585cm" svg:x2="1.307cm" svg:y2="6.707cm">
          <text:p/>
        </draw:line>
        <draw:line draw:style-name="gr9" draw:text-style-name="P1" draw:layer="layout" svg:x1="1.378cm" svg:y1="5.442cm" svg:x2="1.378cm" svg:y2="5.523cm">
          <text:p/>
        </draw:line>
        <draw:line draw:style-name="gr9" draw:text-style-name="P1" draw:layer="layout" svg:x1="5.336cm" svg:y1="3.157cm" svg:x2="5.336cm" svg:y2="3.238cm">
          <text:p/>
        </draw:line>
        <draw:path draw:style-name="gr9" draw:text-style-name="P1" draw:layer="layout" svg:width="0.141cm" svg:height="0.016cm" svg:x="5.336cm" svg:y="3.221cm" svg:viewBox="0 0 142 17" svg:d="M0 17c39-23 103-23 142 0">
          <text:p/>
        </draw:path>
        <draw:line draw:style-name="gr9" draw:text-style-name="P1" draw:layer="layout" svg:x1="5.477cm" svg:y1="3.238cm" svg:x2="8.73cm" svg:y2="5.116cm">
          <text:p/>
        </draw:line>
        <draw:line draw:style-name="gr9" draw:text-style-name="P1" draw:layer="layout" svg:x1="1.378cm" svg:y1="5.524cm" svg:x2="2.298cm" svg:y2="4.993cm">
          <text:p/>
        </draw:line>
        <draw:line draw:style-name="gr9" draw:text-style-name="P1" draw:layer="layout" svg:x1="2.368cm" svg:y1="5.035cm" svg:x2="2.297cm" svg:y2="4.993cm">
          <text:p/>
        </draw:line>
        <draw:line draw:style-name="gr9" draw:text-style-name="P1" draw:layer="layout" svg:x1="1.519cm" svg:y1="5.524cm" svg:x2="2.368cm" svg:y2="5.034cm">
          <text:p/>
        </draw:line>
        <draw:path draw:style-name="gr9" draw:text-style-name="P1" draw:layer="layout" svg:width="0.142cm" svg:height="0.016cm" svg:x="4.629cm" svg:y="7.401cm" svg:viewBox="0 0 143 17" svg:d="M143 0c-39 23-104 23-143 0">
          <text:p/>
        </draw:path>
        <draw:path draw:style-name="gr9" draw:text-style-name="P1" draw:layer="layout" svg:width="0.029cm" svg:height="0.041cm" svg:x="1.49cm" svg:y="5.564cm" svg:viewBox="0 0 30 42" svg:d="M30 42c-19-11-30-26-30-42">
          <text:p/>
        </draw:path>
        <draw:path draw:style-name="gr9" draw:text-style-name="P1" draw:layer="layout" svg:width="0.029cm" svg:height="0.041cm" svg:x="1.49cm" svg:y="5.523cm" svg:viewBox="0 0 30 42" svg:d="M0 42c0-15 11-31 30-42">
          <text:p/>
        </draw:path>
        <draw:line draw:style-name="gr9" draw:text-style-name="P1" draw:layer="layout" svg:x1="4.422cm" svg:y1="7.13cm" svg:x2="4.223cm" svg:y2="7.167cm">
          <text:p/>
        </draw:line>
        <draw:line draw:style-name="gr9" draw:text-style-name="P1" draw:layer="layout" svg:x1="1.989cm" svg:y1="5.725cm" svg:x2="1.926cm" svg:y2="5.841cm">
          <text:p/>
        </draw:line>
        <draw:path draw:style-name="gr9" draw:text-style-name="P1" draw:layer="layout" svg:width="0.175cm" svg:height="0.138cm" svg:x="4.421cm" svg:y="6.992cm" svg:viewBox="0 0 176 139" svg:d="M0 139c105-19 176-74 176-139">
          <text:p/>
        </draw:path>
        <draw:path draw:style-name="gr9" draw:text-style-name="P1" draw:layer="layout" svg:width="0.387cm" svg:height="0.144cm" svg:x="4.209cm" svg:y="6.848cm" svg:viewBox="0 0 388 145" svg:d="M388 145c0-54-50-102-131-128-82-25-181-22-257 7">
          <text:p/>
        </draw:path>
        <draw:path draw:style-name="gr9" draw:text-style-name="P1" draw:layer="layout" svg:width="0.041cm" svg:height="0.08cm" svg:x="2.435cm" svg:y="5.768cm" svg:viewBox="0 0 42 81" svg:d="M0 81c28-24 42-52 42-81">
          <text:p/>
        </draw:path>
        <draw:path draw:style-name="gr9" draw:text-style-name="P1" draw:layer="layout" svg:width="0.488cm" svg:height="0.144cm" svg:x="1.988cm" svg:y="5.624cm" svg:viewBox="0 0 489 145" svg:d="M489 145c0-71-90-133-212-143-123-11-241 31-277 100">
          <text:p/>
        </draw:path>
        <draw:line draw:style-name="gr9" draw:text-style-name="P1" draw:layer="layout" svg:x1="4.21cm" svg:y1="6.872cm" svg:x2="3.961cm" svg:y2="7.016cm">
          <text:p/>
        </draw:line>
        <draw:line draw:style-name="gr9" draw:text-style-name="P1" draw:layer="layout" svg:x1="2.436cm" svg:y1="5.848cm" svg:x2="2.187cm" svg:y2="5.992cm">
          <text:p/>
        </draw:line>
        <draw:path draw:style-name="gr9" draw:text-style-name="P1" draw:layer="layout" svg:width="0.234cm" svg:height="0.08cm" svg:x="2.089cm" svg:y="5.768cm" svg:viewBox="0 0 235 81" svg:d="M235 57c-39 23-98 30-151 18-51-13-84-43-84-75">
          <text:p/>
        </draw:path>
        <draw:path draw:style-name="gr9" draw:text-style-name="P1" draw:layer="layout" svg:width="0.274cm" svg:height="0.079cm" svg:x="2.089cm" svg:y="5.689cm" svg:viewBox="0 0 275 80" svg:d="M0 80c0-45 61-80 137-80s138 35 138 80">
          <text:p/>
        </draw:path>
        <draw:path draw:style-name="gr9" draw:text-style-name="P1" draw:layer="layout" svg:width="0.04cm" svg:height="0.056cm" svg:x="2.323cm" svg:y="5.768cm" svg:viewBox="0 0 41 57" svg:d="M41 0c0 21-14 42-41 57">
          <text:p/>
        </draw:path>
        <draw:path draw:style-name="gr9" draw:text-style-name="P1" draw:layer="layout" svg:width="0.235cm" svg:height="0.079cm" svg:x="4.209cm" svg:y="6.992cm" svg:viewBox="0 0 236 80" svg:d="M236 57c-40 23-99 30-151 17-51-12-85-41-85-74">
          <text:p/>
        </draw:path>
        <draw:path draw:style-name="gr9" draw:text-style-name="P1" draw:layer="layout" svg:width="0.275cm" svg:height="0.079cm" svg:x="4.209cm" svg:y="6.913cm" svg:viewBox="0 0 276 80" svg:d="M0 80c0-44 63-80 138-80 76 0 138 36 138 80">
          <text:p/>
        </draw:path>
        <draw:path draw:style-name="gr9" draw:text-style-name="P1" draw:layer="layout" svg:width="0.04cm" svg:height="0.057cm" svg:x="4.444cm" svg:y="6.992cm" svg:viewBox="0 0 41 58" svg:d="M41 0c0 22-15 43-41 58">
          <text:p/>
        </draw:path>
        <draw:line draw:style-name="gr9" draw:text-style-name="P1" draw:layer="layout" svg:x1="5.106cm" svg:y1="3.453cm" svg:x2="5.337cm" svg:y2="3.32cm">
          <text:p/>
        </draw:line>
        <draw:path draw:style-name="gr9" draw:text-style-name="P1" draw:layer="layout" svg:width="0.141cm" svg:height="0.018cm" svg:x="5.336cm" svg:y="3.303cm" svg:viewBox="0 0 142 19" svg:d="M0 19c39-25 103-25 142 0">
          <text:p/>
        </draw:path>
        <draw:line draw:style-name="gr9" draw:text-style-name="P1" draw:layer="layout" svg:x1="5.107cm" svg:y1="3.453cm" svg:x2="5.036cm" svg:y2="3.412cm">
          <text:p/>
        </draw:line>
        <draw:line draw:style-name="gr9" draw:text-style-name="P1" draw:layer="layout" svg:x1="5.477cm" svg:y1="3.32cm" svg:x2="5.655cm" svg:y2="3.423cm">
          <text:p/>
        </draw:line>
        <draw:line draw:style-name="gr9" draw:text-style-name="P1" draw:layer="layout" svg:x1="5.036cm" svg:y1="3.413cm" svg:x2="5.337cm" svg:y2="3.238cm">
          <text:p/>
        </draw:line>
        <draw:line draw:style-name="gr9" draw:text-style-name="P1" draw:layer="layout" svg:x1="5.655cm" svg:y1="3.422cm" svg:x2="5.563cm" svg:y2="3.708cm">
          <text:p/>
        </draw:line>
        <draw:path draw:style-name="gr9" draw:text-style-name="P1" draw:layer="layout" svg:width="0.003cm" svg:height="0.021cm" svg:x="5.56cm" svg:y="3.707cm" svg:viewBox="0 0 4 22" svg:d="M4 0c-2 8-4 15-4 22">
          <text:p/>
        </draw:path>
        <draw:path draw:style-name="gr9" draw:text-style-name="P1" draw:layer="layout" svg:width="0.252cm" svg:height="0.115cm" svg:x="5.56cm" svg:y="3.728cm" svg:viewBox="0 0 253 116" svg:d="M0 0c0 37 29 71 78 92 51 22 115 30 175 20">
          <text:p/>
        </draw:path>
        <draw:line draw:style-name="gr9" draw:text-style-name="P1" draw:layer="layout" svg:x1="5.812cm" svg:y1="3.84cm" svg:x2="6.096cm" svg:y2="3.676cm">
          <text:p/>
        </draw:line>
        <draw:line draw:style-name="gr9" draw:text-style-name="P1" draw:layer="layout" svg:x1="7.971cm" svg:y1="4.76cm" svg:x2="6.095cm" svg:y2="3.676cm">
          <text:p/>
        </draw:line>
        <draw:line draw:style-name="gr9" draw:text-style-name="P1" draw:layer="layout" svg:x1="7.687cm" svg:y1="4.923cm" svg:x2="7.971cm" svg:y2="4.759cm">
          <text:p/>
        </draw:line>
        <draw:path draw:style-name="gr9" draw:text-style-name="P1" draw:layer="layout" svg:width="0.006cm" svg:height="0.03cm" svg:x="7.681cm" svg:y="4.922cm" svg:viewBox="0 0 7 31" svg:d="M7 0c-4 10-7 20-7 31">
          <text:p/>
        </draw:path>
        <draw:path draw:style-name="gr9" draw:text-style-name="P1" draw:layer="layout" svg:width="0.236cm" svg:height="0.116cm" svg:x="7.681cm" svg:y="4.952cm" svg:viewBox="0 0 237 117" svg:d="M0 0c0 34 26 68 71 90 46 22 106 31 166 25">
          <text:p/>
        </draw:path>
        <draw:line draw:style-name="gr9" draw:text-style-name="P1" draw:layer="layout" svg:x1="7.917cm" svg:y1="5.067cm" svg:x2="8.412cm" svg:y2="5.013cm">
          <text:p/>
        </draw:line>
        <draw:path draw:style-name="gr9" draw:text-style-name="P1" draw:layer="layout" svg:width="0.03cm" svg:height="0.041cm" svg:x="8.587cm" svg:y="5.115cm" svg:viewBox="0 0 31 42" svg:d="M0 0c20 11 31 27 31 42">
          <text:p/>
        </draw:path>
        <draw:path draw:style-name="gr9" draw:text-style-name="P1" draw:layer="layout" svg:width="0.03cm" svg:height="0.041cm" svg:x="8.587cm" svg:y="5.156cm" svg:viewBox="0 0 31 42" svg:d="M31 0c0 15-11 31-31 42">
          <text:p/>
        </draw:path>
        <draw:line draw:style-name="gr9" draw:text-style-name="P1" draw:layer="layout" svg:x1="8.411cm" svg:y1="5.013cm" svg:x2="8.588cm" svg:y2="5.116cm">
          <text:p/>
        </draw:line>
        <draw:path draw:style-name="gr9" draw:text-style-name="P1" draw:layer="layout" svg:width="0.234cm" svg:height="0.079cm" svg:x="5.623cm" svg:y="3.728cm" svg:viewBox="0 0 235 80" svg:d="M235 57c-39 23-98 29-151 17-51-12-84-41-84-74">
          <text:p/>
        </draw:path>
        <draw:path draw:style-name="gr9" draw:text-style-name="P1" draw:layer="layout" svg:width="0.275cm" svg:height="0.079cm" svg:x="5.623cm" svg:y="3.649cm" svg:viewBox="0 0 276 80" svg:d="M0 80c0-44 61-80 137-80s139 36 139 80">
          <text:p/>
        </draw:path>
        <draw:path draw:style-name="gr9" draw:text-style-name="P1" draw:layer="layout" svg:width="0.041cm" svg:height="0.056cm" svg:x="5.857cm" svg:y="3.728cm" svg:viewBox="0 0 42 57" svg:d="M42 0c0 21-15 41-42 57">
          <text:p/>
        </draw:path>
        <draw:path draw:style-name="gr9" draw:text-style-name="P1" draw:layer="layout" svg:width="0.235cm" svg:height="0.079cm" svg:x="7.743cm" svg:y="4.952cm" svg:viewBox="0 0 236 80" svg:d="M236 56c-40 24-99 31-151 18-51-13-85-42-85-74">
          <text:p/>
        </draw:path>
        <draw:path draw:style-name="gr9" draw:text-style-name="P1" draw:layer="layout" svg:width="0.275cm" svg:height="0.079cm" svg:x="7.743cm" svg:y="4.873cm" svg:viewBox="0 0 276 80" svg:d="M0 80c0-45 62-80 138-80s138 35 138 80">
          <text:p/>
        </draw:path>
        <draw:path draw:style-name="gr9" draw:text-style-name="P1" draw:layer="layout" svg:width="0.04cm" svg:height="0.056cm" svg:x="7.978cm" svg:y="4.952cm" svg:viewBox="0 0 41 57" svg:d="M41 0c0 22-15 42-41 57">
          <text:p/>
        </draw:path>
        <draw:line draw:style-name="gr9" draw:text-style-name="P1" draw:layer="layout" svg:x1="2.367cm" svg:y1="5.034cm" svg:x2="2.367cm" svg:y2="5.116cm">
          <text:p/>
        </draw:line>
        <draw:line draw:style-name="gr9" draw:text-style-name="P1" draw:layer="layout" svg:x1="1.52cm" svg:y1="5.606cm" svg:x2="2.368cm" svg:y2="5.116cm">
          <text:p/>
        </draw:line>
        <draw:line draw:style-name="gr9" draw:text-style-name="P1" draw:layer="layout" svg:x1="5.106cm" svg:y1="3.535cm" svg:x2="5.337cm" svg:y2="3.402cm">
          <text:p/>
        </draw:line>
        <draw:line draw:style-name="gr9" draw:text-style-name="P1" draw:layer="layout" svg:x1="5.106cm" svg:y1="3.452cm" svg:x2="5.106cm" svg:y2="3.534cm">
          <text:p/>
        </draw:line>
        <draw:path draw:style-name="gr9" draw:text-style-name="P1" draw:layer="layout" svg:width="0.141cm" svg:height="0.018cm" svg:x="5.336cm" svg:y="3.385cm" svg:viewBox="0 0 142 19" svg:d="M0 19c39-25 103-25 142 0">
          <text:p/>
        </draw:path>
        <draw:line draw:style-name="gr9" draw:text-style-name="P1" draw:layer="layout" svg:x1="5.107cm" svg:y1="3.534cm" svg:x2="5.036cm" svg:y2="3.576cm">
          <text:p/>
        </draw:line>
        <draw:polyline draw:style-name="gr9" draw:text-style-name="P1" draw:layer="layout" svg:width="0cm" svg:height="0cm" svg:x="5.036cm" svg:y="3.575cm" svg:viewBox="0 0 0 0" draw:points="0,0">
          <text:p/>
        </draw:polyline>
        <draw:line draw:style-name="gr9" draw:text-style-name="P1" draw:layer="layout" svg:x1="5.036cm" svg:y1="3.412cm" svg:x2="5.036cm" svg:y2="3.575cm">
          <text:p/>
        </draw:line>
        <draw:line draw:style-name="gr9" draw:text-style-name="P1" draw:layer="layout" svg:x1="5.477cm" svg:y1="3.402cm" svg:x2="5.633cm" svg:y2="3.492cm">
          <text:p/>
        </draw:line>
        <draw:line draw:style-name="gr9" draw:text-style-name="P1" draw:layer="layout" svg:x1="7.9cm" svg:y1="4.801cm" svg:x2="6.109cm" svg:y2="3.767cm">
          <text:p/>
        </draw:line>
        <draw:line draw:style-name="gr9" draw:text-style-name="P1" draw:layer="layout" svg:x1="6.095cm" svg:y1="3.676cm" svg:x2="6.11cm" svg:y2="3.768cm">
          <text:p/>
        </draw:line>
        <draw:line draw:style-name="gr9" draw:text-style-name="P1" draw:layer="layout" svg:x1="8.411cm" svg:y1="5.095cm" svg:x2="8.588cm" svg:y2="5.198cm">
          <text:p/>
        </draw:line>
        <draw:line draw:style-name="gr9" draw:text-style-name="P1" draw:layer="layout" svg:x1="8.411cm" svg:y1="5.013cm" svg:x2="8.411cm" svg:y2="5.095cm">
          <text:p/>
        </draw:line>
        <draw:path draw:style-name="gr9" draw:text-style-name="P1" draw:layer="layout" svg:width="0.282cm" svg:height="0.034cm" svg:x="5.266cm" svg:y="3.409cm" svg:viewBox="0 0 283 35" svg:d="M0 35c78-47 204-47 283 0">
          <text:p/>
        </draw:path>
        <draw:line draw:style-name="gr9" draw:text-style-name="P1" draw:layer="layout" svg:x1="3.158cm" svg:y1="5.313cm" svg:x2="4.166cm" svg:y2="4.73cm">
          <text:p/>
        </draw:line>
        <draw:line draw:style-name="gr9" draw:text-style-name="P1" draw:layer="layout" svg:x1="4.165cm" svg:y1="4.73cm" svg:x2="4.165cm" svg:y2="4.853cm">
          <text:p/>
        </draw:line>
        <draw:line draw:style-name="gr9" draw:text-style-name="P1" draw:layer="layout" svg:x1="4.081cm" svg:y1="4.804cm" svg:x2="4.166cm" svg:y2="4.854cm">
          <text:p/>
        </draw:line>
        <draw:line draw:style-name="gr9" draw:text-style-name="P1" draw:layer="layout" svg:x1="4.166cm" svg:y1="4.853cm" svg:x2="3.158cm" svg:y2="5.435cm">
          <text:p/>
        </draw:line>
        <draw:line draw:style-name="gr9" draw:text-style-name="P1" draw:layer="layout" svg:x1="3.79cm" svg:y1="4.972cm" svg:x2="3.804cm" svg:y2="4.981cm">
          <text:p/>
        </draw:line>
        <draw:line draw:style-name="gr9" draw:text-style-name="P1" draw:layer="layout" svg:x1="3.803cm" svg:y1="4.981cm" svg:x2="3.945cm" svg:y2="4.899cm">
          <text:p/>
        </draw:line>
        <draw:line draw:style-name="gr9" draw:text-style-name="P1" draw:layer="layout" svg:x1="3.158cm" svg:y1="5.434cm" svg:x2="3.158cm" svg:y2="5.312cm">
          <text:p/>
        </draw:line>
        <draw:line draw:style-name="gr9" draw:text-style-name="P1" draw:layer="layout" svg:x1="6.342cm" svg:y1="4.717cm" svg:x2="7.585cm" svg:y2="5.435cm">
          <text:p/>
        </draw:line>
        <draw:line draw:style-name="gr9" draw:text-style-name="P1" draw:layer="layout" svg:x1="6.195cm" svg:y1="3.816cm" svg:x2="6.343cm" svg:y2="4.718cm">
          <text:p/>
        </draw:line>
        <draw:line draw:style-name="gr9" draw:text-style-name="P1" draw:layer="layout" svg:x1="3.803cm" svg:y1="4.965cm" svg:x2="3.803cm" svg:y2="4.98cm">
          <text:p/>
        </draw:line>
        <draw:line draw:style-name="gr9" draw:text-style-name="P1" draw:layer="layout" svg:x1="4.086cm" svg:y1="4.801cm" svg:x2="4.086cm" svg:y2="4.776cm">
          <text:p/>
        </draw:line>
        <draw:line draw:style-name="gr9" draw:text-style-name="P1" draw:layer="layout" svg:x1="3.944cm" svg:y1="4.884cm" svg:x2="4.087cm" svg:y2="4.801cm">
          <text:p/>
        </draw:line>
        <draw:line draw:style-name="gr9" draw:text-style-name="P1" draw:layer="layout" svg:x1="3.158cm" svg:y1="5.338cm" svg:x2="3.804cm" svg:y2="4.965cm">
          <text:p/>
        </draw:line>
        <draw:line draw:style-name="gr9" draw:text-style-name="P1" draw:layer="layout" svg:x1="3.944cm" svg:y1="4.899cm" svg:x2="3.944cm" svg:y2="4.883cm">
          <text:p/>
        </draw:line>
        <draw:line draw:style-name="gr9" draw:text-style-name="P1" draw:layer="layout" svg:x1="2.633cm" svg:y1="5.615cm" svg:x2="2.459cm" svg:y2="5.717cm">
          <text:p/>
        </draw:line>
        <draw:line draw:style-name="gr9" draw:text-style-name="P1" draw:layer="layout" svg:x1="2.845cm" svg:y1="5.657cm" svg:x2="4.716cm" svg:y2="4.576cm">
          <text:p/>
        </draw:line>
        <draw:line draw:style-name="gr9" draw:text-style-name="P1" draw:layer="layout" svg:x1="4.931cm" svg:y1="4.289cm" svg:x2="4.718cm" svg:y2="4.412cm">
          <text:p/>
        </draw:line>
        <draw:line draw:style-name="gr9" draw:text-style-name="P1" draw:layer="layout" svg:x1="5.337cm" svg:y1="4.218cm" svg:x2="5.142cm" svg:y2="4.331cm">
          <text:p/>
        </draw:line>
        <draw:line draw:style-name="gr9" draw:text-style-name="P1" draw:layer="layout" svg:x1="5.336cm" svg:y1="3.416cm" svg:x2="5.336cm" svg:y2="4.218cm">
          <text:p/>
        </draw:line>
        <draw:line draw:style-name="gr9" draw:text-style-name="P1" draw:layer="layout" svg:x1="2.791cm" svg:y1="4.708cm" svg:x2="4.493cm" svg:y2="3.725cm">
          <text:p/>
        </draw:line>
        <draw:line draw:style-name="gr9" draw:text-style-name="P1" draw:layer="layout" svg:x1="2.791cm" svg:y1="4.707cm" svg:x2="2.791cm" svg:y2="4.87cm">
          <text:p/>
        </draw:line>
        <draw:path draw:style-name="gr9" draw:text-style-name="P1" draw:layer="layout" svg:width="0.235cm" svg:height="0.079cm" svg:x="2.53cm" svg:y="5.758cm" svg:viewBox="0 0 236 80" svg:d="M236 57c-39 23-99 30-151 17-51-12-85-42-85-74">
          <text:p/>
        </draw:path>
        <draw:path draw:style-name="gr9" draw:text-style-name="P1" draw:layer="layout" svg:width="0.275cm" svg:height="0.079cm" svg:x="2.53cm" svg:y="5.679cm" svg:viewBox="0 0 276 80" svg:d="M0 80c0-45 62-80 139-80 76 0 137 35 137 80">
          <text:p/>
        </draw:path>
        <draw:path draw:style-name="gr9" draw:text-style-name="P1" draw:layer="layout" svg:width="0.04cm" svg:height="0.056cm" svg:x="2.765cm" svg:y="5.758cm" svg:viewBox="0 0 41 57" svg:d="M41 0c0 21-14 42-41 57">
          <text:p/>
        </draw:path>
        <draw:path draw:style-name="gr9" draw:text-style-name="P1" draw:layer="layout" svg:width="0.442cm" svg:height="0.144cm" svg:x="2.476cm" svg:y="5.758cm" svg:viewBox="0 0 443 145" svg:d="M0 93c67 47 178 64 277 44 99-21 166-76 166-137">
          <text:p/>
        </draw:path>
        <draw:path draw:style-name="gr9" draw:text-style-name="P1" draw:layer="layout" svg:width="0.286cm" svg:height="0.144cm" svg:x="2.632cm" svg:y="5.614cm" svg:viewBox="0 0 287 145" svg:d="M287 145c0-42-32-83-86-110-55-27-129-40-201-34">
          <text:p/>
        </draw:path>
        <draw:path draw:style-name="gr9" draw:text-style-name="P1" draw:layer="layout" svg:width="0.442cm" svg:height="0.145cm" svg:x="2.476cm" svg:y="5.921cm" svg:viewBox="0 0 443 146" svg:d="M0 94c67 46 178 64 277 43s166-75 166-137">
          <text:p/>
        </draw:path>
        <draw:path draw:style-name="gr9" draw:text-style-name="P1" draw:layer="layout" svg:width="0.235cm" svg:height="0.079cm" svg:x="4.827cm" svg:y="4.432cm" svg:viewBox="0 0 236 80" svg:d="M236 57c-40 23-99 29-151 17-51-12-85-41-85-74">
          <text:p/>
        </draw:path>
        <draw:path draw:style-name="gr9" draw:text-style-name="P1" draw:layer="layout" svg:width="0.275cm" svg:height="0.08cm" svg:x="4.827cm" svg:y="4.352cm" svg:viewBox="0 0 276 81" svg:d="M0 81c0-44 62-81 138-81s138 37 138 81">
          <text:p/>
        </draw:path>
        <draw:path draw:style-name="gr9" draw:text-style-name="P1" draw:layer="layout" svg:width="0.04cm" svg:height="0.056cm" svg:x="5.062cm" svg:y="4.432cm" svg:viewBox="0 0 41 57" svg:d="M41 0c0 22-15 42-41 57">
          <text:p/>
        </draw:path>
        <draw:path draw:style-name="gr9" draw:text-style-name="P1" draw:layer="layout" svg:width="0.003cm" svg:height="0.021cm" svg:x="4.715cm" svg:y="4.411cm" svg:viewBox="0 0 4 22" svg:d="M4 0c-3 7-4 14-4 22">
          <text:p/>
        </draw:path>
        <draw:path draw:style-name="gr9" draw:text-style-name="P1" draw:layer="layout" svg:width="0.5cm" svg:height="0.144cm" svg:x="4.715cm" svg:y="4.432cm" svg:viewBox="0 0 501 145" svg:d="M0 0c0 79 113 145 251 145s250-66 250-145">
          <text:p/>
        </draw:path>
        <draw:path draw:style-name="gr9" draw:text-style-name="P1" draw:layer="layout" svg:width="0.285cm" svg:height="0.145cm" svg:x="4.93cm" svg:y="4.288cm" svg:viewBox="0 0 286 146" svg:d="M286 146c0-43-32-83-86-110-55-28-128-40-200-34">
          <text:p/>
        </draw:path>
        <draw:path draw:style-name="gr9" draw:text-style-name="P1" draw:layer="layout" svg:width="0.5cm" svg:height="0.144cm" svg:x="4.715cm" svg:y="4.595cm" svg:viewBox="0 0 501 145" svg:d="M0 0c0 80 113 145 251 145s250-65 250-145">
          <text:p/>
        </draw:path>
        <draw:line draw:style-name="gr9" draw:text-style-name="P1" draw:layer="layout" svg:x1="2.791cm" svg:y1="4.707cm" svg:x2="2.863cm" svg:y2="4.749cm">
          <text:p/>
        </draw:line>
        <draw:line draw:style-name="gr9" draw:text-style-name="P1" draw:layer="layout" svg:x1="2.862cm" svg:y1="4.749cm" svg:x2="4.564cm" svg:y2="3.766cm">
          <text:p/>
        </draw:line>
        <draw:line draw:style-name="gr9" draw:text-style-name="P1" draw:layer="layout" svg:x1="4.492cm" svg:y1="3.725cm" svg:x2="4.564cm" svg:y2="3.767cm">
          <text:p/>
        </draw:line>
        <draw:line draw:style-name="gr9" draw:text-style-name="P1" draw:layer="layout" svg:x1="2.791cm" svg:y1="4.87cm" svg:x2="2.792cm" svg:y2="4.871cm">
          <text:p/>
        </draw:line>
        <draw:line draw:style-name="gr9" draw:text-style-name="P1" draw:layer="layout" svg:x1="2.863cm" svg:y1="4.83cm" svg:x2="2.792cm" svg:y2="4.872cm">
          <text:p/>
        </draw:line>
        <draw:line draw:style-name="gr9" draw:text-style-name="P1" draw:layer="layout" svg:x1="2.862cm" svg:y1="4.748cm" svg:x2="2.862cm" svg:y2="4.83cm">
          <text:p/>
        </draw:line>
        <draw:line draw:style-name="gr9" draw:text-style-name="P1" draw:layer="layout" svg:x1="4.563cm" svg:y1="3.766cm" svg:x2="4.563cm" svg:y2="3.848cm">
          <text:p/>
        </draw:line>
        <draw:line draw:style-name="gr9" draw:text-style-name="P1" draw:layer="layout" svg:x1="2.862cm" svg:y1="4.831cm" svg:x2="4.564cm" svg:y2="3.848cm">
          <text:p/>
        </draw:line>
        <draw:line draw:style-name="gr9" draw:text-style-name="P1" draw:layer="layout" svg:x1="8.53cm" svg:y1="5.164cm" svg:x2="8.53cm" svg:y2="5.23cm">
          <text:p/>
        </draw:line>
        <draw:line draw:style-name="gr9" draw:text-style-name="P1" draw:layer="layout" svg:x1="5.561cm" svg:y1="4.266cm" svg:x2="5.477cm" svg:y2="4.218cm">
          <text:p/>
        </draw:line>
        <draw:line draw:style-name="gr9" draw:text-style-name="P1" draw:layer="layout" svg:x1="5.477cm" svg:y1="3.416cm" svg:x2="5.477cm" svg:y2="4.218cm">
          <text:p/>
        </draw:line>
        <draw:line draw:style-name="gr9" draw:text-style-name="P1" draw:layer="layout" svg:x1="6.153cm" svg:y1="5.874cm" svg:x2="6.516cm" svg:y2="5.664cm">
          <text:p/>
        </draw:line>
        <draw:line draw:style-name="gr9" draw:text-style-name="P1" draw:layer="layout" svg:x1="6.515cm" svg:y1="5.664cm" svg:x2="7.148cm" svg:y2="6.029cm">
          <text:p/>
        </draw:line>
        <draw:line draw:style-name="gr9" draw:text-style-name="P1" draw:layer="layout" svg:x1="5.115cm" svg:y1="5.274cm" svg:x2="5.478cm" svg:y2="5.064cm">
          <text:p/>
        </draw:line>
        <draw:line draw:style-name="gr9" draw:text-style-name="P1" draw:layer="layout" svg:x1="5.477cm" svg:y1="5.064cm" svg:x2="6.296cm" svg:y2="5.537cm">
          <text:p/>
        </draw:line>
        <draw:line draw:style-name="gr9" draw:text-style-name="P1" draw:layer="layout" svg:x1="6.515cm" svg:y1="5.664cm" svg:x2="6.515cm" svg:y2="5.582cm">
          <text:p/>
        </draw:line>
        <draw:line draw:style-name="gr9" draw:text-style-name="P1" draw:layer="layout" svg:x1="6.516cm" svg:y1="5.582cm" svg:x2="6.083cm" svg:y2="5.833cm">
          <text:p/>
        </draw:line>
        <draw:line draw:style-name="gr9" draw:text-style-name="P1" draw:layer="layout" svg:x1="6.083cm" svg:y1="5.832cm" svg:x2="6.786cm" svg:y2="6.239cm">
          <text:p/>
        </draw:line>
        <draw:line draw:style-name="gr9" draw:text-style-name="P1" draw:layer="layout" svg:x1="7.219cm" svg:y1="5.989cm" svg:x2="6.515cm" svg:y2="5.582cm">
          <text:p/>
        </draw:line>
        <draw:line draw:style-name="gr9" draw:text-style-name="P1" draw:layer="layout" svg:x1="5.477cm" svg:y1="5.064cm" svg:x2="5.477cm" svg:y2="4.983cm">
          <text:p/>
        </draw:line>
        <draw:line draw:style-name="gr9" draw:text-style-name="P1" draw:layer="layout" svg:x1="5.478cm" svg:y1="4.983cm" svg:x2="5.044cm" svg:y2="5.234cm">
          <text:p/>
        </draw:line>
        <draw:line draw:style-name="gr9" draw:text-style-name="P1" draw:layer="layout" svg:x1="5.044cm" svg:y1="5.233cm" svg:x2="5.933cm" svg:y2="5.746cm">
          <text:p/>
        </draw:line>
        <draw:line draw:style-name="gr9" draw:text-style-name="P1" draw:layer="layout" svg:x1="6.366cm" svg:y1="5.496cm" svg:x2="5.477cm" svg:y2="4.983cm">
          <text:p/>
        </draw:line>
        <draw:line draw:style-name="gr9" draw:text-style-name="P1" draw:layer="layout" svg:x1="5.932cm" svg:y1="5.746cm" svg:x2="6.366cm" svg:y2="5.495cm">
          <text:p/>
        </draw:line>
        <draw:line draw:style-name="gr9" draw:text-style-name="P1" draw:layer="layout" svg:x1="4.421cm" svg:y1="7.13cm" svg:x2="4.421cm" svg:y2="7.28cm">
          <text:p/>
        </draw:line>
        <draw:line draw:style-name="gr9" draw:text-style-name="P1" draw:layer="layout" svg:x1="2.487cm" svg:y1="6.164cm" svg:x2="2.435cm" svg:y2="5.848cm">
          <text:p/>
        </draw:line>
        <draw:line draw:style-name="gr9" draw:text-style-name="P1" draw:layer="layout" svg:x1="5.812cm" svg:y1="3.839cm" svg:x2="5.99cm" svg:y2="4.922cm">
          <text:p/>
        </draw:line>
        <draw:line draw:style-name="gr9" draw:text-style-name="P1" draw:layer="layout" svg:x1="5.989cm" svg:y1="4.922cm" svg:x2="6.343cm" svg:y2="4.717cm">
          <text:p/>
        </draw:line>
        <draw:line draw:style-name="gr9" draw:text-style-name="P1" draw:layer="layout" svg:x1="7.511cm" svg:y1="5.801cm" svg:x2="7.682cm" svg:y2="4.956cm">
          <text:p/>
        </draw:line>
        <draw:line draw:style-name="gr9" draw:text-style-name="P1" draw:layer="layout" svg:x1="7.917cm" svg:y1="5.066cm" svg:x2="7.917cm" svg:y2="5.584cm">
          <text:p/>
        </draw:line>
        <draw:line draw:style-name="gr9" draw:text-style-name="P1" draw:layer="layout" svg:x1="7.528cm" svg:y1="5.81cm" svg:x2="7.511cm" svg:y2="5.8cm">
          <text:p/>
        </draw:line>
        <draw:line draw:style-name="gr9" draw:text-style-name="P1" draw:layer="layout" svg:x1="5.99cm" svg:y1="4.922cm" svg:x2="5.812cm" svg:y2="4.819cm">
          <text:p/>
        </draw:line>
        <draw:path draw:style-name="gr9" draw:text-style-name="P1" draw:layer="layout" svg:width="0.252cm" svg:height="0.116cm" svg:x="5.56cm" svg:y="4.707cm" svg:viewBox="0 0 253 117" svg:d="M0 0c0 36 29 71 78 93 51 22 115 29 175 20">
          <text:p/>
        </draw:path>
        <draw:path draw:style-name="gr9" draw:text-style-name="P1" draw:layer="layout" svg:width="0.141cm" svg:height="0.018cm" svg:x="5.336cm" svg:y="4.201cm" svg:viewBox="0 0 142 19" svg:d="M0 19c39-25 103-25 142 0">
          <text:p/>
        </draw:path>
        <draw:line draw:style-name="gr9" draw:text-style-name="P1" draw:layer="layout" svg:x1="5.812cm" svg:y1="3.839cm" svg:x2="5.812cm" svg:y2="4.819cm">
          <text:p/>
        </draw:line>
        <draw:path draw:style-name="gr9" draw:text-style-name="P1" draw:layer="layout" svg:width="0.128cm" svg:height="0.043cm" svg:x="5.685cm" svg:y="2.504cm" svg:viewBox="0 0 129 44" svg:d="M129 31c-21 13-55 16-83 10-28-7-46-23-46-41">
          <text:p/>
        </draw:path>
        <draw:path draw:style-name="gr9" draw:text-style-name="P1" draw:layer="layout" svg:width="0.15cm" svg:height="0.044cm" svg:x="5.685cm" svg:y="2.46cm" svg:viewBox="0 0 151 45" svg:d="M0 45c0-24 34-45 76-45 41 0 75 21 75 45">
          <text:p/>
        </draw:path>
        <draw:path draw:style-name="gr9" draw:text-style-name="P1" draw:layer="layout" svg:width="0.022cm" svg:height="0.03cm" svg:x="5.813cm" svg:y="2.504cm" svg:viewBox="0 0 23 31" svg:d="M23 0c0 12-9 23-23 31">
          <text:p/>
        </draw:path>
        <draw:path draw:style-name="gr9" draw:text-style-name="P1" draw:layer="layout" svg:width="0.234cm" svg:height="0.079cm" svg:x="5.623cm" svg:y="2.504cm" svg:viewBox="0 0 235 80" svg:d="M235 56c-39 23-98 30-151 18-51-13-84-42-84-74">
          <text:p/>
        </draw:path>
        <draw:path draw:style-name="gr9" draw:text-style-name="P1" draw:layer="layout" svg:width="0.275cm" svg:height="0.08cm" svg:x="5.623cm" svg:y="2.424cm" svg:viewBox="0 0 276 81" svg:d="M0 81c0-45 61-81 137-81s139 36 139 81">
          <text:p/>
        </draw:path>
        <draw:path draw:style-name="gr9" draw:text-style-name="P1" draw:layer="layout" svg:width="0.041cm" svg:height="0.056cm" svg:x="5.857cm" svg:y="2.504cm" svg:viewBox="0 0 42 57" svg:d="M42 0c0 21-15 41-42 57">
          <text:p/>
        </draw:path>
        <draw:path draw:style-name="gr9" draw:text-style-name="P1" draw:layer="layout" svg:width="0.234cm" svg:height="0.079cm" svg:x="5.623cm" svg:y="2.524cm" svg:viewBox="0 0 235 80" svg:d="M235 57c-39 23-98 30-151 17-51-12-84-42-84-74">
          <text:p/>
        </draw:path>
        <draw:path draw:style-name="gr9" draw:text-style-name="P1" draw:layer="layout" svg:width="0.041cm" svg:height="0.056cm" svg:x="5.857cm" svg:y="2.524cm" svg:viewBox="0 0 42 57" svg:d="M42 0c0 21-15 42-42 57">
          <text:p/>
        </draw:path>
        <draw:path draw:style-name="gr9" draw:text-style-name="P1" draw:layer="layout" svg:width="0.213cm" svg:height="0.072cm" svg:x="5.635cm" svg:y="2.593cm" svg:viewBox="0 0 214 73" svg:d="M214 52c-35 21-89 27-136 16-46-11-78-38-78-68">
          <text:p/>
        </draw:path>
        <draw:path draw:style-name="gr9" draw:text-style-name="P1" draw:layer="layout" svg:width="0.037cm" svg:height="0.051cm" svg:x="5.848cm" svg:y="2.593cm" svg:viewBox="0 0 38 52" svg:d="M38 0c0 20-13 39-38 52">
          <text:p/>
        </draw:path>
        <draw:path draw:style-name="gr9" draw:text-style-name="P1" draw:layer="layout" svg:width="0.222cm" svg:height="0.074cm" svg:x="5.63cm" svg:y="2.598cm" svg:viewBox="0 0 223 75" svg:d="M223 53c-37 22-93 28-142 17-48-12-81-39-81-70">
          <text:p/>
        </draw:path>
        <draw:path draw:style-name="gr9" draw:text-style-name="P1" draw:layer="layout" svg:width="0.005cm" svg:height="0.021cm" svg:x="5.63cm" svg:y="2.577cm" svg:viewBox="0 0 6 22" svg:d="M0 22c0-7 2-15 6-22">
          <text:p/>
        </draw:path>
        <draw:path draw:style-name="gr9" draw:text-style-name="P1" draw:layer="layout" svg:width="0.006cm" svg:height="0.021cm" svg:x="5.885cm" svg:y="2.577cm" svg:viewBox="0 0 7 22" svg:d="M0 0c4 7 7 15 7 22">
          <text:p/>
        </draw:path>
        <draw:path draw:style-name="gr9" draw:text-style-name="P1" draw:layer="layout" svg:width="0.038cm" svg:height="0.052cm" svg:x="5.852cm" svg:y="2.598cm" svg:viewBox="0 0 39 53" svg:d="M39 0c0 19-14 39-39 53">
          <text:p/>
        </draw:path>
        <draw:path draw:style-name="gr9" draw:text-style-name="P1" draw:layer="layout" svg:width="0.222cm" svg:height="0.075cm" svg:x="5.63cm" svg:y="2.618cm" svg:viewBox="0 0 223 76" svg:d="M223 54c-37 21-93 28-142 16-48-11-81-39-81-70">
          <text:p/>
        </draw:path>
        <draw:path draw:style-name="gr9" draw:text-style-name="P1" draw:layer="layout" svg:width="0.038cm" svg:height="0.053cm" svg:x="5.852cm" svg:y="2.618cm" svg:viewBox="0 0 39 54" svg:d="M39 0c0 21-14 40-39 54">
          <text:p/>
        </draw:path>
        <draw:path draw:style-name="gr9" draw:text-style-name="P1" draw:layer="layout" svg:width="0.127cm" svg:height="0.043cm" svg:x="7.806cm" svg:y="3.728cm" svg:viewBox="0 0 128 44" svg:d="M128 30c-21 14-53 18-81 11-28-8-47-24-47-41">
          <text:p/>
        </draw:path>
        <draw:path draw:style-name="gr9" draw:text-style-name="P1" draw:layer="layout" svg:width="0.149cm" svg:height="0.043cm" svg:x="7.806cm" svg:y="3.685cm" svg:viewBox="0 0 150 44" svg:d="M0 44c0-25 34-44 75-44 42 0 75 19 75 44">
          <text:p/>
        </draw:path>
        <draw:path draw:style-name="gr9" draw:text-style-name="P1" draw:layer="layout" svg:width="0.022cm" svg:height="0.03cm" svg:x="7.933cm" svg:y="3.728cm" svg:viewBox="0 0 23 31" svg:d="M23 0c0 12-8 23-23 31">
          <text:p/>
        </draw:path>
        <draw:path draw:style-name="gr9" draw:text-style-name="P1" draw:layer="layout" svg:width="0.235cm" svg:height="0.079cm" svg:x="7.743cm" svg:y="3.728cm" svg:viewBox="0 0 236 80" svg:d="M236 57c-40 23-99 29-151 17-51-12-85-41-85-74">
          <text:p/>
        </draw:path>
        <draw:path draw:style-name="gr9" draw:text-style-name="P1" draw:layer="layout" svg:width="0.275cm" svg:height="0.079cm" svg:x="7.743cm" svg:y="3.649cm" svg:viewBox="0 0 276 80" svg:d="M0 80c0-44 62-80 138-80s138 36 138 80">
          <text:p/>
        </draw:path>
        <draw:path draw:style-name="gr9" draw:text-style-name="P1" draw:layer="layout" svg:width="0.04cm" svg:height="0.056cm" svg:x="7.978cm" svg:y="3.728cm" svg:viewBox="0 0 41 57" svg:d="M41 0c0 21-15 41-41 57">
          <text:p/>
        </draw:path>
        <draw:path draw:style-name="gr9" draw:text-style-name="P1" draw:layer="layout" svg:width="0.235cm" svg:height="0.08cm" svg:x="7.743cm" svg:y="3.748cm" svg:viewBox="0 0 236 81" svg:d="M236 57c-40 23-99 31-151 18-51-13-85-42-85-75">
          <text:p/>
        </draw:path>
        <draw:path draw:style-name="gr9" draw:text-style-name="P1" draw:layer="layout" svg:width="0.04cm" svg:height="0.056cm" svg:x="7.978cm" svg:y="3.748cm" svg:viewBox="0 0 41 57" svg:d="M41 0c0 21-15 43-41 57">
          <text:p/>
        </draw:path>
        <draw:path draw:style-name="gr9" draw:text-style-name="P1" draw:layer="layout" svg:width="0.213cm" svg:height="0.071cm" svg:x="7.756cm" svg:y="3.818cm" svg:viewBox="0 0 214 72" svg:d="M214 52c-36 20-90 26-136 15-47-11-78-38-78-67">
          <text:p/>
        </draw:path>
        <draw:path draw:style-name="gr9" draw:text-style-name="P1" draw:layer="layout" svg:width="0.036cm" svg:height="0.051cm" svg:x="7.969cm" svg:y="3.818cm" svg:viewBox="0 0 37 52" svg:d="M37 0c0 19-13 38-37 52">
          <text:p/>
        </draw:path>
        <draw:path draw:style-name="gr9" draw:text-style-name="P1" draw:layer="layout" svg:width="0.221cm" svg:height="0.075cm" svg:x="7.751cm" svg:y="3.822cm" svg:viewBox="0 0 222 76" svg:d="M222 53c-37 22-93 29-142 17-49-13-80-40-80-70">
          <text:p/>
        </draw:path>
        <draw:path draw:style-name="gr9" draw:text-style-name="P1" draw:layer="layout" svg:width="0.005cm" svg:height="0.02cm" svg:x="7.751cm" svg:y="3.802cm" svg:viewBox="0 0 6 21" svg:d="M0 21c0-7 1-15 6-21">
          <text:p/>
        </draw:path>
        <draw:path draw:style-name="gr9" draw:text-style-name="P1" draw:layer="layout" svg:width="0.006cm" svg:height="0.02cm" svg:x="8.005cm" svg:y="3.802cm" svg:viewBox="0 0 7 21" svg:d="M0 0c5 6 7 14 7 21">
          <text:p/>
        </draw:path>
        <draw:path draw:style-name="gr9" draw:text-style-name="P1" draw:layer="layout" svg:width="0.038cm" svg:height="0.054cm" svg:x="7.972cm" svg:y="3.822cm" svg:viewBox="0 0 39 55" svg:d="M39 0c0 21-13 40-39 55">
          <text:p/>
        </draw:path>
        <draw:path draw:style-name="gr9" draw:text-style-name="P1" draw:layer="layout" svg:width="0.221cm" svg:height="0.075cm" svg:x="7.751cm" svg:y="3.842cm" svg:viewBox="0 0 222 76" svg:d="M222 54c-37 22-93 28-142 16-49-11-80-40-80-70">
          <text:p/>
        </draw:path>
        <draw:path draw:style-name="gr9" draw:text-style-name="P1" draw:layer="layout" svg:width="0.038cm" svg:height="0.053cm" svg:x="7.972cm" svg:y="3.842cm" svg:viewBox="0 0 39 54" svg:d="M39 0c0 20-13 40-39 54">
          <text:p/>
        </draw:path>
        <draw:path draw:style-name="gr9" draw:text-style-name="P1" draw:layer="layout" svg:width="0.128cm" svg:height="0.043cm" svg:x="2.151cm" svg:y="4.544cm" svg:viewBox="0 0 129 44" svg:d="M129 31c-21 13-54 17-83 10-28-8-46-23-46-41">
          <text:p/>
        </draw:path>
        <draw:path draw:style-name="gr9" draw:text-style-name="P1" draw:layer="layout" svg:width="0.15cm" svg:height="0.043cm" svg:x="2.151cm" svg:y="4.501cm" svg:viewBox="0 0 151 44" svg:d="M0 44c0-25 35-44 76-44s75 19 75 44">
          <text:p/>
        </draw:path>
        <draw:path draw:style-name="gr9" draw:text-style-name="P1" draw:layer="layout" svg:width="0.022cm" svg:height="0.032cm" svg:x="2.279cm" svg:y="4.544cm" svg:viewBox="0 0 23 33" svg:d="M23 0c0 13-9 24-23 33">
          <text:p/>
        </draw:path>
        <draw:path draw:style-name="gr9" draw:text-style-name="P1" draw:layer="layout" svg:width="0.234cm" svg:height="0.079cm" svg:x="2.089cm" svg:y="4.544cm" svg:viewBox="0 0 235 80" svg:d="M235 56c-39 24-98 31-151 17-51-12-84-41-84-73">
          <text:p/>
        </draw:path>
        <draw:path draw:style-name="gr9" draw:text-style-name="P1" draw:layer="layout" svg:width="0.274cm" svg:height="0.079cm" svg:x="2.089cm" svg:y="4.465cm" svg:viewBox="0 0 275 80" svg:d="M0 80c0-45 61-80 137-80s138 35 138 80">
          <text:p/>
        </draw:path>
        <draw:path draw:style-name="gr9" draw:text-style-name="P1" draw:layer="layout" svg:width="0.04cm" svg:height="0.056cm" svg:x="2.323cm" svg:y="4.544cm" svg:viewBox="0 0 41 57" svg:d="M41 0c0 22-14 42-41 57">
          <text:p/>
        </draw:path>
        <draw:path draw:style-name="gr9" draw:text-style-name="P1" draw:layer="layout" svg:width="0.234cm" svg:height="0.08cm" svg:x="2.089cm" svg:y="4.564cm" svg:viewBox="0 0 235 81" svg:d="M235 57c-39 23-98 30-151 18-51-13-84-42-84-75">
          <text:p/>
        </draw:path>
        <draw:path draw:style-name="gr9" draw:text-style-name="P1" draw:layer="layout" svg:width="0.04cm" svg:height="0.057cm" svg:x="2.323cm" svg:y="4.564cm" svg:viewBox="0 0 41 58" svg:d="M41 0c0 21-14 42-41 58">
          <text:p/>
        </draw:path>
        <draw:path draw:style-name="gr9" draw:text-style-name="P1" draw:layer="layout" svg:width="0.213cm" svg:height="0.072cm" svg:x="2.101cm" svg:y="4.634cm" svg:viewBox="0 0 214 73" svg:d="M214 52c-35 20-90 27-137 15-46-11-77-37-77-67">
          <text:p/>
        </draw:path>
        <draw:path draw:style-name="gr9" draw:text-style-name="P1" draw:layer="layout" svg:width="0.037cm" svg:height="0.051cm" svg:x="2.314cm" svg:y="4.634cm" svg:viewBox="0 0 38 52" svg:d="M38 0c0 19-13 38-38 52">
          <text:p/>
        </draw:path>
        <draw:path draw:style-name="gr9" draw:text-style-name="P1" draw:layer="layout" svg:width="0.222cm" svg:height="0.075cm" svg:x="2.096cm" svg:y="4.638cm" svg:viewBox="0 0 223 76" svg:d="M223 53c-37 22-93 29-142 17-48-13-81-40-81-70">
          <text:p/>
        </draw:path>
        <draw:path draw:style-name="gr9" draw:text-style-name="P1" draw:layer="layout" svg:width="0.005cm" svg:height="0.02cm" svg:x="2.096cm" svg:y="4.618cm" svg:viewBox="0 0 6 21" svg:d="M0 21c0-7 3-15 6-21">
          <text:p/>
        </draw:path>
        <draw:path draw:style-name="gr9" draw:text-style-name="P1" draw:layer="layout" svg:width="0.005cm" svg:height="0.02cm" svg:x="2.351cm" svg:y="4.618cm" svg:viewBox="0 0 6 21" svg:d="M0 0c4 6 6 14 6 21">
          <text:p/>
        </draw:path>
        <draw:path draw:style-name="gr9" draw:text-style-name="P1" draw:layer="layout" svg:width="0.038cm" svg:height="0.053cm" svg:x="2.318cm" svg:y="4.638cm" svg:viewBox="0 0 39 54" svg:d="M39 0c0 21-15 40-39 54">
          <text:p/>
        </draw:path>
        <draw:path draw:style-name="gr9" draw:text-style-name="P1" draw:layer="layout" svg:width="0.222cm" svg:height="0.075cm" svg:x="2.096cm" svg:y="4.658cm" svg:viewBox="0 0 223 76" svg:d="M223 54c-37 22-93 28-142 16-48-11-81-39-81-70">
          <text:p/>
        </draw:path>
        <draw:path draw:style-name="gr9" draw:text-style-name="P1" draw:layer="layout" svg:width="0.038cm" svg:height="0.053cm" svg:x="2.318cm" svg:y="4.658cm" svg:viewBox="0 0 39 54" svg:d="M39 0c0 20-15 39-39 54">
          <text:p/>
        </draw:path>
        <draw:path draw:style-name="gr9" draw:text-style-name="P1" draw:layer="layout" svg:width="0.128cm" svg:height="0.043cm" svg:x="4.271cm" svg:y="5.768cm" svg:viewBox="0 0 129 44" svg:d="M129 32c-22 12-54 16-82 9-28-6-47-22-47-41">
          <text:p/>
        </draw:path>
        <draw:path draw:style-name="gr9" draw:text-style-name="P1" draw:layer="layout" svg:width="0.15cm" svg:height="0.043cm" svg:x="4.271cm" svg:y="5.725cm" svg:viewBox="0 0 151 44" svg:d="M0 44c0-24 34-44 75-44 42 0 76 20 76 44">
          <text:p/>
        </draw:path>
        <draw:path draw:style-name="gr9" draw:text-style-name="P1" draw:layer="layout" svg:width="0.023cm" svg:height="0.031cm" svg:x="4.399cm" svg:y="5.768cm" svg:viewBox="0 0 24 32" svg:d="M24 0c0 13-8 24-24 32">
          <text:p/>
        </draw:path>
        <draw:path draw:style-name="gr9" draw:text-style-name="P1" draw:layer="layout" svg:width="0.235cm" svg:height="0.08cm" svg:x="4.209cm" svg:y="5.768cm" svg:viewBox="0 0 236 81" svg:d="M236 57c-40 23-99 30-151 18-51-13-85-43-85-75">
          <text:p/>
        </draw:path>
        <draw:path draw:style-name="gr9" draw:text-style-name="P1" draw:layer="layout" svg:width="0.275cm" svg:height="0.079cm" svg:x="4.209cm" svg:y="5.689cm" svg:viewBox="0 0 276 80" svg:d="M0 80c0-45 63-80 138-80 76 0 138 35 138 80">
          <text:p/>
        </draw:path>
        <draw:path draw:style-name="gr9" draw:text-style-name="P1" draw:layer="layout" svg:width="0.04cm" svg:height="0.056cm" svg:x="4.444cm" svg:y="5.768cm" svg:viewBox="0 0 41 57" svg:d="M41 0c0 21-15 42-41 57">
          <text:p/>
        </draw:path>
        <draw:path draw:style-name="gr9" draw:text-style-name="P1" draw:layer="layout" svg:width="0.235cm" svg:height="0.079cm" svg:x="4.209cm" svg:y="5.789cm" svg:viewBox="0 0 236 80" svg:d="M236 57c-40 22-99 29-151 17-51-12-85-41-85-74">
          <text:p/>
        </draw:path>
        <draw:path draw:style-name="gr9" draw:text-style-name="P1" draw:layer="layout" svg:width="0.04cm" svg:height="0.056cm" svg:x="4.444cm" svg:y="5.789cm" svg:viewBox="0 0 41 57" svg:d="M41 0c0 22-15 42-41 57">
          <text:p/>
        </draw:path>
        <draw:path draw:style-name="gr9" draw:text-style-name="P1" draw:layer="layout" svg:width="0.213cm" svg:height="0.072cm" svg:x="4.222cm" svg:y="5.858cm" svg:viewBox="0 0 214 73" svg:d="M214 52c-36 21-91 27-137 16-47-11-77-38-77-68">
          <text:p/>
        </draw:path>
        <draw:path draw:style-name="gr9" draw:text-style-name="P1" draw:layer="layout" svg:width="0.036cm" svg:height="0.051cm" svg:x="4.435cm" svg:y="5.858cm" svg:viewBox="0 0 37 52" svg:d="M37 0c0 19-13 39-37 52">
          <text:p/>
        </draw:path>
        <draw:path draw:style-name="gr9" draw:text-style-name="P1" draw:layer="layout" svg:width="0.221cm" svg:height="0.075cm" svg:x="4.217cm" svg:y="5.862cm" svg:viewBox="0 0 222 76" svg:d="M222 54c-37 21-93 28-142 16-49-11-80-39-80-70">
          <text:p/>
        </draw:path>
        <draw:path draw:style-name="gr9" draw:text-style-name="P1" draw:layer="layout" svg:width="0.006cm" svg:height="0.02cm" svg:x="4.217cm" svg:y="5.842cm" svg:viewBox="0 0 7 21" svg:d="M0 21c0-7 2-14 7-21">
          <text:p/>
        </draw:path>
        <draw:path draw:style-name="gr9" draw:text-style-name="P1" draw:layer="layout" svg:width="0.005cm" svg:height="0.02cm" svg:x="4.471cm" svg:y="5.842cm" svg:viewBox="0 0 6 21" svg:d="M0 0c5 7 6 14 6 21">
          <text:p/>
        </draw:path>
        <draw:path draw:style-name="gr9" draw:text-style-name="P1" draw:layer="layout" svg:width="0.038cm" svg:height="0.053cm" svg:x="4.438cm" svg:y="5.862cm" svg:viewBox="0 0 39 54" svg:d="M39 0c0 20-14 39-39 54">
          <text:p/>
        </draw:path>
        <draw:path draw:style-name="gr9" draw:text-style-name="P1" draw:layer="layout" svg:width="0.221cm" svg:height="0.074cm" svg:x="4.217cm" svg:y="5.883cm" svg:viewBox="0 0 222 75" svg:d="M222 52c-37 23-93 29-142 17s-80-39-80-69">
          <text:p/>
        </draw:path>
        <draw:path draw:style-name="gr9" draw:text-style-name="P1" draw:layer="layout" svg:width="0.038cm" svg:height="0.052cm" svg:x="4.438cm" svg:y="5.883cm" svg:viewBox="0 0 39 53" svg:d="M39 0c0 20-14 39-39 53">
          <text:p/>
        </draw:path>
        <draw:line draw:style-name="gr9" draw:text-style-name="P1" draw:layer="layout" svg:x1="8.858cm" svg:y1="6.217cm" svg:x2="8.858cm" svg:y2="5.075cm">
          <text:p/>
        </draw:line>
        <draw:line draw:style-name="gr9" draw:text-style-name="P1" draw:layer="layout" svg:x1="1.249cm" svg:y1="6.625cm" svg:x2="1.249cm" svg:y2="5.483cm">
          <text:p/>
        </draw:line>
        <draw:line draw:style-name="gr9" draw:text-style-name="P1" draw:layer="layout" svg:x1="2.918cm" svg:y1="5.921cm" svg:x2="2.918cm" svg:y2="5.758cm">
          <text:p/>
        </draw:line>
        <draw:line draw:style-name="gr9" draw:text-style-name="P1" draw:layer="layout" svg:x1="4.715cm" svg:y1="4.595cm" svg:x2="4.715cm" svg:y2="4.432cm">
          <text:p/>
        </draw:line>
        <draw:line draw:style-name="gr9" draw:text-style-name="P1" draw:layer="layout" svg:x1="5.215cm" svg:y1="4.595cm" svg:x2="5.215cm" svg:y2="4.432cm">
          <text:p/>
        </draw:line>
        <draw:line draw:style-name="gr9" draw:text-style-name="P1" draw:layer="layout" svg:x1="4.596cm" svg:y1="7.382cm" svg:x2="4.596cm" svg:y2="6.992cm">
          <text:p/>
        </draw:line>
        <draw:line draw:style-name="gr9" draw:text-style-name="P1" draw:layer="layout" svg:x1="2.476cm" svg:y1="6.101cm" svg:x2="2.476cm" svg:y2="5.768cm">
          <text:p/>
        </draw:line>
        <draw:line draw:style-name="gr9" draw:text-style-name="P1" draw:layer="layout" svg:x1="5.56cm" svg:y1="4.707cm" svg:x2="5.56cm" svg:y2="3.728cm">
          <text:p/>
        </draw:line>
        <draw:line draw:style-name="gr9" draw:text-style-name="P1" draw:layer="layout" svg:x1="7.681cm" svg:y1="5.72cm" svg:x2="7.681cm" svg:y2="4.952cm">
          <text:p/>
        </draw:line>
        <draw:line draw:style-name="gr9" draw:text-style-name="P1" draw:layer="layout" svg:x1="5.898cm" svg:y1="2.504cm" svg:x2="5.898cm" svg:y2="2.524cm">
          <text:p/>
        </draw:line>
        <draw:line draw:style-name="gr9" draw:text-style-name="P1" draw:layer="layout" svg:x1="5.623cm" svg:y1="2.504cm" svg:x2="5.623cm" svg:y2="2.524cm">
          <text:p/>
        </draw:line>
        <draw:line draw:style-name="gr9" draw:text-style-name="P1" draw:layer="layout" svg:x1="5.885cm" svg:y1="2.557cm" svg:x2="5.885cm" svg:y2="2.593cm">
          <text:p/>
        </draw:line>
        <draw:line draw:style-name="gr9" draw:text-style-name="P1" draw:layer="layout" svg:x1="5.635cm" svg:y1="2.557cm" svg:x2="5.635cm" svg:y2="2.593cm">
          <text:p/>
        </draw:line>
        <draw:line draw:style-name="gr9" draw:text-style-name="P1" draw:layer="layout" svg:x1="5.89cm" svg:y1="2.598cm" svg:x2="5.89cm" svg:y2="2.618cm">
          <text:p/>
        </draw:line>
        <draw:line draw:style-name="gr9" draw:text-style-name="P1" draw:layer="layout" svg:x1="5.63cm" svg:y1="2.598cm" svg:x2="5.63cm" svg:y2="2.618cm">
          <text:p/>
        </draw:line>
        <draw:line draw:style-name="gr9" draw:text-style-name="P1" draw:layer="layout" svg:x1="8.018cm" svg:y1="3.728cm" svg:x2="8.018cm" svg:y2="3.748cm">
          <text:p/>
        </draw:line>
        <draw:line draw:style-name="gr9" draw:text-style-name="P1" draw:layer="layout" svg:x1="7.743cm" svg:y1="3.728cm" svg:x2="7.743cm" svg:y2="3.748cm">
          <text:p/>
        </draw:line>
        <draw:line draw:style-name="gr9" draw:text-style-name="P1" draw:layer="layout" svg:x1="8.005cm" svg:y1="3.781cm" svg:x2="8.005cm" svg:y2="3.818cm">
          <text:p/>
        </draw:line>
        <draw:line draw:style-name="gr9" draw:text-style-name="P1" draw:layer="layout" svg:x1="7.756cm" svg:y1="3.781cm" svg:x2="7.756cm" svg:y2="3.818cm">
          <text:p/>
        </draw:line>
        <draw:line draw:style-name="gr9" draw:text-style-name="P1" draw:layer="layout" svg:x1="8.01cm" svg:y1="3.822cm" svg:x2="8.01cm" svg:y2="3.842cm">
          <text:p/>
        </draw:line>
        <draw:line draw:style-name="gr9" draw:text-style-name="P1" draw:layer="layout" svg:x1="7.751cm" svg:y1="3.822cm" svg:x2="7.751cm" svg:y2="3.842cm">
          <text:p/>
        </draw:line>
        <draw:line draw:style-name="gr9" draw:text-style-name="P1" draw:layer="layout" svg:x1="2.363cm" svg:y1="4.544cm" svg:x2="2.363cm" svg:y2="4.564cm">
          <text:p/>
        </draw:line>
        <draw:line draw:style-name="gr9" draw:text-style-name="P1" draw:layer="layout" svg:x1="2.089cm" svg:y1="4.544cm" svg:x2="2.089cm" svg:y2="4.564cm">
          <text:p/>
        </draw:line>
        <draw:line draw:style-name="gr9" draw:text-style-name="P1" draw:layer="layout" svg:x1="2.351cm" svg:y1="4.597cm" svg:x2="2.351cm" svg:y2="4.634cm">
          <text:p/>
        </draw:line>
        <draw:line draw:style-name="gr9" draw:text-style-name="P1" draw:layer="layout" svg:x1="2.101cm" svg:y1="4.597cm" svg:x2="2.101cm" svg:y2="4.634cm">
          <text:p/>
        </draw:line>
        <draw:line draw:style-name="gr9" draw:text-style-name="P1" draw:layer="layout" svg:x1="2.356cm" svg:y1="4.638cm" svg:x2="2.356cm" svg:y2="4.658cm">
          <text:p/>
        </draw:line>
        <draw:line draw:style-name="gr9" draw:text-style-name="P1" draw:layer="layout" svg:x1="2.096cm" svg:y1="4.638cm" svg:x2="2.096cm" svg:y2="4.658cm">
          <text:p/>
        </draw:line>
        <draw:line draw:style-name="gr9" draw:text-style-name="P1" draw:layer="layout" svg:x1="4.484cm" svg:y1="5.768cm" svg:x2="4.484cm" svg:y2="5.789cm">
          <text:p/>
        </draw:line>
        <draw:line draw:style-name="gr9" draw:text-style-name="P1" draw:layer="layout" svg:x1="4.209cm" svg:y1="5.768cm" svg:x2="4.209cm" svg:y2="5.789cm">
          <text:p/>
        </draw:line>
        <draw:line draw:style-name="gr9" draw:text-style-name="P1" draw:layer="layout" svg:x1="4.471cm" svg:y1="5.822cm" svg:x2="4.471cm" svg:y2="5.858cm">
          <text:p/>
        </draw:line>
        <draw:line draw:style-name="gr9" draw:text-style-name="P1" draw:layer="layout" svg:x1="4.222cm" svg:y1="5.822cm" svg:x2="4.222cm" svg:y2="5.858cm">
          <text:p/>
        </draw:line>
        <draw:line draw:style-name="gr9" draw:text-style-name="P1" draw:layer="layout" svg:x1="4.476cm" svg:y1="5.862cm" svg:x2="4.476cm" svg:y2="5.883cm">
          <text:p/>
        </draw:line>
        <draw:line draw:style-name="gr9" draw:text-style-name="P1" draw:layer="layout" svg:x1="4.217cm" svg:y1="5.862cm" svg:x2="4.217cm" svg:y2="5.883cm">
          <text:p/>
        </draw:line>
        <draw:path draw:style-name="gr7" draw:text-style-name="P5" draw:layer="layout" svg:width="7.609cm" svg:height="5.536cm" svg:x="15.088cm" svg:y="2.397cm" svg:viewBox="0 0 7610 5537" svg:d="M7610 3545v-1143c0-31-21-60-58-82l-3959-2286c-78-45-205-45-283 0l-3251 1878c-38 22-59 51-59 82v1143c0 30 21 59 59 81l3959 2285c78 45 204 45 283 0l3251-1877c37-21 58-51 58-81z">
          <text:p/>
        </draw:path>
        <draw:polygon draw:style-name="gr8" draw:text-style-name="P1" draw:layer="layout" svg:width="0cm" svg:height="0cm" svg:x="18.648cm" svg:y="5.448cm" svg:viewBox="0 0 0 0" draw:points="0,0">
          <text:p/>
        </draw:polygon>
        <draw:path draw:style-name="gr7" draw:text-style-name="P5" draw:layer="layout" svg:width="7.609cm" svg:height="4.393cm" svg:x="15.088cm" svg:y="3.54cm" svg:viewBox="0 0 7610 4394" svg:d="M7552 2319c37 22 58 51 58 82 0 30-21 60-58 81l-3251 1878c-79 45-205 45-283 0l-3959-2286c-38-22-59-51-59-81 0-31 21-60 59-82l3251-1877c78-45 205-45 283 0l1030 594h71l70-41 1219 704-70 41v41z">
          <text:p/>
        </draw:path>
        <draw:polygon draw:style-name="gr8" draw:text-style-name="P1" draw:layer="layout" svg:width="0cm" svg:height="0cm" svg:x="18.648cm" svg:y="5.448cm" svg:viewBox="0 0 0 0" draw:points="0,0">
          <text:p/>
        </draw:polygon>
        <draw:path draw:style-name="gr7" draw:text-style-name="P5" draw:layer="layout" svg:width="7.609cm" svg:height="3.544cm" svg:x="15.088cm" svg:y="2.397cm" svg:viewBox="0 0 7610 3545" svg:d="M7552 3463c37 22 58 51 58 82v-1144c0-31-21-60-58-82l-3959-2285c-78-45-205-45-283 0l-3251 1877c-38 22-59 51-59 82v1144c0-31 21-60 59-82l3251-1878c78-45 205-45 283 0l1030 594v-245c0-86 58-124 132-86l40-24c-20 12-31 37-31 69v245-245c0-32 11-57 31-69 20-11 47-8 75 8v123 20l4 96 133 85 14 8v-16l-147-77 5-101 23 13 926 535 41 23v97l-707-408v15l693 401 23 13v-123-122c58 33 105 115 105 183v245l-1219-704-70 41v-245c0-33 11-57 30-69l31-17 40-24c20-11 47-8 75 8l1008 582c-408-148-752-347-1008-582l1113 765c0-68-47-150-105-183l105 183v245l-70 41v41z">
          <text:p/>
        </draw:path>
        <draw:polygon draw:style-name="gr8" draw:text-style-name="P1" draw:layer="layout" svg:width="0cm" svg:height="0cm" svg:x="18.648cm" svg:y="5.448cm" svg:viewBox="0 0 0 0" draw:points="0,0">
          <text:p/>
        </draw:polygon>
        <draw:polygon draw:style-name="gr7" draw:text-style-name="P5" draw:layer="layout" svg:width="1.321cm" svg:height="0.763cm" svg:x="16.543cm" svg:y="4.979cm" svg:viewBox="0 0 1322 764" draw:points="1322,250 1250,209 888,0 256,365 185,406 70,472 0,513 433,764">
          <text:p/>
        </draw:polygon>
        <draw:polygon draw:style-name="gr8" draw:text-style-name="P1" draw:layer="layout" svg:width="0cm" svg:height="0cm" svg:x="18.648cm" svg:y="5.448cm" svg:viewBox="0 0 0 0" draw:points="0,0">
          <text:p/>
        </draw:polygon>
        <draw:polygon draw:style-name="gr7" draw:text-style-name="P5" draw:layer="layout" svg:width="1.321cm" svg:height="0.762cm" svg:x="17.581cm" svg:y="4.38cm" svg:viewBox="0 0 1322 763" draw:points="1322,250 1251,209 889,0 70,472 0,512 434,763">
          <text:p/>
        </draw:polygon>
        <draw:polygon draw:style-name="gr8" draw:text-style-name="P1" draw:layer="layout" svg:width="0cm" svg:height="0cm" svg:x="18.648cm" svg:y="5.448cm" svg:viewBox="0 0 0 0" draw:points="0,0">
          <text:p/>
        </draw:polygon>
        <draw:polygon draw:style-name="gr7" draw:text-style-name="P5" draw:layer="layout" svg:width="1.18cm" svg:height="0.681cm" svg:x="17.651cm" svg:y="4.38cm" svg:viewBox="0 0 1181 682" draw:points="1181,210 819,0 0,473 363,682">
          <text:p/>
        </draw:polygon>
        <draw:polygon draw:style-name="gr8" draw:text-style-name="P1" draw:layer="layout" svg:width="0cm" svg:height="0cm" svg:x="18.648cm" svg:y="5.448cm" svg:viewBox="0 0 0 0" draw:points="0,0">
          <text:p/>
        </draw:polygon>
        <draw:polygon draw:style-name="gr7" draw:text-style-name="P5" draw:layer="layout" svg:width="0.994cm" svg:height="0.574cm" svg:x="16.799cm" svg:y="4.979cm" svg:viewBox="0 0 995 575" draw:points="995,209 633,0 0,365 362,575">
          <text:p/>
        </draw:polygon>
        <draw:polygon draw:style-name="gr8" draw:text-style-name="P1" draw:layer="layout" svg:width="0cm" svg:height="0cm" svg:x="18.648cm" svg:y="5.448cm" svg:viewBox="0 0 0 0" draw:points="0,0">
          <text:p/>
        </draw:polygon>
        <draw:path draw:style-name="gr7" draw:text-style-name="P5" draw:layer="layout" svg:width="1.008cm" svg:height="0.704cm" svg:x="19.957cm" svg:y="3.821cm" svg:viewBox="0 0 1009 705" svg:d="M1009 583v122c-17-6-33-12-50-18l-927-535c-11-9-21-19-32-28v-124c256 236 600 435 1009 583z">
          <text:p/>
        </draw:path>
        <draw:polygon draw:style-name="gr8" draw:text-style-name="P1" draw:layer="layout" svg:width="0cm" svg:height="0cm" svg:x="18.648cm" svg:y="5.448cm" svg:viewBox="0 0 0 0" draw:points="0,0">
          <text:p/>
        </draw:polygon>
        <draw:polygon draw:style-name="gr7" draw:text-style-name="P5" draw:layer="layout" svg:width="0.888cm" svg:height="0.553cm" svg:x="18.014cm" svg:y="4.589cm" svg:viewBox="0 0 889 554" draw:points="0,554 889,41 818,0 0,473">
          <text:p/>
        </draw:polygon>
        <draw:polygon draw:style-name="gr8" draw:text-style-name="P1" draw:layer="layout" svg:width="0cm" svg:height="0cm" svg:x="18.648cm" svg:y="5.448cm" svg:viewBox="0 0 0 0" draw:points="0,0">
          <text:p/>
        </draw:polygon>
        <draw:polygon draw:style-name="gr7" draw:text-style-name="P5" draw:layer="layout" svg:width="0.888cm" svg:height="0.554cm" svg:x="16.976cm" svg:y="5.188cm" svg:viewBox="0 0 889 555" draw:points="0,555 889,41 818,0 185,366 114,407 0,473">
          <text:p/>
        </draw:polygon>
        <draw:polygon draw:style-name="gr8" draw:text-style-name="P1" draw:layer="layout" svg:width="0cm" svg:height="0cm" svg:x="18.648cm" svg:y="5.448cm" svg:viewBox="0 0 0 0" draw:points="0,0">
          <text:p/>
        </draw:polygon>
        <draw:path draw:style-name="gr7" draw:text-style-name="P5" draw:layer="layout" svg:width="0.275cm" svg:height="0.268cm" svg:x="15.734cm" svg:y="6.823cm" svg:viewBox="0 0 276 269" svg:d="M276 190v-21c0-11-5-22-13-33v-20c3-7 5-13 5-20v-20c0-42-58-76-130-76-71 0-130 34-130 76v20c0 7 1 13 4 20v20c-8 11-12 22-12 33v21c0 21 14 41 41 56 39 23 98 29 150 17 51-12 85-41 85-73z">
          <text:p/>
        </draw:path>
        <draw:polygon draw:style-name="gr8" draw:text-style-name="P1" draw:layer="layout" svg:width="0cm" svg:height="0cm" svg:x="18.648cm" svg:y="5.448cm" svg:viewBox="0 0 0 0" draw:points="0,0">
          <text:p/>
        </draw:polygon>
        <draw:path draw:style-name="gr7" draw:text-style-name="P5" draw:layer="layout" svg:width="0.275cm" svg:height="0.268cm" svg:x="18.031cm" svg:y="8.149cm" svg:viewBox="0 0 276 269" svg:d="M276 190v-20c0-12-5-23-13-33v-21c3-6 5-13 5-20v-20c0-42-58-76-131-76-71 0-129 34-129 76v20c0 7 1 14 4 20v21c-8 10-12 21-12 33v20c0 21 14 41 40 56 39 23 99 30 151 17 51-12 85-41 85-73z">
          <text:p/>
        </draw:path>
        <draw:polygon draw:style-name="gr8" draw:text-style-name="P1" draw:layer="layout" svg:width="0cm" svg:height="0cm" svg:x="18.648cm" svg:y="5.448cm" svg:viewBox="0 0 0 0" draw:points="0,0">
          <text:p/>
        </draw:polygon>
        <draw:path draw:style-name="gr7" draw:text-style-name="P5" draw:layer="layout" svg:width="0.274cm" svg:height="0.269cm" svg:x="18.049cm" svg:y="5.139cm" svg:viewBox="0 0 275 270" svg:d="M275 190v-20c0-11-4-23-12-33v-20c3-7 5-14 5-20v-22c0-41-58-75-131-75-72 0-130 34-130 75v22c0 6 2 13 5 20v20c-8 10-12 22-12 33v20c0 22 14 42 40 57 39 22 98 29 151 17 51-12 84-41 84-74z">
          <text:p/>
        </draw:path>
        <draw:polygon draw:style-name="gr8" draw:text-style-name="P1" draw:layer="layout" svg:width="0cm" svg:height="0cm" svg:x="18.648cm" svg:y="5.448cm" svg:viewBox="0 0 0 0" draw:points="0,0">
          <text:p/>
        </draw:polygon>
        <draw:path draw:style-name="gr7" draw:text-style-name="P5" draw:layer="layout" svg:width="0.275cm" svg:height="0.268cm" svg:x="15.928cm" svg:y="6.364cm" svg:viewBox="0 0 276 269" svg:d="M276 189v-21c0-11-4-22-12-33v-20c3-7 4-13 4-20v-21c0-41-58-74-129-74-73 0-131 33-131 74v21c0 7 1 13 5 20v20c-9 11-13 22-13 33v21c0 22 15 42 40 57 40 23 100 29 151 17 52-12 85-41 85-74z">
          <text:p/>
        </draw:path>
        <draw:polygon draw:style-name="gr8" draw:text-style-name="P1" draw:layer="layout" svg:width="0cm" svg:height="0cm" svg:x="18.648cm" svg:y="5.448cm" svg:viewBox="0 0 0 0" draw:points="0,0">
          <text:p/>
        </draw:polygon>
        <draw:path draw:style-name="gr7" draw:text-style-name="P5" draw:layer="layout" svg:width="0.275cm" svg:height="0.268cm" svg:x="19.462cm" svg:y="8.404cm" svg:viewBox="0 0 276 269" svg:d="M276 190v-20c0-12-4-23-12-33v-21c3-6 4-13 4-20v-20c0-43-58-76-129-76-73 0-131 33-131 76v20c0 7 1 14 5 20v21c-9 10-13 21-13 33v20c0 21 15 41 40 56 40 23 100 30 151 17 52-12 85-41 85-73z">
          <text:p/>
        </draw:path>
        <draw:polygon draw:style-name="gr8" draw:text-style-name="P1" draw:layer="layout" svg:width="0cm" svg:height="0cm" svg:x="18.648cm" svg:y="5.448cm" svg:viewBox="0 0 0 0" draw:points="0,0">
          <text:p/>
        </draw:polygon>
        <draw:path draw:style-name="gr7" draw:text-style-name="P5" draw:layer="layout" svg:width="0.275cm" svg:height="0.269cm" svg:x="21.141cm" svg:y="6.353cm" svg:viewBox="0 0 276 270" svg:d="M276 190v-21c0-11-5-23-13-33v-20c3-7 5-14 5-20v-21c0-41-58-75-130-75s-130 34-130 75v21c0 6 1 13 4 20v20c-8 10-12 22-12 33v21c0 21 14 42 40 57 39 22 99 29 151 17 51-12 85-41 85-74z">
          <text:p/>
        </draw:path>
        <draw:polygon draw:style-name="gr8" draw:text-style-name="P1" draw:layer="layout" svg:width="0cm" svg:height="0cm" svg:x="18.648cm" svg:y="5.448cm" svg:viewBox="0 0 0 0" draw:points="0,0">
          <text:p/>
        </draw:polygon>
        <draw:path draw:style-name="gr7" draw:text-style-name="P5" draw:layer="layout" svg:width="0.391cm" svg:height="0.279cm" svg:x="17.416cm" svg:y="5.572cm" svg:viewBox="0 0 392 280" svg:d="M390 74l-4 54 6-6c-1 2-3 4-5 6-3 2-5 4-7 5l6-5-95 60 1-4c-2 1-3 3-3 4 0 2 1 4 4 5l-2-5 49 32 28 20-2-4c6 3 6 6 1 9 5-3 5-6-1-9l2 4-58 38c-5 3-10 3-16 0l-292-174 1 5c-2-2-3-3-3-5s1-4 3-5l-1 5 28-21 138-78-4 1c2-1 5-2 9-3 3-2 6-3 9-3h79c3 1 6 2 10 3 4 2 7 3 9 4l-5-2 105 59c2 2 5 4 7 6s4 4 5 5c-1-1-3-3-5-5z">
          <text:p/>
        </draw:path>
        <draw:polygon draw:style-name="gr8" draw:text-style-name="P1" draw:layer="layout" svg:width="0cm" svg:height="0cm" svg:x="18.648cm" svg:y="5.448cm" svg:viewBox="0 0 0 0" draw:points="0,0">
          <text:p/>
        </draw:polygon>
        <draw:polygon draw:style-name="gr7" draw:text-style-name="P5" draw:layer="layout" svg:width="0.477cm" svg:height="0.275cm" svg:x="16.613cm" svg:y="5.385cm" svg:viewBox="0 0 478 276" draw:points="115,0 478,209 364,276 0,66">
          <text:p/>
        </draw:polygon>
        <draw:polygon draw:style-name="gr8" draw:text-style-name="P1" draw:layer="layout" svg:width="0cm" svg:height="0cm" svg:x="18.648cm" svg:y="5.448cm" svg:viewBox="0 0 0 0" draw:points="0,0">
          <text:p/>
        </draw:polygon>
        <draw:path draw:style-name="gr7" draw:text-style-name="P5" draw:layer="layout" svg:width="0.275cm" svg:height="0.159cm" svg:x="15.928cm" svg:y="6.473cm" svg:viewBox="0 0 276 160" svg:d="M276 80c0 33-33 62-85 74-51 12-111 6-151-17-25-15-40-35-40-57 0-44 62-80 139-80 75 0 137 36 137 80z">
          <text:p/>
        </draw:path>
        <draw:polygon draw:style-name="gr8" draw:text-style-name="P1" draw:layer="layout" svg:width="0cm" svg:height="0cm" svg:x="18.648cm" svg:y="5.448cm" svg:viewBox="0 0 0 0" draw:points="0,0">
          <text:p/>
        </draw:polygon>
        <draw:path draw:style-name="gr7" draw:text-style-name="P5" draw:layer="layout" svg:width="0.275cm" svg:height="0.159cm" svg:x="15.734cm" svg:y="6.932cm" svg:viewBox="0 0 276 160" svg:d="M276 80c0 33-34 62-85 74-52 12-111 6-150-17-27-15-41-35-41-57 0-44 62-80 138-80s138 36 138 80z">
          <text:p/>
        </draw:path>
        <draw:polygon draw:style-name="gr8" draw:text-style-name="P1" draw:layer="layout" svg:width="0cm" svg:height="0cm" svg:x="18.648cm" svg:y="5.448cm" svg:viewBox="0 0 0 0" draw:points="0,0">
          <text:p/>
        </draw:polygon>
        <draw:path draw:style-name="gr7" draw:text-style-name="P5" draw:layer="layout" svg:width="0.275cm" svg:height="0.158cm" svg:x="19.462cm" svg:y="7.29cm" svg:viewBox="0 0 276 159" svg:d="M276 80c0 32-33 61-85 73-51 12-111 6-151-17-25-15-40-35-40-56 0-45 62-80 139-80 75 0 137 35 137 80z">
          <text:p/>
        </draw:path>
        <draw:polygon draw:style-name="gr8" draw:text-style-name="P1" draw:layer="layout" svg:width="0cm" svg:height="0cm" svg:x="18.648cm" svg:y="5.448cm" svg:viewBox="0 0 0 0" draw:points="0,0">
          <text:p/>
        </draw:polygon>
        <draw:path draw:style-name="gr7" draw:text-style-name="P5" draw:layer="layout" svg:width="0.275cm" svg:height="0.159cm" svg:x="18.031cm" svg:y="7.034cm" svg:viewBox="0 0 276 160" svg:d="M276 80c0 32-34 61-85 73-52 13-112 7-151-17-26-15-40-35-40-56 0-44 61-80 137-80 77 0 139 36 139 80z">
          <text:p/>
        </draw:path>
        <draw:polygon draw:style-name="gr8" draw:text-style-name="P1" draw:layer="layout" svg:width="0cm" svg:height="0cm" svg:x="18.648cm" svg:y="5.448cm" svg:viewBox="0 0 0 0" draw:points="0,0">
          <text:p/>
        </draw:polygon>
        <draw:path draw:style-name="gr7" draw:text-style-name="P5" draw:layer="layout" svg:width="0.275cm" svg:height="0.159cm" svg:x="21.141cm" svg:y="5.239cm" svg:viewBox="0 0 276 160" svg:d="M276 80c0 32-34 61-85 74-52 12-112 5-151-18-26-14-40-35-40-56 0-45 61-80 138-80 76 0 138 35 138 80z">
          <text:p/>
        </draw:path>
        <draw:polygon draw:style-name="gr8" draw:text-style-name="P1" draw:layer="layout" svg:width="0cm" svg:height="0cm" svg:x="18.648cm" svg:y="5.448cm" svg:viewBox="0 0 0 0" draw:points="0,0">
          <text:p/>
        </draw:polygon>
        <draw:path draw:style-name="gr7" draw:text-style-name="P5" draw:layer="layout" svg:width="0.275cm" svg:height="0.159cm" svg:x="15.928cm" svg:y="5.249cm" svg:viewBox="0 0 276 160" svg:d="M276 80c0 33-33 62-85 74-51 12-111 5-151-17-25-15-40-35-40-57 0-44 62-80 139-80 75 0 137 36 137 80z">
          <text:p/>
        </draw:path>
        <draw:polygon draw:style-name="gr8" draw:text-style-name="P1" draw:layer="layout" svg:width="0cm" svg:height="0cm" svg:x="18.648cm" svg:y="5.448cm" svg:viewBox="0 0 0 0" draw:points="0,0">
          <text:p/>
        </draw:polygon>
        <draw:path draw:style-name="gr7" draw:text-style-name="P5" draw:layer="layout" svg:width="0.275cm" svg:height="0.158cm" svg:x="18.031cm" svg:y="8.259cm" svg:viewBox="0 0 276 159" svg:d="M276 80c0 32-34 61-85 73-52 13-112 6-151-17-26-15-40-35-40-56 0-45 61-80 137-80 77 0 139 35 139 80z">
          <text:p/>
        </draw:path>
        <draw:polygon draw:style-name="gr8" draw:text-style-name="P1" draw:layer="layout" svg:width="0cm" svg:height="0cm" svg:x="18.648cm" svg:y="5.448cm" svg:viewBox="0 0 0 0" draw:points="0,0">
          <text:p/>
        </draw:polygon>
        <draw:path draw:style-name="gr7" draw:text-style-name="P5" draw:layer="layout" svg:width="0.275cm" svg:height="0.159cm" svg:x="15.734cm" svg:y="5.708cm" svg:viewBox="0 0 276 160" svg:d="M276 81c0 32-34 61-85 73-52 12-111 5-150-17-27-15-41-35-41-56 0-45 62-81 138-81s138 36 138 81z">
          <text:p/>
        </draw:path>
        <draw:polygon draw:style-name="gr8" draw:text-style-name="P1" draw:layer="layout" svg:width="0cm" svg:height="0cm" svg:x="18.648cm" svg:y="5.448cm" svg:viewBox="0 0 0 0" draw:points="0,0">
          <text:p/>
        </draw:polygon>
        <draw:path draw:style-name="gr7" draw:text-style-name="P5" draw:layer="layout" svg:width="0.275cm" svg:height="0.158cm" svg:x="18.844cm" svg:y="3.913cm" svg:viewBox="0 0 276 159" svg:d="M276 79c0 32-34 62-86 74-52 13-111 6-150-17-26-15-40-36-40-57 0-44 61-79 137-79 77 0 139 35 139 79z">
          <text:p/>
        </draw:path>
        <draw:polygon draw:style-name="gr8" draw:text-style-name="P1" draw:layer="layout" svg:width="0cm" svg:height="0cm" svg:x="18.648cm" svg:y="5.448cm" svg:viewBox="0 0 0 0" draw:points="0,0">
          <text:p/>
        </draw:polygon>
        <draw:path draw:style-name="gr7" draw:text-style-name="P5" draw:layer="layout" svg:width="0.274cm" svg:height="0.159cm" svg:x="18.049cm" svg:y="5.249cm" svg:viewBox="0 0 275 160" svg:d="M275 80c0 33-33 62-84 74-53 12-112 5-151-17-26-15-40-35-40-57 0-44 61-80 137-80 77 0 138 36 138 80z">
          <text:p/>
        </draw:path>
        <draw:polygon draw:style-name="gr8" draw:text-style-name="P1" draw:layer="layout" svg:width="0cm" svg:height="0cm" svg:x="18.648cm" svg:y="5.448cm" svg:viewBox="0 0 0 0" draw:points="0,0">
          <text:p/>
        </draw:polygon>
        <draw:path draw:style-name="gr7" draw:text-style-name="P5" draw:layer="layout" svg:width="0.274cm" svg:height="0.159cm" svg:x="21.583cm" svg:y="6.065cm" svg:viewBox="0 0 275 160" svg:d="M275 81c0 32-33 61-85 73s-111 5-150-17c-26-15-40-35-40-56 0-44 61-81 137-81 77 0 138 37 138 81z">
          <text:p/>
        </draw:path>
        <draw:polygon draw:style-name="gr8" draw:text-style-name="P1" draw:layer="layout" svg:width="0cm" svg:height="0cm" svg:x="18.648cm" svg:y="5.448cm" svg:viewBox="0 0 0 0" draw:points="0,0">
          <text:p/>
        </draw:polygon>
        <draw:path draw:style-name="gr7" draw:text-style-name="P5" draw:layer="layout" svg:width="0.275cm" svg:height="0.158cm" svg:x="18.844cm" svg:y="5.137cm" svg:viewBox="0 0 276 159" svg:d="M276 79c0 32-34 61-86 74s-111 6-150-18c-26-15-40-35-40-56 0-44 61-79 137-79 77 0 139 35 139 79z">
          <text:p/>
        </draw:path>
        <draw:polygon draw:style-name="gr8" draw:text-style-name="P1" draw:layer="layout" svg:width="0cm" svg:height="0cm" svg:x="18.648cm" svg:y="5.448cm" svg:viewBox="0 0 0 0" draw:points="0,0">
          <text:p/>
        </draw:polygon>
        <draw:path draw:style-name="gr7" draw:text-style-name="P5" draw:layer="layout" svg:width="0.274cm" svg:height="0.159cm" svg:x="18.049cm" svg:y="4.025cm" svg:viewBox="0 0 275 160" svg:d="M275 80c0 32-33 61-84 74-53 13-112 5-151-18-26-14-40-35-40-56 0-44 61-80 137-80 77 0 138 36 138 80z">
          <text:p/>
        </draw:path>
        <draw:polygon draw:style-name="gr8" draw:text-style-name="P1" draw:layer="layout" svg:width="0cm" svg:height="0cm" svg:x="18.648cm" svg:y="5.448cm" svg:viewBox="0 0 0 0" draw:points="0,0">
          <text:p/>
        </draw:polygon>
        <draw:path draw:style-name="gr7" draw:text-style-name="P5" draw:layer="layout" svg:width="0.275cm" svg:height="0.159cm" svg:x="21.141cm" svg:y="6.463cm" svg:viewBox="0 0 276 160" svg:d="M276 80c0 33-34 62-85 74-52 12-112 5-151-17-26-15-40-35-40-57 0-44 61-80 138-80 76 0 138 36 138 80z">
          <text:p/>
        </draw:path>
        <draw:polygon draw:style-name="gr8" draw:text-style-name="P1" draw:layer="layout" svg:width="0cm" svg:height="0cm" svg:x="18.648cm" svg:y="5.448cm" svg:viewBox="0 0 0 0" draw:points="0,0">
          <text:p/>
        </draw:polygon>
        <draw:path draw:style-name="gr7" draw:text-style-name="P5" draw:layer="layout" svg:width="0.275cm" svg:height="0.158cm" svg:x="19.462cm" svg:y="8.514cm" svg:viewBox="0 0 276 159" svg:d="M276 79c0 33-33 62-85 74-51 13-111 6-151-17-25-15-40-35-40-57 0-44 62-79 139-79 75 0 137 35 137 79z">
          <text:p/>
        </draw:path>
        <draw:polygon draw:style-name="gr8" draw:text-style-name="P1" draw:layer="layout" svg:width="0cm" svg:height="0cm" svg:x="18.648cm" svg:y="5.448cm" svg:viewBox="0 0 0 0" draw:points="0,0">
          <text:p/>
        </draw:polygon>
        <draw:polygon draw:style-name="gr7" draw:text-style-name="P5" draw:layer="layout" svg:width="0.433cm" svg:height="0.291cm" svg:x="16.543cm" svg:y="5.451cm" svg:viewBox="0 0 434 292" draw:points="434,292 434,210 70,0 0,41">
          <text:p/>
        </draw:polygon>
        <draw:polygon draw:style-name="gr8" draw:text-style-name="P1" draw:layer="layout" svg:width="0cm" svg:height="0cm" svg:x="18.648cm" svg:y="5.448cm" svg:viewBox="0 0 0 0" draw:points="0,0">
          <text:p/>
        </draw:polygon>
        <draw:polygon draw:style-name="gr7" draw:text-style-name="P5" draw:layer="layout" svg:width="0.433cm" svg:height="0.29cm" svg:x="17.581cm" svg:y="4.852cm" svg:viewBox="0 0 434 291" draw:points="434,291 434,209 70,0 0,40">
          <text:p/>
        </draw:polygon>
        <draw:polygon draw:style-name="gr8" draw:text-style-name="P1" draw:layer="layout" svg:width="0cm" svg:height="0cm" svg:x="18.648cm" svg:y="5.448cm" svg:viewBox="0 0 0 0" draw:points="0,0">
          <text:p/>
        </draw:polygon>
        <draw:polygon draw:style-name="gr7" draw:text-style-name="P5" draw:layer="layout" svg:width="0.433cm" svg:height="0.25cm" svg:x="16.728cm" svg:y="5.344cm" svg:viewBox="0 0 434 251" draw:points="71,0 434,210 362,251 0,42">
          <text:p/>
        </draw:polygon>
        <draw:polygon draw:style-name="gr8" draw:text-style-name="P1" draw:layer="layout" svg:width="0cm" svg:height="0cm" svg:x="18.648cm" svg:y="5.448cm" svg:viewBox="0 0 0 0" draw:points="0,0">
          <text:p/>
        </draw:polygon>
        <draw:path draw:style-name="gr7" draw:text-style-name="P5" draw:layer="layout" svg:width="0.132cm" svg:height="0.346cm" svg:x="19.71cm" svg:y="3.822cm" svg:viewBox="0 0 133 347" svg:d="M0 347h72v-246c0-33 11-57 30-69l31-17c-74-38-133 0-133 86z">
          <text:p/>
        </draw:path>
        <draw:polygon draw:style-name="gr8" draw:text-style-name="P1" draw:layer="layout" svg:width="0cm" svg:height="0cm" svg:x="18.648cm" svg:y="5.448cm" svg:viewBox="0 0 0 0" draw:points="0,0">
          <text:p/>
        </draw:polygon>
        <draw:path draw:style-name="gr7" draw:text-style-name="P5" draw:layer="layout" svg:width="0.335cm" svg:height="0.199cm" svg:x="18.691cm" svg:y="4.857cm" svg:viewBox="0 0 336 200" svg:d="M187 200l-55-32 1 1c-2-1-3-3-5-7l4 6 7-20-7 6c2-2 4-4 7-6 2-2 5-4 7-6l-7 6 100-60-3 3c4-2 5-3 4-5v-40-1c1 2 0 4-4 5 4-1 5-3 4-5 1 2 0 4-4 5l4-5c0-2-1-3-5-5l3 3-48-26 8 1c-2-2-5-2-8-2s-6 0-8 2l8-1-153 81 8-1c-2 2-5 2-8 2s-6 0-8-2l8 1-37-17 131-76-5 2c3-1 6-3 9-4 4-1 7-2 10-3l85 4-4-3c5 3 8 5 9 5l-5-2 17 9h-1c1 0 2 1 2 1l-1-1 89 53-113 68 1-4c-3 2-4 5-1 8-3-3-2-6 1-8-3 2-4 5-1 8-3-3-2-6 1-8v46l-1-42 1 37c-3 2-4 4-1 7l-2-3v-41 41l3-4c-3 2-4 4-1 7l-36 22c11-8 24-14 40-19z">
          <text:p/>
        </draw:path>
        <draw:polygon draw:style-name="gr8" draw:text-style-name="P1" draw:layer="layout" svg:width="0cm" svg:height="0cm" svg:x="18.648cm" svg:y="5.448cm" svg:viewBox="0 0 0 0" draw:points="0,0">
          <text:p/>
        </draw:polygon>
        <draw:path draw:style-name="gr7" draw:text-style-name="P5" draw:layer="layout" svg:width="0.25cm" svg:height="0.108cm" svg:x="15.941cm" svg:y="6.391cm" svg:viewBox="0 0 251 109" svg:d="M0 109c22-28 71-46 126-46 53 0 102 18 125 46v-20-16c0-41-56-73-125-73-70 0-126 32-126 73v16z">
          <text:p/>
        </draw:path>
        <draw:polygon draw:style-name="gr8" draw:text-style-name="P1" draw:layer="layout" svg:width="0cm" svg:height="0cm" svg:x="18.648cm" svg:y="5.448cm" svg:viewBox="0 0 0 0" draw:points="0,0">
          <text:p/>
        </draw:polygon>
        <draw:path draw:style-name="gr7" draw:text-style-name="P5" draw:layer="layout" svg:width="0.25cm" svg:height="0.109cm" svg:x="18.043cm" svg:y="8.176cm" svg:viewBox="0 0 251 110" svg:d="M0 110c24-30 73-48 126-48 54 0 103 18 125 48v-21-17c0-40-56-72-125-72s-126 32-126 72v17z">
          <text:p/>
        </draw:path>
        <draw:polygon draw:style-name="gr8" draw:text-style-name="P1" draw:layer="layout" svg:width="0cm" svg:height="0cm" svg:x="18.648cm" svg:y="5.448cm" svg:viewBox="0 0 0 0" draw:points="0,0">
          <text:p/>
        </draw:polygon>
        <draw:path draw:style-name="gr7" draw:text-style-name="P5" draw:layer="layout" svg:width="0.25cm" svg:height="0.108cm" svg:x="15.746cm" svg:y="6.85cm" svg:viewBox="0 0 251 109" svg:d="M0 109c23-28 72-46 126-46s103 18 125 46v-20-16c0-40-56-73-125-73-70 0-126 33-126 73v16z">
          <text:p/>
        </draw:path>
        <draw:polygon draw:style-name="gr8" draw:text-style-name="P1" draw:layer="layout" svg:width="0cm" svg:height="0cm" svg:x="18.648cm" svg:y="5.448cm" svg:viewBox="0 0 0 0" draw:points="0,0">
          <text:p/>
        </draw:polygon>
        <draw:path draw:style-name="gr7" draw:text-style-name="P5" draw:layer="layout" svg:width="0.25cm" svg:height="0.109cm" svg:x="18.856cm" svg:y="5.054cm" svg:viewBox="0 0 251 110" svg:d="M0 110c23-28 71-47 125-47s104 19 126 47v-21-17c0-39-56-72-126-72-69 0-125 33-125 72v17z">
          <text:p/>
        </draw:path>
        <draw:polygon draw:style-name="gr8" draw:text-style-name="P1" draw:layer="layout" svg:width="0cm" svg:height="0cm" svg:x="18.648cm" svg:y="5.448cm" svg:viewBox="0 0 0 0" draw:points="0,0">
          <text:p/>
        </draw:polygon>
        <draw:path draw:style-name="gr7" draw:text-style-name="P5" draw:layer="layout" svg:width="0.25cm" svg:height="0.108cm" svg:x="18.061cm" svg:y="5.167cm" svg:viewBox="0 0 251 109" svg:d="M0 109c22-28 71-47 125-47s103 19 126 47v-20-16c0-41-57-73-126-73s-125 32-125 73v16z">
          <text:p/>
        </draw:path>
        <draw:polygon draw:style-name="gr8" draw:text-style-name="P1" draw:layer="layout" svg:width="0cm" svg:height="0cm" svg:x="18.648cm" svg:y="5.448cm" svg:viewBox="0 0 0 0" draw:points="0,0">
          <text:p/>
        </draw:polygon>
        <draw:path draw:style-name="gr7" draw:text-style-name="P5" draw:layer="layout" svg:width="0.25cm" svg:height="0.109cm" svg:x="19.475cm" svg:y="8.431cm" svg:viewBox="0 0 251 110" svg:d="M0 110c22-29 71-47 126-47 53 0 102 18 125 47v-21-16c0-41-56-73-125-73-70 0-126 32-126 73v16z">
          <text:p/>
        </draw:path>
        <draw:polygon draw:style-name="gr8" draw:text-style-name="P1" draw:layer="layout" svg:width="0cm" svg:height="0cm" svg:x="18.648cm" svg:y="5.448cm" svg:viewBox="0 0 0 0" draw:points="0,0">
          <text:p/>
        </draw:polygon>
        <draw:path draw:style-name="gr7" draw:text-style-name="P5" draw:layer="layout" svg:width="0.25cm" svg:height="0.108cm" svg:x="21.153cm" svg:y="6.381cm" svg:viewBox="0 0 251 109" svg:d="M0 109c23-28 72-46 125-46 55 0 104 18 126 46v-20-16c0-41-56-73-126-73-69 0-125 32-125 73v16z">
          <text:p/>
        </draw:path>
        <draw:polygon draw:style-name="gr8" draw:text-style-name="P1" draw:layer="layout" svg:width="0cm" svg:height="0cm" svg:x="18.648cm" svg:y="5.448cm" svg:viewBox="0 0 0 0" draw:points="0,0">
          <text:p/>
        </draw:polygon>
        <draw:path draw:style-name="gr7" draw:text-style-name="P5" draw:layer="layout" svg:width="0.343cm" svg:height="0.174cm" svg:x="17.711cm" svg:y="5.464cm" svg:viewBox="0 0 344 175" svg:d="M344 155l-29 18c-5 3-11 3-16-1l-221-124 3-2c-1-1-3-1-4 0s-2 3-2 4l3-2-12 26 4-2c0 2-1 3-3 4-2 0-4-1-7-2h6l-62-37-4 3c2-2 4-4 6-5l-2 2 59-35c5-3 11-3 16 0z">
          <text:p/>
        </draw:path>
        <draw:polygon draw:style-name="gr8" draw:text-style-name="P1" draw:layer="layout" svg:width="0cm" svg:height="0cm" svg:x="18.648cm" svg:y="5.448cm" svg:viewBox="0 0 0 0" draw:points="0,0">
          <text:p/>
        </draw:polygon>
        <draw:polygon draw:style-name="gr7" draw:text-style-name="P5" draw:layer="layout" svg:width="0.154cm" svg:height="0.13cm" svg:x="17.556cm" svg:y="5.588cm" svg:viewBox="0 0 155 131" draw:points="0,89 72,131 155,84 155,43 81,0 0,48">
          <text:p/>
        </draw:polygon>
        <draw:polygon draw:style-name="gr8" draw:text-style-name="P1" draw:layer="layout" svg:width="0cm" svg:height="0cm" svg:x="18.648cm" svg:y="5.448cm" svg:viewBox="0 0 0 0" draw:points="0,0">
          <text:p/>
        </draw:polygon>
        <draw:polygon draw:style-name="gr7" draw:text-style-name="P5" draw:layer="layout" svg:width="0.154cm" svg:height="0.13cm" svg:x="18.51cm" svg:y="5.037cm" svg:viewBox="0 0 155 131" draw:points="0,89 72,131 155,84 155,42 82,0 0,47">
          <text:p/>
        </draw:polygon>
        <draw:polygon draw:style-name="gr8" draw:text-style-name="P1" draw:layer="layout" svg:width="0cm" svg:height="0cm" svg:x="18.648cm" svg:y="5.448cm" svg:viewBox="0 0 0 0" draw:points="0,0">
          <text:p/>
        </draw:polygon>
        <draw:path draw:style-name="gr7" draw:text-style-name="P5" draw:layer="layout" svg:width="0.298cm" svg:height="0.17cm" svg:x="17.788cm" svg:y="5.51cm" svg:viewBox="0 0 299 171" svg:d="M267 110l29 20-2-5c6 4 6 7 1 10 5-3 5-6-1-10l2 5-58 39c-5 3-11 2-16-1l-220-126h2c-1-1-3-1-4 0h2v-41h2c-1-1-3-1-4 0l222 125-220-125 236 126c-5 3-11 3-16-1l45-16-29 17z">
          <text:p/>
        </draw:path>
        <draw:polygon draw:style-name="gr8" draw:text-style-name="P1" draw:layer="layout" svg:width="0cm" svg:height="0cm" svg:x="18.648cm" svg:y="5.448cm" svg:viewBox="0 0 0 0" draw:points="0,0">
          <text:p/>
        </draw:polygon>
        <draw:polygon draw:style-name="gr7" draw:text-style-name="P5" draw:layer="layout" svg:width="0.291cm" svg:height="0.194cm" svg:x="17.419cm" svg:y="5.655cm" svg:viewBox="0 0 292 195" draw:points="292,195 292,154 27,0 0,21">
          <text:p/>
        </draw:polygon>
        <draw:polygon draw:style-name="gr8" draw:text-style-name="P1" draw:layer="layout" svg:width="0cm" svg:height="0cm" svg:x="18.648cm" svg:y="5.448cm" svg:viewBox="0 0 0 0" draw:points="0,0">
          <text:p/>
        </draw:polygon>
        <draw:polygon draw:style-name="gr7" draw:text-style-name="P5" draw:layer="layout" svg:width="0.291cm" svg:height="0.194cm" svg:x="18.373cm" svg:y="5.104cm" svg:viewBox="0 0 292 195" draw:points="292,195 0,22 292,195 292,154 27,0 0,22">
          <text:p/>
        </draw:polygon>
        <draw:polygon draw:style-name="gr8" draw:text-style-name="P1" draw:layer="layout" svg:width="0cm" svg:height="0cm" svg:x="18.648cm" svg:y="5.448cm" svg:viewBox="0 0 0 0" draw:points="0,0">
          <text:p/>
        </draw:polygon>
        <draw:polygon draw:style-name="gr7" draw:text-style-name="P5" draw:layer="layout" svg:width="0.707cm" svg:height="0.416cm" svg:x="20.249cm" svg:y="4.219cm" svg:viewBox="0 0 708 417" draw:points="708,409 694,417 0,15 0,0">
          <text:p/>
        </draw:polygon>
        <draw:polygon draw:style-name="gr8" draw:text-style-name="P1" draw:layer="layout" svg:width="0cm" svg:height="0cm" svg:x="18.648cm" svg:y="5.448cm" svg:viewBox="0 0 0 0" draw:points="0,0">
          <text:p/>
        </draw:polygon>
        <draw:path draw:style-name="gr7" draw:text-style-name="P5" draw:layer="layout" svg:width="0.15cm" svg:height="0.087cm" svg:x="18.093cm" svg:y="8.295cm" svg:viewBox="0 0 151 88" svg:d="M151 44c0 18-18 33-46 40-28 8-60 3-82-9-15-8-23-19-23-31 0-24 35-44 76-44 42 0 75 20 75 44z">
          <text:p/>
        </draw:path>
        <draw:polygon draw:style-name="gr8" draw:text-style-name="P1" draw:layer="layout" svg:width="0cm" svg:height="0cm" svg:x="18.648cm" svg:y="5.448cm" svg:viewBox="0 0 0 0" draw:points="0,0">
          <text:p/>
        </draw:polygon>
        <draw:path draw:style-name="gr7" draw:text-style-name="P5" draw:layer="layout" svg:width="0.15cm" svg:height="0.087cm" svg:x="18.111cm" svg:y="5.285cm" svg:viewBox="0 0 151 88" svg:d="M151 44c0 18-19 34-47 40-28 8-61 3-82-9-14-8-22-19-22-31 0-23 34-44 75-44s76 21 76 44z">
          <text:p/>
        </draw:path>
        <draw:polygon draw:style-name="gr8" draw:text-style-name="P1" draw:layer="layout" svg:width="0cm" svg:height="0cm" svg:x="18.648cm" svg:y="5.448cm" svg:viewBox="0 0 0 0" draw:points="0,0">
          <text:p/>
        </draw:polygon>
        <draw:path draw:style-name="gr7" draw:text-style-name="P5" draw:layer="layout" svg:width="0.15cm" svg:height="0.086cm" svg:x="18.906cm" svg:y="5.173cm" svg:viewBox="0 0 151 87" svg:d="M151 44c0 18-18 34-46 40-29 7-61 3-83-9-14-8-22-19-22-31 0-25 34-44 75-44 43 0 76 19 76 44z">
          <text:p/>
        </draw:path>
        <draw:polygon draw:style-name="gr8" draw:text-style-name="P1" draw:layer="layout" svg:width="0cm" svg:height="0cm" svg:x="18.648cm" svg:y="5.448cm" svg:viewBox="0 0 0 0" draw:points="0,0">
          <text:p/>
        </draw:polygon>
        <draw:path draw:style-name="gr7" draw:text-style-name="P5" draw:layer="layout" svg:width="0.15cm" svg:height="0.087cm" svg:x="15.991cm" svg:y="6.509cm" svg:viewBox="0 0 151 88" svg:d="M151 44c0 17-19 34-47 41-28 6-60 3-82-10-14-9-22-20-22-31 0-24 34-44 76-44 41 0 75 20 75 44z">
          <text:p/>
        </draw:path>
        <draw:polygon draw:style-name="gr8" draw:text-style-name="P1" draw:layer="layout" svg:width="0cm" svg:height="0cm" svg:x="18.648cm" svg:y="5.448cm" svg:viewBox="0 0 0 0" draw:points="0,0">
          <text:p/>
        </draw:polygon>
        <draw:path draw:style-name="gr7" draw:text-style-name="P5" draw:layer="layout" svg:width="0.15cm" svg:height="0.086cm" svg:x="15.796cm" svg:y="6.969cm" svg:viewBox="0 0 151 87" svg:d="M151 44c0 17-18 33-46 40-28 6-61 3-83-10-14-8-22-19-22-30 0-25 34-44 76-44s75 19 75 44z">
          <text:p/>
        </draw:path>
        <draw:polygon draw:style-name="gr8" draw:text-style-name="P1" draw:layer="layout" svg:width="0cm" svg:height="0cm" svg:x="18.648cm" svg:y="5.448cm" svg:viewBox="0 0 0 0" draw:points="0,0">
          <text:p/>
        </draw:polygon>
        <draw:path draw:style-name="gr7" draw:text-style-name="P5" draw:layer="layout" svg:width="0.15cm" svg:height="0.086cm" svg:x="21.203cm" svg:y="6.499cm" svg:viewBox="0 0 151 87" svg:d="M151 44c0 17-18 33-46 40s-60 3-83-10c-14-8-22-19-22-30 0-24 35-44 76-44 42 0 75 20 75 44z">
          <text:p/>
        </draw:path>
        <draw:polygon draw:style-name="gr8" draw:text-style-name="P1" draw:layer="layout" svg:width="0cm" svg:height="0cm" svg:x="18.648cm" svg:y="5.448cm" svg:viewBox="0 0 0 0" draw:points="0,0">
          <text:p/>
        </draw:polygon>
        <draw:path draw:style-name="gr7" draw:text-style-name="P5" draw:layer="layout" svg:width="0.15cm" svg:height="0.086cm" svg:x="19.525cm" svg:y="8.55cm" svg:viewBox="0 0 151 87" svg:d="M151 44c0 18-19 33-47 40s-61 3-82-9c-14-8-22-19-22-31 0-24 33-44 76-44 41 0 75 20 75 44z">
          <text:p/>
        </draw:path>
        <draw:polygon draw:style-name="gr8" draw:text-style-name="P1" draw:layer="layout" svg:width="0cm" svg:height="0cm" svg:x="18.648cm" svg:y="5.448cm" svg:viewBox="0 0 0 0" draw:points="0,0">
          <text:p/>
        </draw:polygon>
        <draw:polygon draw:style-name="gr7" draw:text-style-name="P5" draw:layer="layout" svg:width="0.154cm" svg:height="0.089cm" svg:x="17.556cm" svg:y="5.629cm" svg:viewBox="0 0 155 90" draw:points="155,42 81,0 0,48 72,90">
          <text:p/>
        </draw:polygon>
        <draw:polygon draw:style-name="gr8" draw:text-style-name="P1" draw:layer="layout" svg:width="0cm" svg:height="0cm" svg:x="18.648cm" svg:y="5.448cm" svg:viewBox="0 0 0 0" draw:points="0,0">
          <text:p/>
        </draw:polygon>
        <draw:polygon draw:style-name="gr7" draw:text-style-name="P5" draw:layer="layout" svg:width="0.154cm" svg:height="0.089cm" svg:x="18.51cm" svg:y="5.078cm" svg:viewBox="0 0 155 90" draw:points="155,42 82,0 0,47 72,90">
          <text:p/>
        </draw:polygon>
        <draw:polygon draw:style-name="gr8" draw:text-style-name="P1" draw:layer="layout" svg:width="0cm" svg:height="0cm" svg:x="18.648cm" svg:y="5.448cm" svg:viewBox="0 0 0 0" draw:points="0,0">
          <text:p/>
        </draw:polygon>
        <draw:path draw:style-name="gr7" draw:text-style-name="P5" draw:layer="layout" svg:width="0.275cm" svg:height="0.1cm" svg:x="19.462cm" svg:y="8.493cm" svg:viewBox="0 0 276 101" svg:d="M0 101c0-45 62-80 139-80 75 0 137 35 137 80v-20c0-13-4-24-12-34-23-29-72-47-125-47-55 0-104 18-126 47-9 10-13 21-13 34z">
          <text:p/>
        </draw:path>
        <draw:polygon draw:style-name="gr8" draw:text-style-name="P1" draw:layer="layout" svg:width="0cm" svg:height="0cm" svg:x="18.648cm" svg:y="5.448cm" svg:viewBox="0 0 0 0" draw:points="0,0">
          <text:p/>
        </draw:polygon>
        <draw:path draw:style-name="gr7" draw:text-style-name="P5" draw:layer="layout" svg:width="0.275cm" svg:height="0.1cm" svg:x="18.031cm" svg:y="8.238cm" svg:viewBox="0 0 276 101" svg:d="M0 101c0-44 61-80 137-80 77 0 139 36 139 80v-20c0-12-5-23-13-33-22-30-71-48-126-48-53 0-102 18-125 48-8 10-12 21-12 33z">
          <text:p/>
        </draw:path>
        <draw:polygon draw:style-name="gr8" draw:text-style-name="P1" draw:layer="layout" svg:width="0cm" svg:height="0cm" svg:x="18.648cm" svg:y="5.448cm" svg:viewBox="0 0 0 0" draw:points="0,0">
          <text:p/>
        </draw:polygon>
        <draw:path draw:style-name="gr7" draw:text-style-name="P5" draw:layer="layout" svg:width="0.275cm" svg:height="0.1cm" svg:x="15.734cm" svg:y="6.912cm" svg:viewBox="0 0 276 101" svg:d="M0 101c0-45 62-81 138-81s138 36 138 81v-21c0-11-5-23-13-34-22-28-71-46-125-46s-102 18-126 46c-8 11-12 23-12 34z">
          <text:p/>
        </draw:path>
        <draw:polygon draw:style-name="gr8" draw:text-style-name="P1" draw:layer="layout" svg:width="0cm" svg:height="0cm" svg:x="18.648cm" svg:y="5.448cm" svg:viewBox="0 0 0 0" draw:points="0,0">
          <text:p/>
        </draw:polygon>
        <draw:path draw:style-name="gr7" draw:text-style-name="P5" draw:layer="layout" svg:width="0.275cm" svg:height="0.099cm" svg:x="18.844cm" svg:y="5.117cm" svg:viewBox="0 0 276 100" svg:d="M0 100c0-45 61-80 137-80 77 0 139 35 139 80v-21c0-12-5-23-13-33-22-28-72-46-126-46s-102 18-125 46c-8 10-12 21-12 33z">
          <text:p/>
        </draw:path>
        <draw:polygon draw:style-name="gr8" draw:text-style-name="P1" draw:layer="layout" svg:width="0cm" svg:height="0cm" svg:x="18.648cm" svg:y="5.448cm" svg:viewBox="0 0 0 0" draw:points="0,0">
          <text:p/>
        </draw:polygon>
        <draw:path draw:style-name="gr7" draw:text-style-name="P5" draw:layer="layout" svg:width="0.274cm" svg:height="0.099cm" svg:x="18.049cm" svg:y="5.229cm" svg:viewBox="0 0 275 100" svg:d="M0 100c0-44 61-80 137-80 77 0 138 36 138 80v-20c0-11-4-24-12-34-22-28-71-46-126-46-54 0-103 18-125 46-8 10-12 23-12 34z">
          <text:p/>
        </draw:path>
        <draw:polygon draw:style-name="gr8" draw:text-style-name="P1" draw:layer="layout" svg:width="0cm" svg:height="0cm" svg:x="18.648cm" svg:y="5.448cm" svg:viewBox="0 0 0 0" draw:points="0,0">
          <text:p/>
        </draw:polygon>
        <draw:path draw:style-name="gr7" draw:text-style-name="P5" draw:layer="layout" svg:width="0.275cm" svg:height="0.1cm" svg:x="21.141cm" svg:y="6.443cm" svg:viewBox="0 0 276 101" svg:d="M0 101c0-44 61-81 138-81 76 0 138 37 138 81v-21c0-11-5-23-13-33-22-29-71-47-125-47s-103 18-126 47c-8 10-12 22-12 33z">
          <text:p/>
        </draw:path>
        <draw:polygon draw:style-name="gr8" draw:text-style-name="P1" draw:layer="layout" svg:width="0cm" svg:height="0cm" svg:x="18.648cm" svg:y="5.448cm" svg:viewBox="0 0 0 0" draw:points="0,0">
          <text:p/>
        </draw:polygon>
        <draw:path draw:style-name="gr7" draw:text-style-name="P5" draw:layer="layout" svg:width="0.275cm" svg:height="0.1cm" svg:x="15.928cm" svg:y="6.453cm" svg:viewBox="0 0 276 101" svg:d="M0 101c0-44 62-81 139-81 75 0 137 37 137 81v-21c0-11-4-22-12-33-23-29-72-47-125-47-55 0-104 18-126 47-9 11-13 22-13 33z">
          <text:p/>
        </draw:path>
        <draw:polygon draw:style-name="gr8" draw:text-style-name="P1" draw:layer="layout" svg:width="0cm" svg:height="0cm" svg:x="18.648cm" svg:y="5.448cm" svg:viewBox="0 0 0 0" draw:points="0,0">
          <text:p/>
        </draw:polygon>
        <draw:polygon draw:style-name="gr7" draw:text-style-name="P5" draw:layer="layout" svg:width="0.137cm" svg:height="0.119cm" svg:x="18.736cm" svg:y="4.875cm" svg:viewBox="0 0 138 120" draw:points="138,40 138,0 0,79 0,120">
          <text:p/>
        </draw:polygon>
        <draw:polygon draw:style-name="gr8" draw:text-style-name="P1" draw:layer="layout" svg:width="0cm" svg:height="0cm" svg:x="18.648cm" svg:y="5.448cm" svg:viewBox="0 0 0 0" draw:points="0,0">
          <text:p/>
        </draw:polygon>
        <draw:path draw:style-name="gr7" draw:text-style-name="P5" draw:layer="layout" svg:width="0.26cm" svg:height="0.095cm" svg:x="18.851cm" svg:y="5.027cm" svg:viewBox="0 0 261 96" svg:d="M0 96c0-42 59-75 130-75 73 0 131 33 131 75v-20c0-14-7-29-21-42-9-8-21-15-34-20-16-7-35-11-54-13-29-3-59 0-85 9-16 5-29 11-40 19-11 9-18 18-23 29-2 6-4 12-4 18z">
          <text:p/>
        </draw:path>
        <draw:polygon draw:style-name="gr8" draw:text-style-name="P1" draw:layer="layout" svg:width="0cm" svg:height="0cm" svg:x="18.648cm" svg:y="5.448cm" svg:viewBox="0 0 0 0" draw:points="0,0">
          <text:p/>
        </draw:polygon>
        <draw:path draw:style-name="gr7" draw:text-style-name="P5" draw:layer="layout" svg:width="0.26cm" svg:height="0.096cm" svg:x="18.056cm" svg:y="5.139cm" svg:viewBox="0 0 261 97" svg:d="M0 97c0-42 58-76 130-76s131 34 131 76v-21c0-42-59-76-131-76s-130 34-130 76z">
          <text:p/>
        </draw:path>
        <draw:polygon draw:style-name="gr8" draw:text-style-name="P1" draw:layer="layout" svg:width="0cm" svg:height="0cm" svg:x="18.648cm" svg:y="5.448cm" svg:viewBox="0 0 0 0" draw:points="0,0">
          <text:p/>
        </draw:polygon>
        <draw:path draw:style-name="gr7" draw:text-style-name="P5" draw:layer="layout" svg:width="0.259cm" svg:height="0.095cm" svg:x="15.936cm" svg:y="6.364cm" svg:viewBox="0 0 260 96" svg:d="M0 96c0-42 58-76 130-76 71 0 130 34 130 76v-21c0-42-59-75-130-75-72 0-130 33-130 75z">
          <text:p/>
        </draw:path>
        <draw:polygon draw:style-name="gr8" draw:text-style-name="P1" draw:layer="layout" svg:width="0cm" svg:height="0cm" svg:x="18.648cm" svg:y="5.448cm" svg:viewBox="0 0 0 0" draw:points="0,0">
          <text:p/>
        </draw:polygon>
        <draw:path draw:style-name="gr7" draw:text-style-name="P5" draw:layer="layout" svg:width="0.259cm" svg:height="0.095cm" svg:x="19.47cm" svg:y="8.404cm" svg:viewBox="0 0 260 96" svg:d="M0 96c0-41 58-75 131-75 71 0 129 34 129 75v-20c0-42-58-76-129-76-73 0-131 34-131 76z">
          <text:p/>
        </draw:path>
        <draw:polygon draw:style-name="gr8" draw:text-style-name="P1" draw:layer="layout" svg:width="0cm" svg:height="0cm" svg:x="18.648cm" svg:y="5.448cm" svg:viewBox="0 0 0 0" draw:points="0,0">
          <text:p/>
        </draw:polygon>
        <draw:path draw:style-name="gr7" draw:text-style-name="P5" draw:layer="layout" svg:width="0.259cm" svg:height="0.096cm" svg:x="21.149cm" svg:y="6.353cm" svg:viewBox="0 0 260 97" svg:d="M0 97c0-43 58-76 129-76 72 0 131 33 131 76v-21c0-42-59-76-131-76-71 0-129 34-129 76z">
          <text:p/>
        </draw:path>
        <draw:polygon draw:style-name="gr8" draw:text-style-name="P1" draw:layer="layout" svg:width="0cm" svg:height="0cm" svg:x="18.648cm" svg:y="5.448cm" svg:viewBox="0 0 0 0" draw:points="0,0">
          <text:p/>
        </draw:polygon>
        <draw:path draw:style-name="gr7" draw:text-style-name="P5" draw:layer="layout" svg:width="0.259cm" svg:height="0.095cm" svg:x="18.039cm" svg:y="8.149cm" svg:viewBox="0 0 260 96" svg:d="M0 96c0-42 58-76 129-76 72 0 131 34 131 76v-20c0-43-59-76-131-76-71 0-129 33-129 76z">
          <text:p/>
        </draw:path>
        <draw:polygon draw:style-name="gr8" draw:text-style-name="P1" draw:layer="layout" svg:width="0cm" svg:height="0cm" svg:x="18.648cm" svg:y="5.448cm" svg:viewBox="0 0 0 0" draw:points="0,0">
          <text:p/>
        </draw:polygon>
        <draw:path draw:style-name="gr7" draw:text-style-name="P5" draw:layer="layout" svg:width="0.259cm" svg:height="0.095cm" svg:x="15.742cm" svg:y="6.823cm" svg:viewBox="0 0 260 96" svg:d="M0 96c0-42 58-76 129-76 73 0 131 34 131 76v-20c0-43-58-76-131-76-71 0-129 33-129 76z">
          <text:p/>
        </draw:path>
        <draw:polygon draw:style-name="gr8" draw:text-style-name="P1" draw:layer="layout" svg:width="0cm" svg:height="0cm" svg:x="18.648cm" svg:y="5.448cm" svg:viewBox="0 0 0 0" draw:points="0,0">
          <text:p/>
        </draw:polygon>
        <draw:path draw:style-name="gr7" draw:text-style-name="P5" draw:layer="layout" svg:width="0.119cm" svg:height="0.071cm" svg:x="19.056cm" svg:y="4.99cm" svg:viewBox="0 0 120 72" svg:d="M117 25l-1-10c2 2 4 4 4 6l-31-21 27 15-27-15-89 52c13 5 25 12 34 20z">
          <text:p/>
        </draw:path>
        <draw:polygon draw:style-name="gr8" draw:text-style-name="P1" draw:layer="layout" svg:width="0cm" svg:height="0cm" svg:x="18.648cm" svg:y="5.448cm" svg:viewBox="0 0 0 0" draw:points="0,0">
          <text:p/>
        </draw:polygon>
        <draw:polygon draw:style-name="gr7" draw:text-style-name="P5" draw:layer="layout" svg:width="0.086cm" svg:height="0.091cm" svg:x="18.663cm" svg:y="5.113cm" svg:viewBox="0 0 87 92" draw:points="87,41 87,0 0,50 0,92">
          <text:p/>
        </draw:polygon>
        <draw:polygon draw:style-name="gr8" draw:text-style-name="P1" draw:layer="layout" svg:width="0cm" svg:height="0cm" svg:x="18.648cm" svg:y="5.448cm" svg:viewBox="0 0 0 0" draw:points="0,0">
          <text:p/>
        </draw:polygon>
        <draw:polygon draw:style-name="gr7" draw:text-style-name="P5" draw:layer="layout" svg:width="0.087cm" svg:height="0.091cm" svg:x="17.708cm" svg:y="5.664cm" svg:viewBox="0 0 88 92" draw:points="88,41 88,0 0,50 0,92">
          <text:p/>
        </draw:polygon>
        <draw:polygon draw:style-name="gr8" draw:text-style-name="P1" draw:layer="layout" svg:width="0cm" svg:height="0cm" svg:x="18.648cm" svg:y="5.448cm" svg:viewBox="0 0 0 0" draw:points="0,0">
          <text:p/>
        </draw:polygon>
        <draw:polygon draw:style-name="gr7" draw:text-style-name="P5" draw:layer="layout" svg:width="0.081cm" svg:height="0.088cm" svg:x="17.556cm" svg:y="5.588cm" svg:viewBox="0 0 82 89" draw:points="82,42 82,0 0,48 0,89">
          <text:p/>
        </draw:polygon>
        <draw:polygon draw:style-name="gr8" draw:text-style-name="P1" draw:layer="layout" svg:width="0cm" svg:height="0cm" svg:x="18.648cm" svg:y="5.448cm" svg:viewBox="0 0 0 0" draw:points="0,0">
          <text:p/>
        </draw:polygon>
        <draw:polygon draw:style-name="gr7" draw:text-style-name="P5" draw:layer="layout" svg:width="0.081cm" svg:height="0.088cm" svg:x="18.51cm" svg:y="5.037cm" svg:viewBox="0 0 82 89" draw:points="82,41 82,0 0,47 0,89">
          <text:p/>
        </draw:polygon>
        <draw:polygon draw:style-name="gr8" draw:text-style-name="P1" draw:layer="layout" svg:width="0cm" svg:height="0cm" svg:x="18.648cm" svg:y="5.448cm" svg:viewBox="0 0 0 0" draw:points="0,0">
          <text:p/>
        </draw:polygon>
        <draw:polygon draw:style-name="gr7" draw:text-style-name="P5" draw:layer="layout" svg:width="0.073cm" svg:height="0.083cm" svg:x="18.591cm" svg:y="5.037cm" svg:viewBox="0 0 74 84" draw:points="74,84 74,43 0,0 0,42">
          <text:p/>
        </draw:polygon>
        <draw:polygon draw:style-name="gr8" draw:text-style-name="P1" draw:layer="layout" svg:width="0cm" svg:height="0cm" svg:x="18.648cm" svg:y="5.448cm" svg:viewBox="0 0 0 0" draw:points="0,0">
          <text:p/>
        </draw:polygon>
        <draw:polygon draw:style-name="gr7" draw:text-style-name="P5" draw:layer="layout" svg:width="0.073cm" svg:height="0.083cm" svg:x="17.637cm" svg:y="5.588cm" svg:viewBox="0 0 74 84" draw:points="74,84 74,43 0,0 0,42">
          <text:p/>
        </draw:polygon>
        <draw:polygon draw:style-name="gr8" draw:text-style-name="P1" draw:layer="layout" svg:width="0cm" svg:height="0cm" svg:x="18.648cm" svg:y="5.448cm" svg:viewBox="0 0 0 0" draw:points="0,0">
          <text:p/>
        </draw:polygon>
        <draw:path draw:style-name="gr7" draw:text-style-name="P5" draw:layer="layout" svg:width="0.073cm" svg:height="0.081cm" svg:x="17.705cm" svg:y="5.499cm" svg:viewBox="0 0 74 82" svg:d="M68 81l2-41 4 1c-2 0-5-1-8-2l4 1-65-32 1-3c2-2 4-4 6-5l-9 11c0-2 1-4 3-6l-6 20 5-17-3 34-2-17 5 19c-2-1-4-3-5-5l68 42-66-39 72 40c-2 1-5 0-8-1z">
          <text:p/>
        </draw:path>
        <draw:polygon draw:style-name="gr8" draw:text-style-name="P1" draw:layer="layout" svg:width="0cm" svg:height="0cm" svg:x="18.648cm" svg:y="5.448cm" svg:viewBox="0 0 0 0" draw:points="0,0">
          <text:p/>
        </draw:polygon>
        <draw:path draw:style-name="gr7" draw:text-style-name="P5" draw:layer="layout" svg:width="0.077cm" svg:height="0.06cm" svg:x="18.664cm" svg:y="5.24cm" svg:viewBox="0 0 78 61" svg:d="M46 0l29 20-1-4c5 3 6 6 0 9 6-3 5-6 0-9l1 4-58 39c-6 3-11 3-17 0v-42c6 3 11 3 17 0z">
          <text:p/>
        </draw:path>
        <draw:polygon draw:style-name="gr8" draw:text-style-name="P1" draw:layer="layout" svg:width="0cm" svg:height="0cm" svg:x="18.648cm" svg:y="5.448cm" svg:viewBox="0 0 0 0" draw:points="0,0">
          <text:p/>
        </draw:polygon>
        <draw:path draw:style-name="gr7" draw:text-style-name="P5" draw:layer="layout" svg:width="0.077cm" svg:height="0.06cm" svg:x="17.71cm" svg:y="5.791cm" svg:viewBox="0 0 78 61" svg:d="M47 0l28 20-2-4c6 3 6 7 1 10 5-3 5-7-1-10l2 4-59 39c-5 3-10 3-16 0v-42c6 3 11 3 16 0z">
          <text:p/>
        </draw:path>
        <draw:polygon draw:style-name="gr8" draw:text-style-name="P1" draw:layer="layout" svg:width="0cm" svg:height="0cm" svg:x="18.648cm" svg:y="5.448cm" svg:viewBox="0 0 0 0" draw:points="0,0">
          <text:p/>
        </draw:polygon>
        <draw:path draw:style-name="gr7" draw:text-style-name="P5" draw:layer="layout" svg:width="0.259cm" svg:height="0.095cm" svg:x="21.149cm" svg:y="6.374cm" svg:viewBox="0 0 260 96" svg:d="M4 96c-3-7-4-14-4-20 0-43 58-76 129-76 72 0 131 33 131 76 0 6-2 13-5 20l3-18-254 2c0-41 56-73 125-73s126 32 126 73l-251 16-2-18z">
          <text:p/>
        </draw:path>
        <draw:polygon draw:style-name="gr8" draw:text-style-name="P1" draw:layer="layout" svg:width="0cm" svg:height="0cm" svg:x="18.648cm" svg:y="5.448cm" svg:viewBox="0 0 0 0" draw:points="0,0">
          <text:p/>
        </draw:polygon>
        <draw:path draw:style-name="gr7" draw:text-style-name="P5" draw:layer="layout" svg:width="0.259cm" svg:height="0.095cm" svg:x="15.742cm" svg:y="6.843cm" svg:viewBox="0 0 260 96" svg:d="M4 96c-3-7-4-13-4-20 0-42 58-76 129-76 73 0 131 34 131 76 0 7-2 13-5 20l3-18-254 2c0-41 56-73 125-73 70 0 126 32 126 73l-251 16-2-18z">
          <text:p/>
        </draw:path>
        <draw:polygon draw:style-name="gr8" draw:text-style-name="P1" draw:layer="layout" svg:width="0cm" svg:height="0cm" svg:x="18.648cm" svg:y="5.448cm" svg:viewBox="0 0 0 0" draw:points="0,0">
          <text:p/>
        </draw:polygon>
        <draw:path draw:style-name="gr7" draw:text-style-name="P5" draw:layer="layout" svg:width="0.259cm" svg:height="0.095cm" svg:x="18.039cm" svg:y="8.169cm" svg:viewBox="0 0 260 96" svg:d="M4 96c-3-6-4-13-4-20 0-42 58-76 129-76 72 0 131 34 131 76 0 7-2 14-5 20l3-18-254 2c0-41 56-73 125-73s126 32 126 73l-251 16-2-18z">
          <text:p/>
        </draw:path>
        <draw:polygon draw:style-name="gr8" draw:text-style-name="P1" draw:layer="layout" svg:width="0cm" svg:height="0cm" svg:x="18.648cm" svg:y="5.448cm" svg:viewBox="0 0 0 0" draw:points="0,0">
          <text:p/>
        </draw:polygon>
        <draw:path draw:style-name="gr7" draw:text-style-name="P5" draw:layer="layout" svg:width="0.26cm" svg:height="0.095cm" svg:x="18.056cm" svg:y="5.16cm" svg:viewBox="0 0 261 96" svg:d="M5 96c-3-7-5-14-5-20 0-43 58-76 130-76s131 33 131 76c0 6-2 13-5 20l2-18-253 2c0-41 56-73 125-73s126 32 126 73l-251 16-2-18z">
          <text:p/>
        </draw:path>
        <draw:polygon draw:style-name="gr8" draw:text-style-name="P1" draw:layer="layout" svg:width="0cm" svg:height="0cm" svg:x="18.648cm" svg:y="5.448cm" svg:viewBox="0 0 0 0" draw:points="0,0">
          <text:p/>
        </draw:polygon>
        <draw:path draw:style-name="gr7" draw:text-style-name="P5" draw:layer="layout" svg:width="0.26cm" svg:height="0.094cm" svg:x="18.851cm" svg:y="5.048cm" svg:viewBox="0 0 261 95" svg:d="M5 95c-3-6-5-13-5-21 0-41 59-74 130-74 73 0 131 33 131 74 0 8-2 15-5 21l2-18-253 2c0-40 56-73 125-73 70 0 126 33 126 73l-251 16-2-18z">
          <text:p/>
        </draw:path>
        <draw:polygon draw:style-name="gr8" draw:text-style-name="P1" draw:layer="layout" svg:width="0cm" svg:height="0cm" svg:x="18.648cm" svg:y="5.448cm" svg:viewBox="0 0 0 0" draw:points="0,0">
          <text:p/>
        </draw:polygon>
        <draw:path draw:style-name="gr7" draw:text-style-name="P5" draw:layer="layout" svg:width="0.259cm" svg:height="0.095cm" svg:x="19.47cm" svg:y="8.424cm" svg:viewBox="0 0 260 96" svg:d="M5 96c-4-6-5-14-5-21 0-41 58-75 131-75 71 0 129 34 129 75 0 7-1 15-4 21l2-19-253 2c0-40 56-72 126-72 69 0 125 32 125 72l-251 17-3-19z">
          <text:p/>
        </draw:path>
        <draw:polygon draw:style-name="gr8" draw:text-style-name="P1" draw:layer="layout" svg:width="0cm" svg:height="0cm" svg:x="18.648cm" svg:y="5.448cm" svg:viewBox="0 0 0 0" draw:points="0,0">
          <text:p/>
        </draw:polygon>
        <draw:path draw:style-name="gr7" draw:text-style-name="P5" draw:layer="layout" svg:width="0.259cm" svg:height="0.095cm" svg:x="15.936cm" svg:y="6.384cm" svg:viewBox="0 0 260 96" svg:d="M5 96c-4-7-5-13-5-20 0-43 58-76 130-76 71 0 130 33 130 76 0 7-1 13-4 20l2-18-253 2c0-41 56-73 125-73s126 32 126 73l-251 16-3-18z">
          <text:p/>
        </draw:path>
        <draw:polygon draw:style-name="gr8" draw:text-style-name="P1" draw:layer="layout" svg:width="0cm" svg:height="0cm" svg:x="18.648cm" svg:y="5.448cm" svg:viewBox="0 0 0 0" draw:points="0,0">
          <text:p/>
        </draw:polygon>
        <draw:path draw:style-name="gr7" draw:text-style-name="P5" draw:layer="layout" svg:width="0.067cm" svg:height="0.059cm" svg:x="18.661cm" svg:y="4.937cm" svg:viewBox="0 0 68 60" svg:d="M61 59l2-42 5 1c-4 0-7 0-9-2l4 1-33-17-28 20h-2c0-2 1-3 3-5v10c-2-1-3-3-3-5l61 39-59-39 66 40c-4 0-7-1-9-2z">
          <text:p/>
        </draw:path>
        <draw:polygon draw:style-name="gr8" draw:text-style-name="P1" draw:layer="layout" svg:width="0cm" svg:height="0cm" svg:x="18.648cm" svg:y="5.448cm" svg:viewBox="0 0 0 0" draw:points="0,0">
          <text:p/>
        </draw:polygon>
        <draw:polygon draw:style-name="gr7" draw:text-style-name="P5" draw:layer="layout" svg:width="0.147cm" svg:height="0.085cm" svg:x="19.961cm" svg:y="4.06cm" svg:viewBox="0 0 148 86" draw:points="148,78 134,86 0,0">
          <text:p/>
        </draw:polygon>
        <draw:polygon draw:style-name="gr8" draw:text-style-name="P1" draw:layer="layout" svg:width="0cm" svg:height="0cm" svg:x="18.648cm" svg:y="5.448cm" svg:viewBox="0 0 0 0" draw:points="0,0">
          <text:p/>
        </draw:polygon>
        <draw:path draw:style-name="gr7" draw:text-style-name="P5" draw:layer="layout" svg:width="0.049cm" svg:height="0.074cm" svg:x="18.881cm" svg:y="4.873cm" svg:viewBox="0 0 50 75" svg:d="M50 70v-41-1c1 2 0 4-3 5l3-5c0-2-1-3-4-5l2 3-44-25 4 1c-2-2-5-2-8-2l4 42v-41l4 42c-2-2-5-3-8-2l49 28-45-27 46 28c0-2-1-4-4-5l1 10c3-2 4-3 3-5z">
          <text:p/>
        </draw:path>
        <draw:polygon draw:style-name="gr8" draw:text-style-name="P1" draw:layer="layout" svg:width="0cm" svg:height="0cm" svg:x="18.648cm" svg:y="5.448cm" svg:viewBox="0 0 0 0" draw:points="0,0">
          <text:p/>
        </draw:polygon>
        <draw:path draw:style-name="gr7" draw:text-style-name="P5" draw:layer="layout" svg:width="0.054cm" svg:height="0.059cm" svg:x="18.824cm" svg:y="5.025cm" svg:viewBox="0 0 55 60" svg:d="M31 60c5-11 12-20 24-29l-55-31v41z">
          <text:p/>
        </draw:path>
        <draw:polygon draw:style-name="gr8" draw:text-style-name="P1" draw:layer="layout" svg:width="0cm" svg:height="0cm" svg:x="18.648cm" svg:y="5.448cm" svg:viewBox="0 0 0 0" draw:points="0,0">
          <text:p/>
        </draw:polygon>
        <draw:polygon draw:style-name="gr7" draw:text-style-name="P5" draw:layer="layout" svg:width="0.023cm" svg:height="0.123cm" svg:x="20.942cm" svg:y="4.525cm" svg:viewBox="0 0 24 124" draw:points="24,124 24,0 15,5 15,103 0,111">
          <text:p/>
        </draw:polygon>
        <draw:polygon draw:style-name="gr8" draw:text-style-name="P1" draw:layer="layout" svg:width="0cm" svg:height="0cm" svg:x="18.648cm" svg:y="5.448cm" svg:viewBox="0 0 0 0" draw:points="0,0">
          <text:p/>
        </draw:polygon>
        <draw:polygon draw:style-name="gr7" draw:text-style-name="P5" draw:layer="layout" svg:width="0.009cm" svg:height="0.102cm" svg:x="19.957cm" svg:y="3.959cm" svg:viewBox="0 0 10 103" draw:points="10,98 2,103 10,98 10,0 0,5 2,103">
          <text:p/>
        </draw:polygon>
        <draw:polygon draw:style-name="gr8" draw:text-style-name="P1" draw:layer="layout" svg:width="0cm" svg:height="0cm" svg:x="18.648cm" svg:y="5.448cm" svg:viewBox="0 0 0 0" draw:points="0,0">
          <text:p/>
        </draw:polygon>
        <draw:path draw:style-name="gr7" draw:text-style-name="P5" draw:layer="layout" svg:width="0.008cm" svg:height="0.043cm" svg:x="18.728cm" svg:y="4.953cm" svg:viewBox="0 0 9 44" svg:d="M2 44l3-43 4-1c-2 2-6 2-9 2l2 42 3-43 4 41c-2 2-6 2-9 2z">
          <text:p/>
        </draw:path>
        <draw:polygon draw:style-name="gr8" draw:text-style-name="P1" draw:layer="layout" svg:width="0cm" svg:height="0cm" svg:x="18.648cm" svg:y="5.448cm" svg:viewBox="0 0 0 0" draw:points="0,0">
          <text:p/>
        </draw:polygon>
        <draw:path draw:style-name="gr7" draw:text-style-name="P5" draw:layer="layout" svg:width="0.008cm" svg:height="0.042cm" svg:x="18.873cm" svg:y="4.873cm" svg:viewBox="0 0 9 43" svg:d="M2 43l3-42 4-1c-3 0-7 0-9 2l2 41 3-42 4 41c-3 0-7 0-9 1z">
          <text:p/>
        </draw:path>
        <draw:polygon draw:style-name="gr8" draw:text-style-name="P1" draw:layer="layout" svg:width="0cm" svg:height="0cm" svg:x="18.648cm" svg:y="5.448cm" svg:viewBox="0 0 0 0" draw:points="0,0">
          <text:p/>
        </draw:polygon>
        <draw:path draw:style-name="gr7" draw:text-style-name="P5" draw:layer="layout" svg:width="0.007cm" svg:height="0.046cm" svg:x="18.749cm" svg:y="5.108cm" svg:viewBox="0 0 8 47" svg:d="M3 46l1-43 4-3c-2 2-5 4-8 5l3 41 1-43 4 39c-2 2-5 4-8 5z">
          <text:p/>
        </draw:path>
        <draw:polygon draw:style-name="gr8" draw:text-style-name="P1" draw:layer="layout" svg:width="0cm" svg:height="0cm" svg:x="18.648cm" svg:y="5.448cm" svg:viewBox="0 0 0 0" draw:points="0,0">
          <text:p/>
        </draw:polygon>
        <draw:path draw:style-name="gr7" draw:text-style-name="P5" draw:layer="layout" svg:width="0.007cm" svg:height="0.046cm" svg:x="17.795cm" svg:y="5.659cm" svg:viewBox="0 0 8 47" svg:d="M1 46l3-43 4-3c-3 2-6 4-8 5l1 41 3-43 4 39c-3 2-6 4-8 5z">
          <text:p/>
        </draw:path>
        <draw:polygon draw:style-name="gr8" draw:text-style-name="P1" draw:layer="layout" svg:width="0cm" svg:height="0cm" svg:x="18.648cm" svg:y="5.448cm" svg:viewBox="0 0 0 0" draw:points="0,0">
          <text:p/>
        </draw:polygon>
        <draw:path draw:style-name="gr7" draw:text-style-name="P5" draw:layer="layout" svg:width="0.005cm" svg:height="0.047cm" svg:x="18.756cm" svg:y="5.102cm" svg:viewBox="0 0 6 48" svg:d="M1 46l2-43 3-3c-1 2-3 4-6 6l1 40 2-43 3 39c-1 2-3 4-6 6z">
          <text:p/>
        </draw:path>
        <draw:polygon draw:style-name="gr8" draw:text-style-name="P1" draw:layer="layout" svg:width="0cm" svg:height="0cm" svg:x="18.648cm" svg:y="5.448cm" svg:viewBox="0 0 0 0" draw:points="0,0">
          <text:p/>
        </draw:polygon>
        <draw:path draw:style-name="gr7" draw:text-style-name="P5" draw:layer="layout" svg:width="0.005cm" svg:height="0.047cm" svg:x="17.802cm" svg:y="5.653cm" svg:viewBox="0 0 6 48" svg:d="M2 46l1-43 3-3c-1 2-3 4-6 6l2 40 1-43 3 39c-1 2-3 4-6 6z">
          <text:p/>
        </draw:path>
        <draw:polygon draw:style-name="gr8" draw:text-style-name="P1" draw:layer="layout" svg:width="0cm" svg:height="0cm" svg:x="18.648cm" svg:y="5.448cm" svg:viewBox="0 0 0 0" draw:points="0,0">
          <text:p/>
        </draw:polygon>
        <draw:path draw:style-name="gr7" draw:text-style-name="P5" draw:layer="layout" svg:width="0.032cm" svg:height="0.028cm" svg:x="19.957cm" svg:y="3.944cm" svg:viewBox="0 0 33 29" svg:d="M9 15l24 14c-12-9-22-20-33-29v21z">
          <text:p/>
        </draw:path>
        <draw:polygon draw:style-name="gr8" draw:text-style-name="P1" draw:layer="layout" svg:width="0cm" svg:height="0cm" svg:x="18.648cm" svg:y="5.448cm" svg:viewBox="0 0 0 0" draw:points="0,0">
          <text:p/>
        </draw:polygon>
        <draw:path draw:style-name="gr7" draw:text-style-name="P5" draw:layer="layout" svg:width="0.05cm" svg:height="0.023cm" svg:x="20.915cm" svg:y="4.507cm" svg:viewBox="0 0 51 24" svg:d="M51 19l-9 5-42-24c17 6 34 12 51 19z">
          <text:p/>
        </draw:path>
        <draw:polygon draw:style-name="gr8" draw:text-style-name="P1" draw:layer="layout" svg:width="0cm" svg:height="0cm" svg:x="18.648cm" svg:y="5.448cm" svg:viewBox="0 0 0 0" draw:points="0,0">
          <text:p/>
        </draw:polygon>
        <draw:polygon draw:style-name="gr7" draw:text-style-name="P5" draw:layer="layout" svg:width="0.006cm" svg:height="0.063cm" svg:x="17.781cm" svg:y="5.514cm" svg:viewBox="0 0 7 64" draw:points="7,42 7,0 0,22 0,64">
          <text:p/>
        </draw:polygon>
        <draw:polygon draw:style-name="gr8" draw:text-style-name="P1" draw:layer="layout" svg:width="0cm" svg:height="0cm" svg:x="18.648cm" svg:y="5.448cm" svg:viewBox="0 0 0 0" draw:points="0,0">
          <text:p/>
        </draw:polygon>
        <draw:path draw:style-name="gr7" draw:text-style-name="P5" draw:layer="layout" svg:width="0.005cm" svg:height="0.048cm" svg:x="18.819cm" svg:y="5.018cm" svg:viewBox="0 0 6 49" svg:d="M1 42l4-36 1 1c-3-1-4-3-6-7l1 42 4-36 1 43c-3-1-4-4-6-9z">
          <text:p/>
        </draw:path>
        <draw:polygon draw:style-name="gr8" draw:text-style-name="P1" draw:layer="layout" svg:width="0cm" svg:height="0cm" svg:x="18.648cm" svg:y="5.448cm" svg:viewBox="0 0 0 0" draw:points="0,0">
          <text:p/>
        </draw:polygon>
        <draw:path draw:style-name="gr7" draw:text-style-name="P5" draw:layer="layout" svg:width="0.003cm" svg:height="0.045cm" svg:x="17.705cm" svg:y="5.714cm" svg:viewBox="0 0 4 46" svg:d="M1 45l1-43 2-2c-3 1-4 3-4 5l1 40 1-43 2 40c-3 1-4 3-4 4z">
          <text:p/>
        </draw:path>
        <draw:polygon draw:style-name="gr8" draw:text-style-name="P1" draw:layer="layout" svg:width="0cm" svg:height="0cm" svg:x="18.648cm" svg:y="5.448cm" svg:viewBox="0 0 0 0" draw:points="0,0">
          <text:p/>
        </draw:polygon>
        <draw:path draw:style-name="gr7" draw:text-style-name="P5" draw:layer="layout" svg:width="0.003cm" svg:height="0.044cm" svg:x="17.778cm" svg:y="5.536cm" svg:viewBox="0 0 4 45" svg:d="M1 45l2-43 1-2c0 2-1 3-4 4l1 41 2-43 1 40c0 2-1 3-4 3z">
          <text:p/>
        </draw:path>
        <draw:polygon draw:style-name="gr8" draw:text-style-name="P1" draw:layer="layout" svg:width="0cm" svg:height="0cm" svg:x="18.648cm" svg:y="5.448cm" svg:viewBox="0 0 0 0" draw:points="0,0">
          <text:p/>
        </draw:polygon>
        <draw:polygon draw:style-name="gr7" draw:text-style-name="P5" draw:layer="layout" svg:width="0.014cm" svg:height="0.016cm" svg:x="20.094cm" svg:y="4.137cm" svg:viewBox="0 0 15 17" draw:points="15,17 15,0 0,8">
          <text:p/>
        </draw:polygon>
        <draw:polygon draw:style-name="gr8" draw:text-style-name="P1" draw:layer="layout" svg:width="0cm" svg:height="0cm" svg:x="18.648cm" svg:y="5.448cm" svg:viewBox="0 0 0 0" draw:points="0,0">
          <text:p/>
        </draw:polygon>
        <draw:path draw:style-name="gr7" draw:text-style-name="P5" draw:layer="layout" svg:width="0.002cm" svg:height="0.045cm" svg:x="17.786cm" svg:y="5.51cm" svg:viewBox="0 0 3 46" svg:d="M2 45v-43l1-2c-1 1-3 3-3 4l2 41v-43l1 40c-1 1-3 2-3 4z">
          <text:p/>
        </draw:path>
        <draw:polygon draw:style-name="gr8" draw:text-style-name="P1" draw:layer="layout" svg:width="0cm" svg:height="0cm" svg:x="18.648cm" svg:y="5.448cm" svg:viewBox="0 0 0 0" draw:points="0,0">
          <text:p/>
        </draw:polygon>
        <draw:path draw:style-name="gr7" draw:text-style-name="P5" draw:layer="layout" svg:width="0.003cm" svg:height="0.04cm" svg:x="18.912cm" svg:y="4.994cm" svg:viewBox="0 0 4 41" svg:d="M3 34l1-34-1 34h1c-4 2-5 4-1 7z">
          <text:p/>
        </draw:path>
        <draw:polygon draw:style-name="gr8" draw:text-style-name="P1" draw:layer="layout" svg:width="0cm" svg:height="0cm" svg:x="18.648cm" svg:y="5.448cm" svg:viewBox="0 0 0 0" draw:points="0,0">
          <text:p/>
        </draw:polygon>
        <draw:path draw:style-name="gr7" draw:text-style-name="P5" draw:layer="layout" svg:width="0.003cm" svg:height="0.014cm" svg:x="17.703cm" svg:y="5.524cm" svg:viewBox="0 0 4 15" svg:d="M2 11l2-11-2 11 2 4c-4-2-4-4-4-6 0 2 0 4 4 6z">
          <text:p/>
        </draw:path>
        <draw:polygon draw:style-name="gr8" draw:text-style-name="P1" draw:layer="layout" svg:width="0cm" svg:height="0cm" svg:x="18.648cm" svg:y="5.448cm" svg:viewBox="0 0 0 0" draw:points="0,0">
          <text:p/>
        </draw:polygon>
        <draw:line draw:style-name="gr9" draw:text-style-name="P1" draw:layer="layout" svg:x1="18.399cm" svg:y1="2.431cm" svg:x2="15.147cm" svg:y2="4.309cm">
          <text:p/>
        </draw:line>
        <draw:path draw:style-name="gr9" draw:text-style-name="P1" draw:layer="layout" svg:width="0.283cm" svg:height="0.034cm" svg:x="18.398cm" svg:y="2.397cm" svg:viewBox="0 0 284 35" svg:d="M0 35c79-47 206-47 284 0">
          <text:p/>
        </draw:path>
        <draw:path draw:style-name="gr9" draw:text-style-name="P1" draw:layer="layout" svg:width="0.059cm" svg:height="0.082cm" svg:x="15.088cm" svg:y="4.308cm" svg:viewBox="0 0 60 83" svg:d="M60 0c-39 22-60 52-60 83">
          <text:p/>
        </draw:path>
        <draw:line draw:style-name="gr9" draw:text-style-name="P1" draw:layer="layout" svg:x1="22.64cm" svg:y1="4.717cm" svg:x2="18.681cm" svg:y2="2.431cm">
          <text:p/>
        </draw:line>
        <draw:path draw:style-name="gr9" draw:text-style-name="P1" draw:layer="layout" svg:width="0.058cm" svg:height="0.082cm" svg:x="22.639cm" svg:y="4.716cm" svg:viewBox="0 0 59 83" svg:d="M0 0c38 22 59 52 59 83">
          <text:p/>
        </draw:path>
        <draw:line draw:style-name="gr9" draw:text-style-name="P1" draw:layer="layout" svg:x1="18.399cm" svg:y1="3.574cm" svg:x2="15.147cm" svg:y2="5.452cm">
          <text:p/>
        </draw:line>
        <draw:path draw:style-name="gr9" draw:text-style-name="P1" draw:layer="layout" svg:width="0.283cm" svg:height="0.034cm" svg:x="18.398cm" svg:y="3.54cm" svg:viewBox="0 0 284 35" svg:d="M0 35c79-47 206-47 284 0">
          <text:p/>
        </draw:path>
        <draw:path draw:style-name="gr9" draw:text-style-name="P1" draw:layer="layout" svg:width="0.059cm" svg:height="0.082cm" svg:x="15.088cm" svg:y="5.451cm" svg:viewBox="0 0 60 83" svg:d="M60 0c-39 23-60 52-60 83">
          <text:p/>
        </draw:path>
        <draw:path draw:style-name="gr9" draw:text-style-name="P1" draw:layer="layout" svg:width="0.059cm" svg:height="0.081cm" svg:x="15.088cm" svg:y="5.533cm" svg:viewBox="0 0 60 82" svg:d="M0 0c0 31 21 60 60 82">
          <text:p/>
        </draw:path>
        <draw:line draw:style-name="gr9" draw:text-style-name="P1" draw:layer="layout" svg:x1="22.64cm" svg:y1="5.86cm" svg:x2="21cm" svg:y2="4.913cm">
          <text:p/>
        </draw:line>
        <draw:line draw:style-name="gr9" draw:text-style-name="P1" draw:layer="layout" svg:x1="21cm" svg:y1="4.872cm" svg:x2="21cm" svg:y2="4.913cm">
          <text:p/>
        </draw:line>
        <draw:line draw:style-name="gr9" draw:text-style-name="P1" draw:layer="layout" svg:x1="19.711cm" svg:y1="4.169cm" svg:x2="18.681cm" svg:y2="3.574cm">
          <text:p/>
        </draw:line>
        <draw:path draw:style-name="gr9" draw:text-style-name="P1" draw:layer="layout" svg:width="0.132cm" svg:height="0.101cm" svg:x="19.71cm" svg:y="3.822cm" svg:viewBox="0 0 133 102" svg:d="M0 102c0-87 59-125 133-87">
          <text:p/>
        </draw:path>
        <draw:line draw:style-name="gr9" draw:text-style-name="P1" draw:layer="layout" svg:x1="19.71cm" svg:y1="4.168cm" svg:x2="19.71cm" svg:y2="3.923cm">
          <text:p/>
        </draw:line>
        <draw:line draw:style-name="gr9" draw:text-style-name="P1" draw:layer="layout" svg:x1="15.147cm" svg:y1="5.614cm" svg:x2="19.106cm" svg:y2="7.9cm">
          <text:p/>
        </draw:line>
        <draw:path draw:style-name="gr9" draw:text-style-name="P1" draw:layer="layout" svg:width="0.058cm" svg:height="0.082cm" svg:x="22.639cm" svg:y="5.859cm" svg:viewBox="0 0 59 83" svg:d="M0 0c38 23 59 52 59 83">
          <text:p/>
        </draw:path>
        <draw:path draw:style-name="gr9" draw:text-style-name="P1" draw:layer="layout" svg:width="0.058cm" svg:height="0.081cm" svg:x="22.639cm" svg:y="5.941cm" svg:viewBox="0 0 59 82" svg:d="M59 0c0 31-21 61-59 82">
          <text:p/>
        </draw:path>
        <draw:path draw:style-name="gr9" draw:text-style-name="P1" draw:layer="layout" svg:width="0.283cm" svg:height="0.034cm" svg:x="19.105cm" svg:y="7.899cm" svg:viewBox="0 0 284 35" svg:d="M0 0c78 47 204 47 284 0">
          <text:p/>
        </draw:path>
        <draw:line draw:style-name="gr9" draw:text-style-name="P1" draw:layer="layout" svg:x1="19.388cm" svg:y1="7.9cm" svg:x2="22.64cm" svg:y2="6.022cm">
          <text:p/>
        </draw:line>
        <draw:line draw:style-name="gr9" draw:text-style-name="P1" draw:layer="layout" svg:x1="21cm" svg:y1="4.913cm" svg:x2="21cm" svg:y2="4.872cm">
          <text:p/>
        </draw:line>
        <draw:path draw:style-name="gr9" draw:text-style-name="P1" draw:layer="layout" svg:width="0.03cm" svg:height="0.069cm" svg:x="19.781cm" svg:y="3.854cm" svg:viewBox="0 0 31 70" svg:d="M0 70c0-34 12-58 31-70">
          <text:p/>
        </draw:path>
        <draw:line draw:style-name="gr9" draw:text-style-name="P1" draw:layer="layout" svg:x1="19.71cm" svg:y1="4.168cm" svg:x2="19.781cm" svg:y2="4.168cm">
          <text:p/>
        </draw:line>
        <draw:line draw:style-name="gr9" draw:text-style-name="P1" draw:layer="layout" svg:x1="19.781cm" svg:y1="4.168cm" svg:x2="19.781cm" svg:y2="3.923cm">
          <text:p/>
        </draw:line>
        <draw:path draw:style-name="gr9" draw:text-style-name="P1" draw:layer="layout" svg:width="0.04cm" svg:height="0.056cm" svg:x="19.462cm" svg:y="7.369cm" svg:viewBox="0 0 41 57" svg:d="M41 57c-26-16-41-36-41-57">
          <text:p/>
        </draw:path>
        <draw:path draw:style-name="gr9" draw:text-style-name="P1" draw:layer="layout" svg:width="0.275cm" svg:height="0.079cm" svg:x="19.462cm" svg:y="7.29cm" svg:viewBox="0 0 276 80" svg:d="M0 80c0-44 62-80 139-80 75 0 137 36 137 80">
          <text:p/>
        </draw:path>
        <draw:path draw:style-name="gr9" draw:text-style-name="P1" draw:layer="layout" svg:width="0.235cm" svg:height="0.079cm" svg:x="19.502cm" svg:y="7.369cm" svg:viewBox="0 0 236 80" svg:d="M236 0c0 33-33 62-85 74-51 12-110 6-151-17">
          <text:p/>
        </draw:path>
        <draw:path draw:style-name="gr9" draw:text-style-name="P1" draw:layer="layout" svg:width="0.04cm" svg:height="0.057cm" svg:x="15.928cm" svg:y="5.328cm" svg:viewBox="0 0 41 58" svg:d="M41 58c-25-15-41-35-41-58">
          <text:p/>
        </draw:path>
        <draw:path draw:style-name="gr9" draw:text-style-name="P1" draw:layer="layout" svg:width="0.275cm" svg:height="0.079cm" svg:x="15.928cm" svg:y="5.249cm" svg:viewBox="0 0 276 80" svg:d="M0 80c0-43 62-80 139-80 75 0 137 37 137 80">
          <text:p/>
        </draw:path>
        <draw:path draw:style-name="gr9" draw:text-style-name="P1" draw:layer="layout" svg:width="0.235cm" svg:height="0.08cm" svg:x="15.968cm" svg:y="5.328cm" svg:viewBox="0 0 236 81" svg:d="M236 0c0 34-33 63-85 75-51 13-111 5-151-17">
          <text:p/>
        </draw:path>
        <draw:path draw:style-name="gr9" draw:text-style-name="P1" draw:layer="layout" svg:width="0.04cm" svg:height="0.056cm" svg:x="21.583cm" svg:y="6.145cm" svg:viewBox="0 0 41 57" svg:d="M41 57c-27-16-41-36-41-57">
          <text:p/>
        </draw:path>
        <draw:path draw:style-name="gr9" draw:text-style-name="P1" draw:layer="layout" svg:width="0.274cm" svg:height="0.08cm" svg:x="21.583cm" svg:y="6.065cm" svg:viewBox="0 0 275 81" svg:d="M0 81c0-45 61-81 137-81 77 0 138 36 138 81">
          <text:p/>
        </draw:path>
        <draw:path draw:style-name="gr9" draw:text-style-name="P1" draw:layer="layout" svg:width="0.234cm" svg:height="0.079cm" svg:x="21.623cm" svg:y="6.145cm" svg:viewBox="0 0 235 80" svg:d="M235 0c0 32-33 62-84 74-52 12-111 5-151-18">
          <text:p/>
        </draw:path>
        <draw:path draw:style-name="gr9" draw:text-style-name="P1" draw:layer="layout" svg:width="0.04cm" svg:height="0.056cm" svg:x="18.049cm" svg:y="4.104cm" svg:viewBox="0 0 41 57" svg:d="M41 57c-26-14-41-35-41-57">
          <text:p/>
        </draw:path>
        <draw:path draw:style-name="gr9" draw:text-style-name="P1" draw:layer="layout" svg:width="0.274cm" svg:height="0.079cm" svg:x="18.049cm" svg:y="4.025cm" svg:viewBox="0 0 275 80" svg:d="M0 80c0-45 61-80 137-80 77 0 138 35 138 80">
          <text:p/>
        </draw:path>
        <draw:path draw:style-name="gr9" draw:text-style-name="P1" draw:layer="layout" svg:width="0.234cm" svg:height="0.08cm" svg:x="18.089cm" svg:y="4.104cm" svg:viewBox="0 0 235 81" svg:d="M235 0c0 32-33 62-84 75-52 12-112 5-151-18">
          <text:p/>
        </draw:path>
        <draw:line draw:style-name="gr9" draw:text-style-name="P1" draw:layer="layout" svg:x1="21.07cm" svg:y1="4.586cm" svg:x2="21.07cm" svg:y2="4.831cm">
          <text:p/>
        </draw:line>
        <draw:line draw:style-name="gr9" draw:text-style-name="P1" draw:layer="layout" svg:x1="21cm" svg:y1="4.873cm" svg:x2="21.071cm" svg:y2="4.831cm">
          <text:p/>
        </draw:line>
        <draw:path draw:style-name="gr9" draw:text-style-name="P1" draw:layer="layout" svg:width="0.105cm" svg:height="0.183cm" svg:x="20.965cm" svg:y="4.403cm" svg:viewBox="0 0 106 184" svg:d="M106 184c0-68-48-151-106-184">
          <text:p/>
        </draw:path>
        <draw:polyline draw:style-name="gr9" draw:text-style-name="P1" draw:layer="layout" svg:width="0cm" svg:height="0cm" svg:x="19.957cm" svg:y="3.821cm" svg:viewBox="0 0 0 0" draw:points="0,0">
          <text:p/>
        </draw:polyline>
        <draw:path draw:style-name="gr9" draw:text-style-name="P1" draw:layer="layout" svg:width="1.008cm" svg:height="0.582cm" svg:x="19.957cm" svg:y="3.821cm" svg:viewBox="0 0 1009 583" svg:d="M1009 583c-409-149-753-348-1009-583">
          <text:p/>
        </draw:path>
        <draw:polyline draw:style-name="gr9" draw:text-style-name="P1" draw:layer="layout" svg:width="0cm" svg:height="0cm" svg:x="20.965cm" svg:y="4.403cm" svg:viewBox="0 0 0 0" draw:points="0,0">
          <text:p/>
        </draw:polyline>
        <draw:path draw:style-name="gr9" draw:text-style-name="P1" draw:layer="layout" svg:width="0.075cm" svg:height="0.014cm" svg:x="19.882cm" svg:y="3.806cm" svg:viewBox="0 0 76 15" svg:d="M76 15c-29-17-56-20-76-9">
          <text:p/>
        </draw:path>
        <draw:path draw:style-name="gr9" draw:text-style-name="P1" draw:layer="layout" svg:width="0.031cm" svg:height="0.069cm" svg:x="19.851cm" svg:y="3.813cm" svg:viewBox="0 0 32 70" svg:d="M32 0c-21 12-32 38-32 70">
          <text:p/>
        </draw:path>
        <draw:line draw:style-name="gr9" draw:text-style-name="P1" draw:layer="layout" svg:x1="19.851cm" svg:y1="4.127cm" svg:x2="19.851cm" svg:y2="3.882cm">
          <text:p/>
        </draw:line>
        <draw:line draw:style-name="gr9" draw:text-style-name="P1" draw:layer="layout" svg:x1="19.781cm" svg:y1="4.169cm" svg:x2="19.852cm" svg:y2="4.127cm">
          <text:p/>
        </draw:line>
        <draw:line draw:style-name="gr9" draw:text-style-name="P1" draw:layer="layout" svg:x1="19.957cm" svg:y1="3.821cm" svg:x2="19.957cm" svg:y2="3.944cm">
          <text:p/>
        </draw:line>
        <draw:path draw:style-name="gr9" draw:text-style-name="P1" draw:layer="layout" svg:width="0.05cm" svg:height="0.018cm" svg:x="20.915cm" svg:y="4.507cm" svg:viewBox="0 0 51 19" svg:d="M51 19c-17-6-34-12-51-19">
          <text:p/>
        </draw:path>
        <draw:path draw:style-name="gr9" draw:text-style-name="P1" draw:layer="layout" svg:width="0.032cm" svg:height="0.028cm" svg:x="19.957cm" svg:y="3.944cm" svg:viewBox="0 0 33 29" svg:d="M33 29c-12-9-22-20-33-29">
          <text:p/>
        </draw:path>
        <draw:line draw:style-name="gr9" draw:text-style-name="P1" draw:layer="layout" svg:x1="20.965cm" svg:y1="4.403cm" svg:x2="20.965cm" svg:y2="4.525cm">
          <text:p/>
        </draw:line>
        <draw:line draw:style-name="gr9" draw:text-style-name="P1" draw:layer="layout" svg:x1="20.966cm" svg:y1="4.525cm" svg:x2="20.956cm" svg:y2="4.531cm">
          <text:p/>
        </draw:line>
        <draw:line draw:style-name="gr9" draw:text-style-name="P1" draw:layer="layout" svg:x1="19.957cm" svg:y1="3.944cm" svg:x2="19.957cm" svg:y2="4.066cm">
          <text:p/>
        </draw:line>
        <draw:line draw:style-name="gr9" draw:text-style-name="P1" draw:layer="layout" svg:x1="20.249cm" svg:y1="4.234cm" svg:x2="20.966cm" svg:y2="4.649cm">
          <text:p/>
        </draw:line>
        <draw:line draw:style-name="gr9" draw:text-style-name="P1" draw:layer="layout" svg:x1="19.957cm" svg:y1="4.066cm" svg:x2="20.109cm" svg:y2="4.154cm">
          <text:p/>
        </draw:line>
        <draw:line draw:style-name="gr9" draw:text-style-name="P1" draw:layer="layout" svg:x1="20.965cm" svg:y1="4.648cm" svg:x2="20.965cm" svg:y2="4.525cm">
          <text:p/>
        </draw:line>
        <draw:line draw:style-name="gr9" draw:text-style-name="P1" draw:layer="layout" svg:x1="20.249cm" svg:y1="4.219cm" svg:x2="20.249cm" svg:y2="4.234cm">
          <text:p/>
        </draw:line>
        <draw:line draw:style-name="gr9" draw:text-style-name="P1" draw:layer="layout" svg:x1="20.108cm" svg:y1="4.153cm" svg:x2="20.108cm" svg:y2="4.137cm">
          <text:p/>
        </draw:line>
        <draw:line draw:style-name="gr9" draw:text-style-name="P1" draw:layer="layout" svg:x1="20.109cm" svg:y1="4.137cm" svg:x2="20.094cm" svg:y2="4.146cm">
          <text:p/>
        </draw:line>
        <draw:line draw:style-name="gr9" draw:text-style-name="P1" draw:layer="layout" svg:x1="19.967cm" svg:y1="3.959cm" svg:x2="19.957cm" svg:y2="3.965cm">
          <text:p/>
        </draw:line>
        <draw:line draw:style-name="gr9" draw:text-style-name="P1" draw:layer="layout" svg:x1="19.966cm" svg:y1="3.959cm" svg:x2="20.957cm" svg:y2="4.531cm">
          <text:p/>
        </draw:line>
        <draw:line draw:style-name="gr9" draw:text-style-name="P1" draw:layer="layout" svg:x1="19.967cm" svg:y1="4.056cm" svg:x2="19.957cm" svg:y2="4.062cm">
          <text:p/>
        </draw:line>
        <draw:line draw:style-name="gr9" draw:text-style-name="P1" draw:layer="layout" svg:x1="19.966cm" svg:y1="4.056cm" svg:x2="19.966cm" svg:y2="3.959cm">
          <text:p/>
        </draw:line>
        <draw:line draw:style-name="gr9" draw:text-style-name="P1" draw:layer="layout" svg:x1="20.957cm" svg:y1="4.627cm" svg:x2="20.942cm" svg:y2="4.636cm">
          <text:p/>
        </draw:line>
        <draw:line draw:style-name="gr9" draw:text-style-name="P1" draw:layer="layout" svg:x1="20.956cm" svg:y1="4.53cm" svg:x2="20.956cm" svg:y2="4.627cm">
          <text:p/>
        </draw:line>
        <draw:line draw:style-name="gr9" draw:text-style-name="P1" draw:layer="layout" svg:x1="20.109cm" svg:y1="4.138cm" svg:x2="19.966cm" svg:y2="4.056cm">
          <text:p/>
        </draw:line>
        <draw:line draw:style-name="gr9" draw:text-style-name="P1" draw:layer="layout" svg:x1="20.957cm" svg:y1="4.628cm" svg:x2="20.249cm" svg:y2="4.219cm">
          <text:p/>
        </draw:line>
        <draw:path draw:style-name="gr9" draw:text-style-name="P1" draw:layer="layout" svg:width="0.04cm" svg:height="0.056cm" svg:x="21.141cm" svg:y="5.318cm" svg:viewBox="0 0 41 57" svg:d="M41 57c-27-14-41-36-41-57">
          <text:p/>
        </draw:path>
        <draw:path draw:style-name="gr9" draw:text-style-name="P1" draw:layer="layout" svg:width="0.275cm" svg:height="0.079cm" svg:x="21.141cm" svg:y="5.239cm" svg:viewBox="0 0 276 80" svg:d="M0 80c0-44 61-80 138-80 76 0 138 36 138 80">
          <text:p/>
        </draw:path>
        <draw:path draw:style-name="gr9" draw:text-style-name="P1" draw:layer="layout" svg:width="0.235cm" svg:height="0.08cm" svg:x="21.181cm" svg:y="5.318cm" svg:viewBox="0 0 236 81" svg:d="M236 0c0 33-35 62-86 75-52 12-111 5-150-18">
          <text:p/>
        </draw:path>
        <draw:path draw:style-name="gr9" draw:text-style-name="P1" draw:layer="layout" svg:width="0.04cm" svg:height="0.056cm" svg:x="18.844cm" svg:y="3.992cm" svg:viewBox="0 0 41 57" svg:d="M41 57c-27-15-41-35-41-57">
          <text:p/>
        </draw:path>
        <draw:path draw:style-name="gr9" draw:text-style-name="P1" draw:layer="layout" svg:width="0.275cm" svg:height="0.079cm" svg:x="18.844cm" svg:y="3.913cm" svg:viewBox="0 0 276 80" svg:d="M0 80c0-45 61-80 137-80 77 0 139 35 139 80">
          <text:p/>
        </draw:path>
        <draw:path draw:style-name="gr9" draw:text-style-name="P1" draw:layer="layout" svg:width="0.235cm" svg:height="0.079cm" svg:x="18.884cm" svg:y="3.992cm" svg:viewBox="0 0 236 80" svg:d="M236 0c0 32-34 61-86 73-52 14-111 7-150-17">
          <text:p/>
        </draw:path>
        <draw:path draw:style-name="gr9" draw:text-style-name="P1" draw:layer="layout" svg:width="0.04cm" svg:height="0.056cm" svg:x="15.734cm" svg:y="5.788cm" svg:viewBox="0 0 41 57" svg:d="M41 57c-26-15-41-35-41-57">
          <text:p/>
        </draw:path>
        <draw:path draw:style-name="gr9" draw:text-style-name="P1" draw:layer="layout" svg:width="0.275cm" svg:height="0.08cm" svg:x="15.734cm" svg:y="5.708cm" svg:viewBox="0 0 276 81" svg:d="M0 81c0-44 62-81 138-81s138 37 138 81">
          <text:p/>
        </draw:path>
        <draw:path draw:style-name="gr9" draw:text-style-name="P1" draw:layer="layout" svg:width="0.235cm" svg:height="0.079cm" svg:x="15.774cm" svg:y="5.788cm" svg:viewBox="0 0 236 80" svg:d="M236 0c0 33-34 62-85 74-52 12-111 5-151-17">
          <text:p/>
        </draw:path>
        <draw:path draw:style-name="gr9" draw:text-style-name="P1" draw:layer="layout" svg:width="0.04cm" svg:height="0.056cm" svg:x="18.031cm" svg:y="7.114cm" svg:viewBox="0 0 41 57" svg:d="M41 57c-27-15-41-36-41-57">
          <text:p/>
        </draw:path>
        <draw:path draw:style-name="gr9" draw:text-style-name="P1" draw:layer="layout" svg:width="0.275cm" svg:height="0.08cm" svg:x="18.031cm" svg:y="7.034cm" svg:viewBox="0 0 276 81" svg:d="M0 81c0-45 61-81 137-81 77 0 139 36 139 81">
          <text:p/>
        </draw:path>
        <draw:path draw:style-name="gr9" draw:text-style-name="P1" draw:layer="layout" svg:width="0.235cm" svg:height="0.079cm" svg:x="18.071cm" svg:y="7.114cm" svg:viewBox="0 0 236 80" svg:d="M236 0c0 32-34 62-85 74s-112 6-151-17">
          <text:p/>
        </draw:path>
        <draw:line draw:style-name="gr9" draw:text-style-name="P1" draw:layer="layout" svg:x1="16.799cm" svg:y1="5.344cm" svg:x2="17.162cm" svg:y2="5.554cm">
          <text:p/>
        </draw:line>
        <draw:line draw:style-name="gr9" draw:text-style-name="P1" draw:layer="layout" svg:x1="16.728cm" svg:y1="5.385cm" svg:x2="17.091cm" svg:y2="5.595cm">
          <text:p/>
        </draw:line>
        <draw:line draw:style-name="gr9" draw:text-style-name="P1" draw:layer="layout" svg:x1="21.071cm" svg:y1="4.832cm" svg:x2="19.851cm" svg:y2="4.127cm">
          <text:p/>
        </draw:line>
        <draw:line draw:style-name="gr9" draw:text-style-name="P1" draw:layer="layout" svg:x1="17.865cm" svg:y1="5.23cm" svg:x2="17.431cm" svg:y2="4.979cm">
          <text:p/>
        </draw:line>
        <draw:line draw:style-name="gr9" draw:text-style-name="P1" draw:layer="layout" svg:x1="16.976cm" svg:y1="5.743cm" svg:x2="17.865cm" svg:y2="5.229cm">
          <text:p/>
        </draw:line>
        <draw:line draw:style-name="gr9" draw:text-style-name="P1" draw:layer="layout" svg:x1="16.543cm" svg:y1="5.492cm" svg:x2="16.977cm" svg:y2="5.743cm">
          <text:p/>
        </draw:line>
        <draw:line draw:style-name="gr9" draw:text-style-name="P1" draw:layer="layout" svg:x1="17.432cm" svg:y1="4.979cm" svg:x2="16.543cm" svg:y2="5.493cm">
          <text:p/>
        </draw:line>
        <draw:line draw:style-name="gr9" draw:text-style-name="P1" draw:layer="layout" svg:x1="18.903cm" svg:y1="4.631cm" svg:x2="18.469cm" svg:y2="4.38cm">
          <text:p/>
        </draw:line>
        <draw:line draw:style-name="gr9" draw:text-style-name="P1" draw:layer="layout" svg:x1="18.014cm" svg:y1="5.143cm" svg:x2="18.903cm" svg:y2="4.63cm">
          <text:p/>
        </draw:line>
        <draw:line draw:style-name="gr9" draw:text-style-name="P1" draw:layer="layout" svg:x1="17.581cm" svg:y1="4.892cm" svg:x2="18.015cm" svg:y2="5.143cm">
          <text:p/>
        </draw:line>
        <draw:line draw:style-name="gr9" draw:text-style-name="P1" draw:layer="layout" svg:x1="18.47cm" svg:y1="4.38cm" svg:x2="17.581cm" svg:y2="4.893cm">
          <text:p/>
        </draw:line>
        <draw:path draw:style-name="gr9" draw:text-style-name="P1" draw:layer="layout" svg:width="0.007cm" svg:height="0.006cm" svg:x="17.795cm" svg:y="5.636cm" svg:viewBox="0 0 8 7" svg:d="M0 0c2 3 6 5 8 7">
          <text:p/>
        </draw:path>
        <draw:path draw:style-name="gr9" draw:text-style-name="P1" draw:layer="layout" svg:width="0.005cm" svg:height="0.005cm" svg:x="17.802cm" svg:y="5.642cm" svg:viewBox="0 0 6 6" svg:d="M0 0c3 3 5 5 6 6">
          <text:p/>
        </draw:path>
        <draw:line draw:style-name="gr9" draw:text-style-name="P1" draw:layer="layout" svg:x1="17.807cm" svg:y1="5.647cm" svg:x2="17.807cm" svg:y2="5.694cm">
          <text:p/>
        </draw:line>
        <draw:path draw:style-name="gr9" draw:text-style-name="P1" draw:layer="layout" svg:width="0.005cm" svg:height="0.006cm" svg:x="17.802cm" svg:y="5.694cm" svg:viewBox="0 0 6 7" svg:d="M6 0c-1 2-3 5-6 7">
          <text:p/>
        </draw:path>
        <draw:path draw:style-name="gr9" draw:text-style-name="P1" draw:layer="layout" svg:width="0.007cm" svg:height="0.005cm" svg:x="17.795cm" svg:y="5.7cm" svg:viewBox="0 0 8 6" svg:d="M8 0c-3 2-6 5-8 6">
          <text:p/>
        </draw:path>
        <draw:line draw:style-name="gr9" draw:text-style-name="P1" draw:layer="layout" svg:x1="17.796cm" svg:y1="5.705cm" svg:x2="17.708cm" svg:y2="5.756cm">
          <text:p/>
        </draw:line>
        <draw:path draw:style-name="gr9" draw:text-style-name="P1" draw:layer="layout" svg:width="0.003cm" svg:height="0.004cm" svg:x="17.705cm" svg:y="5.755cm" svg:viewBox="0 0 4 5" svg:d="M4 0c-3 1-4 4-4 5">
          <text:p/>
        </draw:path>
        <draw:path draw:style-name="gr9" draw:text-style-name="P1" draw:layer="layout" svg:width="0.004cm" svg:height="0.005cm" svg:x="17.705cm" svg:y="5.759cm" svg:viewBox="0 0 5 6" svg:d="M0 0c0 2 1 5 5 6">
          <text:p/>
        </draw:path>
        <draw:line draw:style-name="gr9" draw:text-style-name="P1" draw:layer="layout" svg:x1="17.709cm" svg:y1="5.764cm" svg:x2="17.783cm" svg:y2="5.808cm">
          <text:p/>
        </draw:line>
        <draw:path draw:style-name="gr9" draw:text-style-name="P1" draw:layer="layout" svg:width="0.004cm" svg:height="0.009cm" svg:x="17.782cm" svg:y="5.807cm" svg:viewBox="0 0 5 10" svg:d="M0 0c7 4 7 7 1 10">
          <text:p/>
        </draw:path>
        <draw:path draw:style-name="gr9" draw:text-style-name="P1" draw:layer="layout" svg:width="0.004cm" svg:height="0.009cm" svg:x="17.782cm" svg:y="5.807cm" svg:viewBox="0 0 5 10" svg:d="M0 0c7 4 7 7 1 10">
          <text:p/>
        </draw:path>
        <draw:line draw:style-name="gr9" draw:text-style-name="P1" draw:layer="layout" svg:x1="17.784cm" svg:y1="5.816cm" svg:x2="17.726cm" svg:y2="5.85cm">
          <text:p/>
        </draw:line>
        <draw:path draw:style-name="gr9" draw:text-style-name="P1" draw:layer="layout" svg:width="0.016cm" svg:height="0.002cm" svg:x="17.71cm" svg:y="5.849cm" svg:viewBox="0 0 17 3" svg:d="M17 0c-5 4-11 4-17 0">
          <text:p/>
        </draw:path>
        <draw:line draw:style-name="gr9" draw:text-style-name="P1" draw:layer="layout" svg:x1="17.711cm" svg:y1="5.85cm" svg:x2="17.419cm" svg:y2="5.681cm">
          <text:p/>
        </draw:line>
        <draw:path draw:style-name="gr9" draw:text-style-name="P1" draw:layer="layout" svg:width="0.003cm" svg:height="0.005cm" svg:x="17.416cm" svg:y="5.676cm" svg:viewBox="0 0 4 6" svg:d="M4 6c-2-2-4-3-4-6">
          <text:p/>
        </draw:path>
        <draw:path draw:style-name="gr9" draw:text-style-name="P1" draw:layer="layout" svg:width="0.003cm" svg:height="0.005cm" svg:x="17.416cm" svg:y="5.671cm" svg:viewBox="0 0 4 6" svg:d="M0 6c0-2 2-5 4-6">
          <text:p/>
        </draw:path>
        <draw:line draw:style-name="gr9" draw:text-style-name="P1" draw:layer="layout" svg:x1="17.419cm" svg:y1="5.672cm" svg:x2="17.581cm" svg:y2="5.578cm">
          <text:p/>
        </draw:line>
        <draw:path draw:style-name="gr9" draw:text-style-name="P1" draw:layer="layout" svg:width="0.009cm" svg:height="0.003cm" svg:x="17.58cm" svg:y="5.575cm" svg:viewBox="0 0 10 4" svg:d="M0 4c2-1 5-2 10-4">
          <text:p/>
        </draw:path>
        <draw:path draw:style-name="gr9" draw:text-style-name="P1" draw:layer="layout" svg:width="0.009cm" svg:height="0.004cm" svg:x="17.589cm" svg:y="5.572cm" svg:viewBox="0 0 10 5" svg:d="M0 5c4-3 7-5 10-5">
          <text:p/>
        </draw:path>
        <draw:line draw:style-name="gr9" draw:text-style-name="P1" draw:layer="layout" svg:x1="17.598cm" svg:y1="5.572cm" svg:x2="17.677cm" svg:y2="5.572cm">
          <text:p/>
        </draw:line>
        <draw:path draw:style-name="gr9" draw:text-style-name="P1" draw:layer="layout" svg:width="0.01cm" svg:height="0.004cm" svg:x="17.677cm" svg:y="5.572cm" svg:viewBox="0 0 11 5" svg:d="M0 0c3 2 7 3 11 5">
          <text:p/>
        </draw:path>
        <draw:path draw:style-name="gr9" draw:text-style-name="P1" draw:layer="layout" svg:width="0.009cm" svg:height="0.005cm" svg:x="17.687cm" svg:y="5.575cm" svg:viewBox="0 0 10 6" svg:d="M0 0c5 3 8 4 10 6">
          <text:p/>
        </draw:path>
        <draw:line draw:style-name="gr9" draw:text-style-name="P1" draw:layer="layout" svg:x1="17.696cm" svg:y1="5.579cm" svg:x2="17.796cm" svg:y2="5.637cm">
          <text:p/>
        </draw:line>
        <draw:path draw:style-name="gr9" draw:text-style-name="P1" draw:layer="layout" svg:width="0.003cm" svg:height="0.006cm" svg:x="18.37cm" svg:y="5.125cm" svg:viewBox="0 0 4 7" svg:d="M4 7c-2-3-4-4-4-7">
          <text:p/>
        </draw:path>
        <draw:path draw:style-name="gr9" draw:text-style-name="P1" draw:layer="layout" svg:width="0.003cm" svg:height="0.005cm" svg:x="18.37cm" svg:y="5.12cm" svg:viewBox="0 0 4 6" svg:d="M0 6c0-2 2-3 4-6">
          <text:p/>
        </draw:path>
        <draw:line draw:style-name="gr9" draw:text-style-name="P1" draw:layer="layout" svg:x1="18.373cm" svg:y1="5.121cm" svg:x2="18.535cm" svg:y2="5.028cm">
          <text:p/>
        </draw:line>
        <draw:path draw:style-name="gr9" draw:text-style-name="P1" draw:layer="layout" svg:width="0.009cm" svg:height="0.004cm" svg:x="18.534cm" svg:y="5.024cm" svg:viewBox="0 0 10 5" svg:d="M0 5c2-3 5-4 10-5">
          <text:p/>
        </draw:path>
        <draw:path draw:style-name="gr9" draw:text-style-name="P1" draw:layer="layout" svg:width="0.01cm" svg:height="0.003cm" svg:x="18.543cm" svg:y="5.021cm" svg:viewBox="0 0 11 4" svg:d="M0 4c4-3 8-4 11-4">
          <text:p/>
        </draw:path>
        <draw:line draw:style-name="gr9" draw:text-style-name="P1" draw:layer="layout" svg:x1="18.553cm" svg:y1="5.021cm" svg:x2="18.631cm" svg:y2="5.021cm">
          <text:p/>
        </draw:line>
        <draw:path draw:style-name="gr9" draw:text-style-name="P1" draw:layer="layout" svg:width="0.01cm" svg:height="0.003cm" svg:x="18.631cm" svg:y="5.021cm" svg:viewBox="0 0 11 4" svg:d="M0 0c3 1 8 3 11 4">
          <text:p/>
        </draw:path>
        <draw:path draw:style-name="gr9" draw:text-style-name="P1" draw:layer="layout" svg:width="0.009cm" svg:height="0.004cm" svg:x="18.641cm" svg:y="5.024cm" svg:viewBox="0 0 10 5" svg:d="M0 0c5 2 8 4 10 5">
          <text:p/>
        </draw:path>
        <draw:line draw:style-name="gr9" draw:text-style-name="P1" draw:layer="layout" svg:x1="18.65cm" svg:y1="5.028cm" svg:x2="18.75cm" svg:y2="5.086cm">
          <text:p/>
        </draw:line>
        <draw:path draw:style-name="gr9" draw:text-style-name="P1" draw:layer="layout" svg:width="0.007cm" svg:height="0.006cm" svg:x="18.749cm" svg:y="5.085cm" svg:viewBox="0 0 8 7" svg:d="M0 0c4 2 6 5 8 7">
          <text:p/>
        </draw:path>
        <draw:path draw:style-name="gr9" draw:text-style-name="P1" draw:layer="layout" svg:width="0.005cm" svg:height="0.006cm" svg:x="18.756cm" svg:y="5.091cm" svg:viewBox="0 0 6 7" svg:d="M0 0c4 3 5 5 6 7">
          <text:p/>
        </draw:path>
        <draw:line draw:style-name="gr9" draw:text-style-name="P1" draw:layer="layout" svg:x1="18.761cm" svg:y1="5.097cm" svg:x2="18.761cm" svg:y2="5.143cm">
          <text:p/>
        </draw:line>
        <draw:path draw:style-name="gr9" draw:text-style-name="P1" draw:layer="layout" svg:width="0.005cm" svg:height="0.006cm" svg:x="18.756cm" svg:y="5.143cm" svg:viewBox="0 0 6 7" svg:d="M6 0c-1 2-3 4-6 7">
          <text:p/>
        </draw:path>
        <draw:path draw:style-name="gr9" draw:text-style-name="P1" draw:layer="layout" svg:width="0.007cm" svg:height="0.005cm" svg:x="18.749cm" svg:y="5.149cm" svg:viewBox="0 0 8 6" svg:d="M8 0c-2 2-5 5-8 6">
          <text:p/>
        </draw:path>
        <draw:line draw:style-name="gr9" draw:text-style-name="P1" draw:layer="layout" svg:x1="18.75cm" svg:y1="5.154cm" svg:x2="18.663cm" svg:y2="5.205cm">
          <text:p/>
        </draw:line>
        <draw:path draw:style-name="gr9" draw:text-style-name="P1" draw:layer="layout" svg:width="0.004cm" svg:height="0.004cm" svg:x="18.659cm" svg:y="5.204cm" svg:viewBox="0 0 5 5" svg:d="M5 0c-4 1-5 4-5 5">
          <text:p/>
        </draw:path>
        <draw:path draw:style-name="gr9" draw:text-style-name="P1" draw:layer="layout" svg:width="0.004cm" svg:height="0.005cm" svg:x="18.659cm" svg:y="5.208cm" svg:viewBox="0 0 5 6" svg:d="M0 0c0 3 1 5 5 6">
          <text:p/>
        </draw:path>
        <draw:line draw:style-name="gr9" draw:text-style-name="P1" draw:layer="layout" svg:x1="18.663cm" svg:y1="5.213cm" svg:x2="18.738cm" svg:y2="5.257cm">
          <text:p/>
        </draw:line>
        <draw:path draw:style-name="gr9" draw:text-style-name="P1" draw:layer="layout" svg:width="0.005cm" svg:height="0.009cm" svg:x="18.737cm" svg:y="5.256cm" svg:viewBox="0 0 6 10" svg:d="M0 0c7 3 8 7 0 10">
          <text:p/>
        </draw:path>
        <draw:path draw:style-name="gr9" draw:text-style-name="P1" draw:layer="layout" svg:width="0.005cm" svg:height="0.009cm" svg:x="18.737cm" svg:y="5.256cm" svg:viewBox="0 0 6 10" svg:d="M0 0c7 3 8 7 0 10">
          <text:p/>
        </draw:path>
        <draw:line draw:style-name="gr9" draw:text-style-name="P1" draw:layer="layout" svg:x1="18.738cm" svg:y1="5.265cm" svg:x2="18.681cm" svg:y2="5.299cm">
          <text:p/>
        </draw:line>
        <draw:path draw:style-name="gr9" draw:text-style-name="P1" draw:layer="layout" svg:width="0.017cm" svg:height="0.003cm" svg:x="18.664cm" svg:y="5.298cm" svg:viewBox="0 0 18 4" svg:d="M18 0c-7 5-12 5-18 0">
          <text:p/>
        </draw:path>
        <draw:line draw:style-name="gr9" draw:text-style-name="P1" draw:layer="layout" svg:x1="18.665cm" svg:y1="5.299cm" svg:x2="18.373cm" svg:y2="5.13cm">
          <text:p/>
        </draw:line>
        <draw:path draw:style-name="gr9" draw:text-style-name="P1" draw:layer="layout" svg:width="0.003cm" svg:height="0.006cm" svg:x="19.054cm" svg:y="4.937cm" svg:viewBox="0 0 4 7" svg:d="M0 0c3 3 4 4 4 7">
          <text:p/>
        </draw:path>
        <draw:path draw:style-name="gr9" draw:text-style-name="P1" draw:layer="layout" svg:width="0.003cm" svg:height="0.005cm" svg:x="19.054cm" svg:y="4.942cm" svg:viewBox="0 0 4 6" svg:d="M4 0c0 2-1 3-4 6">
          <text:p/>
        </draw:path>
        <draw:line draw:style-name="gr9" draw:text-style-name="P1" draw:layer="layout" svg:x1="19.055cm" svg:y1="4.947cm" svg:x2="18.915cm" svg:y2="5.028cm">
          <text:p/>
        </draw:line>
        <draw:path draw:style-name="gr9" draw:text-style-name="P1" draw:layer="layout" svg:width="0.003cm" svg:height="0.007cm" svg:x="18.912cm" svg:y="5.027cm" svg:viewBox="0 0 4 8" svg:d="M4 0c-4 2-5 5-1 8">
          <text:p/>
        </draw:path>
        <draw:path draw:style-name="gr9" draw:text-style-name="P1" draw:layer="layout" svg:width="0.003cm" svg:height="0.007cm" svg:x="18.912cm" svg:y="5.027cm" svg:viewBox="0 0 4 8" svg:d="M4 0c-4 2-5 5-1 8">
          <text:p/>
        </draw:path>
        <draw:line draw:style-name="gr9" draw:text-style-name="P1" draw:layer="layout" svg:x1="18.914cm" svg:y1="5.034cm" svg:x2="18.919cm" svg:y2="5.039cm">
          <text:p/>
        </draw:line>
        <draw:line draw:style-name="gr9" draw:text-style-name="P1" draw:layer="layout" svg:x1="19.003cm" svg:y1="5.029cm" svg:x2="19.101cm" svg:y2="4.973cm">
          <text:p/>
        </draw:line>
        <draw:path draw:style-name="gr9" draw:text-style-name="P1" draw:layer="layout" svg:width="0.007cm" svg:height="0.003cm" svg:x="19.1cm" svg:y="4.971cm" svg:viewBox="0 0 8 4" svg:d="M0 4c2-4 4-4 8-4">
          <text:p/>
        </draw:path>
        <draw:path draw:style-name="gr9" draw:text-style-name="P1" draw:layer="layout" svg:width="0.01cm" svg:height="0.002cm" svg:x="19.107cm" svg:y="4.971cm" svg:viewBox="0 0 11 3" svg:d="M0 0c4 0 7 1 11 3">
          <text:p/>
        </draw:path>
        <draw:line draw:style-name="gr9" draw:text-style-name="P1" draw:layer="layout" svg:x1="19.116cm" svg:y1="4.973cm" svg:x2="19.172cm" svg:y2="5.006cm">
          <text:p/>
        </draw:line>
        <draw:path draw:style-name="gr9" draw:text-style-name="P1" draw:layer="layout" svg:width="0.004cm" svg:height="0.006cm" svg:x="19.171cm" svg:y="5.005cm" svg:viewBox="0 0 5 7" svg:d="M0 0c2 2 5 4 5 7">
          <text:p/>
        </draw:path>
        <draw:path draw:style-name="gr9" draw:text-style-name="P1" draw:layer="layout" svg:width="0.003cm" svg:height="0.004cm" svg:x="19.172cm" svg:y="5.01cm" svg:viewBox="0 0 4 5" svg:d="M4 0c0 2-2 3-4 5">
          <text:p/>
        </draw:path>
        <draw:path draw:style-name="gr9" draw:text-style-name="P1" draw:layer="layout" svg:width="0.003cm" svg:height="0.004cm" svg:x="19.172cm" svg:y="5.01cm" svg:viewBox="0 0 4 5" svg:d="M4 0c0 2-2 3-4 5">
          <text:p/>
        </draw:path>
        <draw:line draw:style-name="gr9" draw:text-style-name="P1" draw:layer="layout" svg:x1="19.173cm" svg:y1="5.014cm" svg:x2="19.09cm" svg:y2="5.062cm">
          <text:p/>
        </draw:line>
        <draw:line draw:style-name="gr9" draw:text-style-name="P1" draw:layer="layout" svg:x1="18.856cm" svg:y1="5.085cm" svg:x2="18.824cm" svg:y2="5.066cm">
          <text:p/>
        </draw:line>
        <draw:path draw:style-name="gr9" draw:text-style-name="P1" draw:layer="layout" svg:width="0.005cm" svg:height="0.008cm" svg:x="18.819cm" svg:y="5.058cm" svg:viewBox="0 0 6 9" svg:d="M6 9c-3-1-4-4-6-9">
          <text:p/>
        </draw:path>
        <draw:line draw:style-name="gr9" draw:text-style-name="P1" draw:layer="layout" svg:x1="18.819cm" svg:y1="5.059cm" svg:x2="18.824cm" svg:y2="5.01cm">
          <text:p/>
        </draw:line>
        <draw:path draw:style-name="gr9" draw:text-style-name="P1" draw:layer="layout" svg:width="0.007cm" svg:height="0.006cm" svg:x="18.823cm" svg:y="5.004cm" svg:viewBox="0 0 8 7" svg:d="M0 7c3-2 5-5 8-7">
          <text:p/>
        </draw:path>
        <draw:path draw:style-name="gr9" draw:text-style-name="P1" draw:layer="layout" svg:width="0.007cm" svg:height="0.006cm" svg:x="18.83cm" svg:y="4.998cm" svg:viewBox="0 0 8 7" svg:d="M0 7c2-3 6-5 8-7">
          <text:p/>
        </draw:path>
        <draw:line draw:style-name="gr9" draw:text-style-name="P1" draw:layer="layout" svg:x1="18.837cm" svg:y1="4.999cm" svg:x2="18.928cm" svg:y2="4.947cm">
          <text:p/>
        </draw:line>
        <draw:path draw:style-name="gr9" draw:text-style-name="P1" draw:layer="layout" svg:width="0.004cm" svg:height="0.005cm" svg:x="18.927cm" svg:y="4.942cm" svg:viewBox="0 0 5 6" svg:d="M0 6c4-3 6-4 4-6">
          <text:p/>
        </draw:path>
        <draw:path draw:style-name="gr9" draw:text-style-name="P1" draw:layer="layout" svg:width="0.004cm" svg:height="0.005cm" svg:x="18.927cm" svg:y="4.942cm" svg:viewBox="0 0 5 6" svg:d="M0 6c4-3 6-4 4-6">
          <text:p/>
        </draw:path>
        <draw:path draw:style-name="gr9" draw:text-style-name="P1" draw:layer="layout" svg:width="0.004cm" svg:height="0.006cm" svg:x="18.926cm" svg:y="4.937cm" svg:viewBox="0 0 5 7" svg:d="M5 7c0-3-1-5-5-7">
          <text:p/>
        </draw:path>
        <draw:line draw:style-name="gr9" draw:text-style-name="P1" draw:layer="layout" svg:x1="18.927cm" svg:y1="4.938cm" svg:x2="18.889cm" svg:y2="4.916cm">
          <text:p/>
        </draw:line>
        <draw:path draw:style-name="gr9" draw:text-style-name="P1" draw:layer="layout" svg:width="0.008cm" svg:height="0.002cm" svg:x="18.881cm" svg:y="4.914cm" svg:viewBox="0 0 9 3" svg:d="M9 3c-2-3-5-4-9-3">
          <text:p/>
        </draw:path>
        <draw:path draw:style-name="gr9" draw:text-style-name="P1" draw:layer="layout" svg:width="0.008cm" svg:height="0.001cm" svg:x="18.873cm" svg:y="4.914cm" svg:viewBox="0 0 9 2" svg:d="M9 0c-3 0-7 0-9 2">
          <text:p/>
        </draw:path>
        <draw:line draw:style-name="gr9" draw:text-style-name="P1" draw:layer="layout" svg:x1="18.874cm" svg:y1="4.915cm" svg:x2="18.736cm" svg:y2="4.995cm">
          <text:p/>
        </draw:line>
        <draw:path draw:style-name="gr9" draw:text-style-name="P1" draw:layer="layout" svg:width="0.008cm" svg:height="0.003cm" svg:x="18.728cm" svg:y="4.994cm" svg:viewBox="0 0 9 4" svg:d="M9 0c-2 4-6 4-9 4">
          <text:p/>
        </draw:path>
        <draw:path draw:style-name="gr9" draw:text-style-name="P1" draw:layer="layout" svg:width="0.008cm" svg:height="0.002cm" svg:x="18.72cm" svg:y="4.994cm" svg:viewBox="0 0 9 3" svg:d="M9 3c-3 0-7-1-9-3">
          <text:p/>
        </draw:path>
        <draw:line draw:style-name="gr9" draw:text-style-name="P1" draw:layer="layout" svg:x1="18.721cm" svg:y1="4.995cm" svg:x2="18.664cm" svg:y2="4.962cm">
          <text:p/>
        </draw:line>
        <draw:path draw:style-name="gr9" draw:text-style-name="P1" draw:layer="layout" svg:width="0.003cm" svg:height="0.006cm" svg:x="18.661cm" svg:y="4.957cm" svg:viewBox="0 0 4 7" svg:d="M4 7c-2-2-4-4-4-7">
          <text:p/>
        </draw:path>
        <draw:path draw:style-name="gr9" draw:text-style-name="P1" draw:layer="layout" svg:width="0.003cm" svg:height="0.005cm" svg:x="18.661cm" svg:y="4.952cm" svg:viewBox="0 0 4 6" svg:d="M0 6c0-2 2-3 4-6">
          <text:p/>
        </draw:path>
        <draw:path draw:style-name="gr9" draw:text-style-name="P1" draw:layer="layout" svg:width="0.003cm" svg:height="0.005cm" svg:x="18.661cm" svg:y="4.952cm" svg:viewBox="0 0 4 6" svg:d="M0 6c0-2 2-3 4-6">
          <text:p/>
        </draw:path>
        <draw:line draw:style-name="gr9" draw:text-style-name="P1" draw:layer="layout" svg:x1="18.664cm" svg:y1="4.953cm" svg:x2="18.818cm" svg:y2="4.864cm">
          <text:p/>
        </draw:line>
        <draw:path draw:style-name="gr9" draw:text-style-name="P1" draw:layer="layout" svg:width="0.009cm" svg:height="0.004cm" svg:x="18.817cm" svg:y="4.86cm" svg:viewBox="0 0 10 5" svg:d="M0 5c4-1 7-4 10-5">
          <text:p/>
        </draw:path>
        <draw:path draw:style-name="gr9" draw:text-style-name="P1" draw:layer="layout" svg:width="0.01cm" svg:height="0.003cm" svg:x="18.826cm" svg:y="4.857cm" svg:viewBox="0 0 11 4" svg:d="M0 4c4-1 7-3 11-4">
          <text:p/>
        </draw:path>
        <draw:line draw:style-name="gr9" draw:text-style-name="P1" draw:layer="layout" svg:x1="18.836cm" svg:y1="4.857cm" svg:x2="18.918cm" svg:y2="4.859cm">
          <text:p/>
        </draw:line>
        <draw:path draw:style-name="gr9" draw:text-style-name="P1" draw:layer="layout" svg:width="0.009cm" svg:height="0.005cm" svg:x="18.917cm" svg:y="4.858cm" svg:viewBox="0 0 10 6" svg:d="M0 0c5 3 9 6 10 6">
          <text:p/>
        </draw:path>
        <draw:line draw:style-name="gr9" draw:text-style-name="P1" draw:layer="layout" svg:x1="18.926cm" svg:y1="4.863cm" svg:x2="18.937cm" svg:y2="4.871cm">
          <text:p/>
        </draw:line>
        <draw:path draw:style-name="gr9" draw:text-style-name="P1" draw:layer="layout" svg:width="0.001cm" svg:height="0cm" svg:x="18.936cm" svg:y="4.87cm" svg:viewBox="0 0 2 1" svg:d="M0 0c1 0 2 1 2 1">
          <text:p/>
        </draw:path>
        <draw:line draw:style-name="gr9" draw:text-style-name="P1" draw:layer="layout" svg:x1="18.938cm" svg:y1="4.871cm" svg:x2="19.055cm" svg:y2="4.938cm">
          <text:p/>
        </draw:line>
        <draw:path draw:style-name="gr9" draw:text-style-name="P1" draw:layer="layout" svg:width="0.003cm" svg:height="0.006cm" svg:x="17.703cm" svg:y="5.532cm" svg:viewBox="0 0 4 7" svg:d="M4 7c-4-2-4-5-4-7">
          <text:p/>
        </draw:path>
        <draw:path draw:style-name="gr9" draw:text-style-name="P1" draw:layer="layout" svg:width="0.003cm" svg:height="0.006cm" svg:x="17.703cm" svg:y="5.532cm" svg:viewBox="0 0 4 7" svg:d="M4 7c-4-2-4-5-4-7">
          <text:p/>
        </draw:path>
        <draw:line draw:style-name="gr9" draw:text-style-name="P1" draw:layer="layout" svg:x1="17.703cm" svg:y1="5.533cm" svg:x2="17.709cm" svg:y2="5.51cm">
          <text:p/>
        </draw:line>
        <draw:path draw:style-name="gr9" draw:text-style-name="P1" draw:layer="layout" svg:width="0.003cm" svg:height="0.006cm" svg:x="17.708cm" svg:y="5.504cm" svg:viewBox="0 0 4 7" svg:d="M0 7c0-2 1-5 4-7">
          <text:p/>
        </draw:path>
        <draw:path draw:style-name="gr9" draw:text-style-name="P1" draw:layer="layout" svg:width="0.006cm" svg:height="0.005cm" svg:x="17.711cm" svg:y="5.499cm" svg:viewBox="0 0 7 6" svg:d="M0 6c2-3 5-5 7-6">
          <text:p/>
        </draw:path>
        <draw:line draw:style-name="gr9" draw:text-style-name="P1" draw:layer="layout" svg:x1="17.717cm" svg:y1="5.5cm" svg:x2="17.775cm" svg:y2="5.466cm">
          <text:p/>
        </draw:line>
        <draw:path draw:style-name="gr9" draw:text-style-name="P1" draw:layer="layout" svg:width="0.016cm" svg:height="0.002cm" svg:x="17.774cm" svg:y="5.464cm" svg:viewBox="0 0 17 3" svg:d="M0 3c5-4 12-4 17 0">
          <text:p/>
        </draw:path>
        <draw:line draw:style-name="gr9" draw:text-style-name="P1" draw:layer="layout" svg:x1="17.79cm" svg:y1="5.466cm" svg:x2="18.082cm" svg:y2="5.635cm">
          <text:p/>
        </draw:line>
        <draw:path draw:style-name="gr9" draw:text-style-name="P1" draw:layer="layout" svg:width="0.005cm" svg:height="0.01cm" svg:x="18.081cm" svg:y="5.634cm" svg:viewBox="0 0 6 11" svg:d="M0 0c8 4 8 8 2 11">
          <text:p/>
        </draw:path>
        <draw:path draw:style-name="gr9" draw:text-style-name="P1" draw:layer="layout" svg:width="0.005cm" svg:height="0.01cm" svg:x="18.081cm" svg:y="5.634cm" svg:viewBox="0 0 6 11" svg:d="M0 0c8 4 8 8 2 11">
          <text:p/>
        </draw:path>
        <draw:line draw:style-name="gr9" draw:text-style-name="P1" draw:layer="layout" svg:x1="18.083cm" svg:y1="5.644cm" svg:x2="18.025cm" svg:y2="5.678cm">
          <text:p/>
        </draw:line>
        <draw:path draw:style-name="gr9" draw:text-style-name="P1" draw:layer="layout" svg:width="0.016cm" svg:height="0.003cm" svg:x="18.009cm" svg:y="5.676cm" svg:viewBox="0 0 17 4" svg:d="M17 2c-6 4-12 3-17-2">
          <text:p/>
        </draw:path>
        <draw:line draw:style-name="gr9" draw:text-style-name="P1" draw:layer="layout" svg:x1="18.01cm" svg:y1="5.677cm" svg:x2="17.792cm" svg:y2="5.551cm">
          <text:p/>
        </draw:line>
        <draw:path draw:style-name="gr9" draw:text-style-name="P1" draw:layer="layout" svg:width="0.003cm" svg:height="0cm" svg:x="17.788cm" svg:y="5.55cm" svg:viewBox="0 0 4 1" svg:d="M4 1c-1-1-3-1-4 0">
          <text:p/>
        </draw:path>
        <draw:path draw:style-name="gr9" draw:text-style-name="P1" draw:layer="layout" svg:width="0.002cm" svg:height="0.004cm" svg:x="17.786cm" svg:y="5.551cm" svg:viewBox="0 0 3 5" svg:d="M3 0c-1 1-3 2-3 5">
          <text:p/>
        </draw:path>
        <draw:line draw:style-name="gr9" draw:text-style-name="P1" draw:layer="layout" svg:x1="17.788cm" svg:y1="5.555cm" svg:x2="17.781cm" svg:y2="5.578cm">
          <text:p/>
        </draw:line>
        <draw:path draw:style-name="gr9" draw:text-style-name="P1" draw:layer="layout" svg:width="0.003cm" svg:height="0.003cm" svg:x="17.778cm" svg:y="5.577cm" svg:viewBox="0 0 4 4" svg:d="M4 0c0 3-1 4-4 4">
          <text:p/>
        </draw:path>
        <draw:path draw:style-name="gr9" draw:text-style-name="P1" draw:layer="layout" svg:width="0.007cm" svg:height="0.002cm" svg:x="17.771cm" svg:y="5.579cm" svg:viewBox="0 0 8 3" svg:d="M8 2c-2 2-5 0-8-2">
          <text:p/>
        </draw:path>
        <draw:line draw:style-name="gr9" draw:text-style-name="P1" draw:layer="layout" svg:x1="17.772cm" svg:y1="5.58cm" svg:x2="17.71cm" svg:y2="5.543cm">
          <text:p/>
        </draw:line>
        <draw:path draw:style-name="gr9" draw:text-style-name="P1" draw:layer="layout" svg:width="0.005cm" svg:height="0.005cm" svg:x="17.705cm" svg:y="5.538cm" svg:viewBox="0 0 6 6" svg:d="M6 6c-2-2-5-4-6-6">
          <text:p/>
        </draw:path>
        <draw:line draw:style-name="gr9" draw:text-style-name="P1" draw:layer="layout" svg:x1="17.794cm" svg:y1="5.188cm" svg:x2="16.976cm" svg:y2="5.661cm">
          <text:p/>
        </draw:line>
        <draw:line draw:style-name="gr9" draw:text-style-name="P1" draw:layer="layout" svg:x1="16.976cm" svg:y1="5.742cm" svg:x2="16.976cm" svg:y2="5.66cm">
          <text:p/>
        </draw:line>
        <draw:line draw:style-name="gr9" draw:text-style-name="P1" draw:layer="layout" svg:x1="16.977cm" svg:y1="5.661cm" svg:x2="16.613cm" svg:y2="5.451cm">
          <text:p/>
        </draw:line>
        <draw:line draw:style-name="gr9" draw:text-style-name="P1" draw:layer="layout" svg:x1="18.832cm" svg:y1="4.589cm" svg:x2="18.014cm" svg:y2="5.062cm">
          <text:p/>
        </draw:line>
        <draw:line draw:style-name="gr9" draw:text-style-name="P1" draw:layer="layout" svg:x1="18.014cm" svg:y1="5.142cm" svg:x2="18.014cm" svg:y2="5.061cm">
          <text:p/>
        </draw:line>
        <draw:line draw:style-name="gr9" draw:text-style-name="P1" draw:layer="layout" svg:x1="18.015cm" svg:y1="5.062cm" svg:x2="17.651cm" svg:y2="4.852cm">
          <text:p/>
        </draw:line>
        <draw:line draw:style-name="gr9" draw:text-style-name="P1" draw:layer="layout" svg:x1="17.807cm" svg:y1="5.647cm" svg:x2="17.807cm" svg:y2="5.653cm">
          <text:p/>
        </draw:line>
        <draw:path draw:style-name="gr9" draw:text-style-name="P1" draw:layer="layout" svg:width="0.005cm" svg:height="0.006cm" svg:x="17.802cm" svg:y="5.653cm" svg:viewBox="0 0 6 7" svg:d="M6 0c-1 2-3 4-6 7">
          <text:p/>
        </draw:path>
        <draw:path draw:style-name="gr9" draw:text-style-name="P1" draw:layer="layout" svg:width="0.007cm" svg:height="0.005cm" svg:x="17.795cm" svg:y="5.659cm" svg:viewBox="0 0 8 6" svg:d="M8 0c-3 2-6 5-8 6">
          <text:p/>
        </draw:path>
        <draw:line draw:style-name="gr9" draw:text-style-name="P1" draw:layer="layout" svg:x1="17.796cm" svg:y1="5.664cm" svg:x2="17.708cm" svg:y2="5.715cm">
          <text:p/>
        </draw:line>
        <draw:path draw:style-name="gr9" draw:text-style-name="P1" draw:layer="layout" svg:width="0.003cm" svg:height="0.005cm" svg:x="17.705cm" svg:y="5.714cm" svg:viewBox="0 0 4 6" svg:d="M4 0c-3 1-4 3-4 6">
          <text:p/>
        </draw:path>
        <draw:line draw:style-name="gr9" draw:text-style-name="P1" draw:layer="layout" svg:x1="17.757cm" svg:y1="5.791cm" svg:x2="17.726cm" svg:y2="5.809cm">
          <text:p/>
        </draw:line>
        <draw:path draw:style-name="gr9" draw:text-style-name="P1" draw:layer="layout" svg:width="0.016cm" svg:height="0.003cm" svg:x="17.71cm" svg:y="5.808cm" svg:viewBox="0 0 17 4" svg:d="M17 0c-5 5-11 5-17 0">
          <text:p/>
        </draw:path>
        <draw:line draw:style-name="gr9" draw:text-style-name="P1" draw:layer="layout" svg:x1="17.711cm" svg:y1="5.809cm" svg:x2="17.446cm" svg:y2="5.655cm">
          <text:p/>
        </draw:line>
        <draw:line draw:style-name="gr9" draw:text-style-name="P1" draw:layer="layout" svg:x1="17.711cm" svg:y1="5.631cm" svg:x2="17.637cm" svg:y2="5.588cm">
          <text:p/>
        </draw:line>
        <draw:line draw:style-name="gr9" draw:text-style-name="P1" draw:layer="layout" svg:x1="17.638cm" svg:y1="5.588cm" svg:x2="17.556cm" svg:y2="5.636cm">
          <text:p/>
        </draw:line>
        <draw:line draw:style-name="gr9" draw:text-style-name="P1" draw:layer="layout" svg:x1="17.807cm" svg:y1="5.694cm" svg:x2="17.807cm" svg:y2="5.653cm">
          <text:p/>
        </draw:line>
        <draw:line draw:style-name="gr9" draw:text-style-name="P1" draw:layer="layout" svg:x1="17.802cm" svg:y1="5.7cm" svg:x2="17.802cm" svg:y2="5.659cm">
          <text:p/>
        </draw:line>
        <draw:line draw:style-name="gr9" draw:text-style-name="P1" draw:layer="layout" svg:x1="17.795cm" svg:y1="5.705cm" svg:x2="17.795cm" svg:y2="5.664cm">
          <text:p/>
        </draw:line>
        <draw:line draw:style-name="gr9" draw:text-style-name="P1" draw:layer="layout" svg:x1="17.708cm" svg:y1="5.755cm" svg:x2="17.708cm" svg:y2="5.714cm">
          <text:p/>
        </draw:line>
        <draw:line draw:style-name="gr9" draw:text-style-name="P1" draw:layer="layout" svg:x1="17.705cm" svg:y1="5.759cm" svg:x2="17.705cm" svg:y2="5.719cm">
          <text:p/>
        </draw:line>
        <draw:line draw:style-name="gr9" draw:text-style-name="P1" draw:layer="layout" svg:x1="17.71cm" svg:y1="5.849cm" svg:x2="17.71cm" svg:y2="5.808cm">
          <text:p/>
        </draw:line>
        <draw:line draw:style-name="gr9" draw:text-style-name="P1" draw:layer="layout" svg:x1="17.419cm" svg:y1="5.681cm" svg:x2="17.419cm" svg:y2="5.671cm">
          <text:p/>
        </draw:line>
        <draw:line draw:style-name="gr9" draw:text-style-name="P1" draw:layer="layout" svg:x1="17.71cm" svg:y1="5.671cm" svg:x2="17.71cm" svg:y2="5.63cm">
          <text:p/>
        </draw:line>
        <draw:line draw:style-name="gr9" draw:text-style-name="P1" draw:layer="layout" svg:x1="17.711cm" svg:y1="5.672cm" svg:x2="17.637cm" svg:y2="5.629cm">
          <text:p/>
        </draw:line>
        <draw:line draw:style-name="gr9" draw:text-style-name="P1" draw:layer="layout" svg:x1="17.637cm" svg:y1="5.629cm" svg:x2="17.637cm" svg:y2="5.588cm">
          <text:p/>
        </draw:line>
        <draw:line draw:style-name="gr9" draw:text-style-name="P1" draw:layer="layout" svg:x1="17.638cm" svg:y1="5.629cm" svg:x2="17.556cm" svg:y2="5.677cm">
          <text:p/>
        </draw:line>
        <draw:line draw:style-name="gr9" draw:text-style-name="P1" draw:layer="layout" svg:x1="17.556cm" svg:y1="5.676cm" svg:x2="17.556cm" svg:y2="5.635cm">
          <text:p/>
        </draw:line>
        <draw:line draw:style-name="gr9" draw:text-style-name="P1" draw:layer="layout" svg:x1="17.556cm" svg:y1="5.676cm" svg:x2="17.629cm" svg:y2="5.719cm">
          <text:p/>
        </draw:line>
        <draw:line draw:style-name="gr9" draw:text-style-name="P1" draw:layer="layout" svg:x1="17.628cm" svg:y1="5.719cm" svg:x2="17.711cm" svg:y2="5.671cm">
          <text:p/>
        </draw:line>
        <draw:line draw:style-name="gr9" draw:text-style-name="P1" draw:layer="layout" svg:x1="18.761cm" svg:y1="5.096cm" svg:x2="18.761cm" svg:y2="5.102cm">
          <text:p/>
        </draw:line>
        <draw:path draw:style-name="gr9" draw:text-style-name="P1" draw:layer="layout" svg:width="0.005cm" svg:height="0.007cm" svg:x="18.756cm" svg:y="5.102cm" svg:viewBox="0 0 6 8" svg:d="M6 0c-1 3-3 5-6 8">
          <text:p/>
        </draw:path>
        <draw:path draw:style-name="gr9" draw:text-style-name="P1" draw:layer="layout" svg:width="0.007cm" svg:height="0.005cm" svg:x="18.749cm" svg:y="5.108cm" svg:viewBox="0 0 8 6" svg:d="M8 0c-2 2-5 4-8 6">
          <text:p/>
        </draw:path>
        <draw:line draw:style-name="gr9" draw:text-style-name="P1" draw:layer="layout" svg:x1="18.75cm" svg:y1="5.113cm" svg:x2="18.663cm" svg:y2="5.164cm">
          <text:p/>
        </draw:line>
        <draw:path draw:style-name="gr9" draw:text-style-name="P1" draw:layer="layout" svg:width="0.004cm" svg:height="0.005cm" svg:x="18.659cm" svg:y="5.163cm" svg:viewBox="0 0 5 6" svg:d="M5 0c-4 1-5 4-5 6">
          <text:p/>
        </draw:path>
        <draw:line draw:style-name="gr9" draw:text-style-name="P1" draw:layer="layout" svg:x1="18.711cm" svg:y1="5.24cm" svg:x2="18.681cm" svg:y2="5.258cm">
          <text:p/>
        </draw:line>
        <draw:path draw:style-name="gr9" draw:text-style-name="P1" draw:layer="layout" svg:width="0.017cm" svg:height="0.002cm" svg:x="18.664cm" svg:y="5.257cm" svg:viewBox="0 0 18 3" svg:d="M18 0c-7 4-12 4-18 0">
          <text:p/>
        </draw:path>
        <draw:line draw:style-name="gr9" draw:text-style-name="P1" draw:layer="layout" svg:x1="18.665cm" svg:y1="5.258cm" svg:x2="18.4cm" svg:y2="5.104cm">
          <text:p/>
        </draw:line>
        <draw:line draw:style-name="gr9" draw:text-style-name="P1" draw:layer="layout" svg:x1="18.665cm" svg:y1="5.08cm" svg:x2="18.591cm" svg:y2="5.037cm">
          <text:p/>
        </draw:line>
        <draw:line draw:style-name="gr9" draw:text-style-name="P1" draw:layer="layout" svg:x1="18.592cm" svg:y1="5.037cm" svg:x2="18.51cm" svg:y2="5.085cm">
          <text:p/>
        </draw:line>
        <draw:line draw:style-name="gr9" draw:text-style-name="P1" draw:layer="layout" svg:x1="18.756cm" svg:y1="5.149cm" svg:x2="18.756cm" svg:y2="5.108cm">
          <text:p/>
        </draw:line>
        <draw:line draw:style-name="gr9" draw:text-style-name="P1" draw:layer="layout" svg:x1="18.749cm" svg:y1="5.154cm" svg:x2="18.749cm" svg:y2="5.113cm">
          <text:p/>
        </draw:line>
        <draw:line draw:style-name="gr9" draw:text-style-name="P1" draw:layer="layout" svg:x1="18.761cm" svg:y1="5.143cm" svg:x2="18.761cm" svg:y2="5.102cm">
          <text:p/>
        </draw:line>
        <draw:line draw:style-name="gr9" draw:text-style-name="P1" draw:layer="layout" svg:x1="18.664cm" svg:y1="5.298cm" svg:x2="18.664cm" svg:y2="5.257cm">
          <text:p/>
        </draw:line>
        <draw:line draw:style-name="gr9" draw:text-style-name="P1" draw:layer="layout" svg:x1="18.659cm" svg:y1="5.208cm" svg:x2="18.659cm" svg:y2="5.168cm">
          <text:p/>
        </draw:line>
        <draw:line draw:style-name="gr9" draw:text-style-name="P1" draw:layer="layout" svg:x1="18.663cm" svg:y1="5.204cm" svg:x2="18.663cm" svg:y2="5.163cm">
          <text:p/>
        </draw:line>
        <draw:line draw:style-name="gr9" draw:text-style-name="P1" draw:layer="layout" svg:x1="18.373cm" svg:y1="5.13cm" svg:x2="18.373cm" svg:y2="5.12cm">
          <text:p/>
        </draw:line>
        <draw:line draw:style-name="gr9" draw:text-style-name="P1" draw:layer="layout" svg:x1="18.664cm" svg:y1="5.12cm" svg:x2="18.664cm" svg:y2="5.079cm">
          <text:p/>
        </draw:line>
        <draw:line draw:style-name="gr9" draw:text-style-name="P1" draw:layer="layout" svg:x1="18.665cm" svg:y1="5.121cm" svg:x2="18.591cm" svg:y2="5.078cm">
          <text:p/>
        </draw:line>
        <draw:line draw:style-name="gr9" draw:text-style-name="P1" draw:layer="layout" svg:x1="18.591cm" svg:y1="5.078cm" svg:x2="18.591cm" svg:y2="5.037cm">
          <text:p/>
        </draw:line>
        <draw:line draw:style-name="gr9" draw:text-style-name="P1" draw:layer="layout" svg:x1="18.592cm" svg:y1="5.078cm" svg:x2="18.51cm" svg:y2="5.126cm">
          <text:p/>
        </draw:line>
        <draw:line draw:style-name="gr9" draw:text-style-name="P1" draw:layer="layout" svg:x1="18.51cm" svg:y1="5.125cm" svg:x2="18.51cm" svg:y2="5.084cm">
          <text:p/>
        </draw:line>
        <draw:line draw:style-name="gr9" draw:text-style-name="P1" draw:layer="layout" svg:x1="18.51cm" svg:y1="5.125cm" svg:x2="18.583cm" svg:y2="5.168cm">
          <text:p/>
        </draw:line>
        <draw:line draw:style-name="gr9" draw:text-style-name="P1" draw:layer="layout" svg:x1="18.582cm" svg:y1="5.168cm" svg:x2="18.665cm" svg:y2="5.12cm">
          <text:p/>
        </draw:line>
        <draw:line draw:style-name="gr9" draw:text-style-name="P1" draw:layer="layout" svg:x1="19.054cm" svg:y1="4.947cm" svg:x2="19.054cm" svg:y2="4.938cm">
          <text:p/>
        </draw:line>
        <draw:line draw:style-name="gr9" draw:text-style-name="P1" draw:layer="layout" svg:x1="19.027cm" svg:y1="4.922cm" svg:x2="18.915cm" svg:y2="4.987cm">
          <text:p/>
        </draw:line>
        <draw:path draw:style-name="gr9" draw:text-style-name="P1" draw:layer="layout" svg:width="0.003cm" svg:height="0.008cm" svg:x="18.912cm" svg:y="4.986cm" svg:viewBox="0 0 4 9" svg:d="M4 0c-4 3-5 6-1 9">
          <text:p/>
        </draw:path>
        <draw:path draw:style-name="gr9" draw:text-style-name="P1" draw:layer="layout" svg:width="0.003cm" svg:height="0.008cm" svg:x="18.912cm" svg:y="4.986cm" svg:viewBox="0 0 4 9" svg:d="M4 0c-4 3-5 6-1 9">
          <text:p/>
        </draw:path>
        <draw:line draw:style-name="gr9" draw:text-style-name="P1" draw:layer="layout" svg:x1="18.914cm" svg:y1="4.994cm" svg:x2="18.915cm" svg:y2="4.994cm">
          <text:p/>
        </draw:line>
        <draw:line draw:style-name="gr9" draw:text-style-name="P1" draw:layer="layout" svg:x1="19.145cm" svg:y1="4.99cm" svg:x2="19.056cm" svg:y2="5.042cm">
          <text:p/>
        </draw:line>
        <draw:line draw:style-name="gr9" draw:text-style-name="P1" draw:layer="layout" svg:x1="18.879cm" svg:y1="5.057cm" svg:x2="18.824cm" svg:y2="5.025cm">
          <text:p/>
        </draw:line>
        <draw:path draw:style-name="gr9" draw:text-style-name="P1" draw:layer="layout" svg:width="0.005cm" svg:height="0.007cm" svg:x="18.819cm" svg:y="5.018cm" svg:viewBox="0 0 6 8" svg:d="M6 8c-3-1-4-4-6-8">
          <text:p/>
        </draw:path>
        <draw:path draw:style-name="gr9" draw:text-style-name="P1" draw:layer="layout" svg:width="0.004cm" svg:height="0.006cm" svg:x="18.927cm" svg:y="4.901cm" svg:viewBox="0 0 5 7" svg:d="M0 7c4-2 6-4 4-7">
          <text:p/>
        </draw:path>
        <draw:path draw:style-name="gr9" draw:text-style-name="P1" draw:layer="layout" svg:width="0.004cm" svg:height="0.006cm" svg:x="18.927cm" svg:y="4.901cm" svg:viewBox="0 0 5 7" svg:d="M0 7c4-2 6-4 4-7">
          <text:p/>
        </draw:path>
        <draw:path draw:style-name="gr9" draw:text-style-name="P1" draw:layer="layout" svg:width="0.004cm" svg:height="0.005cm" svg:x="18.926cm" svg:y="4.896cm" svg:viewBox="0 0 5 6" svg:d="M5 6c0-2-1-3-5-6">
          <text:p/>
        </draw:path>
        <draw:line draw:style-name="gr9" draw:text-style-name="P1" draw:layer="layout" svg:x1="18.927cm" svg:y1="4.897cm" svg:x2="18.889cm" svg:y2="4.875cm">
          <text:p/>
        </draw:line>
        <draw:path draw:style-name="gr9" draw:text-style-name="P1" draw:layer="layout" svg:width="0.008cm" svg:height="0.002cm" svg:x="18.881cm" svg:y="4.873cm" svg:viewBox="0 0 9 3" svg:d="M9 3c-2-3-5-3-9-3">
          <text:p/>
        </draw:path>
        <draw:path draw:style-name="gr9" draw:text-style-name="P1" draw:layer="layout" svg:width="0.008cm" svg:height="0.003cm" svg:x="18.873cm" svg:y="4.873cm" svg:viewBox="0 0 9 4" svg:d="M9 0c-3 0-7 0-9 4">
          <text:p/>
        </draw:path>
        <draw:line draw:style-name="gr9" draw:text-style-name="P1" draw:layer="layout" svg:x1="18.874cm" svg:y1="4.875cm" svg:x2="18.736cm" svg:y2="4.954cm">
          <text:p/>
        </draw:line>
        <draw:path draw:style-name="gr9" draw:text-style-name="P1" draw:layer="layout" svg:width="0.008cm" svg:height="0.003cm" svg:x="18.728cm" svg:y="4.953cm" svg:viewBox="0 0 9 4" svg:d="M9 0c-2 4-6 4-9 4">
          <text:p/>
        </draw:path>
        <draw:path draw:style-name="gr9" draw:text-style-name="P1" draw:layer="layout" svg:width="0.008cm" svg:height="0.002cm" svg:x="18.72cm" svg:y="4.953cm" svg:viewBox="0 0 9 3" svg:d="M9 3c-3 0-7 0-9-3">
          <text:p/>
        </draw:path>
        <draw:line draw:style-name="gr9" draw:text-style-name="P1" draw:layer="layout" svg:x1="18.721cm" svg:y1="4.954cm" svg:x2="18.691cm" svg:y2="4.937cm">
          <text:p/>
        </draw:line>
        <draw:line draw:style-name="gr9" draw:text-style-name="P1" draw:layer="layout" svg:x1="18.914cm" svg:y1="5.028cm" svg:x2="18.914cm" svg:y2="4.994cm">
          <text:p/>
        </draw:line>
        <draw:line draw:style-name="gr9" draw:text-style-name="P1" draw:layer="layout" svg:x1="18.915cm" svg:y1="5.027cm" svg:x2="18.915cm" svg:y2="4.986cm">
          <text:p/>
        </draw:line>
        <draw:line draw:style-name="gr9" draw:text-style-name="P1" draw:layer="layout" svg:x1="19.172cm" svg:y1="5.014cm" svg:x2="19.172cm" svg:y2="5.006cm">
          <text:p/>
        </draw:line>
        <draw:line draw:style-name="gr9" draw:text-style-name="P1" draw:layer="layout" svg:x1="18.824cm" svg:y1="5.066cm" svg:x2="18.824cm" svg:y2="5.025cm">
          <text:p/>
        </draw:line>
        <draw:line draw:style-name="gr9" draw:text-style-name="P1" draw:layer="layout" svg:x1="18.881cm" svg:y1="4.914cm" svg:x2="18.881cm" svg:y2="4.873cm">
          <text:p/>
        </draw:line>
        <draw:line draw:style-name="gr9" draw:text-style-name="P1" draw:layer="layout" svg:x1="18.873cm" svg:y1="4.915cm" svg:x2="18.873cm" svg:y2="4.875cm">
          <text:p/>
        </draw:line>
        <draw:polyline draw:style-name="gr9" draw:text-style-name="P1" draw:layer="layout" svg:width="0cm" svg:height="0cm" svg:x="18.661cm" svg:y="4.957cm" svg:viewBox="0 0 0 0" draw:points="0,0">
          <text:p/>
        </draw:polyline>
        <draw:line draw:style-name="gr9" draw:text-style-name="P1" draw:layer="layout" svg:x1="18.728cm" svg:y1="4.996cm" svg:x2="18.728cm" svg:y2="4.955cm">
          <text:p/>
        </draw:line>
        <draw:line draw:style-name="gr9" draw:text-style-name="P1" draw:layer="layout" svg:x1="18.736cm" svg:y1="4.994cm" svg:x2="18.736cm" svg:y2="4.953cm">
          <text:p/>
        </draw:line>
        <draw:line draw:style-name="gr9" draw:text-style-name="P1" draw:layer="layout" svg:x1="18.055cm" svg:y1="5.619cm" svg:x2="18.025cm" svg:y2="5.637cm">
          <text:p/>
        </draw:line>
        <draw:line draw:style-name="gr9" draw:text-style-name="P1" draw:layer="layout" svg:x1="17.705cm" svg:y1="5.538cm" svg:x2="17.705cm" svg:y2="5.524cm">
          <text:p/>
        </draw:line>
        <draw:line draw:style-name="gr9" draw:text-style-name="P1" draw:layer="layout" svg:x1="17.772cm" svg:y1="5.539cm" svg:x2="17.712cm" svg:y2="5.504cm">
          <text:p/>
        </draw:line>
        <draw:line draw:style-name="gr9" draw:text-style-name="P1" draw:layer="layout" svg:x1="17.778cm" svg:y1="5.58cm" svg:x2="17.778cm" svg:y2="5.54cm">
          <text:p/>
        </draw:line>
        <draw:path draw:style-name="gr9" draw:text-style-name="P1" draw:layer="layout" svg:width="0.007cm" svg:height="0.003cm" svg:x="17.771cm" svg:y="5.538cm" svg:viewBox="0 0 8 4" svg:d="M8 4c-2 0-5-2-8-4">
          <text:p/>
        </draw:path>
        <draw:line draw:style-name="gr9" draw:text-style-name="P1" draw:layer="layout" svg:x1="17.781cm" svg:y1="5.577cm" svg:x2="17.781cm" svg:y2="5.536cm">
          <text:p/>
        </draw:line>
        <draw:path draw:style-name="gr9" draw:text-style-name="P1" draw:layer="layout" svg:width="0.003cm" svg:height="0.005cm" svg:x="17.778cm" svg:y="5.536cm" svg:viewBox="0 0 4 6" svg:d="M4 0c0 3-1 4-4 6">
          <text:p/>
        </draw:path>
        <draw:line draw:style-name="gr9" draw:text-style-name="P1" draw:layer="layout" svg:x1="17.786cm" svg:y1="5.555cm" svg:x2="17.786cm" svg:y2="5.514cm">
          <text:p/>
        </draw:line>
        <draw:line draw:style-name="gr9" draw:text-style-name="P1" draw:layer="layout" svg:x1="17.788cm" svg:y1="5.514cm" svg:x2="17.781cm" svg:y2="5.537cm">
          <text:p/>
        </draw:line>
        <draw:line draw:style-name="gr9" draw:text-style-name="P1" draw:layer="layout" svg:x1="17.788cm" svg:y1="5.551cm" svg:x2="17.788cm" svg:y2="5.51cm">
          <text:p/>
        </draw:line>
        <draw:path draw:style-name="gr9" draw:text-style-name="P1" draw:layer="layout" svg:width="0.002cm" svg:height="0.004cm" svg:x="17.786cm" svg:y="5.51cm" svg:viewBox="0 0 3 5" svg:d="M3 0c-1 1-3 3-3 5">
          <text:p/>
        </draw:path>
        <draw:path draw:style-name="gr9" draw:text-style-name="P1" draw:layer="layout" svg:width="0.003cm" svg:height="0cm" svg:x="17.788cm" svg:y="5.51cm" svg:viewBox="0 0 4 1" svg:d="M4 1c-1-1-3-1-4 0">
          <text:p/>
        </draw:path>
        <draw:line draw:style-name="gr9" draw:text-style-name="P1" draw:layer="layout" svg:x1="18.01cm" svg:y1="5.636cm" svg:x2="17.792cm" svg:y2="5.51cm">
          <text:p/>
        </draw:line>
        <draw:path draw:style-name="gr9" draw:text-style-name="P1" draw:layer="layout" svg:width="0.016cm" svg:height="0.004cm" svg:x="18.009cm" svg:y="5.635cm" svg:viewBox="0 0 17 5" svg:d="M17 1c-6 5-12 5-17-1">
          <text:p/>
        </draw:path>
        <draw:path draw:style-name="gr9" draw:text-style-name="P1" draw:layer="layout" svg:width="0.022cm" svg:height="0.03cm" svg:x="15.796cm" svg:y="7.012cm" svg:viewBox="0 0 23 31" svg:d="M23 31c-14-9-23-20-23-31">
          <text:p/>
        </draw:path>
        <draw:path draw:style-name="gr9" draw:text-style-name="P1" draw:layer="layout" svg:width="0.15cm" svg:height="0.043cm" svg:x="15.796cm" svg:y="6.969cm" svg:viewBox="0 0 151 44" svg:d="M0 44c0-24 34-44 76-44s75 20 75 44">
          <text:p/>
        </draw:path>
        <draw:path draw:style-name="gr9" draw:text-style-name="P1" draw:layer="layout" svg:width="0.128cm" svg:height="0.043cm" svg:x="15.818cm" svg:y="7.012cm" svg:viewBox="0 0 129 44" svg:d="M129 0c0 17-19 34-47 41-28 6-60 3-82-10">
          <text:p/>
        </draw:path>
        <draw:path draw:style-name="gr9" draw:text-style-name="P1" draw:layer="layout" svg:width="0.04cm" svg:height="0.056cm" svg:x="15.734cm" svg:y="7.012cm" svg:viewBox="0 0 41 57" svg:d="M41 57c-26-15-41-35-41-57">
          <text:p/>
        </draw:path>
        <draw:path draw:style-name="gr9" draw:text-style-name="P1" draw:layer="layout" svg:width="0.275cm" svg:height="0.08cm" svg:x="15.734cm" svg:y="6.932cm" svg:viewBox="0 0 276 81" svg:d="M0 81c0-45 62-81 138-81s138 36 138 81">
          <text:p/>
        </draw:path>
        <draw:path draw:style-name="gr9" draw:text-style-name="P1" draw:layer="layout" svg:width="0.235cm" svg:height="0.079cm" svg:x="15.774cm" svg:y="7.012cm" svg:viewBox="0 0 236 80" svg:d="M236 0c0 32-34 62-85 74-52 12-111 6-151-18">
          <text:p/>
        </draw:path>
        <draw:path draw:style-name="gr9" draw:text-style-name="P1" draw:layer="layout" svg:width="0.275cm" svg:height="0.079cm" svg:x="15.734cm" svg:y="6.912cm" svg:viewBox="0 0 276 80" svg:d="M0 80c0-43 62-80 138-80s138 37 138 80">
          <text:p/>
        </draw:path>
        <draw:path draw:style-name="gr9" draw:text-style-name="P1" draw:layer="layout" svg:width="0.25cm" svg:height="0.072cm" svg:x="15.746cm" svg:y="6.85cm" svg:viewBox="0 0 251 73" svg:d="M0 73c0-40 56-73 126-73 69 0 125 33 125 73">
          <text:p/>
        </draw:path>
        <draw:path draw:style-name="gr9" draw:text-style-name="P1" draw:layer="layout" svg:width="0.004cm" svg:height="0.02cm" svg:x="15.742cm" svg:y="6.918cm" svg:viewBox="0 0 5 21" svg:d="M5 21c-4-7-5-14-5-21">
          <text:p/>
        </draw:path>
        <draw:path draw:style-name="gr9" draw:text-style-name="P1" draw:layer="layout" svg:width="0.259cm" svg:height="0.075cm" svg:x="15.742cm" svg:y="6.843cm" svg:viewBox="0 0 260 76" svg:d="M0 76c0-41 58-76 129-76 73 0 131 35 131 76">
          <text:p/>
        </draw:path>
        <draw:path draw:style-name="gr9" draw:text-style-name="P1" draw:layer="layout" svg:width="0.005cm" svg:height="0.02cm" svg:x="15.996cm" svg:y="6.918cm" svg:viewBox="0 0 6 21" svg:d="M6 0c0 7-2 14-6 21">
          <text:p/>
        </draw:path>
        <draw:path draw:style-name="gr9" draw:text-style-name="P1" draw:layer="layout" svg:width="0.259cm" svg:height="0.075cm" svg:x="15.742cm" svg:y="6.823cm" svg:viewBox="0 0 260 76" svg:d="M0 76c0-42 58-76 129-76 73 0 131 34 131 76">
          <text:p/>
        </draw:path>
        <draw:path draw:style-name="gr9" draw:text-style-name="P1" draw:layer="layout" svg:width="0.022cm" svg:height="0.031cm" svg:x="18.093cm" svg:y="8.338cm" svg:viewBox="0 0 23 32" svg:d="M23 32c-15-8-23-20-23-32">
          <text:p/>
        </draw:path>
        <draw:path draw:style-name="gr9" draw:text-style-name="P1" draw:layer="layout" svg:width="0.15cm" svg:height="0.043cm" svg:x="18.093cm" svg:y="8.295cm" svg:viewBox="0 0 151 44" svg:d="M0 44c0-25 35-44 76-44 42 0 75 19 75 44">
          <text:p/>
        </draw:path>
        <draw:path draw:style-name="gr9" draw:text-style-name="P1" draw:layer="layout" svg:width="0.128cm" svg:height="0.043cm" svg:x="18.115cm" svg:y="8.338cm" svg:viewBox="0 0 129 44" svg:d="M129 0c0 18-18 34-47 41-28 7-60 3-82-9">
          <text:p/>
        </draw:path>
        <draw:path draw:style-name="gr9" draw:text-style-name="P1" draw:layer="layout" svg:width="0.04cm" svg:height="0.056cm" svg:x="18.031cm" svg:y="8.338cm" svg:viewBox="0 0 41 57" svg:d="M41 57c-27-15-41-36-41-57">
          <text:p/>
        </draw:path>
        <draw:path draw:style-name="gr9" draw:text-style-name="P1" draw:layer="layout" svg:width="0.275cm" svg:height="0.079cm" svg:x="18.031cm" svg:y="8.259cm" svg:viewBox="0 0 276 80" svg:d="M0 80c0-45 61-80 137-80 77 0 139 35 139 80">
          <text:p/>
        </draw:path>
        <draw:path draw:style-name="gr9" draw:text-style-name="P1" draw:layer="layout" svg:width="0.235cm" svg:height="0.079cm" svg:x="18.071cm" svg:y="8.338cm" svg:viewBox="0 0 236 80" svg:d="M236 0c0 32-34 61-85 73-51 14-112 7-151-17">
          <text:p/>
        </draw:path>
        <draw:path draw:style-name="gr9" draw:text-style-name="P1" draw:layer="layout" svg:width="0.275cm" svg:height="0.08cm" svg:x="18.031cm" svg:y="8.238cm" svg:viewBox="0 0 276 81" svg:d="M0 81c0-44 61-81 137-81 77 0 139 37 139 81">
          <text:p/>
        </draw:path>
        <draw:path draw:style-name="gr9" draw:text-style-name="P1" draw:layer="layout" svg:width="0.25cm" svg:height="0.072cm" svg:x="18.043cm" svg:y="8.176cm" svg:viewBox="0 0 251 73" svg:d="M0 73c0-41 57-73 126-73s125 32 125 73">
          <text:p/>
        </draw:path>
        <draw:path draw:style-name="gr9" draw:text-style-name="P1" draw:layer="layout" svg:width="0.004cm" svg:height="0.02cm" svg:x="18.039cm" svg:y="8.244cm" svg:viewBox="0 0 5 21" svg:d="M5 21c-4-6-5-13-5-21">
          <text:p/>
        </draw:path>
        <draw:path draw:style-name="gr9" draw:text-style-name="P1" draw:layer="layout" svg:width="0.259cm" svg:height="0.075cm" svg:x="18.039cm" svg:y="8.169cm" svg:viewBox="0 0 260 76" svg:d="M0 76c0-41 58-76 129-76 72 0 131 35 131 76">
          <text:p/>
        </draw:path>
        <draw:path draw:style-name="gr9" draw:text-style-name="P1" draw:layer="layout" svg:width="0.006cm" svg:height="0.02cm" svg:x="18.293cm" svg:y="8.244cm" svg:viewBox="0 0 7 21" svg:d="M7 0c0 8-3 15-7 21">
          <text:p/>
        </draw:path>
        <draw:path draw:style-name="gr9" draw:text-style-name="P1" draw:layer="layout" svg:width="0.259cm" svg:height="0.075cm" svg:x="18.039cm" svg:y="8.149cm" svg:viewBox="0 0 260 76" svg:d="M0 76c0-42 58-76 129-76 72 0 131 34 131 76">
          <text:p/>
        </draw:path>
        <draw:path draw:style-name="gr9" draw:text-style-name="P1" draw:layer="layout" svg:width="0.022cm" svg:height="0.031cm" svg:x="18.906cm" svg:y="5.216cm" svg:viewBox="0 0 23 32" svg:d="M23 32c-14-8-23-20-23-32">
          <text:p/>
        </draw:path>
        <draw:path draw:style-name="gr9" draw:text-style-name="P1" draw:layer="layout" svg:width="0.15cm" svg:height="0.043cm" svg:x="18.906cm" svg:y="5.173cm" svg:viewBox="0 0 151 44" svg:d="M0 44c0-24 34-44 75-44 43 0 76 20 76 44">
          <text:p/>
        </draw:path>
        <draw:path draw:style-name="gr9" draw:text-style-name="P1" draw:layer="layout" svg:width="0.128cm" svg:height="0.043cm" svg:x="18.928cm" svg:y="5.216cm" svg:viewBox="0 0 129 44" svg:d="M129 0c0 19-18 35-46 41-29 7-61 3-83-9">
          <text:p/>
        </draw:path>
        <draw:path draw:style-name="gr9" draw:text-style-name="P1" draw:layer="layout" svg:width="0.04cm" svg:height="0.056cm" svg:x="18.844cm" svg:y="5.216cm" svg:viewBox="0 0 41 57" svg:d="M41 57c-27-15-41-35-41-57">
          <text:p/>
        </draw:path>
        <draw:path draw:style-name="gr9" draw:text-style-name="P1" draw:layer="layout" svg:width="0.275cm" svg:height="0.079cm" svg:x="18.844cm" svg:y="5.137cm" svg:viewBox="0 0 276 80" svg:d="M0 80c0-45 61-80 137-80 77 0 139 35 139 80">
          <text:p/>
        </draw:path>
        <draw:path draw:style-name="gr9" draw:text-style-name="P1" draw:layer="layout" svg:width="0.235cm" svg:height="0.08cm" svg:x="18.884cm" svg:y="5.216cm" svg:viewBox="0 0 236 81" svg:d="M236 0c0 32-34 62-86 75-52 12-111 5-150-18">
          <text:p/>
        </draw:path>
        <draw:path draw:style-name="gr9" draw:text-style-name="P1" draw:layer="layout" svg:width="0.275cm" svg:height="0.079cm" svg:x="18.844cm" svg:y="5.117cm" svg:viewBox="0 0 276 80" svg:d="M0 80c0-45 61-80 137-80 77 0 139 35 139 80">
          <text:p/>
        </draw:path>
        <draw:path draw:style-name="gr9" draw:text-style-name="P1" draw:layer="layout" svg:width="0.25cm" svg:height="0.072cm" svg:x="18.856cm" svg:y="5.054cm" svg:viewBox="0 0 251 73" svg:d="M0 73c0-39 56-73 125-73 70 0 126 34 126 73">
          <text:p/>
        </draw:path>
        <draw:path draw:style-name="gr9" draw:text-style-name="P1" draw:layer="layout" svg:width="0.005cm" svg:height="0.02cm" svg:x="18.851cm" svg:y="5.122cm" svg:viewBox="0 0 6 21" svg:d="M6 21c-4-6-6-14-6-21">
          <text:p/>
        </draw:path>
        <draw:path draw:style-name="gr9" draw:text-style-name="P1" draw:layer="layout" svg:width="0.26cm" svg:height="0.074cm" svg:x="18.851cm" svg:y="5.048cm" svg:viewBox="0 0 261 75" svg:d="M0 75c0-41 59-75 130-75 73 0 131 34 131 75">
          <text:p/>
        </draw:path>
        <draw:path draw:style-name="gr9" draw:text-style-name="P1" draw:layer="layout" svg:width="0.005cm" svg:height="0.02cm" svg:x="19.106cm" svg:y="5.122cm" svg:viewBox="0 0 6 21" svg:d="M6 0c0 7-3 15-6 21">
          <text:p/>
        </draw:path>
        <draw:path draw:style-name="gr9" draw:text-style-name="P1" draw:layer="layout" svg:width="0.26cm" svg:height="0.075cm" svg:x="18.851cm" svg:y="5.027cm" svg:viewBox="0 0 261 76" svg:d="M0 76c0-42 59-76 130-76 73 0 131 34 131 76">
          <text:p/>
        </draw:path>
        <draw:path draw:style-name="gr9" draw:text-style-name="P1" draw:layer="layout" svg:width="0.022cm" svg:height="0.03cm" svg:x="21.203cm" svg:y="6.543cm" svg:viewBox="0 0 23 31" svg:d="M23 31c-15-8-23-20-23-31">
          <text:p/>
        </draw:path>
        <draw:path draw:style-name="gr9" draw:text-style-name="P1" draw:layer="layout" svg:width="0.15cm" svg:height="0.044cm" svg:x="21.203cm" svg:y="6.499cm" svg:viewBox="0 0 151 45" svg:d="M0 45c0-24 35-45 76-45 42 0 75 21 75 45">
          <text:p/>
        </draw:path>
        <draw:path draw:style-name="gr9" draw:text-style-name="P1" draw:layer="layout" svg:width="0.128cm" svg:height="0.042cm" svg:x="21.225cm" svg:y="6.543cm" svg:viewBox="0 0 129 43" svg:d="M129 0c0 18-18 34-46 40-28 7-61 3-83-9">
          <text:p/>
        </draw:path>
        <draw:path draw:style-name="gr9" draw:text-style-name="P1" draw:layer="layout" svg:width="0.04cm" svg:height="0.056cm" svg:x="21.141cm" svg:y="6.543cm" svg:viewBox="0 0 41 57" svg:d="M41 57c-27-15-41-36-41-57">
          <text:p/>
        </draw:path>
        <draw:path draw:style-name="gr9" draw:text-style-name="P1" draw:layer="layout" svg:width="0.275cm" svg:height="0.08cm" svg:x="21.141cm" svg:y="6.463cm" svg:viewBox="0 0 276 81" svg:d="M0 81c0-45 61-81 138-81 76 0 138 36 138 81">
          <text:p/>
        </draw:path>
        <draw:path draw:style-name="gr9" draw:text-style-name="P1" draw:layer="layout" svg:width="0.235cm" svg:height="0.079cm" svg:x="21.181cm" svg:y="6.543cm" svg:viewBox="0 0 236 80" svg:d="M236 0c0 32-35 62-86 74-52 12-111 5-150-17">
          <text:p/>
        </draw:path>
        <draw:path draw:style-name="gr9" draw:text-style-name="P1" draw:layer="layout" svg:width="0.275cm" svg:height="0.079cm" svg:x="21.141cm" svg:y="6.443cm" svg:viewBox="0 0 276 80" svg:d="M0 80c0-45 61-80 138-80 76 0 138 35 138 80">
          <text:p/>
        </draw:path>
        <draw:path draw:style-name="gr9" draw:text-style-name="P1" draw:layer="layout" svg:width="0.25cm" svg:height="0.072cm" svg:x="21.153cm" svg:y="6.381cm" svg:viewBox="0 0 251 73" svg:d="M0 73c0-41 56-73 125-73 70 0 126 32 126 73">
          <text:p/>
        </draw:path>
        <draw:path draw:style-name="gr9" draw:text-style-name="P1" draw:layer="layout" svg:width="0.004cm" svg:height="0.02cm" svg:x="21.149cm" svg:y="6.449cm" svg:viewBox="0 0 5 21" svg:d="M5 21c-3-7-5-14-5-21">
          <text:p/>
        </draw:path>
        <draw:path draw:style-name="gr9" draw:text-style-name="P1" draw:layer="layout" svg:width="0.259cm" svg:height="0.075cm" svg:x="21.149cm" svg:y="6.374cm" svg:viewBox="0 0 260 76" svg:d="M0 76c0-42 58-76 129-76 72 0 131 34 131 76">
          <text:p/>
        </draw:path>
        <draw:path draw:style-name="gr9" draw:text-style-name="P1" draw:layer="layout" svg:width="0.005cm" svg:height="0.02cm" svg:x="21.403cm" svg:y="6.449cm" svg:viewBox="0 0 6 21" svg:d="M6 0c0 7-2 14-6 21">
          <text:p/>
        </draw:path>
        <draw:path draw:style-name="gr9" draw:text-style-name="P1" draw:layer="layout" svg:width="0.259cm" svg:height="0.075cm" svg:x="21.149cm" svg:y="6.353cm" svg:viewBox="0 0 260 76" svg:d="M0 76c0-42 58-76 129-76 72 0 131 34 131 76">
          <text:p/>
        </draw:path>
        <draw:path draw:style-name="gr9" draw:text-style-name="P1" draw:layer="layout" svg:width="0.022cm" svg:height="0.031cm" svg:x="19.525cm" svg:y="8.593cm" svg:viewBox="0 0 23 32" svg:d="M23 32c-15-8-23-19-23-32">
          <text:p/>
        </draw:path>
        <draw:path draw:style-name="gr9" draw:text-style-name="P1" draw:layer="layout" svg:width="0.15cm" svg:height="0.043cm" svg:x="19.525cm" svg:y="8.55cm" svg:viewBox="0 0 151 44" svg:d="M0 44c0-25 33-44 76-44 41 0 75 19 75 44">
          <text:p/>
        </draw:path>
        <draw:path draw:style-name="gr9" draw:text-style-name="P1" draw:layer="layout" svg:width="0.128cm" svg:height="0.043cm" svg:x="19.547cm" svg:y="8.593cm" svg:viewBox="0 0 129 44" svg:d="M129 0c0 18-19 34-47 41-29 7-61 3-82-9">
          <text:p/>
        </draw:path>
        <draw:path draw:style-name="gr9" draw:text-style-name="P1" draw:layer="layout" svg:width="0.04cm" svg:height="0.056cm" svg:x="19.462cm" svg:y="8.593cm" svg:viewBox="0 0 41 57" svg:d="M41 57c-26-15-41-35-41-57">
          <text:p/>
        </draw:path>
        <draw:path draw:style-name="gr9" draw:text-style-name="P1" draw:layer="layout" svg:width="0.275cm" svg:height="0.079cm" svg:x="19.462cm" svg:y="8.514cm" svg:viewBox="0 0 276 80" svg:d="M0 80c0-45 62-80 139-80 75 0 137 35 137 80">
          <text:p/>
        </draw:path>
        <draw:path draw:style-name="gr9" draw:text-style-name="P1" draw:layer="layout" svg:width="0.235cm" svg:height="0.079cm" svg:x="19.502cm" svg:y="8.593cm" svg:viewBox="0 0 236 80" svg:d="M236 0c0 32-33 62-85 74-51 13-110 6-151-18">
          <text:p/>
        </draw:path>
        <draw:path draw:style-name="gr9" draw:text-style-name="P1" draw:layer="layout" svg:width="0.275cm" svg:height="0.08cm" svg:x="19.462cm" svg:y="8.493cm" svg:viewBox="0 0 276 81" svg:d="M0 81c0-45 62-81 139-81 75 0 137 36 137 81">
          <text:p/>
        </draw:path>
        <draw:path draw:style-name="gr9" draw:text-style-name="P1" draw:layer="layout" svg:width="0.25cm" svg:height="0.072cm" svg:x="19.475cm" svg:y="8.431cm" svg:viewBox="0 0 251 73" svg:d="M0 73c0-40 56-73 126-73 69 0 125 33 125 73">
          <text:p/>
        </draw:path>
        <draw:path draw:style-name="gr9" draw:text-style-name="P1" draw:layer="layout" svg:width="0.005cm" svg:height="0.02cm" svg:x="19.47cm" svg:y="8.499cm" svg:viewBox="0 0 6 21" svg:d="M6 21c-5-6-6-14-6-21">
          <text:p/>
        </draw:path>
        <draw:path draw:style-name="gr9" draw:text-style-name="P1" draw:layer="layout" svg:width="0.259cm" svg:height="0.075cm" svg:x="19.47cm" svg:y="8.424cm" svg:viewBox="0 0 260 76" svg:d="M0 76c0-42 58-76 131-76 71 0 129 34 129 76">
          <text:p/>
        </draw:path>
        <draw:path draw:style-name="gr9" draw:text-style-name="P1" draw:layer="layout" svg:width="0.004cm" svg:height="0.02cm" svg:x="19.725cm" svg:y="8.499cm" svg:viewBox="0 0 5 21" svg:d="M5 0c0 7-1 15-5 21">
          <text:p/>
        </draw:path>
        <draw:path draw:style-name="gr9" draw:text-style-name="P1" draw:layer="layout" svg:width="0.259cm" svg:height="0.075cm" svg:x="19.47cm" svg:y="8.404cm" svg:viewBox="0 0 260 76" svg:d="M0 76c0-43 58-76 131-76 71 0 129 33 129 76">
          <text:p/>
        </draw:path>
        <draw:path draw:style-name="gr9" draw:text-style-name="P1" draw:layer="layout" svg:width="0.023cm" svg:height="0.03cm" svg:x="15.991cm" svg:y="6.553cm" svg:viewBox="0 0 24 31" svg:d="M24 31c-15-8-24-19-24-31">
          <text:p/>
        </draw:path>
        <draw:path draw:style-name="gr9" draw:text-style-name="P1" draw:layer="layout" svg:width="0.15cm" svg:height="0.044cm" svg:x="15.991cm" svg:y="6.509cm" svg:viewBox="0 0 151 45" svg:d="M0 45c0-24 34-45 76-45 41 0 75 21 75 45">
          <text:p/>
        </draw:path>
        <draw:path draw:style-name="gr9" draw:text-style-name="P1" draw:layer="layout" svg:width="0.128cm" svg:height="0.043cm" svg:x="16.013cm" svg:y="6.553cm" svg:viewBox="0 0 129 44" svg:d="M129 0c0 18-19 34-47 41-28 6-61 3-82-10">
          <text:p/>
        </draw:path>
        <draw:path draw:style-name="gr9" draw:text-style-name="P1" draw:layer="layout" svg:width="0.04cm" svg:height="0.056cm" svg:x="15.928cm" svg:y="6.553cm" svg:viewBox="0 0 41 57" svg:d="M41 57c-25-15-41-36-41-57">
          <text:p/>
        </draw:path>
        <draw:path draw:style-name="gr9" draw:text-style-name="P1" draw:layer="layout" svg:width="0.275cm" svg:height="0.08cm" svg:x="15.928cm" svg:y="6.473cm" svg:viewBox="0 0 276 81" svg:d="M0 81c0-45 62-81 139-81 75 0 137 36 137 81">
          <text:p/>
        </draw:path>
        <draw:path draw:style-name="gr9" draw:text-style-name="P1" draw:layer="layout" svg:width="0.235cm" svg:height="0.079cm" svg:x="15.968cm" svg:y="6.553cm" svg:viewBox="0 0 236 80" svg:d="M236 0c0 32-33 62-85 74-51 12-111 6-151-17">
          <text:p/>
        </draw:path>
        <draw:path draw:style-name="gr9" draw:text-style-name="P1" draw:layer="layout" svg:width="0.275cm" svg:height="0.079cm" svg:x="15.928cm" svg:y="6.453cm" svg:viewBox="0 0 276 80" svg:d="M0 80c0-45 62-80 139-80 75 0 137 35 137 80">
          <text:p/>
        </draw:path>
        <draw:path draw:style-name="gr9" draw:text-style-name="P1" draw:layer="layout" svg:width="0.25cm" svg:height="0.072cm" svg:x="15.941cm" svg:y="6.391cm" svg:viewBox="0 0 251 73" svg:d="M0 73c0-41 56-73 126-73 69 0 125 32 125 73">
          <text:p/>
        </draw:path>
        <draw:path draw:style-name="gr9" draw:text-style-name="P1" draw:layer="layout" svg:width="0.005cm" svg:height="0.02cm" svg:x="15.936cm" svg:y="6.459cm" svg:viewBox="0 0 6 21" svg:d="M6 21c-5-7-6-14-6-21">
          <text:p/>
        </draw:path>
        <draw:path draw:style-name="gr9" draw:text-style-name="P1" draw:layer="layout" svg:width="0.259cm" svg:height="0.075cm" svg:x="15.936cm" svg:y="6.384cm" svg:viewBox="0 0 260 76" svg:d="M0 76c0-42 58-76 130-76 71 0 130 34 130 76">
          <text:p/>
        </draw:path>
        <draw:path draw:style-name="gr9" draw:text-style-name="P1" draw:layer="layout" svg:width="0.004cm" svg:height="0.02cm" svg:x="16.191cm" svg:y="6.459cm" svg:viewBox="0 0 5 21" svg:d="M5 0c0 7-1 14-5 21">
          <text:p/>
        </draw:path>
        <draw:path draw:style-name="gr9" draw:text-style-name="P1" draw:layer="layout" svg:width="0.259cm" svg:height="0.074cm" svg:x="15.936cm" svg:y="6.364cm" svg:viewBox="0 0 260 75" svg:d="M0 75c0-42 58-75 130-75 71 0 130 33 130 75">
          <text:p/>
        </draw:path>
        <draw:path draw:style-name="gr9" draw:text-style-name="P1" draw:layer="layout" svg:width="0.022cm" svg:height="0.031cm" svg:x="18.111cm" svg:y="5.328cm" svg:viewBox="0 0 23 32" svg:d="M23 32c-14-9-23-20-23-32">
          <text:p/>
        </draw:path>
        <draw:path draw:style-name="gr9" draw:text-style-name="P1" draw:layer="layout" svg:width="0.15cm" svg:height="0.043cm" svg:x="18.111cm" svg:y="5.285cm" svg:viewBox="0 0 151 44" svg:d="M0 44c0-24 34-44 75-44s76 20 76 44">
          <text:p/>
        </draw:path>
        <draw:path draw:style-name="gr9" draw:text-style-name="P1" draw:layer="layout" svg:width="0.128cm" svg:height="0.043cm" svg:x="18.133cm" svg:y="5.328cm" svg:viewBox="0 0 129 44" svg:d="M129 0c0 18-18 35-47 41-28 7-61 3-82-9">
          <text:p/>
        </draw:path>
        <draw:path draw:style-name="gr9" draw:text-style-name="P1" draw:layer="layout" svg:width="0.04cm" svg:height="0.057cm" svg:x="18.049cm" svg:y="5.328cm" svg:viewBox="0 0 41 58" svg:d="M41 58c-26-15-41-35-41-58">
          <text:p/>
        </draw:path>
        <draw:path draw:style-name="gr9" draw:text-style-name="P1" draw:layer="layout" svg:width="0.274cm" svg:height="0.079cm" svg:x="18.049cm" svg:y="5.249cm" svg:viewBox="0 0 275 80" svg:d="M0 80c0-43 61-80 137-80 77 0 138 37 138 80">
          <text:p/>
        </draw:path>
        <draw:path draw:style-name="gr9" draw:text-style-name="P1" draw:layer="layout" svg:width="0.234cm" svg:height="0.08cm" svg:x="18.089cm" svg:y="5.328cm" svg:viewBox="0 0 235 81" svg:d="M235 0c0 34-33 63-84 75-52 13-112 5-151-17">
          <text:p/>
        </draw:path>
        <draw:path draw:style-name="gr9" draw:text-style-name="P1" draw:layer="layout" svg:width="0.274cm" svg:height="0.079cm" svg:x="18.049cm" svg:y="5.229cm" svg:viewBox="0 0 275 80" svg:d="M0 80c0-44 61-80 137-80 77 0 138 36 138 80">
          <text:p/>
        </draw:path>
        <draw:path draw:style-name="gr9" draw:text-style-name="P1" draw:layer="layout" svg:width="0.25cm" svg:height="0.072cm" svg:x="18.061cm" svg:y="5.167cm" svg:viewBox="0 0 251 73" svg:d="M0 73c0-41 56-73 125-73s126 32 126 73">
          <text:p/>
        </draw:path>
        <draw:path draw:style-name="gr9" draw:text-style-name="P1" draw:layer="layout" svg:width="0.005cm" svg:height="0.02cm" svg:x="18.056cm" svg:y="5.235cm" svg:viewBox="0 0 6 21" svg:d="M6 21c-3-8-6-15-6-21">
          <text:p/>
        </draw:path>
        <draw:path draw:style-name="gr9" draw:text-style-name="P1" draw:layer="layout" svg:width="0.26cm" svg:height="0.075cm" svg:x="18.056cm" svg:y="5.16cm" svg:viewBox="0 0 261 76" svg:d="M0 76c0-43 58-76 130-76s131 33 131 76">
          <text:p/>
        </draw:path>
        <draw:path draw:style-name="gr9" draw:text-style-name="P1" draw:layer="layout" svg:width="0.005cm" svg:height="0.02cm" svg:x="18.311cm" svg:y="5.235cm" svg:viewBox="0 0 6 21" svg:d="M6 0c0 6-2 13-6 21">
          <text:p/>
        </draw:path>
        <draw:path draw:style-name="gr9" draw:text-style-name="P1" draw:layer="layout" svg:width="0.26cm" svg:height="0.075cm" svg:x="18.056cm" svg:y="5.139cm" svg:viewBox="0 0 261 76" svg:d="M0 76c0-41 58-76 130-76s131 35 131 76">
          <text:p/>
        </draw:path>
        <draw:line draw:style-name="gr9" draw:text-style-name="P1" draw:layer="layout" svg:x1="15.088cm" svg:y1="5.533cm" svg:x2="15.088cm" svg:y2="4.39cm">
          <text:p/>
        </draw:line>
        <draw:line draw:style-name="gr9" draw:text-style-name="P1" draw:layer="layout" svg:x1="22.697cm" svg:y1="5.941cm" svg:x2="22.697cm" svg:y2="4.798cm">
          <text:p/>
        </draw:line>
        <draw:line draw:style-name="gr9" draw:text-style-name="P1" draw:layer="layout" svg:x1="19.811cm" svg:y1="3.855cm" svg:x2="19.883cm" svg:y2="3.813cm">
          <text:p/>
        </draw:line>
        <draw:line draw:style-name="gr9" draw:text-style-name="P1" draw:layer="layout" svg:x1="18.912cm" svg:y1="5.031cm" svg:x2="18.912cm" svg:y2="4.99cm">
          <text:p/>
        </draw:line>
        <draw:line draw:style-name="gr9" draw:text-style-name="P1" draw:layer="layout" svg:x1="18.93cm" svg:y1="4.942cm" svg:x2="18.93cm" svg:y2="4.902cm">
          <text:p/>
        </draw:line>
        <draw:line draw:style-name="gr9" draw:text-style-name="P1" draw:layer="layout" svg:x1="15.734cm" svg:y1="7.012cm" svg:x2="15.734cm" svg:y2="6.991cm">
          <text:p/>
        </draw:line>
        <draw:line draw:style-name="gr9" draw:text-style-name="P1" draw:layer="layout" svg:x1="16.009cm" svg:y1="7.012cm" svg:x2="16.009cm" svg:y2="6.991cm">
          <text:p/>
        </draw:line>
        <draw:line draw:style-name="gr9" draw:text-style-name="P1" draw:layer="layout" svg:x1="15.746cm" svg:y1="6.958cm" svg:x2="15.746cm" svg:y2="6.922cm">
          <text:p/>
        </draw:line>
        <draw:line draw:style-name="gr9" draw:text-style-name="P1" draw:layer="layout" svg:x1="15.996cm" svg:y1="6.958cm" svg:x2="15.996cm" svg:y2="6.922cm">
          <text:p/>
        </draw:line>
        <draw:line draw:style-name="gr9" draw:text-style-name="P1" draw:layer="layout" svg:x1="15.742cm" svg:y1="6.918cm" svg:x2="15.742cm" svg:y2="6.898cm">
          <text:p/>
        </draw:line>
        <draw:line draw:style-name="gr9" draw:text-style-name="P1" draw:layer="layout" svg:x1="16.001cm" svg:y1="6.918cm" svg:x2="16.001cm" svg:y2="6.898cm">
          <text:p/>
        </draw:line>
        <draw:line draw:style-name="gr9" draw:text-style-name="P1" draw:layer="layout" svg:x1="18.031cm" svg:y1="8.338cm" svg:x2="18.031cm" svg:y2="8.318cm">
          <text:p/>
        </draw:line>
        <draw:line draw:style-name="gr9" draw:text-style-name="P1" draw:layer="layout" svg:x1="18.306cm" svg:y1="8.338cm" svg:x2="18.306cm" svg:y2="8.318cm">
          <text:p/>
        </draw:line>
        <draw:line draw:style-name="gr9" draw:text-style-name="P1" draw:layer="layout" svg:x1="18.043cm" svg:y1="8.285cm" svg:x2="18.043cm" svg:y2="8.248cm">
          <text:p/>
        </draw:line>
        <draw:line draw:style-name="gr9" draw:text-style-name="P1" draw:layer="layout" svg:x1="18.293cm" svg:y1="8.285cm" svg:x2="18.293cm" svg:y2="8.248cm">
          <text:p/>
        </draw:line>
        <draw:line draw:style-name="gr9" draw:text-style-name="P1" draw:layer="layout" svg:x1="18.039cm" svg:y1="8.244cm" svg:x2="18.039cm" svg:y2="8.224cm">
          <text:p/>
        </draw:line>
        <draw:line draw:style-name="gr9" draw:text-style-name="P1" draw:layer="layout" svg:x1="18.298cm" svg:y1="8.244cm" svg:x2="18.298cm" svg:y2="8.224cm">
          <text:p/>
        </draw:line>
        <draw:line draw:style-name="gr9" draw:text-style-name="P1" draw:layer="layout" svg:x1="18.844cm" svg:y1="5.216cm" svg:x2="18.844cm" svg:y2="5.196cm">
          <text:p/>
        </draw:line>
        <draw:line draw:style-name="gr9" draw:text-style-name="P1" draw:layer="layout" svg:x1="19.119cm" svg:y1="5.216cm" svg:x2="19.119cm" svg:y2="5.196cm">
          <text:p/>
        </draw:line>
        <draw:line draw:style-name="gr9" draw:text-style-name="P1" draw:layer="layout" svg:x1="18.856cm" svg:y1="5.163cm" svg:x2="18.856cm" svg:y2="5.126cm">
          <text:p/>
        </draw:line>
        <draw:line draw:style-name="gr9" draw:text-style-name="P1" draw:layer="layout" svg:x1="19.106cm" svg:y1="5.163cm" svg:x2="19.106cm" svg:y2="5.126cm">
          <text:p/>
        </draw:line>
        <draw:line draw:style-name="gr9" draw:text-style-name="P1" draw:layer="layout" svg:x1="18.851cm" svg:y1="5.122cm" svg:x2="18.851cm" svg:y2="5.102cm">
          <text:p/>
        </draw:line>
        <draw:line draw:style-name="gr9" draw:text-style-name="P1" draw:layer="layout" svg:x1="19.111cm" svg:y1="5.122cm" svg:x2="19.111cm" svg:y2="5.102cm">
          <text:p/>
        </draw:line>
        <draw:line draw:style-name="gr9" draw:text-style-name="P1" draw:layer="layout" svg:x1="21.141cm" svg:y1="6.543cm" svg:x2="21.141cm" svg:y2="6.522cm">
          <text:p/>
        </draw:line>
        <draw:line draw:style-name="gr9" draw:text-style-name="P1" draw:layer="layout" svg:x1="21.416cm" svg:y1="6.543cm" svg:x2="21.416cm" svg:y2="6.522cm">
          <text:p/>
        </draw:line>
        <draw:line draw:style-name="gr9" draw:text-style-name="P1" draw:layer="layout" svg:x1="21.153cm" svg:y1="6.489cm" svg:x2="21.153cm" svg:y2="6.453cm">
          <text:p/>
        </draw:line>
        <draw:line draw:style-name="gr9" draw:text-style-name="P1" draw:layer="layout" svg:x1="21.403cm" svg:y1="6.489cm" svg:x2="21.403cm" svg:y2="6.453cm">
          <text:p/>
        </draw:line>
        <draw:line draw:style-name="gr9" draw:text-style-name="P1" draw:layer="layout" svg:x1="21.149cm" svg:y1="6.449cm" svg:x2="21.149cm" svg:y2="6.428cm">
          <text:p/>
        </draw:line>
        <draw:line draw:style-name="gr9" draw:text-style-name="P1" draw:layer="layout" svg:x1="21.408cm" svg:y1="6.449cm" svg:x2="21.408cm" svg:y2="6.428cm">
          <text:p/>
        </draw:line>
        <draw:line draw:style-name="gr9" draw:text-style-name="P1" draw:layer="layout" svg:x1="19.462cm" svg:y1="8.593cm" svg:x2="19.462cm" svg:y2="8.573cm">
          <text:p/>
        </draw:line>
        <draw:line draw:style-name="gr9" draw:text-style-name="P1" draw:layer="layout" svg:x1="19.737cm" svg:y1="8.593cm" svg:x2="19.737cm" svg:y2="8.573cm">
          <text:p/>
        </draw:line>
        <draw:line draw:style-name="gr9" draw:text-style-name="P1" draw:layer="layout" svg:x1="19.475cm" svg:y1="8.54cm" svg:x2="19.475cm" svg:y2="8.503cm">
          <text:p/>
        </draw:line>
        <draw:line draw:style-name="gr9" draw:text-style-name="P1" draw:layer="layout" svg:x1="19.725cm" svg:y1="8.54cm" svg:x2="19.725cm" svg:y2="8.503cm">
          <text:p/>
        </draw:line>
        <draw:line draw:style-name="gr9" draw:text-style-name="P1" draw:layer="layout" svg:x1="19.47cm" svg:y1="8.499cm" svg:x2="19.47cm" svg:y2="8.479cm">
          <text:p/>
        </draw:line>
        <draw:line draw:style-name="gr9" draw:text-style-name="P1" draw:layer="layout" svg:x1="19.729cm" svg:y1="8.499cm" svg:x2="19.729cm" svg:y2="8.479cm">
          <text:p/>
        </draw:line>
        <draw:line draw:style-name="gr9" draw:text-style-name="P1" draw:layer="layout" svg:x1="15.928cm" svg:y1="6.553cm" svg:x2="15.928cm" svg:y2="6.532cm">
          <text:p/>
        </draw:line>
        <draw:line draw:style-name="gr9" draw:text-style-name="P1" draw:layer="layout" svg:x1="16.203cm" svg:y1="6.553cm" svg:x2="16.203cm" svg:y2="6.532cm">
          <text:p/>
        </draw:line>
        <draw:line draw:style-name="gr9" draw:text-style-name="P1" draw:layer="layout" svg:x1="15.941cm" svg:y1="6.499cm" svg:x2="15.941cm" svg:y2="6.463cm">
          <text:p/>
        </draw:line>
        <draw:line draw:style-name="gr9" draw:text-style-name="P1" draw:layer="layout" svg:x1="16.191cm" svg:y1="6.499cm" svg:x2="16.191cm" svg:y2="6.463cm">
          <text:p/>
        </draw:line>
        <draw:line draw:style-name="gr9" draw:text-style-name="P1" draw:layer="layout" svg:x1="15.936cm" svg:y1="6.459cm" svg:x2="15.936cm" svg:y2="6.438cm">
          <text:p/>
        </draw:line>
        <draw:line draw:style-name="gr9" draw:text-style-name="P1" draw:layer="layout" svg:x1="16.195cm" svg:y1="6.459cm" svg:x2="16.195cm" svg:y2="6.438cm">
          <text:p/>
        </draw:line>
        <draw:line draw:style-name="gr9" draw:text-style-name="P1" draw:layer="layout" svg:x1="18.049cm" svg:y1="5.328cm" svg:x2="18.049cm" svg:y2="5.308cm">
          <text:p/>
        </draw:line>
        <draw:line draw:style-name="gr9" draw:text-style-name="P1" draw:layer="layout" svg:x1="18.323cm" svg:y1="5.328cm" svg:x2="18.323cm" svg:y2="5.308cm">
          <text:p/>
        </draw:line>
        <draw:line draw:style-name="gr9" draw:text-style-name="P1" draw:layer="layout" svg:x1="18.061cm" svg:y1="5.275cm" svg:x2="18.061cm" svg:y2="5.239cm">
          <text:p/>
        </draw:line>
        <draw:line draw:style-name="gr9" draw:text-style-name="P1" draw:layer="layout" svg:x1="18.311cm" svg:y1="5.275cm" svg:x2="18.311cm" svg:y2="5.239cm">
          <text:p/>
        </draw:line>
        <draw:line draw:style-name="gr9" draw:text-style-name="P1" draw:layer="layout" svg:x1="18.056cm" svg:y1="5.235cm" svg:x2="18.056cm" svg:y2="5.214cm">
          <text:p/>
        </draw:line>
        <draw:line draw:style-name="gr9" draw:text-style-name="P1" draw:layer="layout" svg:x1="18.316cm" svg:y1="5.235cm" svg:x2="18.316cm" svg:y2="5.214cm">
          <text:p/>
        </draw:line>
        <draw:path draw:style-name="gr7" draw:text-style-name="P5" draw:layer="layout" svg:width="6.088cm" svg:height="4.428cm" svg:x="2.153cm" svg:y="14.538cm" svg:viewBox="0 0 6089 4429" svg:d="M6042 2901c30-18 47-41 47-66v-914c0-24-17-48-47-65l-3167-1829c-62-36-163-36-226 0l-2602 1502c-30 18-47 41-47 66v914c0 24 17 48 47 65l3168 1828c62 36 163 36 226 0z">
          <text:p/>
        </draw:path>
        <draw:polygon draw:style-name="gr8" draw:text-style-name="P1" draw:layer="layout" svg:width="0cm" svg:height="0cm" svg:x="5.197cm" svg:y="16.752cm" svg:viewBox="0 0 0 0" draw:points="0,0">
          <text:p/>
        </draw:polygon>
        <draw:path draw:style-name="gr7" draw:text-style-name="P5" draw:layer="layout" svg:width="6.088cm" svg:height="3.514cm" svg:x="2.153cm" svg:y="14.538cm" svg:viewBox="0 0 6089 3515" svg:d="M6042 1986c30-17 47-40 47-65 0-24-17-48-47-65l-3167-1829c-62-36-163-36-226 0l-2602 1502c-30 18-47 41-47 66 0 24 17 48 47 65l2984 1722 184 106c62 36 163 36 226 0z">
          <text:p/>
        </draw:path>
        <draw:polygon draw:style-name="gr8" draw:text-style-name="P1" draw:layer="layout" svg:width="0cm" svg:height="0cm" svg:x="5.197cm" svg:y="16.752cm" svg:viewBox="0 0 0 0" draw:points="0,0">
          <text:p/>
        </draw:polygon>
        <draw:path draw:style-name="gr7" draw:text-style-name="P5" draw:layer="layout" svg:width="5.928cm" svg:height="3.423cm" svg:x="2.233cm" svg:y="14.584cm" svg:viewBox="0 0 5929 3424" svg:d="M2739 14l3166 1830c15 8 24 20 24 32s-9 24-24 33l-113 65-184-106v-65l57-33 240 139-113 65c15-9 24-20 24-33 0-12-9-24-24-32l-184-106 184 106c15 8 24 20 24 32 0 13-9 24-24 33l-141 82-353 203-273 158-385 222-57 33-653 377-120 70-12 6-352 204-74 43-68 39c-31 18-82 18-113 0l-28-17-57-32-2148-1241-55-31-392-226-76-44-298-172-113-66c-15-8-24-20-24-32 0-13 9-24 24-33l2602-1503c31-19 82-19 113 0z">
          <text:p/>
        </draw:path>
        <draw:polygon draw:style-name="gr8" draw:text-style-name="P1" draw:layer="layout" svg:width="0cm" svg:height="0cm" svg:x="5.197cm" svg:y="16.752cm" svg:viewBox="0 0 0 0" draw:points="0,0">
          <text:p/>
        </draw:polygon>
        <draw:path draw:style-name="gr7" draw:text-style-name="P5" draw:layer="layout" svg:width="4.947cm" svg:height="3.357cm" svg:x="3.19cm" svg:y="14.597cm" svg:viewBox="0 0 4948 3358" svg:d="M1781 0l3167 1830v65l-240-139-57 33v65l184 106-141 82-395-42c-47-5-96 2-133 20-36 17-57 43-57 71v57l-7 42-35 213-385 222-141-81-711 410 57 32 85 49-120 70-142-82-11 7 11 7 130 74-352 204-73-228-1 271-2-98v-65-125c0 6 1 11 3 17-2-6-3-11-3-17 0-29 24-56 63-73 39-18 91-24 139-16l85 49-85-49c-48-8-100-2-139 16-39 17-63 44-63 73v125l-264 153-2148-1241 53-31-53-263 935-540 255 147 141-82c62 24 140 26 205 6 65-21 105-60 105-102v-377-408c0-50-56-95-140-110l-72-13 182-105 57-32c31-18 82-18 113 0l56 32-56-32c-31-18-82-18-113 0l-57 32c16-9 36-16 57-21v642l-27 15 27-15c31-18 82-18 113 0l664 384c-37 21-58 51-58 81 0 64 89 116 199 116 111 0 200-52 200-116v116l1316 759-1316-759v15c0 64-89 115-200 115-110 0-199-51-199-115v-131c0 64 89 116 199 116 111 0 200-52 200-116 0-5 0-11-2-16l-169-98c-63-5-125 7-170 33l-664-384v-642c21 5 40 12 56 21l622 360 57 33v-132l-735-424z">
          <text:p/>
        </draw:path>
        <draw:polygon draw:style-name="gr8" draw:text-style-name="P1" draw:layer="layout" svg:width="0cm" svg:height="0cm" svg:x="5.197cm" svg:y="16.752cm" svg:viewBox="0 0 0 0" draw:points="0,0">
          <text:p/>
        </draw:polygon>
        <draw:path draw:style-name="gr7" draw:text-style-name="P5" draw:layer="layout" svg:width="6.088cm" svg:height="2.834cm" svg:x="2.153cm" svg:y="16.132cm" svg:viewBox="0 0 6089 2835" svg:d="M6042 1306c30-18 47-41 47-66v-914c0 25-17 48-47 65l-2601 1502c-63 36-164 36-226 0l-184-106-2984-1722c-30-17-47-41-47-65v914c0 24 17 48 47 65l3168 1829c62 36 163 36 226 0z">
          <text:p/>
        </draw:path>
        <draw:polygon draw:style-name="gr8" draw:text-style-name="P1" draw:layer="layout" svg:width="0cm" svg:height="0cm" svg:x="5.197cm" svg:y="16.752cm" svg:viewBox="0 0 0 0" draw:points="0,0">
          <text:p/>
        </draw:polygon>
        <draw:path draw:style-name="gr7" draw:text-style-name="P5" draw:layer="layout" svg:width="3.449cm" svg:height="2.023cm" svg:x="2.257cm" svg:y="14.649cm" svg:viewBox="0 0 3450 2024" svg:d="M2264 502c62 24 140 26 205 5 65-20 105-59 105-102 0-50-56-95-140-110l-72-13-86-15 325-188c31-18 82-18 113 0l679 392 57-33-736-424c-31-19-82-19-113 0l-2601 1502 113 66c-15-9-24-21-24-33s9-24 24-33l325-187 49 91v378l391 226v-537l55 274 935-540 118-722-1282 742 141 81c22 19 33 41 33 64 0 57-72 105-170 114-97 8-191-25-221-80 30 55 124 88 221 80 98-9 170-57 170-114v101-101c0-23-11-45-33-64l-141-81-57-33 1419-821z">
          <text:p/>
        </draw:path>
        <draw:polygon draw:style-name="gr8" draw:text-style-name="P1" draw:layer="layout" svg:width="0cm" svg:height="0cm" svg:x="5.197cm" svg:y="16.752cm" svg:viewBox="0 0 0 0" draw:points="0,0">
          <text:p/>
        </draw:polygon>
        <draw:path draw:style-name="gr7" draw:text-style-name="P5" draw:layer="layout" svg:width="0.31cm" svg:height="0.9cm" svg:x="4.521cm" svg:y="15.054cm" svg:viewBox="0 0 311 901" svg:d="M0 97v784c62 24 140 26 205 6 65-21 106-60 106-102v-378-407c0 43-41 82-106 102s-143 18-205-5z">
          <text:p/>
        </draw:path>
        <draw:polygon draw:style-name="gr8" draw:text-style-name="P1" draw:layer="layout" svg:width="0cm" svg:height="0cm" svg:x="5.197cm" svg:y="16.752cm" svg:viewBox="0 0 0 0" draw:points="0,0">
          <text:p/>
        </draw:polygon>
        <draw:polygon draw:style-name="gr7" draw:text-style-name="P5" draw:layer="layout" svg:width="0.396cm" svg:height="0.98cm" svg:x="4.125cm" svg:y="15.036cm" svg:viewBox="0 0 397 981" draw:points="256,981 397,115 199,0 187,73 119,112 0,834">
          <text:p/>
        </draw:polygon>
        <draw:polygon draw:style-name="gr8" draw:text-style-name="P1" draw:layer="layout" svg:width="0cm" svg:height="0cm" svg:x="5.197cm" svg:y="16.752cm" svg:viewBox="0 0 0 0" draw:points="0,0">
          <text:p/>
        </draw:polygon>
        <draw:polygon draw:style-name="gr7" draw:text-style-name="P5" draw:layer="layout" svg:width="1.417cm" svg:height="0.916cm" svg:x="6.045cm" svg:y="15.316cm" svg:viewBox="0 0 1418 917" draw:points="57,0 1418,786 1418,917 1362,884 0,98 0,32">
          <text:p/>
        </draw:polygon>
        <draw:polygon draw:style-name="gr8" draw:text-style-name="P1" draw:layer="layout" svg:width="0cm" svg:height="0cm" svg:x="5.197cm" svg:y="16.752cm" svg:viewBox="0 0 0 0" draw:points="0,0">
          <text:p/>
        </draw:polygon>
        <draw:path draw:style-name="gr7" draw:text-style-name="P5" draw:layer="layout" svg:width="2.738cm" svg:height="1.581cm" svg:x="2.233cm" svg:y="14.584cm" svg:viewBox="0 0 2739 1582" svg:d="M2739 14v66c-31-18-82-18-113 0l-2602 1502c-15-8-24-20-24-32 0-13 9-24 24-33l2602-1503c31-19 82-19 113 0z">
          <text:p/>
        </draw:path>
        <draw:polygon draw:style-name="gr8" draw:text-style-name="P1" draw:layer="layout" svg:width="0cm" svg:height="0cm" svg:x="5.197cm" svg:y="16.752cm" svg:viewBox="0 0 0 0" draw:points="0,0">
          <text:p/>
        </draw:polygon>
        <draw:path draw:style-name="gr7" draw:text-style-name="P5" draw:layer="layout" svg:width="0.399cm" svg:height="0.361cm" svg:x="5.577cm" svg:y="15.796cm" svg:viewBox="0 0 400 362" svg:d="M0 246c0 65 89 116 199 116 112 0 201-51 201-116v-15-116c0-5 0-11-2-16l-169-98c-64-5-126 7-171 33-37 21-58 51-58 81z">
          <text:p/>
        </draw:path>
        <draw:polygon draw:style-name="gr8" draw:text-style-name="P1" draw:layer="layout" svg:width="0cm" svg:height="0cm" svg:x="5.197cm" svg:y="16.752cm" svg:viewBox="0 0 0 0" draw:points="0,0">
          <text:p/>
        </draw:polygon>
        <draw:polygon draw:style-name="gr7" draw:text-style-name="P5" draw:layer="layout" svg:width="1.419cm" svg:height="0.853cm" svg:x="2.904cm" svg:y="15.036cm" svg:viewBox="0 0 1420 854" draw:points="1408,73 1420,0 0,821 57,854 1340,112">
          <text:p/>
        </draw:polygon>
        <draw:polygon draw:style-name="gr8" draw:text-style-name="P1" draw:layer="layout" svg:width="0cm" svg:height="0cm" svg:x="5.197cm" svg:y="16.752cm" svg:viewBox="0 0 0 0" draw:points="0,0">
          <text:p/>
        </draw:polygon>
        <draw:polygon draw:style-name="gr7" draw:text-style-name="P5" draw:layer="layout" svg:width="1.361cm" svg:height="0.851cm" svg:x="6.045cm" svg:y="15.348cm" svg:viewBox="0 0 1362 852" draw:points="0,0 1362,787 1362,852 0,66">
          <text:p/>
        </draw:polygon>
        <draw:polygon draw:style-name="gr8" draw:text-style-name="P1" draw:layer="layout" svg:width="0cm" svg:height="0cm" svg:x="5.197cm" svg:y="16.752cm" svg:viewBox="0 0 0 0" draw:points="0,0">
          <text:p/>
        </draw:polygon>
        <draw:polygon draw:style-name="gr7" draw:text-style-name="P5" draw:layer="layout" svg:width="1.417cm" svg:height="0.818cm" svg:x="6.045cm" svg:y="15.316cm" svg:viewBox="0 0 1418 819" draw:points="57,0 1418,786 1362,819 0,32">
          <text:p/>
        </draw:polygon>
        <draw:polygon draw:style-name="gr8" draw:text-style-name="P1" draw:layer="layout" svg:width="0cm" svg:height="0cm" svg:x="5.197cm" svg:y="16.752cm" svg:viewBox="0 0 0 0" draw:points="0,0">
          <text:p/>
        </draw:polygon>
        <draw:path draw:style-name="gr7" draw:text-style-name="P5" draw:layer="layout" svg:width="0.584cm" svg:height="0.247cm" svg:x="7.299cm" svg:y="16.594cm" svg:viewBox="0 0 585 248" svg:d="M585 45l-353 203-226-130c-3-8-6-16-6-24 0-28 22-54 58-71 37-19 85-26 132-21z">
          <text:p/>
        </draw:path>
        <draw:polygon draw:style-name="gr8" draw:text-style-name="P1" draw:layer="layout" svg:width="0cm" svg:height="0cm" svg:x="5.197cm" svg:y="16.752cm" svg:viewBox="0 0 0 0" draw:points="0,0">
          <text:p/>
        </draw:polygon>
        <draw:polygon draw:style-name="gr7" draw:text-style-name="P5" draw:layer="layout" svg:width="0.806cm" svg:height="0.563cm" svg:x="6.395cm" svg:y="16.138cm" svg:viewBox="0 0 807 564" draw:points="807,486 807,564 0,98 0,0 64,37 807,465">
          <text:p/>
        </draw:polygon>
        <draw:polygon draw:style-name="gr8" draw:text-style-name="P1" draw:layer="layout" svg:width="0cm" svg:height="0cm" svg:x="5.197cm" svg:y="16.752cm" svg:viewBox="0 0 0 0" draw:points="0,0">
          <text:p/>
        </draw:polygon>
        <draw:path draw:style-name="gr7" draw:text-style-name="P5" draw:layer="layout" svg:width="1.116cm" svg:height="0.471cm" svg:x="4.533cm" svg:y="14.714cm" svg:viewBox="0 0 1117 472" svg:d="M86 218l-86-15 325-189c31-19 82-19 113 0l679 393v65l-622-359c-17-9-36-16-57-21-37-9-77-9-113 0-21 5-41 12-57 21z">
          <text:p/>
        </draw:path>
        <draw:polygon draw:style-name="gr8" draw:text-style-name="P1" draw:layer="layout" svg:width="0cm" svg:height="0cm" svg:x="5.197cm" svg:y="16.752cm" svg:viewBox="0 0 0 0" draw:points="0,0">
          <text:p/>
        </draw:polygon>
        <draw:path draw:style-name="gr7" draw:text-style-name="P5" draw:layer="layout" svg:width="0.113cm" svg:height="0.647cm" svg:x="4.858cm" svg:y="14.799cm" svg:viewBox="0 0 114 648" svg:d="M0 6c36-8 77-8 114 0v642c-31-18-83-18-114 0z">
          <text:p/>
        </draw:path>
        <draw:polygon draw:style-name="gr8" draw:text-style-name="P1" draw:layer="layout" svg:width="0cm" svg:height="0cm" svg:x="5.197cm" svg:y="16.752cm" svg:viewBox="0 0 0 0" draw:points="0,0">
          <text:p/>
        </draw:polygon>
        <draw:polygon draw:style-name="gr7" draw:text-style-name="P5" draw:layer="layout" svg:width="0.738cm" svg:height="0.426cm" svg:x="6.077cm" svg:y="17.205cm" svg:viewBox="0 0 739 427" draw:points="0,378 655,0 739,50 85,427">
          <text:p/>
        </draw:polygon>
        <draw:polygon draw:style-name="gr8" draw:text-style-name="P1" draw:layer="layout" svg:width="0cm" svg:height="0cm" svg:x="5.197cm" svg:y="16.752cm" svg:viewBox="0 0 0 0" draw:points="0,0">
          <text:p/>
        </draw:polygon>
        <draw:polygon draw:style-name="gr7" draw:text-style-name="P5" draw:layer="layout" svg:width="0.806cm" svg:height="0.504cm" svg:x="6.395cm" svg:y="16.197cm" svg:viewBox="0 0 807 505" draw:points="754,397 807,427 807,505 0,39 67,0 630,325 630,338 743,403">
          <text:p/>
        </draw:polygon>
        <draw:polygon draw:style-name="gr8" draw:text-style-name="P1" draw:layer="layout" svg:width="0cm" svg:height="0cm" svg:x="5.197cm" svg:y="16.752cm" svg:viewBox="0 0 0 0" draw:points="0,0">
          <text:p/>
        </draw:polygon>
        <draw:polygon draw:style-name="gr7" draw:text-style-name="P5" draw:layer="layout" svg:width="0.141cm" svg:height="0.865cm" svg:x="4.38cm" svg:y="15.151cm" svg:viewBox="0 0 142 866" draw:points="0,866 142,0 142,783">
          <text:p/>
        </draw:polygon>
        <draw:polygon draw:style-name="gr8" draw:text-style-name="P1" draw:layer="layout" svg:width="0cm" svg:height="0cm" svg:x="5.197cm" svg:y="16.752cm" svg:viewBox="0 0 0 0" draw:points="0,0">
          <text:p/>
        </draw:polygon>
        <draw:polygon draw:style-name="gr7" draw:text-style-name="P5" draw:layer="layout" svg:width="0.298cm" svg:height="0.344cm" svg:x="2.37cm" svg:y="16.058cm" svg:viewBox="0 0 299 345" draw:points="0,172 299,0 299,345">
          <text:p/>
        </draw:polygon>
        <draw:polygon draw:style-name="gr8" draw:text-style-name="P1" draw:layer="layout" svg:width="0cm" svg:height="0cm" svg:x="5.197cm" svg:y="16.752cm" svg:viewBox="0 0 0 0" draw:points="0,0">
          <text:p/>
        </draw:polygon>
        <draw:polygon draw:style-name="gr7" draw:text-style-name="P5" draw:layer="layout" svg:width="0.711cm" svg:height="0.442cm" svg:x="6.02cm" svg:y="17.14cm" svg:viewBox="0 0 712 443" draw:points="712,65 712,0 0,411 58,443">
          <text:p/>
        </draw:polygon>
        <draw:polygon draw:style-name="gr8" draw:text-style-name="P1" draw:layer="layout" svg:width="0cm" svg:height="0cm" svg:x="5.197cm" svg:y="16.752cm" svg:viewBox="0 0 0 0" draw:points="0,0">
          <text:p/>
        </draw:polygon>
        <draw:polygon draw:style-name="gr7" draw:text-style-name="P5" draw:layer="layout" svg:width="0.273cm" svg:height="0.288cm" svg:x="7.257cm" svg:y="16.711cm" svg:viewBox="0 0 274 289" draw:points="47,0 274,130 0,289 35,75 42,33">
          <text:p/>
        </draw:polygon>
        <draw:polygon draw:style-name="gr8" draw:text-style-name="P1" draw:layer="layout" svg:width="0cm" svg:height="0cm" svg:x="5.197cm" svg:y="16.752cm" svg:viewBox="0 0 0 0" draw:points="0,0">
          <text:p/>
        </draw:polygon>
        <draw:polygon draw:style-name="gr7" draw:text-style-name="P5" draw:layer="layout" svg:width="0.108cm" svg:height="0.568cm" svg:x="3.135cm" svg:y="16.135cm" svg:viewBox="0 0 109 569" draw:points="56,569 0,538 0,0 56,275 109,538">
          <text:p/>
        </draw:polygon>
        <draw:polygon draw:style-name="gr8" draw:text-style-name="P1" draw:layer="layout" svg:width="0cm" svg:height="0cm" svg:x="5.197cm" svg:y="16.752cm" svg:viewBox="0 0 0 0" draw:points="0,0">
          <text:p/>
        </draw:polygon>
        <draw:polygon draw:style-name="gr7" draw:text-style-name="P5" draw:layer="layout" svg:width="0.076cm" svg:height="0.469cm" svg:x="2.668cm" svg:y="15.977cm" svg:viewBox="0 0 77 470" draw:points="77,91 77,470 0,426 0,81 27,65 27,0">
          <text:p/>
        </draw:polygon>
        <draw:polygon draw:style-name="gr8" draw:text-style-name="P1" draw:layer="layout" svg:width="0cm" svg:height="0cm" svg:x="5.197cm" svg:y="16.752cm" svg:viewBox="0 0 0 0" draw:points="0,0">
          <text:p/>
        </draw:polygon>
        <draw:path draw:style-name="gr7" draw:text-style-name="P5" draw:layer="layout" svg:width="0.349cm" svg:height="0.253cm" svg:x="2.346cm" svg:y="15.977cm" svg:viewBox="0 0 350 254" svg:d="M24 254c-15-9-24-21-24-33s9-24 24-33l326-188v65l-27 16z">
          <text:p/>
        </draw:path>
        <draw:polygon draw:style-name="gr8" draw:text-style-name="P1" draw:layer="layout" svg:width="0cm" svg:height="0cm" svg:x="5.197cm" svg:y="16.752cm" svg:viewBox="0 0 0 0" draw:points="0,0">
          <text:p/>
        </draw:polygon>
        <draw:path draw:style-name="gr7" draw:text-style-name="P5" draw:layer="layout" svg:width="0.22cm" svg:height="0.127cm" svg:x="2.825cm" svg:y="15.97cm" svg:viewBox="0 0 221 128" svg:d="M221 64c0 25-27 50-68 59-42 10-89 5-121-13-20-12-32-29-32-46 0-35 49-64 110-64 62 0 111 29 111 64z">
          <text:p/>
        </draw:path>
        <draw:polygon draw:style-name="gr8" draw:text-style-name="P1" draw:layer="layout" svg:width="0cm" svg:height="0cm" svg:x="5.197cm" svg:y="16.752cm" svg:viewBox="0 0 0 0" draw:points="0,0">
          <text:p/>
        </draw:polygon>
        <draw:path draw:style-name="gr7" draw:text-style-name="P5" draw:layer="layout" svg:width="0.22cm" svg:height="0.127cm" svg:x="7.349cm" svg:y="16.623cm" svg:viewBox="0 0 221 128" svg:d="M221 64c0 26-28 50-69 59-41 10-89 5-120-13-21-12-32-28-32-46 0-35 49-64 110-64 60 0 111 29 111 64z">
          <text:p/>
        </draw:path>
        <draw:polygon draw:style-name="gr8" draw:text-style-name="P1" draw:layer="layout" svg:width="0cm" svg:height="0cm" svg:x="5.197cm" svg:y="16.752cm" svg:viewBox="0 0 0 0" draw:points="0,0">
          <text:p/>
        </draw:polygon>
        <draw:path draw:style-name="gr7" draw:text-style-name="P5" draw:layer="layout" svg:width="0.219cm" svg:height="0.127cm" svg:x="4.522cm" svg:y="14.991cm" svg:viewBox="0 0 220 128" svg:d="M220 63c0 27-26 50-68 60s-89 4-120-14c-21-12-32-28-32-46 0-35 49-63 109-63 61 0 111 28 111 63z">
          <text:p/>
        </draw:path>
        <draw:polygon draw:style-name="gr8" draw:text-style-name="P1" draw:layer="layout" svg:width="0cm" svg:height="0cm" svg:x="5.197cm" svg:y="16.752cm" svg:viewBox="0 0 0 0" draw:points="0,0">
          <text:p/>
        </draw:polygon>
        <draw:path draw:style-name="gr7" draw:text-style-name="P5" draw:layer="layout" svg:width="0.22cm" svg:height="0.127cm" svg:x="5.652cm" svg:y="17.603cm" svg:viewBox="0 0 221 128" svg:d="M221 63c0 26-26 50-68 60s-89 4-120-14c-21-13-33-29-33-46 0-35 50-63 110-63 62 0 111 28 111 63z">
          <text:p/>
        </draw:path>
        <draw:polygon draw:style-name="gr8" draw:text-style-name="P1" draw:layer="layout" svg:width="0cm" svg:height="0cm" svg:x="5.197cm" svg:y="16.752cm" svg:viewBox="0 0 0 0" draw:points="0,0">
          <text:p/>
        </draw:polygon>
        <draw:path draw:style-name="gr7" draw:text-style-name="P5" draw:layer="layout" svg:width="0.219cm" svg:height="0.127cm" svg:x="5.667cm" svg:y="15.848cm" svg:viewBox="0 0 220 128" svg:d="M220 63c0 26-26 50-67 60-43 10-90 4-121-14-21-12-32-29-32-46 0-35 49-63 109-63 62 0 111 28 111 63z">
          <text:p/>
        </draw:path>
        <draw:polygon draw:style-name="gr8" draw:text-style-name="P1" draw:layer="layout" svg:width="0cm" svg:height="0cm" svg:x="5.197cm" svg:y="16.752cm" svg:viewBox="0 0 0 0" draw:points="0,0">
          <text:p/>
        </draw:polygon>
        <draw:polygon draw:style-name="gr7" draw:text-style-name="P5" draw:layer="layout" svg:width="0.742cm" svg:height="0.448cm" svg:x="6.459cm" svg:y="16.175cm" svg:viewBox="0 0 743 449" draw:points="0,0 743,429 743,449 690,419 679,413 679,425 565,360 565,347 1,21">
          <text:p/>
        </draw:polygon>
        <draw:polygon draw:style-name="gr8" draw:text-style-name="P1" draw:layer="layout" svg:width="0cm" svg:height="0cm" svg:x="5.197cm" svg:y="16.752cm" svg:viewBox="0 0 0 0" draw:points="0,0">
          <text:p/>
        </draw:polygon>
        <draw:polygon draw:style-name="gr7" draw:text-style-name="P5" draw:layer="layout" svg:width="0.264cm" svg:height="0.185cm" svg:x="5.338cm" svg:y="17.791cm" svg:viewBox="0 0 265 186" draw:points="57,186 265,66 265,0 0,154">
          <text:p/>
        </draw:polygon>
        <draw:polygon draw:style-name="gr8" draw:text-style-name="P1" draw:layer="layout" svg:width="0cm" svg:height="0cm" svg:x="5.197cm" svg:y="16.752cm" svg:viewBox="0 0 0 0" draw:points="0,0">
          <text:p/>
        </draw:polygon>
        <draw:path draw:style-name="gr7" draw:text-style-name="P5" draw:layer="layout" svg:width="0.207cm" svg:height="0.151cm" svg:x="5.395cm" svg:y="17.856cm" svg:viewBox="0 0 208 152" svg:d="M208 98v-98l-208 121 28 17c31 18 83 18 114 0z">
          <text:p/>
        </draw:path>
        <draw:polygon draw:style-name="gr8" draw:text-style-name="P1" draw:layer="layout" svg:width="0cm" svg:height="0cm" svg:x="5.197cm" svg:y="16.752cm" svg:viewBox="0 0 0 0" draw:points="0,0">
          <text:p/>
        </draw:polygon>
        <draw:polygon draw:style-name="gr7" draw:text-style-name="P5" draw:layer="layout" svg:width="0.074cm" svg:height="0.27cm" svg:x="5.604cm" svg:y="17.683cm" svg:viewBox="0 0 75 271" draw:points="1,0 0,271 1,0 75,229 0,271">
          <text:p/>
        </draw:polygon>
        <draw:polygon draw:style-name="gr8" draw:text-style-name="P1" draw:layer="layout" svg:width="0cm" svg:height="0cm" svg:x="5.197cm" svg:y="16.752cm" svg:viewBox="0 0 0 0" draw:points="0,0">
          <text:p/>
        </draw:polygon>
        <draw:polygon draw:style-name="gr7" draw:text-style-name="P5" draw:layer="layout" svg:width="0.141cm" svg:height="0.114cm" svg:x="6.731cm" svg:y="17.14cm" svg:viewBox="0 0 142 115" draw:points="142,82 84,115 0,66 0,0">
          <text:p/>
        </draw:polygon>
        <draw:polygon draw:style-name="gr8" draw:text-style-name="P1" draw:layer="layout" svg:width="0cm" svg:height="0cm" svg:x="5.197cm" svg:y="16.752cm" svg:viewBox="0 0 0 0" draw:points="0,0">
          <text:p/>
        </draw:polygon>
        <draw:polygon draw:style-name="gr7" draw:text-style-name="P5" draw:layer="layout" svg:width="0.057cm" svg:height="0.131cm" svg:x="5.649cm" svg:y="15.087cm" svg:viewBox="0 0 58 132" draw:points="0,33 58,0 58,132 0,99">
          <text:p/>
        </draw:polygon>
        <draw:polygon draw:style-name="gr8" draw:text-style-name="P1" draw:layer="layout" svg:width="0cm" svg:height="0cm" svg:x="5.197cm" svg:y="16.752cm" svg:viewBox="0 0 0 0" draw:points="0,0">
          <text:p/>
        </draw:polygon>
        <draw:polygon draw:style-name="gr7" draw:text-style-name="P5" draw:layer="layout" svg:width="0.056cm" svg:height="0.131cm" svg:x="7.406cm" svg:y="16.101cm" svg:viewBox="0 0 57 132" draw:points="57,0 57,132 0,99 0,33">
          <text:p/>
        </draw:polygon>
        <draw:polygon draw:style-name="gr8" draw:text-style-name="P1" draw:layer="layout" svg:width="0cm" svg:height="0cm" svg:x="5.197cm" svg:y="16.752cm" svg:viewBox="0 0 0 0" draw:points="0,0">
          <text:p/>
        </draw:polygon>
        <draw:polygon draw:style-name="gr7" draw:text-style-name="P5" draw:layer="layout" svg:width="0.067cm" svg:height="0.098cm" svg:x="6.395cm" svg:y="16.138cm" svg:viewBox="0 0 68 99" draw:points="65,58 68,60 0,99 0,0 65,38">
          <text:p/>
        </draw:polygon>
        <draw:polygon draw:style-name="gr8" draw:text-style-name="P1" draw:layer="layout" svg:width="0cm" svg:height="0cm" svg:x="5.197cm" svg:y="16.752cm" svg:viewBox="0 0 0 0" draw:points="0,0">
          <text:p/>
        </draw:polygon>
        <draw:polygon draw:style-name="gr7" draw:text-style-name="P5" draw:layer="layout" svg:width="0.142cm" svg:height="0.088cm" svg:x="5.9cm" svg:y="17.619cm" svg:viewBox="0 0 143 89" draw:points="143,83 131,89 0,14 0,0">
          <text:p/>
        </draw:polygon>
        <draw:polygon draw:style-name="gr8" draw:text-style-name="P1" draw:layer="layout" svg:width="0cm" svg:height="0cm" svg:x="5.197cm" svg:y="16.752cm" svg:viewBox="0 0 0 0" draw:points="0,0">
          <text:p/>
        </draw:polygon>
        <draw:path draw:style-name="gr7" draw:text-style-name="P5" draw:layer="layout" svg:width="0.024cm" svg:height="0.065cm" svg:x="8.137cm" svg:y="16.426cm" svg:viewBox="0 0 25 66" svg:d="M0 0c15 8 25 20 25 32s-10 25-25 34z">
          <text:p/>
        </draw:path>
        <draw:polygon draw:style-name="gr8" draw:text-style-name="P1" draw:layer="layout" svg:width="0cm" svg:height="0cm" svg:x="5.197cm" svg:y="16.752cm" svg:viewBox="0 0 0 0" draw:points="0,0">
          <text:p/>
        </draw:polygon>
        <draw:path draw:style-name="gr7" draw:text-style-name="P5" draw:layer="layout" svg:width="0.005cm" svg:height="0.057cm" svg:x="7.299cm" svg:y="16.687cm" svg:viewBox="0 0 6 58" svg:d="M6 24l-6 34v-58c0 8 2 16 6 24z">
          <text:p/>
        </draw:path>
        <draw:polygon draw:style-name="gr8" draw:text-style-name="P1" draw:layer="layout" svg:width="0cm" svg:height="0cm" svg:x="5.197cm" svg:y="16.752cm" svg:viewBox="0 0 0 0" draw:points="0,0">
          <text:p/>
        </draw:polygon>
        <draw:polygon draw:style-name="gr7" draw:text-style-name="P5" draw:layer="layout" svg:width="0.011cm" svg:height="0.014cm" svg:x="5.889cm" svg:y="17.619cm" svg:viewBox="0 0 12 15" draw:points="12,15 12,0 0,8">
          <text:p/>
        </draw:polygon>
        <draw:polygon draw:style-name="gr8" draw:text-style-name="P1" draw:layer="layout" svg:width="0cm" svg:height="0cm" svg:x="5.197cm" svg:y="16.752cm" svg:viewBox="0 0 0 0" draw:points="0,0">
          <text:p/>
        </draw:polygon>
        <draw:polygon draw:style-name="gr7" draw:text-style-name="P5" draw:layer="layout" svg:width="0.011cm" svg:height="0.012cm" svg:x="7.137cm" svg:y="16.587cm" svg:viewBox="0 0 12 13" draw:points="12,7 0,13 0,0">
          <text:p/>
        </draw:polygon>
        <draw:polygon draw:style-name="gr8" draw:text-style-name="P1" draw:layer="layout" svg:width="0cm" svg:height="0cm" svg:x="5.197cm" svg:y="16.752cm" svg:viewBox="0 0 0 0" draw:points="0,0">
          <text:p/>
        </draw:polygon>
        <draw:line draw:style-name="gr9" draw:text-style-name="P1" draw:layer="layout" svg:x1="8.195cm" svg:y1="16.523cm" svg:x2="5.593cm" svg:y2="18.026cm">
          <text:p/>
        </draw:line>
        <draw:path draw:style-name="gr9" draw:text-style-name="P1" draw:layer="layout" svg:width="0.047cm" svg:height="0.065cm" svg:x="8.194cm" svg:y="16.458cm" svg:viewBox="0 0 48 66" svg:d="M0 66c31-17 48-40 48-66">
          <text:p/>
        </draw:path>
        <draw:path draw:style-name="gr9" draw:text-style-name="P1" draw:layer="layout" svg:width="0.047cm" svg:height="0.065cm" svg:x="8.194cm" svg:y="16.393cm" svg:viewBox="0 0 48 66" svg:d="M48 66c0-24-17-49-48-66">
          <text:p/>
        </draw:path>
        <draw:path draw:style-name="gr9" draw:text-style-name="P1" draw:layer="layout" svg:width="0.226cm" svg:height="0.027cm" svg:x="5.367cm" svg:y="18.025cm" svg:viewBox="0 0 227 28" svg:d="M227 0c-64 37-165 37-227 0">
          <text:p/>
        </draw:path>
        <draw:line draw:style-name="gr9" draw:text-style-name="P1" draw:layer="layout" svg:x1="5.027cm" svg:y1="14.565cm" svg:x2="8.195cm" svg:y2="16.394cm">
          <text:p/>
        </draw:line>
        <draw:line draw:style-name="gr9" draw:text-style-name="P1" draw:layer="layout" svg:x1="5.368cm" svg:y1="18.026cm" svg:x2="2.2cm" svg:y2="16.197cm">
          <text:p/>
        </draw:line>
        <draw:path draw:style-name="gr9" draw:text-style-name="P1" draw:layer="layout" svg:width="0.226cm" svg:height="0.027cm" svg:x="4.801cm" svg:y="14.538cm" svg:viewBox="0 0 227 28" svg:d="M227 28c-62-37-163-37-227 0">
          <text:p/>
        </draw:path>
        <draw:path draw:style-name="gr9" draw:text-style-name="P1" draw:layer="layout" svg:width="0.047cm" svg:height="0.065cm" svg:x="2.153cm" svg:y="16.132cm" svg:viewBox="0 0 48 66" svg:d="M48 66c-31-17-48-41-48-66">
          <text:p/>
        </draw:path>
        <draw:path draw:style-name="gr9" draw:text-style-name="P1" draw:layer="layout" svg:width="0.047cm" svg:height="0.066cm" svg:x="2.153cm" svg:y="16.066cm" svg:viewBox="0 0 48 67" svg:d="M0 67c0-25 17-49 48-67">
          <text:p/>
        </draw:path>
        <draw:line draw:style-name="gr9" draw:text-style-name="P1" draw:layer="layout" svg:x1="2.2cm" svg:y1="16.067cm" svg:x2="4.802cm" svg:y2="14.565cm">
          <text:p/>
        </draw:line>
        <draw:line draw:style-name="gr9" draw:text-style-name="P1" draw:layer="layout" svg:x1="4.971cm" svg:y1="14.597cm" svg:x2="8.138cm" svg:y2="16.427cm">
          <text:p/>
        </draw:line>
        <draw:path draw:style-name="gr9" draw:text-style-name="P1" draw:layer="layout" svg:width="0.113cm" svg:height="0.014cm" svg:x="4.858cm" svg:y="14.584cm" svg:viewBox="0 0 114 15" svg:d="M114 15c-31-20-83-20-114 0">
          <text:p/>
        </draw:path>
        <draw:path draw:style-name="gr9" draw:text-style-name="P1" draw:layer="layout" svg:width="0.024cm" svg:height="0.032cm" svg:x="8.137cm" svg:y="16.426cm" svg:viewBox="0 0 25 33" svg:d="M0 0c15 9 25 21 25 33">
          <text:p/>
        </draw:path>
        <draw:path draw:style-name="gr9" draw:text-style-name="P1" draw:layer="layout" svg:width="0.024cm" svg:height="0.033cm" svg:x="8.137cm" svg:y="16.458cm" svg:viewBox="0 0 25 34" svg:d="M25 0c0 13-10 25-25 34">
          <text:p/>
        </draw:path>
        <draw:line draw:style-name="gr9" draw:text-style-name="P1" draw:layer="layout" svg:x1="2.257cm" svg:y1="16.1cm" svg:x2="4.859cm" svg:y2="14.597cm">
          <text:p/>
        </draw:line>
        <draw:line draw:style-name="gr9" draw:text-style-name="P1" draw:layer="layout" svg:x1="8.138cm" svg:y1="16.491cm" svg:x2="5.536cm" svg:y2="17.994cm">
          <text:p/>
        </draw:line>
        <draw:path draw:style-name="gr9" draw:text-style-name="P1" draw:layer="layout" svg:width="0.024cm" svg:height="0.032cm" svg:x="2.233cm" svg:y="16.132cm" svg:viewBox="0 0 25 33" svg:d="M25 33c-16-8-25-20-25-33">
          <text:p/>
        </draw:path>
        <draw:path draw:style-name="gr9" draw:text-style-name="P1" draw:layer="layout" svg:width="0.024cm" svg:height="0.033cm" svg:x="2.233cm" svg:y="16.099cm" svg:viewBox="0 0 25 34" svg:d="M0 34c0-13 9-25 25-34">
          <text:p/>
        </draw:path>
        <draw:path draw:style-name="gr9" draw:text-style-name="P1" draw:layer="layout" svg:width="0.113cm" svg:height="0.013cm" svg:x="5.423cm" svg:y="17.993cm" svg:viewBox="0 0 114 14" svg:d="M114 0c-31 19-83 19-114 0">
          <text:p/>
        </draw:path>
        <draw:line draw:style-name="gr9" draw:text-style-name="P1" draw:layer="layout" svg:x1="5.424cm" svg:y1="17.994cm" svg:x2="2.257cm" svg:y2="16.164cm">
          <text:p/>
        </draw:line>
        <draw:line draw:style-name="gr9" draw:text-style-name="P1" draw:layer="layout" svg:x1="8.195cm" svg:y1="17.438cm" svg:x2="5.593cm" svg:y2="18.94cm">
          <text:p/>
        </draw:line>
        <draw:path draw:style-name="gr9" draw:text-style-name="P1" draw:layer="layout" svg:width="0.047cm" svg:height="0.066cm" svg:x="8.194cm" svg:y="17.372cm" svg:viewBox="0 0 48 67" svg:d="M0 67c31-18 48-41 48-67">
          <text:p/>
        </draw:path>
        <draw:path draw:style-name="gr9" draw:text-style-name="P1" draw:layer="layout" svg:width="0.226cm" svg:height="0.028cm" svg:x="5.367cm" svg:y="18.939cm" svg:viewBox="0 0 227 29" svg:d="M227 0c-64 38-165 38-227 0">
          <text:p/>
        </draw:path>
        <draw:line draw:style-name="gr9" draw:text-style-name="P1" draw:layer="layout" svg:x1="5.368cm" svg:y1="18.94cm" svg:x2="2.2cm" svg:y2="17.111cm">
          <text:p/>
        </draw:line>
        <draw:path draw:style-name="gr9" draw:text-style-name="P1" draw:layer="layout" svg:width="0.047cm" svg:height="0.065cm" svg:x="2.153cm" svg:y="17.046cm" svg:viewBox="0 0 48 66" svg:d="M48 66c-31-17-48-41-48-66">
          <text:p/>
        </draw:path>
        <draw:line draw:style-name="gr9" draw:text-style-name="P1" draw:layer="layout" svg:x1="4.971cm" svg:y1="14.597cm" svg:x2="4.971cm" svg:y2="14.663cm">
          <text:p/>
        </draw:line>
        <draw:path draw:style-name="gr9" draw:text-style-name="P1" draw:layer="layout" svg:width="0.113cm" svg:height="0.013cm" svg:x="4.858cm" svg:y="14.649cm" svg:viewBox="0 0 114 14" svg:d="M114 14c-31-19-83-19-114 0">
          <text:p/>
        </draw:path>
        <draw:line draw:style-name="gr9" draw:text-style-name="P1" draw:layer="layout" svg:x1="8.137cm" svg:y1="16.426cm" svg:x2="8.137cm" svg:y2="16.491cm">
          <text:p/>
        </draw:line>
        <draw:line draw:style-name="gr9" draw:text-style-name="P1" draw:layer="layout" svg:x1="2.257cm" svg:y1="16.165cm" svg:x2="4.859cm" svg:y2="14.663cm">
          <text:p/>
        </draw:line>
        <draw:line draw:style-name="gr9" draw:text-style-name="P1" draw:layer="layout" svg:x1="4.971cm" svg:y1="14.663cm" svg:x2="5.707cm" svg:y2="15.088cm">
          <text:p/>
        </draw:line>
        <draw:line draw:style-name="gr9" draw:text-style-name="P1" draw:layer="layout" svg:x1="5.649cm" svg:y1="15.122cm" svg:x2="5.707cm" svg:y2="15.087cm">
          <text:p/>
        </draw:line>
        <draw:line draw:style-name="gr9" draw:text-style-name="P1" draw:layer="layout" svg:x1="4.971cm" svg:y1="14.728cm" svg:x2="5.65cm" svg:y2="15.121cm">
          <text:p/>
        </draw:line>
        <draw:path draw:style-name="gr9" draw:text-style-name="P1" draw:layer="layout" svg:width="0.024cm" svg:height="0.033cm" svg:x="2.346cm" svg:y="16.197cm" svg:viewBox="0 0 25 34" svg:d="M25 34c-16-9-25-21-25-34">
          <text:p/>
        </draw:path>
        <draw:path draw:style-name="gr9" draw:text-style-name="P1" draw:layer="layout" svg:width="0.024cm" svg:height="0.033cm" svg:x="2.346cm" svg:y="16.164cm" svg:viewBox="0 0 25 34" svg:d="M0 34c0-12 9-25 25-34">
          <text:p/>
        </draw:path>
        <draw:path draw:style-name="gr9" draw:text-style-name="P1" draw:layer="layout" svg:width="0.113cm" svg:height="0.013cm" svg:x="4.858cm" svg:y="14.714cm" svg:viewBox="0 0 114 14" svg:d="M0 14c31-19 83-19 114 0">
          <text:p/>
        </draw:path>
        <draw:line draw:style-name="gr9" draw:text-style-name="P1" draw:layer="layout" svg:x1="2.37cm" svg:y1="16.165cm" svg:x2="2.696cm" svg:y2="15.977cm">
          <text:p/>
        </draw:line>
        <draw:line draw:style-name="gr9" draw:text-style-name="P1" draw:layer="layout" svg:x1="4.533cm" svg:y1="14.917cm" svg:x2="4.859cm" svg:y2="14.728cm">
          <text:p/>
        </draw:line>
        <draw:line draw:style-name="gr9" draw:text-style-name="P1" draw:layer="layout" svg:x1="2.745cm" svg:y1="16.069cm" svg:x2="2.695cm" svg:y2="15.977cm">
          <text:p/>
        </draw:line>
        <draw:line draw:style-name="gr9" draw:text-style-name="P1" draw:layer="layout" svg:x1="4.692cm" svg:y1="14.945cm" svg:x2="4.533cm" svg:y2="14.916cm">
          <text:p/>
        </draw:line>
        <draw:path draw:style-name="gr9" draw:text-style-name="P1" draw:layer="layout" svg:width="0.391cm" svg:height="0.115cm" svg:x="2.744cm" svg:y="16.034cm" svg:viewBox="0 0 392 116" svg:d="M0 35c30 55 124 88 222 80 98-9 170-57 170-115">
          <text:p/>
        </draw:path>
        <draw:path draw:style-name="gr9" draw:text-style-name="P1" draw:layer="layout" svg:width="0.033cm" svg:height="0.065cm" svg:x="3.102cm" svg:y="15.97cm" svg:viewBox="0 0 34 66" svg:d="M34 66c0-24-11-46-34-66">
          <text:p/>
        </draw:path>
        <draw:path draw:style-name="gr9" draw:text-style-name="P1" draw:layer="layout" svg:width="0.31cm" svg:height="0.116cm" svg:x="4.521cm" svg:y="15.054cm" svg:viewBox="0 0 311 117" svg:d="M0 98c62 23 140 25 205 5s106-60 106-103">
          <text:p/>
        </draw:path>
        <draw:path draw:style-name="gr9" draw:text-style-name="P1" draw:layer="layout" svg:width="0.14cm" svg:height="0.11cm" svg:x="4.691cm" svg:y="14.944cm" svg:viewBox="0 0 141 111" svg:d="M141 111c0-51-57-96-141-111">
          <text:p/>
        </draw:path>
        <draw:line draw:style-name="gr9" draw:text-style-name="P1" draw:layer="layout" svg:x1="3.103cm" svg:y1="15.971cm" svg:x2="2.904cm" svg:y2="15.856cm">
          <text:p/>
        </draw:line>
        <draw:line draw:style-name="gr9" draw:text-style-name="P1" draw:layer="layout" svg:x1="4.522cm" svg:y1="15.152cm" svg:x2="4.323cm" svg:y2="15.036cm">
          <text:p/>
        </draw:line>
        <draw:line draw:style-name="gr9" draw:text-style-name="P1" draw:layer="layout" svg:x1="4.324cm" svg:y1="15.036cm" svg:x2="2.904cm" svg:y2="15.857cm">
          <text:p/>
        </draw:line>
        <draw:path draw:style-name="gr9" draw:text-style-name="P1" draw:layer="layout" svg:width="0.032cm" svg:height="0.045cm" svg:x="4.522cm" svg:y="15.054cm" svg:viewBox="0 0 33 46" svg:d="M33 46c-21-12-33-28-33-46">
          <text:p/>
        </draw:path>
        <draw:path draw:style-name="gr9" draw:text-style-name="P1" draw:layer="layout" svg:width="0.219cm" svg:height="0.063cm" svg:x="4.522cm" svg:y="14.991cm" svg:viewBox="0 0 220 64" svg:d="M0 64c0-36 49-64 109-64 61 0 111 28 111 64">
          <text:p/>
        </draw:path>
        <draw:path draw:style-name="gr9" draw:text-style-name="P1" draw:layer="layout" svg:width="0.187cm" svg:height="0.064cm" svg:x="4.554cm" svg:y="15.054cm" svg:viewBox="0 0 188 65" svg:d="M188 0c0 26-26 50-67 60-42 10-89 4-121-14">
          <text:p/>
        </draw:path>
        <draw:path draw:style-name="gr9" draw:text-style-name="P1" draw:layer="layout" svg:width="0.032cm" svg:height="0.045cm" svg:x="2.825cm" svg:y="16.034cm" svg:viewBox="0 0 33 46" svg:d="M33 46c-20-12-33-28-33-46">
          <text:p/>
        </draw:path>
        <draw:path draw:style-name="gr9" draw:text-style-name="P1" draw:layer="layout" svg:width="0.22cm" svg:height="0.065cm" svg:x="2.825cm" svg:y="15.97cm" svg:viewBox="0 0 221 66" svg:d="M0 66c0-36 49-66 110-66 62 0 111 30 111 66">
          <text:p/>
        </draw:path>
        <draw:path draw:style-name="gr9" draw:text-style-name="P1" draw:layer="layout" svg:width="0.188cm" svg:height="0.063cm" svg:x="2.857cm" svg:y="16.034cm" svg:viewBox="0 0 189 64" svg:d="M189 0c0 25-27 49-68 58-41 11-89 6-121-13">
          <text:p/>
        </draw:path>
        <draw:line draw:style-name="gr9" draw:text-style-name="P1" draw:layer="layout" svg:x1="7.84cm" svg:y1="16.385cm" svg:x2="8.025cm" svg:y2="16.492cm">
          <text:p/>
        </draw:line>
        <draw:path draw:style-name="gr9" draw:text-style-name="P1" draw:layer="layout" svg:width="0.024cm" svg:height="0.032cm" svg:x="8.024cm" svg:y="16.491cm" svg:viewBox="0 0 25 33" svg:d="M0 0c16 9 25 21 25 33">
          <text:p/>
        </draw:path>
        <draw:path draw:style-name="gr9" draw:text-style-name="P1" draw:layer="layout" svg:width="0.024cm" svg:height="0.033cm" svg:x="8.024cm" svg:y="16.523cm" svg:viewBox="0 0 25 34" svg:d="M25 0c0 14-9 25-25 34">
          <text:p/>
        </draw:path>
        <draw:line draw:style-name="gr9" draw:text-style-name="P1" draw:layer="layout" svg:x1="7.84cm" svg:y1="16.386cm" svg:x2="7.898cm" svg:y2="16.352cm">
          <text:p/>
        </draw:line>
        <draw:line draw:style-name="gr9" draw:text-style-name="P1" draw:layer="layout" svg:x1="7.897cm" svg:y1="16.352cm" svg:x2="8.138cm" svg:y2="16.493cm">
          <text:p/>
        </draw:line>
        <draw:line draw:style-name="gr9" draw:text-style-name="P1" draw:layer="layout" svg:x1="7.884cm" svg:y1="16.639cm" svg:x2="7.488cm" svg:y2="16.596cm">
          <text:p/>
        </draw:line>
        <draw:path draw:style-name="gr9" draw:text-style-name="P1" draw:layer="layout" svg:width="0.189cm" svg:height="0.093cm" svg:x="7.299cm" svg:y="16.594cm" svg:viewBox="0 0 190 94" svg:d="M190 2c-47-5-96 2-133 21-36 17-57 43-57 71">
          <text:p/>
        </draw:path>
        <draw:path draw:style-name="gr9" draw:text-style-name="P1" draw:layer="layout" svg:width="0.005cm" svg:height="0.024cm" svg:x="7.299cm" svg:y="16.687cm" svg:viewBox="0 0 6 25" svg:d="M0 0c0 8 2 16 6 25">
          <text:p/>
        </draw:path>
        <draw:line draw:style-name="gr9" draw:text-style-name="P1" draw:layer="layout" svg:x1="7.304cm" svg:y1="16.711cm" svg:x2="7.531cm" svg:y2="16.842cm">
          <text:p/>
        </draw:line>
        <draw:line draw:style-name="gr9" draw:text-style-name="P1" draw:layer="layout" svg:x1="5.368cm" svg:y1="18.026cm" svg:x2="5.183cm" svg:y2="17.919cm">
          <text:p/>
        </draw:line>
        <draw:line draw:style-name="gr9" draw:text-style-name="P1" draw:layer="layout" svg:x1="5.804cm" svg:y1="17.577cm" svg:x2="6.031cm" svg:y2="17.708cm">
          <text:p/>
        </draw:line>
        <draw:path draw:style-name="gr9" draw:text-style-name="P1" draw:layer="layout" svg:width="0.202cm" svg:height="0.092cm" svg:x="5.602cm" svg:y="17.574cm" svg:viewBox="0 0 203 93" svg:d="M203 3c-48-8-101-2-140 16-39 17-63 45-63 74">
          <text:p/>
        </draw:path>
        <draw:path draw:style-name="gr9" draw:text-style-name="P1" draw:layer="layout" svg:width="0.004cm" svg:height="0.017cm" svg:x="5.602cm" svg:y="17.666cm" svg:viewBox="0 0 5 18" svg:d="M0 0c0 7 2 12 5 18">
          <text:p/>
        </draw:path>
        <draw:line draw:style-name="gr9" draw:text-style-name="P1" draw:layer="layout" svg:x1="5.605cm" svg:y1="17.683cm" svg:x2="5.679cm" svg:y2="17.912cm">
          <text:p/>
        </draw:line>
        <draw:path draw:style-name="gr9" draw:text-style-name="P1" draw:layer="layout" svg:width="0.113cm" svg:height="0.013cm" svg:x="5.423cm" svg:y="17.993cm" svg:viewBox="0 0 114 14" svg:d="M114 0c-31 19-83 19-114 0">
          <text:p/>
        </draw:path>
        <draw:line draw:style-name="gr9" draw:text-style-name="P1" draw:layer="layout" svg:x1="5.679cm" svg:y1="17.911cm" svg:x2="5.536cm" svg:y2="17.994cm">
          <text:p/>
        </draw:line>
        <draw:path draw:style-name="gr9" draw:text-style-name="P1" draw:layer="layout" svg:width="0.032cm" svg:height="0.045cm" svg:x="7.349cm" svg:y="16.687cm" svg:viewBox="0 0 33 46" svg:d="M33 46c-22-12-33-28-33-46">
          <text:p/>
        </draw:path>
        <draw:path draw:style-name="gr9" draw:text-style-name="P1" draw:layer="layout" svg:width="0.22cm" svg:height="0.064cm" svg:x="7.349cm" svg:y="16.623cm" svg:viewBox="0 0 221 65" svg:d="M0 65c0-36 49-65 110-65 60 0 111 29 111 65">
          <text:p/>
        </draw:path>
        <draw:path draw:style-name="gr9" draw:text-style-name="P1" draw:layer="layout" svg:width="0.188cm" svg:height="0.063cm" svg:x="7.381cm" svg:y="16.687cm" svg:viewBox="0 0 189 64" svg:d="M189 0c0 25-27 50-68 59-41 10-89 5-121-13">
          <text:p/>
        </draw:path>
        <draw:path draw:style-name="gr9" draw:text-style-name="P1" draw:layer="layout" svg:width="0.033cm" svg:height="0.045cm" svg:x="5.652cm" svg:y="17.666cm" svg:viewBox="0 0 34 46" svg:d="M34 46c-22-13-34-29-34-46">
          <text:p/>
        </draw:path>
        <draw:path draw:style-name="gr9" draw:text-style-name="P1" draw:layer="layout" svg:width="0.22cm" svg:height="0.063cm" svg:x="5.652cm" svg:y="17.603cm" svg:viewBox="0 0 221 64" svg:d="M0 64c0-35 50-64 110-64 62 0 111 29 111 64">
          <text:p/>
        </draw:path>
        <draw:path draw:style-name="gr9" draw:text-style-name="P1" draw:layer="layout" svg:width="0.187cm" svg:height="0.064cm" svg:x="5.685cm" svg:y="17.666cm" svg:viewBox="0 0 188 65" svg:d="M188 0c0 27-26 50-68 60-41 11-88 4-120-14">
          <text:p/>
        </draw:path>
        <draw:line draw:style-name="gr9" draw:text-style-name="P1" draw:layer="layout" svg:x1="5.649cm" svg:y1="15.12cm" svg:x2="5.649cm" svg:y2="15.185cm">
          <text:p/>
        </draw:line>
        <draw:line draw:style-name="gr9" draw:text-style-name="P1" draw:layer="layout" svg:x1="5.649cm" svg:y1="15.185cm" svg:x2="5.707cm" svg:y2="15.219cm">
          <text:p/>
        </draw:line>
        <draw:polyline draw:style-name="gr9" draw:text-style-name="P1" draw:layer="layout" svg:width="0cm" svg:height="0cm" svg:x="5.706cm" svg:y="15.218cm" svg:viewBox="0 0 0 0" draw:points="0,0">
          <text:p/>
        </draw:polyline>
        <draw:line draw:style-name="gr9" draw:text-style-name="P1" draw:layer="layout" svg:x1="5.706cm" svg:y1="15.087cm" svg:x2="5.706cm" svg:y2="15.218cm">
          <text:p/>
        </draw:line>
        <draw:line draw:style-name="gr9" draw:text-style-name="P1" draw:layer="layout" svg:x1="4.971cm" svg:y1="14.794cm" svg:x2="5.65cm" svg:y2="15.186cm">
          <text:p/>
        </draw:line>
        <draw:path draw:style-name="gr9" draw:text-style-name="P1" draw:layer="layout" svg:width="0.113cm" svg:height="0.013cm" svg:x="4.858cm" svg:y="14.78cm" svg:viewBox="0 0 114 14" svg:d="M0 14c31-19 83-19 114 0">
          <text:p/>
        </draw:path>
        <draw:line draw:style-name="gr9" draw:text-style-name="P1" draw:layer="layout" svg:x1="2.37cm" svg:y1="16.231cm" svg:x2="2.696cm" svg:y2="16.042cm">
          <text:p/>
        </draw:line>
        <draw:line draw:style-name="gr9" draw:text-style-name="P1" draw:layer="layout" svg:x1="2.695cm" svg:y1="15.977cm" svg:x2="2.695cm" svg:y2="16.042cm">
          <text:p/>
        </draw:line>
        <draw:line draw:style-name="gr9" draw:text-style-name="P1" draw:layer="layout" svg:x1="4.619cm" svg:y1="14.932cm" svg:x2="4.859cm" svg:y2="14.794cm">
          <text:p/>
        </draw:line>
        <draw:line draw:style-name="gr9" draw:text-style-name="P1" draw:layer="layout" svg:x1="4.311cm" svg:y1="15.11cm" svg:x2="4.324cm" svg:y2="15.036cm">
          <text:p/>
        </draw:line>
        <draw:line draw:style-name="gr9" draw:text-style-name="P1" draw:layer="layout" svg:x1="4.312cm" svg:y1="15.109cm" svg:x2="2.961cm" svg:y2="15.89cm">
          <text:p/>
        </draw:line>
        <draw:line draw:style-name="gr9" draw:text-style-name="P1" draw:layer="layout" svg:x1="7.84cm" svg:y1="16.45cm" svg:x2="8.025cm" svg:y2="16.557cm">
          <text:p/>
        </draw:line>
        <draw:line draw:style-name="gr9" draw:text-style-name="P1" draw:layer="layout" svg:x1="7.84cm" svg:y1="16.385cm" svg:x2="7.84cm" svg:y2="16.45cm">
          <text:p/>
        </draw:line>
        <draw:path draw:style-name="gr9" draw:text-style-name="P1" draw:layer="layout" svg:width="0.226cm" svg:height="0.027cm" svg:x="4.801cm" svg:y="14.799cm" svg:viewBox="0 0 227 28" svg:d="M0 28c64-37 165-37 227 0">
          <text:p/>
        </draw:path>
        <draw:line draw:style-name="gr9" draw:text-style-name="P1" draw:layer="layout" svg:x1="6.395cm" svg:y1="16.138cm" svg:x2="7.202cm" svg:y2="16.604cm">
          <text:p/>
        </draw:line>
        <draw:line draw:style-name="gr9" draw:text-style-name="P1" draw:layer="layout" svg:x1="7.201cm" svg:y1="16.603cm" svg:x2="7.201cm" svg:y2="16.701cm">
          <text:p/>
        </draw:line>
        <draw:line draw:style-name="gr9" draw:text-style-name="P1" draw:layer="layout" svg:x1="7.202cm" svg:y1="16.702cm" svg:x2="6.395cm" svg:y2="16.236cm">
          <text:p/>
        </draw:line>
        <draw:line draw:style-name="gr9" draw:text-style-name="P1" draw:layer="layout" svg:x1="6.463cm" svg:y1="16.197cm" svg:x2="6.395cm" svg:y2="16.237cm">
          <text:p/>
        </draw:line>
        <draw:line draw:style-name="gr9" draw:text-style-name="P1" draw:layer="layout" svg:x1="7.024cm" svg:y1="16.534cm" svg:x2="7.138cm" svg:y2="16.6cm">
          <text:p/>
        </draw:line>
        <draw:line draw:style-name="gr9" draw:text-style-name="P1" draw:layer="layout" svg:x1="7.149cm" svg:y1="16.593cm" svg:x2="7.137cm" svg:y2="16.6cm">
          <text:p/>
        </draw:line>
        <draw:line draw:style-name="gr9" draw:text-style-name="P1" draw:layer="layout" svg:x1="6.395cm" svg:y1="16.236cm" svg:x2="6.395cm" svg:y2="16.138cm">
          <text:p/>
        </draw:line>
        <draw:line draw:style-name="gr9" draw:text-style-name="P1" draw:layer="layout" svg:x1="3.19cm" svg:y1="16.41cm" svg:x2="4.126cm" svg:y2="15.869cm">
          <text:p/>
        </draw:line>
        <draw:line draw:style-name="gr9" draw:text-style-name="P1" draw:layer="layout" svg:x1="4.125cm" svg:y1="15.87cm" svg:x2="4.244cm" svg:y2="15.148cm">
          <text:p/>
        </draw:line>
        <draw:line draw:style-name="gr9" draw:text-style-name="P1" draw:layer="layout" svg:x1="7.024cm" svg:y1="16.521cm" svg:x2="7.024cm" svg:y2="16.534cm">
          <text:p/>
        </draw:line>
        <draw:line draw:style-name="gr9" draw:text-style-name="P1" draw:layer="layout" svg:x1="6.459cm" svg:y1="16.175cm" svg:x2="6.459cm" svg:y2="16.195cm">
          <text:p/>
        </draw:line>
        <draw:line draw:style-name="gr9" draw:text-style-name="P1" draw:layer="layout" svg:x1="7.137cm" svg:y1="16.587cm" svg:x2="7.202cm" svg:y2="16.624cm">
          <text:p/>
        </draw:line>
        <draw:line draw:style-name="gr9" draw:text-style-name="P1" draw:layer="layout" svg:x1="6.459cm" svg:y1="16.195cm" svg:x2="7.025cm" svg:y2="16.522cm">
          <text:p/>
        </draw:line>
        <draw:line draw:style-name="gr9" draw:text-style-name="P1" draw:layer="layout" svg:x1="7.137cm" svg:y1="16.599cm" svg:x2="7.137cm" svg:y2="16.587cm">
          <text:p/>
        </draw:line>
        <draw:line draw:style-name="gr9" draw:text-style-name="P1" draw:layer="layout" svg:x1="4.971cm" svg:y1="14.805cm" svg:x2="4.971cm" svg:y2="15.446cm">
          <text:p/>
        </draw:line>
        <draw:line draw:style-name="gr9" draw:text-style-name="P1" draw:layer="layout" svg:x1="4.971cm" svg:y1="15.446cm" svg:x2="5.636cm" svg:y2="15.831cm">
          <text:p/>
        </draw:line>
        <draw:line draw:style-name="gr9" draw:text-style-name="P1" draw:layer="layout" svg:x1="5.975cm" svg:y1="15.896cm" svg:x2="5.805cm" svg:y2="15.797cm">
          <text:p/>
        </draw:line>
        <draw:line draw:style-name="gr9" draw:text-style-name="P1" draw:layer="layout" svg:x1="5.976cm" svg:y1="16.027cm" svg:x2="7.293cm" svg:y2="16.787cm">
          <text:p/>
        </draw:line>
        <draw:line draw:style-name="gr9" draw:text-style-name="P1" draw:layer="layout" svg:x1="6.102cm" svg:y1="15.316cm" svg:x2="7.463cm" svg:y2="16.102cm">
          <text:p/>
        </draw:line>
        <draw:line draw:style-name="gr9" draw:text-style-name="P1" draw:layer="layout" svg:x1="7.462cm" svg:y1="16.101cm" svg:x2="7.462cm" svg:y2="16.232cm">
          <text:p/>
        </draw:line>
        <draw:path draw:style-name="gr9" draw:text-style-name="P1" draw:layer="layout" svg:width="0.032cm" svg:height="0.045cm" svg:x="5.667cm" svg:y="15.911cm" svg:viewBox="0 0 33 46" svg:d="M33 46c-22-13-33-29-33-46">
          <text:p/>
        </draw:path>
        <draw:path draw:style-name="gr9" draw:text-style-name="P1" draw:layer="layout" svg:width="0.219cm" svg:height="0.063cm" svg:x="5.667cm" svg:y="15.848cm" svg:viewBox="0 0 220 64" svg:d="M0 64c0-36 49-64 109-64 62 0 111 28 111 64">
          <text:p/>
        </draw:path>
        <draw:path draw:style-name="gr9" draw:text-style-name="P1" draw:layer="layout" svg:width="0.187cm" svg:height="0.063cm" svg:x="5.699cm" svg:y="15.911cm" svg:viewBox="0 0 188 64" svg:d="M188 0c0 26-26 49-67 59-42 11-89 5-121-14">
          <text:p/>
        </draw:path>
        <draw:path draw:style-name="gr9" draw:text-style-name="P1" draw:layer="layout" svg:width="0.228cm" svg:height="0.115cm" svg:x="5.577cm" svg:y="15.796cm" svg:viewBox="0 0 229 116" svg:d="M229 1c-58-5-116 5-159 28-44 22-70 54-70 87">
          <text:p/>
        </draw:path>
        <draw:path draw:style-name="gr9" draw:text-style-name="P1" draw:layer="layout" svg:width="0.399cm" svg:height="0.116cm" svg:x="5.577cm" svg:y="15.911cm" svg:viewBox="0 0 400 117" svg:d="M0 0c0 65 89 117 199 117 112 0 201-52 201-117">
          <text:p/>
        </draw:path>
        <draw:path draw:style-name="gr9" draw:text-style-name="P1" draw:layer="layout" svg:width="0.002cm" svg:height="0.016cm" svg:x="5.974cm" svg:y="15.895cm" svg:viewBox="0 0 3 17" svg:d="M3 17c0-5 0-11-3-17">
          <text:p/>
        </draw:path>
        <draw:path draw:style-name="gr9" draw:text-style-name="P1" draw:layer="layout" svg:width="0.399cm" svg:height="0.115cm" svg:x="5.577cm" svg:y="16.042cm" svg:viewBox="0 0 400 116" svg:d="M0 0c0 65 89 116 199 116 112 0 201-51 201-116">
          <text:p/>
        </draw:path>
        <draw:line draw:style-name="gr9" draw:text-style-name="P1" draw:layer="layout" svg:x1="6.103cm" svg:y1="15.316cm" svg:x2="6.045cm" svg:y2="15.349cm">
          <text:p/>
        </draw:line>
        <draw:line draw:style-name="gr9" draw:text-style-name="P1" draw:layer="layout" svg:x1="6.045cm" svg:y1="15.348cm" svg:x2="7.407cm" svg:y2="16.135cm">
          <text:p/>
        </draw:line>
        <draw:line draw:style-name="gr9" draw:text-style-name="P1" draw:layer="layout" svg:x1="7.463cm" svg:y1="16.101cm" svg:x2="7.406cm" svg:y2="16.135cm">
          <text:p/>
        </draw:line>
        <draw:line draw:style-name="gr9" draw:text-style-name="P1" draw:layer="layout" svg:x1="6.045cm" svg:y1="15.348cm" svg:x2="6.045cm" svg:y2="15.414cm">
          <text:p/>
        </draw:line>
        <draw:polyline draw:style-name="gr9" draw:text-style-name="P1" draw:layer="layout" svg:width="0cm" svg:height="0cm" svg:x="7.462cm" svg:y="16.232cm" svg:viewBox="0 0 0 0" draw:points="0,0">
          <text:p/>
        </draw:polyline>
        <draw:line draw:style-name="gr9" draw:text-style-name="P1" draw:layer="layout" svg:x1="7.406cm" svg:y1="16.199cm" svg:x2="7.463cm" svg:y2="16.233cm">
          <text:p/>
        </draw:line>
        <draw:line draw:style-name="gr9" draw:text-style-name="P1" draw:layer="layout" svg:x1="7.406cm" svg:y1="16.134cm" svg:x2="7.406cm" svg:y2="16.199cm">
          <text:p/>
        </draw:line>
        <draw:line draw:style-name="gr9" draw:text-style-name="P1" draw:layer="layout" svg:x1="6.045cm" svg:y1="15.414cm" svg:x2="7.407cm" svg:y2="16.2cm">
          <text:p/>
        </draw:line>
        <draw:line draw:style-name="gr9" draw:text-style-name="P1" draw:layer="layout" svg:x1="2.668cm" svg:y1="16.058cm" svg:x2="2.668cm" svg:y2="16.402cm">
          <text:p/>
        </draw:line>
        <draw:line draw:style-name="gr9" draw:text-style-name="P1" draw:layer="layout" svg:x1="4.858cm" svg:y1="14.805cm" svg:x2="4.858cm" svg:y2="15.446cm">
          <text:p/>
        </draw:line>
        <draw:line draw:style-name="gr9" draw:text-style-name="P1" draw:layer="layout" svg:x1="4.831cm" svg:y1="15.462cm" svg:x2="4.859cm" svg:y2="15.446cm">
          <text:p/>
        </draw:line>
        <draw:line draw:style-name="gr9" draw:text-style-name="P1" draw:layer="layout" svg:x1="5.395cm" svg:y1="17.977cm" svg:x2="5.603cm" svg:y2="17.856cm">
          <text:p/>
        </draw:line>
        <draw:line draw:style-name="gr9" draw:text-style-name="P1" draw:layer="layout" svg:x1="6.731cm" svg:y1="17.205cm" svg:x2="6.816cm" svg:y2="17.255cm">
          <text:p/>
        </draw:line>
        <draw:line draw:style-name="gr9" draw:text-style-name="P1" draw:layer="layout" svg:x1="6.077cm" svg:y1="17.583cm" svg:x2="6.732cm" svg:y2="17.205cm">
          <text:p/>
        </draw:line>
        <draw:line draw:style-name="gr9" draw:text-style-name="P1" draw:layer="layout" svg:x1="6.043cm" svg:y1="17.702cm" svg:x2="5.9cm" svg:y2="17.619cm">
          <text:p/>
        </draw:line>
        <draw:line draw:style-name="gr9" draw:text-style-name="P1" draw:layer="layout" svg:x1="5.9cm" svg:y1="17.633cm" svg:x2="5.9cm" svg:y2="17.619cm">
          <text:p/>
        </draw:line>
        <draw:line draw:style-name="gr9" draw:text-style-name="P1" draw:layer="layout" svg:x1="5.901cm" svg:y1="17.619cm" svg:x2="5.889cm" svg:y2="17.627cm">
          <text:p/>
        </draw:line>
        <draw:line draw:style-name="gr9" draw:text-style-name="P1" draw:layer="layout" svg:x1="5.603cm" svg:y1="17.791cm" svg:x2="5.338cm" svg:y2="17.945cm">
          <text:p/>
        </draw:line>
        <draw:line draw:style-name="gr9" draw:text-style-name="P1" draw:layer="layout" svg:x1="6.873cm" svg:y1="17.222cm" svg:x2="6.731cm" svg:y2="17.14cm">
          <text:p/>
        </draw:line>
        <draw:line draw:style-name="gr9" draw:text-style-name="P1" draw:layer="layout" svg:x1="6.731cm" svg:y1="17.205cm" svg:x2="6.731cm" svg:y2="17.14cm">
          <text:p/>
        </draw:line>
        <draw:line draw:style-name="gr9" draw:text-style-name="P1" draw:layer="layout" svg:x1="6.732cm" svg:y1="17.14cm" svg:x2="6.02cm" svg:y2="17.551cm">
          <text:p/>
        </draw:line>
        <draw:line draw:style-name="gr9" draw:text-style-name="P1" draw:layer="layout" svg:x1="6.02cm" svg:y1="17.55cm" svg:x2="6.163cm" svg:y2="17.632cm">
          <text:p/>
        </draw:line>
        <draw:line draw:style-name="gr9" draw:text-style-name="P1" draw:layer="layout" svg:x1="2.744cm" svg:y1="16.068cm" svg:x2="2.744cm" svg:y2="16.446cm">
          <text:p/>
        </draw:line>
        <draw:line draw:style-name="gr9" draw:text-style-name="P1" draw:layer="layout" svg:x1="3.135cm" svg:y1="16.135cm" svg:x2="3.244cm" svg:y2="16.673cm">
          <text:p/>
        </draw:line>
        <draw:line draw:style-name="gr9" draw:text-style-name="P1" draw:layer="layout" svg:x1="4.381cm" svg:y1="16.017cm" svg:x2="4.125cm" svg:y2="15.869cm">
          <text:p/>
        </draw:line>
        <draw:line draw:style-name="gr9" draw:text-style-name="P1" draw:layer="layout" svg:x1="4.38cm" svg:y1="16.017cm" svg:x2="4.522cm" svg:y2="15.151cm">
          <text:p/>
        </draw:line>
        <draw:line draw:style-name="gr9" draw:text-style-name="P1" draw:layer="layout" svg:x1="7.305cm" svg:y1="16.711cm" svg:x2="7.257cm" svg:y2="17cm">
          <text:p/>
        </draw:line>
        <draw:line draw:style-name="gr9" draw:text-style-name="P1" draw:layer="layout" svg:x1="5.605cm" svg:y1="17.683cm" svg:x2="5.605cm" svg:y2="17.953cm">
          <text:p/>
        </draw:line>
        <draw:path draw:style-name="gr9" draw:text-style-name="P1" draw:layer="layout" svg:width="0.113cm" svg:height="0.013cm" svg:x="4.858cm" svg:y="15.433cm" svg:viewBox="0 0 114 14" svg:d="M114 14c-31-19-83-19-114 0">
          <text:p/>
        </draw:path>
        <draw:path draw:style-name="gr9" draw:text-style-name="P1" draw:layer="layout" svg:width="0.31cm" svg:height="0.116cm" svg:x="4.521cm" svg:y="15.838cm" svg:viewBox="0 0 311 117" svg:d="M0 97c62 24 140 26 205 6 65-22 106-61 106-103">
          <text:p/>
        </draw:path>
        <draw:line draw:style-name="gr9" draw:text-style-name="P1" draw:layer="layout" svg:x1="4.38cm" svg:y1="16.017cm" svg:x2="4.522cm" svg:y2="15.934cm">
          <text:p/>
        </draw:line>
        <draw:line draw:style-name="gr9" draw:text-style-name="P1" draw:layer="layout" svg:x1="3.19cm" svg:y1="16.704cm" svg:x2="3.244cm" svg:y2="16.672cm">
          <text:p/>
        </draw:line>
        <draw:line draw:style-name="gr9" draw:text-style-name="P1" draw:layer="layout" svg:x1="4.521cm" svg:y1="15.151cm" svg:x2="4.521cm" svg:y2="15.934cm">
          <text:p/>
        </draw:line>
        <draw:line draw:style-name="gr9" draw:text-style-name="P1" draw:layer="layout" svg:x1="8.241cm" svg:y1="17.372cm" svg:x2="8.241cm" svg:y2="16.458cm">
          <text:p/>
        </draw:line>
        <draw:line draw:style-name="gr9" draw:text-style-name="P1" draw:layer="layout" svg:x1="2.153cm" svg:y1="17.046cm" svg:x2="2.153cm" svg:y2="16.132cm">
          <text:p/>
        </draw:line>
        <draw:line draw:style-name="gr9" draw:text-style-name="P1" draw:layer="layout" svg:x1="5.577cm" svg:y1="16.042cm" svg:x2="5.577cm" svg:y2="15.911cm">
          <text:p/>
        </draw:line>
        <draw:line draw:style-name="gr9" draw:text-style-name="P1" draw:layer="layout" svg:x1="5.976cm" svg:y1="16.042cm" svg:x2="5.976cm" svg:y2="15.911cm">
          <text:p/>
        </draw:line>
        <draw:line draw:style-name="gr9" draw:text-style-name="P1" draw:layer="layout" svg:x1="3.135cm" svg:y1="16.672cm" svg:x2="3.135cm" svg:y2="16.034cm">
          <text:p/>
        </draw:line>
        <draw:line draw:style-name="gr9" draw:text-style-name="P1" draw:layer="layout" svg:x1="4.831cm" svg:y1="15.838cm" svg:x2="4.831cm" svg:y2="15.054cm">
          <text:p/>
        </draw:line>
        <draw:line draw:style-name="gr9" draw:text-style-name="P1" draw:layer="layout" svg:x1="7.299cm" svg:y1="16.744cm" svg:x2="7.299cm" svg:y2="16.687cm">
          <text:p/>
        </draw:line>
        <draw:line draw:style-name="gr9" draw:text-style-name="P1" draw:layer="layout" svg:x1="5.602cm" svg:y1="17.954cm" svg:x2="5.602cm" svg:y2="17.666cm">
          <text:p/>
        </draw:line>
        <draw:path draw:style-name="gr7" draw:text-style-name="P5" draw:layer="layout" svg:width="5.148cm" svg:height="5.997cm" svg:x="23.143cm" svg:y="2.745cm" svg:viewBox="0 0 5149 5998" svg:d="M4999 5798v-2318l50-50h100v-1724h-100l-50-50v-1457c0-110-89-199-200-199h-4598c-110 0-201 89-201 199v5599c0 110 91 200 201 200h4598c111 0 200-90 200-200z">
          <text:p/>
        </draw:path>
        <draw:polygon draw:style-name="gr8" draw:text-style-name="P1" draw:layer="layout" svg:width="0cm" svg:height="0cm" svg:x="25.709cm" svg:y="5.743cm" svg:viewBox="0 0 0 0" draw:points="0,0">
          <text:p/>
        </draw:polygon>
        <draw:polygon draw:style-name="gr7" draw:text-style-name="P5" draw:layer="layout" svg:width="1.256cm" svg:height="0.612cm" svg:x="25.748cm" svg:y="3.782cm" svg:viewBox="0 0 1257 613" draw:points="1257,613 1257,0 0,0 0,613">
          <text:p/>
        </draw:polygon>
        <draw:polygon draw:style-name="gr8" draw:text-style-name="P1" draw:layer="layout" svg:width="0cm" svg:height="0cm" svg:x="25.709cm" svg:y="5.743cm" svg:viewBox="0 0 0 0" draw:points="0,0">
          <text:p/>
        </draw:polygon>
        <draw:polygon draw:style-name="gr7" draw:text-style-name="P5" draw:layer="layout" svg:width="1.256cm" svg:height="0.612cm" svg:x="24.28cm" svg:y="3.782cm" svg:viewBox="0 0 1257 613" draw:points="1257,613 1257,0 0,0 0,613">
          <text:p/>
        </draw:polygon>
        <draw:polygon draw:style-name="gr8" draw:text-style-name="P1" draw:layer="layout" svg:width="0cm" svg:height="0cm" svg:x="25.709cm" svg:y="5.743cm" svg:viewBox="0 0 0 0" draw:points="0,0">
          <text:p/>
        </draw:polygon>
        <draw:path draw:style-name="gr7" draw:text-style-name="P5" draw:layer="layout" svg:width="0.32cm" svg:height="0.435cm" svg:x="24.669cm" svg:y="4.621cm" svg:viewBox="0 0 321 436" svg:d="M321 83v140c0 4-1 8-2 12s-2 8-3 11l-57 56c-3 1-7 3-11 4-5 1-8 1-12 1l-128 5 6-5c-3 0-5 1-8 3-2 2-3 5-3 9l5-7-5 112c0 8-3 12-11 12h-81c-8 0-11-4-11-12l5-419-5 7c0-3 1-6 3-9 2-2 5-3 8-3l-6 5 234-5c4 0 7 1 11 2 5 1 8 2 11 3l55 57c1 2 2 6 3 10s2 8 2 11z">
          <text:p/>
        </draw:path>
        <draw:polygon draw:style-name="gr8" draw:text-style-name="P1" draw:layer="layout" svg:width="0cm" svg:height="0cm" svg:x="25.709cm" svg:y="5.743cm" svg:viewBox="0 0 0 0" draw:points="0,0">
          <text:p/>
        </draw:polygon>
        <draw:path draw:style-name="gr7" draw:text-style-name="P5" draw:layer="layout" svg:width="0.32cm" svg:height="0.435cm" svg:x="26.018cm" svg:y="4.621cm" svg:viewBox="0 0 321 436" svg:d="M321 83v140c0 4 0 8-2 12-1 4-2 8-3 11l-58 56c-3 1-6 3-11 4-4 1-8 1-11 1l-129 5 7-5c-3 0-6 1-8 3s-3 5-3 9l4-7-4 112c0 8-4 12-11 12h-81c-7 0-11-4-11-12l5-419-5 7c0-3 1-6 3-9 3-2 5-3 9-3l-7 5 234-5c3 0 7 1 11 2s8 2 10 3l56 57c1 2 3 6 3 10 2 4 2 8 2 11z">
          <text:p/>
        </draw:path>
        <draw:polygon draw:style-name="gr8" draw:text-style-name="P1" draw:layer="layout" svg:width="0cm" svg:height="0cm" svg:x="25.709cm" svg:y="5.743cm" svg:viewBox="0 0 0 0" draw:points="0,0">
          <text:p/>
        </draw:polygon>
        <draw:path draw:style-name="gr7" draw:text-style-name="P5" draw:layer="layout" svg:width="0.32cm" svg:height="0.435cm" svg:x="26.415cm" svg:y="4.621cm" svg:viewBox="0 0 321 436" svg:d="M318 338l-2 93 5-7c0 3-1 6-3 9-2 2-5 3-8 3l6-5-305 5c-7 0-11-4-11-12v-172c0-2 2-6 5-13l63-56c3-1 7-2 12-3 4 0 8-1 12-1l134-5-7 5c4 0 7-1 9-3 2-3 3-6 3-9l-5 7v-66l5 6c0-3-1-6-3-8s-5-4-9-4l7 6-207-11 7 5c-4 0-6-1-9-3-2-2-3-5-3-9l5 7v-92l-5 7c0-3 1-6 3-8 3-3 5-4 9-4l-7 5 225-5c3 0 7 1 11 2s7 2 10 3l56 59c0 7 0 11 0 12v17-2c0 2 0 2 0 3v-1l-5 171 5-7c0 4-1 6-3 9-3 2-5 3-8 3l6-5-203 5c-6 0-9 3-11 8v48c1 5 5 8 11 8h197c3 0 6 1 8 3 2 3 3 5 3 9z">
          <text:p/>
        </draw:path>
        <draw:polygon draw:style-name="gr8" draw:text-style-name="P1" draw:layer="layout" svg:width="0cm" svg:height="0cm" svg:x="25.709cm" svg:y="5.743cm" svg:viewBox="0 0 0 0" draw:points="0,0">
          <text:p/>
        </draw:polygon>
        <draw:path draw:style-name="gr7" draw:text-style-name="P5" draw:layer="layout" svg:width="0.275cm" svg:height="0.275cm" svg:x="24.005cm" svg:y="8.105cm" svg:viewBox="0 0 276 276" svg:d="M276 137c0 76-62 139-138 139s-138-63-138-139 62-137 138-137 138 61 138 137z">
          <text:p/>
        </draw:path>
        <draw:polygon draw:style-name="gr8" draw:text-style-name="P1" draw:layer="layout" svg:width="0cm" svg:height="0cm" svg:x="25.709cm" svg:y="5.743cm" svg:viewBox="0 0 0 0" draw:points="0,0">
          <text:p/>
        </draw:polygon>
        <draw:path draw:style-name="gr7" draw:text-style-name="P5" draw:layer="layout" svg:width="0.275cm" svg:height="0.275cm" svg:x="23.306cm" svg:y="3.532cm" svg:viewBox="0 0 276 276" svg:d="M276 137c0 77-62 139-138 139-77 0-138-62-138-139 0-76 61-137 138-137 76 0 138 61 138 137z">
          <text:p/>
        </draw:path>
        <draw:polygon draw:style-name="gr8" draw:text-style-name="P1" draw:layer="layout" svg:width="0cm" svg:height="0cm" svg:x="25.709cm" svg:y="5.743cm" svg:viewBox="0 0 0 0" draw:points="0,0">
          <text:p/>
        </draw:polygon>
        <draw:path draw:style-name="gr7" draw:text-style-name="P5" draw:layer="layout" svg:width="0.275cm" svg:height="0.275cm" svg:x="23.306cm" svg:y="6.78cm" svg:viewBox="0 0 276 276" svg:d="M276 138c0 77-62 138-138 138-77 0-138-61-138-138 0-76 61-138 138-138 76 0 138 62 138 138z">
          <text:p/>
        </draw:path>
        <draw:polygon draw:style-name="gr8" draw:text-style-name="P1" draw:layer="layout" svg:width="0cm" svg:height="0cm" svg:x="25.709cm" svg:y="5.743cm" svg:viewBox="0 0 0 0" draw:points="0,0">
          <text:p/>
        </draw:polygon>
        <draw:path draw:style-name="gr7" draw:text-style-name="P5" draw:layer="layout" svg:width="0.275cm" svg:height="0.275cm" svg:x="24.005cm" svg:y="3.107cm" svg:viewBox="0 0 276 276" svg:d="M276 138c0 76-62 138-138 138s-138-62-138-138 62-138 138-138 138 62 138 138z">
          <text:p/>
        </draw:path>
        <draw:polygon draw:style-name="gr8" draw:text-style-name="P1" draw:layer="layout" svg:width="0cm" svg:height="0cm" svg:x="25.709cm" svg:y="5.743cm" svg:viewBox="0 0 0 0" draw:points="0,0">
          <text:p/>
        </draw:polygon>
        <draw:path draw:style-name="gr7" draw:text-style-name="P5" draw:layer="layout" svg:width="0.275cm" svg:height="0.275cm" svg:x="27.704cm" svg:y="3.532cm" svg:viewBox="0 0 276 276" svg:d="M276 137c0 77-62 139-138 139-77 0-138-62-138-139 0-76 61-137 138-137 76 0 138 61 138 137z">
          <text:p/>
        </draw:path>
        <draw:polygon draw:style-name="gr8" draw:text-style-name="P1" draw:layer="layout" svg:width="0cm" svg:height="0cm" svg:x="25.709cm" svg:y="5.743cm" svg:viewBox="0 0 0 0" draw:points="0,0">
          <text:p/>
        </draw:polygon>
        <draw:path draw:style-name="gr7" draw:text-style-name="P5" draw:layer="layout" svg:width="0.275cm" svg:height="0.275cm" svg:x="27.704cm" svg:y="6.78cm" svg:viewBox="0 0 276 276" svg:d="M276 138c0 77-62 138-138 138-77 0-138-61-138-138 0-76 61-138 138-138 76 0 138 62 138 138z">
          <text:p/>
        </draw:path>
        <draw:polygon draw:style-name="gr8" draw:text-style-name="P1" draw:layer="layout" svg:width="0cm" svg:height="0cm" svg:x="25.709cm" svg:y="5.743cm" svg:viewBox="0 0 0 0" draw:points="0,0">
          <text:p/>
        </draw:polygon>
        <draw:path draw:style-name="gr7" draw:text-style-name="P5" draw:layer="layout" svg:width="0.275cm" svg:height="0.275cm" svg:x="27.004cm" svg:y="3.107cm" svg:viewBox="0 0 276 276" svg:d="M276 138c0 76-63 138-138 138-76 0-138-62-138-138s62-138 138-138c75 0 138 62 138 138z">
          <text:p/>
        </draw:path>
        <draw:polygon draw:style-name="gr8" draw:text-style-name="P1" draw:layer="layout" svg:width="0cm" svg:height="0cm" svg:x="25.709cm" svg:y="5.743cm" svg:viewBox="0 0 0 0" draw:points="0,0">
          <text:p/>
        </draw:polygon>
        <draw:path draw:style-name="gr7" draw:text-style-name="P5" draw:layer="layout" svg:width="0.275cm" svg:height="0.275cm" svg:x="27.004cm" svg:y="8.105cm" svg:viewBox="0 0 276 276" svg:d="M276 137c0 76-63 139-138 139-76 0-138-63-138-139s62-137 138-137c75 0 138 61 138 137z">
          <text:p/>
        </draw:path>
        <draw:polygon draw:style-name="gr8" draw:text-style-name="P1" draw:layer="layout" svg:width="0cm" svg:height="0cm" svg:x="25.709cm" svg:y="5.743cm" svg:viewBox="0 0 0 0" draw:points="0,0">
          <text:p/>
        </draw:polygon>
        <draw:path draw:style-name="gr7" draw:text-style-name="P5" draw:layer="layout" svg:width="0.151cm" svg:height="0.435cm" svg:x="25.042cm" svg:y="4.621cm" svg:viewBox="0 0 152 436" svg:d="M152 12v412c0 8-3 12-11 12h-81c-7 0-11-4-11-12l-5-308h5c0-1-1-2-3-2s-4 1-6 4l4-2-39 24 5 1c-3 2-5 3-7 2s-3-3-3-7l5 4-5-91c0-3 1-6 3-10s4-6 7-9l30-23c2-2 5-4 9-5s8-2 11-2h81c8 0 11 4 11 12z">
          <text:p/>
        </draw:path>
        <draw:polygon draw:style-name="gr8" draw:text-style-name="P1" draw:layer="layout" svg:width="0cm" svg:height="0cm" svg:x="25.709cm" svg:y="5.743cm" svg:viewBox="0 0 0 0" draw:points="0,0">
          <text:p/>
        </draw:polygon>
        <draw:polygon draw:style-name="gr7" draw:text-style-name="P5" draw:layer="layout" svg:width="0.115cm" svg:height="0.103cm" svg:x="26.121cm" svg:y="4.723cm" svg:viewBox="0 0 116 104" draw:points="116,104 116,0 0,0 0,104">
          <text:p/>
        </draw:polygon>
        <draw:polygon draw:style-name="gr8" draw:text-style-name="P1" draw:layer="layout" svg:width="0cm" svg:height="0cm" svg:x="25.709cm" svg:y="5.743cm" svg:viewBox="0 0 0 0" draw:points="0,0">
          <text:p/>
        </draw:polygon>
        <draw:polygon draw:style-name="gr7" draw:text-style-name="P5" draw:layer="layout" svg:width="0.115cm" svg:height="0.103cm" svg:x="24.771cm" svg:y="4.723cm" svg:viewBox="0 0 116 104" draw:points="116,104 116,0 0,0 0,104">
          <text:p/>
        </draw:polygon>
        <draw:polygon draw:style-name="gr8" draw:text-style-name="P1" draw:layer="layout" svg:width="0cm" svg:height="0cm" svg:x="25.709cm" svg:y="5.743cm" svg:viewBox="0 0 0 0" draw:points="0,0">
          <text:p/>
        </draw:polygon>
        <draw:line draw:style-name="gr9" draw:text-style-name="P1" draw:layer="layout" svg:x1="27.941cm" svg:y1="2.745cm" svg:x2="23.343cm" svg:y2="2.745cm">
          <text:p/>
        </draw:line>
        <draw:path draw:style-name="gr9" draw:text-style-name="P1" draw:layer="layout" svg:width="0.2cm" svg:height="0.199cm" svg:x="27.941cm" svg:y="2.745cm" svg:viewBox="0 0 201 200" svg:d="M0 0c112 0 201 89 201 200">
          <text:p/>
        </draw:path>
        <draw:path draw:style-name="gr9" draw:text-style-name="P1" draw:layer="layout" svg:width="0.2cm" svg:height="0.199cm" svg:x="23.143cm" svg:y="2.745cm" svg:viewBox="0 0 201 200" svg:d="M201 0c-110 0-201 89-201 200">
          <text:p/>
        </draw:path>
        <draw:line draw:style-name="gr9" draw:text-style-name="P1" draw:layer="layout" svg:x1="28.141cm" svg:y1="8.542cm" svg:x2="28.141cm" svg:y2="6.224cm">
          <text:p/>
        </draw:line>
        <draw:line draw:style-name="gr9" draw:text-style-name="P1" draw:layer="layout" svg:x1="28.141cm" svg:y1="4.4cm" svg:x2="28.141cm" svg:y2="2.944cm">
          <text:p/>
        </draw:line>
        <draw:line draw:style-name="gr9" draw:text-style-name="P1" draw:layer="layout" svg:x1="23.143cm" svg:y1="2.944cm" svg:x2="23.143cm" svg:y2="8.542cm">
          <text:p/>
        </draw:line>
        <draw:path draw:style-name="gr9" draw:text-style-name="P1" draw:layer="layout" svg:width="0.2cm" svg:height="0.2cm" svg:x="27.941cm" svg:y="8.542cm" svg:viewBox="0 0 201 201" svg:d="M201 0c0 110-89 201-201 201">
          <text:p/>
        </draw:path>
        <draw:path draw:style-name="gr9" draw:text-style-name="P1" draw:layer="layout" svg:width="0.2cm" svg:height="0.2cm" svg:x="23.143cm" svg:y="8.542cm" svg:viewBox="0 0 201 201" svg:d="M0 0c0 110 91 201 201 201">
          <text:p/>
        </draw:path>
        <draw:line draw:style-name="gr9" draw:text-style-name="P1" draw:layer="layout" svg:x1="23.343cm" svg:y1="8.742cm" svg:x2="27.941cm" svg:y2="8.742cm">
          <text:p/>
        </draw:line>
        <draw:line draw:style-name="gr9" draw:text-style-name="P1" draw:layer="layout" svg:x1="28.141cm" svg:y1="6.225cm" svg:x2="28.192cm" svg:y2="6.174cm">
          <text:p/>
        </draw:line>
        <draw:line draw:style-name="gr9" draw:text-style-name="P1" draw:layer="layout" svg:x1="28.141cm" svg:y1="4.4cm" svg:x2="28.192cm" svg:y2="4.451cm">
          <text:p/>
        </draw:line>
        <draw:path draw:style-name="gr9" draw:text-style-name="P1" draw:layer="layout" svg:width="0.275cm" svg:height="0.275cm" svg:x="24.005cm" svg:y="8.105cm" svg:viewBox="0 0 276 276" svg:d="M276 137c0 76-62 139-138 139s-138-63-138-139 62-137 138-137 138 61 138 137z">
          <text:p/>
        </draw:path>
        <draw:path draw:style-name="gr9" draw:text-style-name="P1" draw:layer="layout" svg:width="0.275cm" svg:height="0.275cm" svg:x="24.005cm" svg:y="3.107cm" svg:viewBox="0 0 276 276" svg:d="M276 138c0 76-62 138-138 138s-138-62-138-138 62-138 138-138 138 62 138 138z">
          <text:p/>
        </draw:path>
        <draw:path draw:style-name="gr9" draw:text-style-name="P1" draw:layer="layout" svg:width="0.275cm" svg:height="0.275cm" svg:x="27.004cm" svg:y="8.105cm" svg:viewBox="0 0 276 276" svg:d="M276 137c0 76-63 139-138 139-76 0-138-63-138-139s62-137 138-137c75 0 138 61 138 137z">
          <text:p/>
        </draw:path>
        <draw:path draw:style-name="gr9" draw:text-style-name="P1" draw:layer="layout" svg:width="0.275cm" svg:height="0.275cm" svg:x="27.004cm" svg:y="3.107cm" svg:viewBox="0 0 276 276" svg:d="M276 138c0 76-63 138-138 138-76 0-138-62-138-138s62-138 138-138c75 0 138 62 138 138z">
          <text:p/>
        </draw:path>
        <draw:line draw:style-name="gr9" draw:text-style-name="P1" draw:layer="layout" svg:x1="28.191cm" svg:y1="6.174cm" svg:x2="28.291cm" svg:y2="6.174cm">
          <text:p/>
        </draw:line>
        <draw:line draw:style-name="gr9" draw:text-style-name="P1" draw:layer="layout" svg:x1="28.191cm" svg:y1="4.45cm" svg:x2="28.291cm" svg:y2="4.45cm">
          <text:p/>
        </draw:line>
        <draw:path draw:style-name="gr9" draw:text-style-name="P1" draw:layer="layout" svg:width="0.275cm" svg:height="0.275cm" svg:x="27.704cm" svg:y="6.78cm" svg:viewBox="0 0 276 276" svg:d="M276 138c0 77-62 138-138 138-77 0-138-61-138-138 0-76 61-138 138-138 76 0 138 62 138 138z">
          <text:p/>
        </draw:path>
        <draw:path draw:style-name="gr9" draw:text-style-name="P1" draw:layer="layout" svg:width="0.275cm" svg:height="0.275cm" svg:x="27.704cm" svg:y="3.532cm" svg:viewBox="0 0 276 276" svg:d="M276 137c0 77-62 139-138 139-77 0-138-62-138-139 0-76 61-137 138-137 76 0 138 61 138 137z">
          <text:p/>
        </draw:path>
        <draw:path draw:style-name="gr9" draw:text-style-name="P1" draw:layer="layout" svg:width="0.275cm" svg:height="0.275cm" svg:x="23.306cm" svg:y="3.532cm" svg:viewBox="0 0 276 276" svg:d="M276 137c0 77-62 139-138 139-77 0-138-62-138-139 0-76 61-137 138-137 76 0 138 61 138 137z">
          <text:p/>
        </draw:path>
        <draw:path draw:style-name="gr9" draw:text-style-name="P1" draw:layer="layout" svg:width="0.275cm" svg:height="0.275cm" svg:x="23.306cm" svg:y="6.78cm" svg:viewBox="0 0 276 276" svg:d="M276 138c0 77-62 138-138 138-77 0-138-61-138-138 0-76 61-138 138-138 76 0 138 62 138 138z">
          <text:p/>
        </draw:path>
        <draw:line draw:style-name="gr9" draw:text-style-name="P1" draw:layer="layout" svg:x1="28.291cm" svg:y1="6.174cm" svg:x2="28.291cm" svg:y2="4.45cm">
          <text:p/>
        </draw:line>
        <draw:line draw:style-name="gr9" draw:text-style-name="P1" draw:layer="layout" svg:x1="25.536cm" svg:y1="4.394cm" svg:x2="25.536cm" svg:y2="3.782cm">
          <text:p/>
        </draw:line>
        <draw:line draw:style-name="gr9" draw:text-style-name="P1" draw:layer="layout" svg:x1="24.28cm" svg:y1="4.394cm" svg:x2="25.536cm" svg:y2="4.394cm">
          <text:p/>
        </draw:line>
        <draw:line draw:style-name="gr9" draw:text-style-name="P1" draw:layer="layout" svg:x1="24.28cm" svg:y1="3.782cm" svg:x2="24.28cm" svg:y2="4.394cm">
          <text:p/>
        </draw:line>
        <draw:line draw:style-name="gr9" draw:text-style-name="P1" draw:layer="layout" svg:x1="25.536cm" svg:y1="3.782cm" svg:x2="24.28cm" svg:y2="3.782cm">
          <text:p/>
        </draw:line>
        <draw:line draw:style-name="gr9" draw:text-style-name="P1" draw:layer="layout" svg:x1="27.004cm" svg:y1="4.394cm" svg:x2="27.004cm" svg:y2="3.782cm">
          <text:p/>
        </draw:line>
        <draw:line draw:style-name="gr9" draw:text-style-name="P1" draw:layer="layout" svg:x1="25.748cm" svg:y1="4.394cm" svg:x2="27.004cm" svg:y2="4.394cm">
          <text:p/>
        </draw:line>
        <draw:line draw:style-name="gr9" draw:text-style-name="P1" draw:layer="layout" svg:x1="25.748cm" svg:y1="3.782cm" svg:x2="25.748cm" svg:y2="4.394cm">
          <text:p/>
        </draw:line>
        <draw:line draw:style-name="gr9" draw:text-style-name="P1" draw:layer="layout" svg:x1="27.004cm" svg:y1="3.782cm" svg:x2="25.748cm" svg:y2="3.782cm">
          <text:p/>
        </draw:line>
        <draw:path draw:style-name="gr9" draw:text-style-name="P1" draw:layer="layout" svg:width="0.003cm" svg:height="0.012cm" svg:x="24.987cm" svg:y="4.844cm" svg:viewBox="0 0 4 13" svg:d="M4 0c0 5-2 9-4 13">
          <text:p/>
        </draw:path>
        <draw:path draw:style-name="gr9" draw:text-style-name="P1" draw:layer="layout" svg:width="0.003cm" svg:height="0.011cm" svg:x="24.984cm" svg:y="4.856cm" svg:viewBox="0 0 4 12" svg:d="M4 0c-1 4-3 8-4 12">
          <text:p/>
        </draw:path>
        <draw:line draw:style-name="gr9" draw:text-style-name="P1" draw:layer="layout" svg:x1="24.985cm" svg:y1="4.867cm" svg:x2="24.927cm" svg:y2="4.924cm">
          <text:p/>
        </draw:line>
        <draw:path draw:style-name="gr9" draw:text-style-name="P1" draw:layer="layout" svg:width="0.011cm" svg:height="0.004cm" svg:x="24.916cm" svg:y="4.923cm" svg:viewBox="0 0 12 5" svg:d="M12 0c-4 1-8 4-12 5">
          <text:p/>
        </draw:path>
        <draw:path draw:style-name="gr9" draw:text-style-name="P1" draw:layer="layout" svg:width="0.012cm" svg:height="0.001cm" svg:x="24.904cm" svg:y="4.927cm" svg:viewBox="0 0 13 2" svg:d="M13 0c-5 2-9 2-13 2">
          <text:p/>
        </draw:path>
        <draw:line draw:style-name="gr9" draw:text-style-name="P1" draw:layer="layout" svg:x1="24.904cm" svg:y1="4.928cm" svg:x2="24.782cm" svg:y2="4.928cm">
          <text:p/>
        </draw:line>
        <draw:path draw:style-name="gr9" draw:text-style-name="P1" draw:layer="layout" svg:width="0.008cm" svg:height="0.003cm" svg:x="24.774cm" svg:y="4.928cm" svg:viewBox="0 0 9 4" svg:d="M9 0c-3 0-5 1-9 4">
          <text:p/>
        </draw:path>
        <draw:path draw:style-name="gr9" draw:text-style-name="P1" draw:layer="layout" svg:width="0.003cm" svg:height="0.01cm" svg:x="24.771cm" svg:y="4.931cm" svg:viewBox="0 0 4 11" svg:d="M4 0c-3 3-4 6-4 11">
          <text:p/>
        </draw:path>
        <draw:line draw:style-name="gr9" draw:text-style-name="P1" draw:layer="layout" svg:x1="24.771cm" svg:y1="4.94cm" svg:x2="24.771cm" svg:y2="5.044cm">
          <text:p/>
        </draw:line>
        <draw:path draw:style-name="gr9" draw:text-style-name="P1" draw:layer="layout" svg:width="0.011cm" svg:height="0.012cm" svg:x="24.76cm" svg:y="5.044cm" svg:viewBox="0 0 12 13" svg:d="M12 0c0 8-3 13-12 13">
          <text:p/>
        </draw:path>
        <draw:line draw:style-name="gr9" draw:text-style-name="P1" draw:layer="layout" svg:x1="24.76cm" svg:y1="5.056cm" svg:x2="24.68cm" svg:y2="5.056cm">
          <text:p/>
        </draw:line>
        <draw:path draw:style-name="gr9" draw:text-style-name="P1" draw:layer="layout" svg:width="0.011cm" svg:height="0.012cm" svg:x="24.669cm" svg:y="5.044cm" svg:viewBox="0 0 12 13" svg:d="M12 13c-9 0-12-5-12-13">
          <text:p/>
        </draw:path>
        <draw:line draw:style-name="gr9" draw:text-style-name="P1" draw:layer="layout" svg:x1="24.669cm" svg:y1="5.044cm" svg:x2="24.669cm" svg:y2="4.633cm">
          <text:p/>
        </draw:line>
        <draw:path draw:style-name="gr9" draw:text-style-name="P1" draw:layer="layout" svg:width="0.003cm" svg:height="0.009cm" svg:x="24.669cm" svg:y="4.624cm" svg:viewBox="0 0 4 10" svg:d="M0 10c0-3 1-7 4-10">
          <text:p/>
        </draw:path>
        <draw:path draw:style-name="gr9" draw:text-style-name="P1" draw:layer="layout" svg:width="0.008cm" svg:height="0.003cm" svg:x="24.672cm" svg:y="4.621cm" svg:viewBox="0 0 9 4" svg:d="M0 4c2-2 6-4 9-4">
          <text:p/>
        </draw:path>
        <draw:line draw:style-name="gr9" draw:text-style-name="P1" draw:layer="layout" svg:x1="24.68cm" svg:y1="4.621cm" svg:x2="24.907cm" svg:y2="4.621cm">
          <text:p/>
        </draw:line>
        <draw:path draw:style-name="gr9" draw:text-style-name="P1" draw:layer="layout" svg:width="0.011cm" svg:height="0.003cm" svg:x="24.907cm" svg:y="4.621cm" svg:viewBox="0 0 12 4" svg:d="M0 0c4 0 7 2 12 4">
          <text:p/>
        </draw:path>
        <draw:path draw:style-name="gr9" draw:text-style-name="P1" draw:layer="layout" svg:width="0.011cm" svg:height="0.003cm" svg:x="24.918cm" svg:y="4.623cm" svg:viewBox="0 0 12 4" svg:d="M0 0c5 1 9 3 12 4">
          <text:p/>
        </draw:path>
        <draw:line draw:style-name="gr9" draw:text-style-name="P1" draw:layer="layout" svg:x1="24.929cm" svg:y1="4.626cm" svg:x2="24.985cm" svg:y2="4.684cm">
          <text:p/>
        </draw:line>
        <draw:path draw:style-name="gr9" draw:text-style-name="P1" draw:layer="layout" svg:width="0.003cm" svg:height="0.01cm" svg:x="24.984cm" svg:y="4.683cm" svg:viewBox="0 0 4 11" svg:d="M0 0c1 3 3 7 4 11">
          <text:p/>
        </draw:path>
        <draw:path draw:style-name="gr9" draw:text-style-name="P1" draw:layer="layout" svg:width="0.003cm" svg:height="0.011cm" svg:x="24.987cm" svg:y="4.693cm" svg:viewBox="0 0 4 12" svg:d="M0 0c2 4 4 8 4 12">
          <text:p/>
        </draw:path>
        <draw:line draw:style-name="gr9" draw:text-style-name="P1" draw:layer="layout" svg:x1="24.989cm" svg:y1="4.704cm" svg:x2="24.989cm" svg:y2="4.844cm">
          <text:p/>
        </draw:line>
        <draw:path draw:style-name="gr9" draw:text-style-name="P1" draw:layer="layout" svg:width="0.003cm" svg:height="0.009cm" svg:x="26.018cm" svg:y="4.624cm" svg:viewBox="0 0 4 10" svg:d="M0 10c0-3 1-7 4-10">
          <text:p/>
        </draw:path>
        <draw:path draw:style-name="gr9" draw:text-style-name="P1" draw:layer="layout" svg:width="0.009cm" svg:height="0.003cm" svg:x="26.021cm" svg:y="4.621cm" svg:viewBox="0 0 10 4" svg:d="M0 4c3-2 5-4 10-4">
          <text:p/>
        </draw:path>
        <draw:line draw:style-name="gr9" draw:text-style-name="P1" draw:layer="layout" svg:x1="26.03cm" svg:y1="4.621cm" svg:x2="26.257cm" svg:y2="4.621cm">
          <text:p/>
        </draw:line>
        <draw:path draw:style-name="gr9" draw:text-style-name="P1" draw:layer="layout" svg:width="0.011cm" svg:height="0.003cm" svg:x="26.257cm" svg:y="4.621cm" svg:viewBox="0 0 12 4" svg:d="M0 0c3 0 7 2 12 4">
          <text:p/>
        </draw:path>
        <draw:path draw:style-name="gr9" draw:text-style-name="P1" draw:layer="layout" svg:width="0.01cm" svg:height="0.003cm" svg:x="26.268cm" svg:y="4.623cm" svg:viewBox="0 0 11 4" svg:d="M0 0c4 1 9 3 11 4">
          <text:p/>
        </draw:path>
        <draw:line draw:style-name="gr9" draw:text-style-name="P1" draw:layer="layout" svg:x1="26.278cm" svg:y1="4.626cm" svg:x2="26.334cm" svg:y2="4.684cm">
          <text:p/>
        </draw:line>
        <draw:path draw:style-name="gr9" draw:text-style-name="P1" draw:layer="layout" svg:width="0.003cm" svg:height="0.01cm" svg:x="26.333cm" svg:y="4.683cm" svg:viewBox="0 0 4 11" svg:d="M0 0c1 3 4 7 4 11">
          <text:p/>
        </draw:path>
        <draw:path draw:style-name="gr9" draw:text-style-name="P1" draw:layer="layout" svg:width="0.003cm" svg:height="0.011cm" svg:x="26.336cm" svg:y="4.693cm" svg:viewBox="0 0 4 12" svg:d="M0 0c4 4 4 8 4 12">
          <text:p/>
        </draw:path>
        <draw:line draw:style-name="gr9" draw:text-style-name="P1" draw:layer="layout" svg:x1="26.338cm" svg:y1="4.704cm" svg:x2="26.338cm" svg:y2="4.844cm">
          <text:p/>
        </draw:line>
        <draw:path draw:style-name="gr9" draw:text-style-name="P1" draw:layer="layout" svg:width="0.003cm" svg:height="0.012cm" svg:x="26.336cm" svg:y="4.844cm" svg:viewBox="0 0 4 13" svg:d="M4 0c0 5 0 9-4 13">
          <text:p/>
        </draw:path>
        <draw:path draw:style-name="gr9" draw:text-style-name="P1" draw:layer="layout" svg:width="0.003cm" svg:height="0.011cm" svg:x="26.333cm" svg:y="4.856cm" svg:viewBox="0 0 4 12" svg:d="M4 0c-2 4-3 8-4 12">
          <text:p/>
        </draw:path>
        <draw:line draw:style-name="gr9" draw:text-style-name="P1" draw:layer="layout" svg:x1="26.334cm" svg:y1="4.867cm" svg:x2="26.276cm" svg:y2="4.924cm">
          <text:p/>
        </draw:line>
        <draw:path draw:style-name="gr9" draw:text-style-name="P1" draw:layer="layout" svg:width="0.011cm" svg:height="0.004cm" svg:x="26.265cm" svg:y="4.923cm" svg:viewBox="0 0 12 5" svg:d="M12 0c-4 1-7 4-12 5">
          <text:p/>
        </draw:path>
        <draw:path draw:style-name="gr9" draw:text-style-name="P1" draw:layer="layout" svg:width="0.011cm" svg:height="0.001cm" svg:x="26.254cm" svg:y="4.927cm" svg:viewBox="0 0 12 2" svg:d="M12 0c-5 2-9 2-12 2">
          <text:p/>
        </draw:path>
        <draw:line draw:style-name="gr9" draw:text-style-name="P1" draw:layer="layout" svg:x1="26.254cm" svg:y1="4.928cm" svg:x2="26.132cm" svg:y2="4.928cm">
          <text:p/>
        </draw:line>
        <draw:path draw:style-name="gr9" draw:text-style-name="P1" draw:layer="layout" svg:width="0.008cm" svg:height="0.003cm" svg:x="26.124cm" svg:y="4.928cm" svg:viewBox="0 0 9 4" svg:d="M9 0c-3 0-7 1-9 4">
          <text:p/>
        </draw:path>
        <draw:path draw:style-name="gr9" draw:text-style-name="P1" draw:layer="layout" svg:width="0.003cm" svg:height="0.01cm" svg:x="26.121cm" svg:y="4.931cm" svg:viewBox="0 0 4 11" svg:d="M4 0c-3 3-4 6-4 11">
          <text:p/>
        </draw:path>
        <draw:line draw:style-name="gr9" draw:text-style-name="P1" draw:layer="layout" svg:x1="26.121cm" svg:y1="4.94cm" svg:x2="26.121cm" svg:y2="5.044cm">
          <text:p/>
        </draw:line>
        <draw:path draw:style-name="gr9" draw:text-style-name="P1" draw:layer="layout" svg:width="0.011cm" svg:height="0.012cm" svg:x="26.11cm" svg:y="5.044cm" svg:viewBox="0 0 12 13" svg:d="M12 0c0 8-4 13-12 13">
          <text:p/>
        </draw:path>
        <draw:line draw:style-name="gr9" draw:text-style-name="P1" draw:layer="layout" svg:x1="26.11cm" svg:y1="5.056cm" svg:x2="26.029cm" svg:y2="5.056cm">
          <text:p/>
        </draw:line>
        <draw:path draw:style-name="gr9" draw:text-style-name="P1" draw:layer="layout" svg:width="0.011cm" svg:height="0.012cm" svg:x="26.018cm" svg:y="5.044cm" svg:viewBox="0 0 12 13" svg:d="M12 13c-8 0-12-5-12-13">
          <text:p/>
        </draw:path>
        <draw:line draw:style-name="gr9" draw:text-style-name="P1" draw:layer="layout" svg:x1="26.018cm" svg:y1="5.044cm" svg:x2="26.018cm" svg:y2="4.633cm">
          <text:p/>
        </draw:line>
        <draw:path draw:style-name="gr9" draw:text-style-name="P1" draw:layer="layout" svg:width="0.003cm" svg:height="0.009cm" svg:x="26.732cm" svg:y="4.878cm" svg:viewBox="0 0 4 10" svg:d="M4 0c0 4-2 7-4 10">
          <text:p/>
        </draw:path>
        <draw:path draw:style-name="gr9" draw:text-style-name="P1" draw:layer="layout" svg:width="0.008cm" svg:height="0.003cm" svg:x="26.724cm" svg:y="4.887cm" svg:viewBox="0 0 9 4" svg:d="M9 0c-4 3-6 4-9 4">
          <text:p/>
        </draw:path>
        <draw:line draw:style-name="gr9" draw:text-style-name="P1" draw:layer="layout" svg:x1="26.724cm" svg:y1="4.89cm" svg:x2="26.528cm" svg:y2="4.89cm">
          <text:p/>
        </draw:line>
        <draw:path draw:style-name="gr9" draw:text-style-name="P1" draw:layer="layout" svg:width="0.011cm" svg:height="0.008cm" svg:x="26.517cm" svg:y="4.89cm" svg:viewBox="0 0 12 9" svg:d="M12 0c-7 0-10 4-12 9">
          <text:p/>
        </draw:path>
        <draw:line draw:style-name="gr9" draw:text-style-name="P1" draw:layer="layout" svg:x1="26.517cm" svg:y1="4.898cm" svg:x2="26.517cm" svg:y2="4.946cm">
          <text:p/>
        </draw:line>
        <draw:path draw:style-name="gr9" draw:text-style-name="P1" draw:layer="layout" svg:width="0.011cm" svg:height="0.008cm" svg:x="26.517cm" svg:y="4.946cm" svg:viewBox="0 0 12 9" svg:d="M0 0c1 5 5 9 12 9">
          <text:p/>
        </draw:path>
        <draw:line draw:style-name="gr9" draw:text-style-name="P1" draw:layer="layout" svg:x1="26.528cm" svg:y1="4.954cm" svg:x2="26.724cm" svg:y2="4.954cm">
          <text:p/>
        </draw:line>
        <draw:path draw:style-name="gr9" draw:text-style-name="P1" draw:layer="layout" svg:width="0.008cm" svg:height="0.003cm" svg:x="26.724cm" svg:y="4.954cm" svg:viewBox="0 0 9 4" svg:d="M0 0c3 0 7 2 9 4">
          <text:p/>
        </draw:path>
        <draw:path draw:style-name="gr9" draw:text-style-name="P1" draw:layer="layout" svg:width="0.004cm" svg:height="0.009cm" svg:x="26.732cm" svg:y="4.957cm" svg:viewBox="0 0 5 10" svg:d="M0 0c3 3 5 5 5 10">
          <text:p/>
        </draw:path>
        <draw:line draw:style-name="gr9" draw:text-style-name="P1" draw:layer="layout" svg:x1="26.735cm" svg:y1="4.966cm" svg:x2="26.735cm" svg:y2="5.044cm">
          <text:p/>
        </draw:line>
        <draw:path draw:style-name="gr9" draw:text-style-name="P1" draw:layer="layout" svg:width="0.004cm" svg:height="0.009cm" svg:x="26.732cm" svg:y="5.044cm" svg:viewBox="0 0 5 10" svg:d="M5 0c0 3-2 6-5 10">
          <text:p/>
        </draw:path>
        <draw:path draw:style-name="gr9" draw:text-style-name="P1" draw:layer="layout" svg:width="0.008cm" svg:height="0.003cm" svg:x="26.724cm" svg:y="5.053cm" svg:viewBox="0 0 9 4" svg:d="M9 0c-2 3-6 4-9 4">
          <text:p/>
        </draw:path>
        <draw:line draw:style-name="gr9" draw:text-style-name="P1" draw:layer="layout" svg:x1="26.724cm" svg:y1="5.056cm" svg:x2="26.426cm" svg:y2="5.056cm">
          <text:p/>
        </draw:line>
        <draw:path draw:style-name="gr9" draw:text-style-name="P1" draw:layer="layout" svg:width="0.011cm" svg:height="0.012cm" svg:x="26.415cm" svg:y="5.044cm" svg:viewBox="0 0 12 13" svg:d="M12 13c-7 0-12-5-12-13">
          <text:p/>
        </draw:path>
        <draw:line draw:style-name="gr9" draw:text-style-name="P1" draw:layer="layout" svg:x1="26.415cm" svg:y1="5.044cm" svg:x2="26.415cm" svg:y2="4.873cm">
          <text:p/>
        </draw:line>
        <draw:path draw:style-name="gr9" draw:text-style-name="P1" draw:layer="layout" svg:width="0.005cm" svg:height="0.013cm" svg:x="26.415cm" svg:y="4.86cm" svg:viewBox="0 0 6 14" svg:d="M0 14c0-2 2-6 6-14">
          <text:p/>
        </draw:path>
        <draw:line draw:style-name="gr9" draw:text-style-name="P1" draw:layer="layout" svg:x1="26.42cm" svg:y1="4.861cm" svg:x2="26.484cm" svg:y2="4.804cm">
          <text:p/>
        </draw:line>
        <draw:path draw:style-name="gr9" draw:text-style-name="P1" draw:layer="layout" svg:width="0.012cm" svg:height="0.003cm" svg:x="26.483cm" svg:y="4.801cm" svg:viewBox="0 0 13 4" svg:d="M0 4c3-1 7-3 13-4">
          <text:p/>
        </draw:path>
        <draw:path draw:style-name="gr9" draw:text-style-name="P1" draw:layer="layout" svg:width="0.012cm" svg:height="0.001cm" svg:x="26.495cm" svg:y="4.8cm" svg:viewBox="0 0 13 2" svg:d="M0 2c4 0 9-2 13-2">
          <text:p/>
        </draw:path>
        <draw:line draw:style-name="gr9" draw:text-style-name="P1" draw:layer="layout" svg:x1="26.507cm" svg:y1="4.8cm" svg:x2="26.634cm" svg:y2="4.8cm">
          <text:p/>
        </draw:line>
        <draw:path draw:style-name="gr9" draw:text-style-name="P1" draw:layer="layout" svg:width="0.008cm" svg:height="0.003cm" svg:x="26.634cm" svg:y="4.797cm" svg:viewBox="0 0 9 4" svg:d="M0 4c3 0 7-1 9-4">
          <text:p/>
        </draw:path>
        <draw:path draw:style-name="gr9" draw:text-style-name="P1" draw:layer="layout" svg:width="0.003cm" svg:height="0.009cm" svg:x="26.642cm" svg:y="4.788cm" svg:viewBox="0 0 4 10" svg:d="M0 10c2-4 4-7 4-10">
          <text:p/>
        </draw:path>
        <draw:line draw:style-name="gr9" draw:text-style-name="P1" draw:layer="layout" svg:x1="26.645cm" svg:y1="4.788cm" svg:x2="26.645cm" svg:y2="4.735cm">
          <text:p/>
        </draw:line>
        <draw:path draw:style-name="gr9" draw:text-style-name="P1" draw:layer="layout" svg:width="0.003cm" svg:height="0.008cm" svg:x="26.642cm" svg:y="4.727cm" svg:viewBox="0 0 4 9" svg:d="M4 9c0-3-2-7-4-9">
          <text:p/>
        </draw:path>
        <draw:path draw:style-name="gr9" draw:text-style-name="P1" draw:layer="layout" svg:width="0.008cm" svg:height="0.005cm" svg:x="26.634cm" svg:y="4.723cm" svg:viewBox="0 0 9 6" svg:d="M9 6c-2-3-5-6-9-6">
          <text:p/>
        </draw:path>
        <draw:line draw:style-name="gr9" draw:text-style-name="P1" draw:layer="layout" svg:x1="26.634cm" svg:y1="4.723cm" svg:x2="26.441cm" svg:y2="4.723cm">
          <text:p/>
        </draw:line>
        <draw:path draw:style-name="gr9" draw:text-style-name="P1" draw:layer="layout" svg:width="0.009cm" svg:height="0.003cm" svg:x="26.432cm" svg:y="4.72cm" svg:viewBox="0 0 10 4" svg:d="M10 4c-4 0-7-1-10-4">
          <text:p/>
        </draw:path>
        <draw:path draw:style-name="gr9" draw:text-style-name="P1" draw:layer="layout" svg:width="0.003cm" svg:height="0.009cm" svg:x="26.429cm" svg:y="4.711cm" svg:viewBox="0 0 4 10" svg:d="M4 10c-3-2-4-6-4-10">
          <text:p/>
        </draw:path>
        <draw:line draw:style-name="gr9" draw:text-style-name="P1" draw:layer="layout" svg:x1="26.429cm" svg:y1="4.711cm" svg:x2="26.429cm" svg:y2="4.633cm">
          <text:p/>
        </draw:line>
        <draw:path draw:style-name="gr9" draw:text-style-name="P1" draw:layer="layout" svg:width="0.003cm" svg:height="0.008cm" svg:x="26.429cm" svg:y="4.625cm" svg:viewBox="0 0 4 9" svg:d="M0 9c0-3 1-7 4-9">
          <text:p/>
        </draw:path>
        <draw:path draw:style-name="gr9" draw:text-style-name="P1" draw:layer="layout" svg:width="0.009cm" svg:height="0.005cm" svg:x="26.432cm" svg:y="4.621cm" svg:viewBox="0 0 10 6" svg:d="M0 6c3-4 6-6 10-6">
          <text:p/>
        </draw:path>
        <draw:line draw:style-name="gr9" draw:text-style-name="P1" draw:layer="layout" svg:x1="26.441cm" svg:y1="4.621cm" svg:x2="26.658cm" svg:y2="4.621cm">
          <text:p/>
        </draw:line>
        <draw:path draw:style-name="gr9" draw:text-style-name="P1" draw:layer="layout" svg:width="0.011cm" svg:height="0.003cm" svg:x="26.658cm" svg:y="4.621cm" svg:viewBox="0 0 12 4" svg:d="M0 0c3 0 8 2 12 4">
          <text:p/>
        </draw:path>
        <draw:path draw:style-name="gr9" draw:text-style-name="P1" draw:layer="layout" svg:width="0.01cm" svg:height="0.003cm" svg:x="26.669cm" svg:y="4.623cm" svg:viewBox="0 0 11 4" svg:d="M0 0c4 1 8 3 11 4">
          <text:p/>
        </draw:path>
        <draw:line draw:style-name="gr9" draw:text-style-name="P1" draw:layer="layout" svg:x1="26.679cm" svg:y1="4.626cm" svg:x2="26.736cm" svg:y2="4.686cm">
          <text:p/>
        </draw:line>
        <draw:path draw:style-name="gr9" draw:text-style-name="P1" draw:layer="layout" svg:width="0cm" svg:height="0.011cm" svg:x="26.735cm" svg:y="4.685cm" svg:viewBox="0 0 0 12" svg:d="M0 0c0 7 0 11 0 12">
          <text:p/>
        </draw:path>
        <draw:line draw:style-name="gr9" draw:text-style-name="P1" draw:layer="layout" svg:x1="26.735cm" svg:y1="4.697cm" svg:x2="26.735cm" svg:y2="4.712cm">
          <text:p/>
        </draw:line>
        <draw:path draw:style-name="gr9" draw:text-style-name="P1" draw:layer="layout" svg:width="0cm" svg:height="0.002cm" svg:x="26.735cm" svg:y="4.712cm" svg:viewBox="0 0 0 3" svg:d="M0 0c0 2 0 2 0 3">
          <text:p/>
        </draw:path>
        <draw:line draw:style-name="gr9" draw:text-style-name="P1" draw:layer="layout" svg:x1="26.735cm" svg:y1="4.715cm" svg:x2="26.735cm" svg:y2="4.878cm">
          <text:p/>
        </draw:line>
        <draw:path draw:style-name="gr9" draw:text-style-name="P1" draw:layer="layout" svg:width="0.007cm" svg:height="0.01cm" svg:x="25.045cm" svg:y="4.651cm" svg:viewBox="0 0 8 11" svg:d="M0 11c3-5 5-7 8-11">
          <text:p/>
        </draw:path>
        <draw:line draw:style-name="gr9" draw:text-style-name="P1" draw:layer="layout" svg:x1="25.052cm" svg:y1="4.652cm" svg:x2="25.083cm" svg:y2="4.628cm">
          <text:p/>
        </draw:line>
        <draw:path draw:style-name="gr9" draw:text-style-name="P1" draw:layer="layout" svg:width="0.009cm" svg:height="0.005cm" svg:x="25.082cm" svg:y="4.623cm" svg:viewBox="0 0 10 6" svg:d="M0 6c2-2 5-5 10-6">
          <text:p/>
        </draw:path>
        <draw:path draw:style-name="gr9" draw:text-style-name="P1" draw:layer="layout" svg:width="0.011cm" svg:height="0.003cm" svg:x="25.091cm" svg:y="4.621cm" svg:viewBox="0 0 12 4" svg:d="M0 4c5-2 9-4 12-4">
          <text:p/>
        </draw:path>
        <draw:line draw:style-name="gr9" draw:text-style-name="P1" draw:layer="layout" svg:x1="25.102cm" svg:y1="4.621cm" svg:x2="25.182cm" svg:y2="4.621cm">
          <text:p/>
        </draw:line>
        <draw:path draw:style-name="gr9" draw:text-style-name="P1" draw:layer="layout" svg:width="0.011cm" svg:height="0.012cm" svg:x="25.182cm" svg:y="4.621cm" svg:viewBox="0 0 12 13" svg:d="M0 0c9 0 12 4 12 13">
          <text:p/>
        </draw:path>
        <draw:line draw:style-name="gr9" draw:text-style-name="P1" draw:layer="layout" svg:x1="25.193cm" svg:y1="4.633cm" svg:x2="25.193cm" svg:y2="5.044cm">
          <text:p/>
        </draw:line>
        <draw:path draw:style-name="gr9" draw:text-style-name="P1" draw:layer="layout" svg:width="0.011cm" svg:height="0.012cm" svg:x="25.182cm" svg:y="5.044cm" svg:viewBox="0 0 12 13" svg:d="M12 0c0 8-3 13-12 13">
          <text:p/>
        </draw:path>
        <draw:line draw:style-name="gr9" draw:text-style-name="P1" draw:layer="layout" svg:x1="25.182cm" svg:y1="5.056cm" svg:x2="25.102cm" svg:y2="5.056cm">
          <text:p/>
        </draw:line>
        <draw:path draw:style-name="gr9" draw:text-style-name="P1" draw:layer="layout" svg:width="0.011cm" svg:height="0.012cm" svg:x="25.091cm" svg:y="5.044cm" svg:viewBox="0 0 12 13" svg:d="M12 13c-7 0-12-5-12-13">
          <text:p/>
        </draw:path>
        <draw:line draw:style-name="gr9" draw:text-style-name="P1" draw:layer="layout" svg:x1="25.091cm" svg:y1="5.044cm" svg:x2="25.091cm" svg:y2="4.737cm">
          <text:p/>
        </draw:line>
        <draw:path draw:style-name="gr9" draw:text-style-name="P1" draw:layer="layout" svg:width="0.004cm" svg:height="0.002cm" svg:x="25.088cm" svg:y="4.735cm" svg:viewBox="0 0 5 3" svg:d="M5 3c0-2-2-3-5-3">
          <text:p/>
        </draw:path>
        <draw:path draw:style-name="gr9" draw:text-style-name="P1" draw:layer="layout" svg:width="0.006cm" svg:height="0.005cm" svg:x="25.082cm" svg:y="4.735cm" svg:viewBox="0 0 7 6" svg:d="M7 0c-2 0-4 2-7 6">
          <text:p/>
        </draw:path>
        <draw:line draw:style-name="gr9" draw:text-style-name="P1" draw:layer="layout" svg:x1="25.083cm" svg:y1="4.739cm" svg:x2="25.052cm" svg:y2="4.763cm">
          <text:p/>
        </draw:line>
        <draw:path draw:style-name="gr9" draw:text-style-name="P1" draw:layer="layout" svg:width="0.007cm" svg:height="0.003cm" svg:x="25.045cm" svg:y="4.762cm" svg:viewBox="0 0 8 4" svg:d="M8 0c-3 3-5 5-8 3">
          <text:p/>
        </draw:path>
        <draw:path draw:style-name="gr9" draw:text-style-name="P1" draw:layer="layout" svg:width="0.004cm" svg:height="0.007cm" svg:x="25.042cm" svg:y="4.757cm" svg:viewBox="0 0 5 8" svg:d="M5 8c-3-1-5-3-5-8">
          <text:p/>
        </draw:path>
        <draw:line draw:style-name="gr9" draw:text-style-name="P1" draw:layer="layout" svg:x1="25.042cm" svg:y1="4.757cm" svg:x2="25.042cm" svg:y2="4.67cm">
          <text:p/>
        </draw:line>
        <draw:path draw:style-name="gr9" draw:text-style-name="P1" draw:layer="layout" svg:width="0.004cm" svg:height="0.01cm" svg:x="25.042cm" svg:y="4.66cm" svg:viewBox="0 0 5 11" svg:d="M0 11c0-3 2-7 5-11">
          <text:p/>
        </draw:path>
        <draw:path draw:style-name="gr9" draw:text-style-name="P1" draw:layer="layout" svg:width="0.003cm" svg:height="0.011cm" svg:x="24.987cm" svg:y="4.693cm" svg:viewBox="0 0 4 12" svg:d="M0 0c2 4 4 8 4 12">
          <text:p/>
        </draw:path>
        <draw:path draw:style-name="gr9" draw:text-style-name="P1" draw:layer="layout" svg:width="0.003cm" svg:height="0.01cm" svg:x="24.984cm" svg:y="4.683cm" svg:viewBox="0 0 4 11" svg:d="M0 0c1 3 3 7 4 11">
          <text:p/>
        </draw:path>
        <draw:path draw:style-name="gr9" draw:text-style-name="P1" draw:layer="layout" svg:width="0.011cm" svg:height="0.003cm" svg:x="24.918cm" svg:y="4.623cm" svg:viewBox="0 0 12 4" svg:d="M0 0c5 1 9 3 12 4">
          <text:p/>
        </draw:path>
        <draw:path draw:style-name="gr9" draw:text-style-name="P1" draw:layer="layout" svg:width="0.011cm" svg:height="0.003cm" svg:x="24.907cm" svg:y="4.621cm" svg:viewBox="0 0 12 4" svg:d="M0 0c4 0 7 2 12 4">
          <text:p/>
        </draw:path>
        <draw:path draw:style-name="gr9" draw:text-style-name="P1" draw:layer="layout" svg:width="0.003cm" svg:height="0.012cm" svg:x="24.987cm" svg:y="4.844cm" svg:viewBox="0 0 4 13" svg:d="M4 0c0 5-2 9-4 13">
          <text:p/>
        </draw:path>
        <draw:path draw:style-name="gr9" draw:text-style-name="P1" draw:layer="layout" svg:width="0.003cm" svg:height="0.011cm" svg:x="24.984cm" svg:y="4.856cm" svg:viewBox="0 0 4 12" svg:d="M4 0c-1 4-3 8-4 12">
          <text:p/>
        </draw:path>
        <draw:path draw:style-name="gr9" draw:text-style-name="P1" draw:layer="layout" svg:width="0.003cm" svg:height="0.01cm" svg:x="24.771cm" svg:y="4.931cm" svg:viewBox="0 0 4 11" svg:d="M4 0c-3 3-4 6-4 11">
          <text:p/>
        </draw:path>
        <draw:line draw:style-name="gr9" draw:text-style-name="P1" draw:layer="layout" svg:x1="24.771cm" svg:y1="4.723cm" svg:x2="24.771cm" svg:y2="4.826cm">
          <text:p/>
        </draw:line>
        <draw:line draw:style-name="gr9" draw:text-style-name="P1" draw:layer="layout" svg:x1="24.771cm" svg:y1="4.826cm" svg:x2="24.886cm" svg:y2="4.826cm">
          <text:p/>
        </draw:line>
        <draw:line draw:style-name="gr9" draw:text-style-name="P1" draw:layer="layout" svg:x1="24.886cm" svg:y1="4.826cm" svg:x2="24.886cm" svg:y2="4.723cm">
          <text:p/>
        </draw:line>
        <draw:line draw:style-name="gr9" draw:text-style-name="P1" draw:layer="layout" svg:x1="24.886cm" svg:y1="4.723cm" svg:x2="24.771cm" svg:y2="4.723cm">
          <text:p/>
        </draw:line>
        <draw:line draw:style-name="gr9" draw:text-style-name="P1" draw:layer="layout" svg:x1="24.771cm" svg:y1="4.723cm" svg:x2="24.771cm" svg:y2="4.826cm">
          <text:p/>
        </draw:line>
        <draw:line draw:style-name="gr9" draw:text-style-name="P1" draw:layer="layout" svg:x1="24.771cm" svg:y1="4.826cm" svg:x2="24.886cm" svg:y2="4.826cm">
          <text:p/>
        </draw:line>
        <draw:path draw:style-name="gr9" draw:text-style-name="P1" draw:layer="layout" svg:width="0.003cm" svg:height="0.011cm" svg:x="26.336cm" svg:y="4.693cm" svg:viewBox="0 0 4 12" svg:d="M0 0c4 4 4 8 4 12">
          <text:p/>
        </draw:path>
        <draw:path draw:style-name="gr9" draw:text-style-name="P1" draw:layer="layout" svg:width="0.003cm" svg:height="0.01cm" svg:x="26.333cm" svg:y="4.683cm" svg:viewBox="0 0 4 11" svg:d="M0 0c1 3 4 7 4 11">
          <text:p/>
        </draw:path>
        <draw:path draw:style-name="gr9" draw:text-style-name="P1" draw:layer="layout" svg:width="0.011cm" svg:height="0.003cm" svg:x="26.257cm" svg:y="4.621cm" svg:viewBox="0 0 12 4" svg:d="M0 0c3 0 7 2 12 4">
          <text:p/>
        </draw:path>
        <draw:path draw:style-name="gr9" draw:text-style-name="P1" draw:layer="layout" svg:width="0.003cm" svg:height="0.012cm" svg:x="26.336cm" svg:y="4.844cm" svg:viewBox="0 0 4 13" svg:d="M4 0c0 5 0 9-4 13">
          <text:p/>
        </draw:path>
        <draw:path draw:style-name="gr9" draw:text-style-name="P1" draw:layer="layout" svg:width="0.003cm" svg:height="0.011cm" svg:x="26.333cm" svg:y="4.856cm" svg:viewBox="0 0 4 12" svg:d="M4 0c-2 4-3 8-4 12">
          <text:p/>
        </draw:path>
        <draw:path draw:style-name="gr9" draw:text-style-name="P1" draw:layer="layout" svg:width="0.011cm" svg:height="0.004cm" svg:x="26.265cm" svg:y="4.923cm" svg:viewBox="0 0 12 5" svg:d="M12 0c-4 1-7 4-12 5">
          <text:p/>
        </draw:path>
        <draw:path draw:style-name="gr9" draw:text-style-name="P1" draw:layer="layout" svg:width="0.003cm" svg:height="0.01cm" svg:x="26.121cm" svg:y="4.931cm" svg:viewBox="0 0 4 11" svg:d="M4 0c-3 3-4 6-4 11">
          <text:p/>
        </draw:path>
        <draw:path draw:style-name="gr9" draw:text-style-name="P1" draw:layer="layout" svg:width="0.011cm" svg:height="0.012cm" svg:x="26.11cm" svg:y="5.044cm" svg:viewBox="0 0 12 13" svg:d="M12 0c0 8-4 13-12 13">
          <text:p/>
        </draw:path>
        <draw:path draw:style-name="gr9" draw:text-style-name="P1" draw:layer="layout" svg:width="0.003cm" svg:height="0.009cm" svg:x="26.018cm" svg:y="4.624cm" svg:viewBox="0 0 4 10" svg:d="M0 10c0-3 1-7 4-10">
          <text:p/>
        </draw:path>
        <draw:line draw:style-name="gr9" draw:text-style-name="P1" draw:layer="layout" svg:x1="26.236cm" svg:y1="4.826cm" svg:x2="26.236cm" svg:y2="4.723cm">
          <text:p/>
        </draw:line>
        <draw:line draw:style-name="gr9" draw:text-style-name="P1" draw:layer="layout" svg:x1="26.236cm" svg:y1="4.723cm" svg:x2="26.121cm" svg:y2="4.723cm">
          <text:p/>
        </draw:line>
        <draw:line draw:style-name="gr9" draw:text-style-name="P1" draw:layer="layout" svg:x1="26.121cm" svg:y1="4.723cm" svg:x2="26.121cm" svg:y2="4.826cm">
          <text:p/>
        </draw:line>
        <draw:line draw:style-name="gr9" draw:text-style-name="P1" draw:layer="layout" svg:x1="26.121cm" svg:y1="4.826cm" svg:x2="26.236cm" svg:y2="4.826cm">
          <text:p/>
        </draw:line>
        <draw:path draw:style-name="gr9" draw:text-style-name="P1" draw:layer="layout" svg:width="0.008cm" svg:height="0.003cm" svg:x="26.724cm" svg:y="4.887cm" svg:viewBox="0 0 9 4" svg:d="M9 0c-4 3-6 4-9 4">
          <text:p/>
        </draw:path>
        <draw:path draw:style-name="gr9" draw:text-style-name="P1" draw:layer="layout" svg:width="0.011cm" svg:height="0.008cm" svg:x="26.517cm" svg:y="4.946cm" svg:viewBox="0 0 12 9" svg:d="M0 0c1 5 5 9 12 9">
          <text:p/>
        </draw:path>
        <draw:path draw:style-name="gr9" draw:text-style-name="P1" draw:layer="layout" svg:width="0.008cm" svg:height="0.003cm" svg:x="26.724cm" svg:y="4.954cm" svg:viewBox="0 0 9 4" svg:d="M0 0c3 0 7 2 9 4">
          <text:p/>
        </draw:path>
        <draw:path draw:style-name="gr9" draw:text-style-name="P1" draw:layer="layout" svg:width="0.012cm" svg:height="0.003cm" svg:x="26.483cm" svg:y="4.801cm" svg:viewBox="0 0 13 4" svg:d="M0 4c3-1 7-3 13-4">
          <text:p/>
        </draw:path>
        <draw:path draw:style-name="gr9" draw:text-style-name="P1" draw:layer="layout" svg:width="0.011cm" svg:height="0.003cm" svg:x="26.658cm" svg:y="4.621cm" svg:viewBox="0 0 12 4" svg:d="M0 0c3 0 8 2 12 4">
          <text:p/>
        </draw:path>
        <draw:path draw:style-name="gr9" draw:text-style-name="P1" draw:layer="layout" svg:width="0.011cm" svg:height="0.012cm" svg:x="25.182cm" svg:y="4.621cm" svg:viewBox="0 0 12 13" svg:d="M0 0c9 0 12 4 12 13">
          <text:p/>
        </draw:path>
        <draw:path draw:style-name="gr9" draw:text-style-name="P1" draw:layer="layout" svg:width="0.011cm" svg:height="0.012cm" svg:x="25.182cm" svg:y="5.044cm" svg:viewBox="0 0 12 13" svg:d="M12 0c0 8-3 13-12 13">
          <text:p/>
        </draw:path>
        <draw:path draw:style-name="gr9" draw:text-style-name="P1" draw:layer="layout" svg:width="0.009cm" svg:height="0.005cm" svg:x="25.082cm" svg:y="4.623cm" svg:viewBox="0 0 10 6" svg:d="M0 6c2-2 5-5 10-6">
          <text:p/>
        </draw:path>
        <draw:path draw:style-name="gr9" draw:text-style-name="P1" draw:layer="layout" svg:width="0.007cm" svg:height="0.003cm" svg:x="25.045cm" svg:y="4.762cm" svg:viewBox="0 0 8 4" svg:d="M8 0c-3 3-5 5-8 3">
          <text:p/>
        </draw:path>
        <draw:polygon draw:style-name="gr8" draw:text-style-name="P1" draw:layer="layout" svg:width="0cm" svg:height="0cm" svg:x="25.709cm" svg:y="5.743cm" svg:viewBox="0 0 0 0" draw:points="0,0">
          <text:p/>
        </draw:polygon>
        <draw:frame draw:style-name="gr10" draw:text-style-name="P6" draw:layer="layout" svg:width="0.119cm" svg:height="0.141cm" svg:x="28.071cm" svg:y="19.745cm">
          <draw:text-box>
            <text:p text:style-name="P3"><text:span text:style-name="T2"><text:s/></text:span></text:p>
          </draw:text-box>
        </draw:frame>
        <draw:polyline draw:style-name="gr11" draw:text-style-name="P1" draw:layer="layout" svg:width="3.079cm" svg:height="7.153cm" svg:x="21.017cm" svg:y="3.374cm" svg:viewBox="0 0 3080 7154" draw:points="0,7154 499,7154 3080,0">
          <text:p/>
        </draw:polyline>
        <draw:polygon draw:style-name="gr12" draw:text-style-name="P2" draw:layer="layout" svg:width="0.248cm" svg:height="0.498cm" svg:x="23.848cm" svg:y="3.374cm" svg:viewBox="0 0 249 499" draw:points="249,0 0,443 157,499">
          <text:p/>
        </draw:polygon>
        <draw:polygon draw:style-name="gr8" draw:text-style-name="P1" draw:layer="layout" svg:width="0cm" svg:height="0cm" svg:x="25.709cm" svg:y="5.743cm" svg:viewBox="0 0 0 0" draw:points="0,0">
          <text:p/>
        </draw:polygon>
        <draw:polyline draw:style-name="gr11" draw:text-style-name="P1" draw:layer="layout" svg:width="2.413cm" svg:height="6.726cm" svg:x="20.993cm" svg:y="3.801cm" svg:viewBox="0 0 2414 6727" draw:points="0,6727 500,6727 2414,0">
          <text:p/>
        </draw:polyline>
        <draw:polygon draw:style-name="gr2" draw:text-style-name="P2" draw:layer="layout" svg:width="0.217cm" svg:height="0.504cm" svg:x="23.189cm" svg:y="3.801cm" svg:viewBox="0 0 218 505" draw:points="218,0 0,458 161,505">
          <text:p/>
        </draw:polygon>
        <draw:polygon draw:style-name="gr13" draw:text-style-name="P1" draw:layer="layout" svg:width="0.217cm" svg:height="0.504cm" svg:x="23.189cm" svg:y="3.801cm" svg:viewBox="0 0 218 505" draw:points="218,0 0,458 161,505">
          <text:p/>
        </draw:polygon>
        <draw:polygon draw:style-name="gr8" draw:text-style-name="P1" draw:layer="layout" svg:width="0cm" svg:height="0cm" svg:x="25.709cm" svg:y="5.743cm" svg:viewBox="0 0 0 0" draw:points="0,0">
          <text:p/>
        </draw:polygon>
        <draw:polyline draw:style-name="gr11" draw:text-style-name="P1" draw:layer="layout" svg:width="2.361cm" svg:height="3.488cm" svg:x="21.017cm" svg:y="7.039cm" svg:viewBox="0 0 2362 3489" draw:points="0,3489 499,3489 2362,0">
          <text:p/>
        </draw:polyline>
        <draw:polygon draw:style-name="gr12" draw:text-style-name="P2" draw:layer="layout" svg:width="0.308cm" svg:height="0.48cm" svg:x="23.07cm" svg:y="7.039cm" svg:viewBox="0 0 309 481" draw:points="309,0 0,403 147,481">
          <text:p/>
        </draw:polygon>
        <draw:polygon draw:style-name="gr8" draw:text-style-name="P1" draw:layer="layout" svg:width="0cm" svg:height="0cm" svg:x="25.709cm" svg:y="5.743cm" svg:viewBox="0 0 0 0" draw:points="0,0">
          <text:p/>
        </draw:polygon>
        <draw:polyline draw:style-name="gr11" draw:text-style-name="P1" draw:layer="layout" svg:width="3.022cm" svg:height="2.195cm" svg:x="21.017cm" svg:y="8.332cm" svg:viewBox="0 0 3023 2196" draw:points="0,2196 499,2196 3023,0">
          <text:p/>
        </draw:polyline>
        <draw:polygon draw:style-name="gr12" draw:text-style-name="P2" draw:layer="layout" svg:width="0.432cm" svg:height="0.391cm" svg:x="23.607cm" svg:y="8.332cm" svg:viewBox="0 0 433 392" draw:points="433,0 0,267 110,392">
          <text:p/>
        </draw:polygon>
        <draw:polygon draw:style-name="gr8" draw:text-style-name="P1" draw:layer="layout" svg:width="0cm" svg:height="0cm" svg:x="25.709cm" svg:y="5.743cm" svg:viewBox="0 0 0 0" draw:points="0,0">
          <text:p/>
        </draw:polygon>
        <draw:polyline draw:style-name="gr11" draw:text-style-name="P1" draw:layer="layout" svg:width="6.041cm" svg:height="7.174cm" svg:x="21.017cm" svg:y="3.353cm" svg:viewBox="0 0 6042 7175" draw:points="0,7175 500,7175 6042,0">
          <text:p/>
        </draw:polyline>
        <draw:polygon draw:style-name="gr12" draw:text-style-name="P2" draw:layer="layout" svg:width="0.372cm" svg:height="0.447cm" svg:x="26.686cm" svg:y="3.353cm" svg:viewBox="0 0 373 448" draw:points="373,0 0,345 132,448">
          <text:p/>
        </draw:polygon>
        <draw:polygon draw:style-name="gr8" draw:text-style-name="P1" draw:layer="layout" svg:width="0cm" svg:height="0cm" svg:x="25.709cm" svg:y="5.743cm" svg:viewBox="0 0 0 0" draw:points="0,0">
          <text:p/>
        </draw:polygon>
        <draw:polyline draw:style-name="gr11" draw:text-style-name="P1" draw:layer="layout" svg:width="6.685cm" svg:height="6.78cm" svg:x="21.064cm" svg:y="3.771cm" svg:viewBox="0 0 6686 6781" draw:points="0,6781 500,6781 6686,0">
          <text:p/>
        </draw:polyline>
        <draw:polygon draw:style-name="gr12" draw:text-style-name="P2" draw:layer="layout" svg:width="0.399cm" svg:height="0.425cm" svg:x="27.35cm" svg:y="3.771cm" svg:viewBox="0 0 400 426" draw:points="400,0 0,314 123,426">
          <text:p/>
        </draw:polygon>
        <draw:polygon draw:style-name="gr8" draw:text-style-name="P1" draw:layer="layout" svg:width="0cm" svg:height="0cm" svg:x="25.709cm" svg:y="5.743cm" svg:viewBox="0 0 0 0" draw:points="0,0">
          <text:p/>
        </draw:polygon>
        <draw:polyline draw:style-name="gr11" draw:text-style-name="P1" draw:layer="layout" svg:width="6.634cm" svg:height="3.541cm" svg:x="21.088cm" svg:y="6.986cm" svg:viewBox="0 0 6635 3542" draw:points="0,3542 500,3542 6635,0">
          <text:p/>
        </draw:polyline>
        <draw:polygon draw:style-name="gr12" draw:text-style-name="P2" draw:layer="layout" svg:width="0.474cm" svg:height="0.322cm" svg:x="27.248cm" svg:y="6.986cm" svg:viewBox="0 0 475 323" draw:points="475,0 0,178 84,323">
          <text:p/>
        </draw:polygon>
        <draw:line draw:style-name="gr9" draw:text-style-name="P1" draw:layer="layout" svg:x1="9.83cm" svg:y1="2.915cm" svg:x2="14.428cm" svg:y2="2.915cm">
          <text:p/>
        </draw:line>
        <draw:path draw:style-name="gr9" draw:text-style-name="P1" draw:layer="layout" svg:width="0.2cm" svg:height="0.2cm" svg:x="9.63cm" svg:y="2.915cm" svg:viewBox="0 0 201 201" svg:d="M201 0c-110 0-201 89-201 201">
          <text:p/>
        </draw:path>
        <draw:path draw:style-name="gr9" draw:text-style-name="P1" draw:layer="layout" svg:width="0.2cm" svg:height="0.2cm" svg:x="14.428cm" svg:y="2.915cm" svg:viewBox="0 0 201 201" svg:d="M0 0c111 0 201 89 201 201">
          <text:p/>
        </draw:path>
        <draw:line draw:style-name="gr9" draw:text-style-name="P1" draw:layer="layout" svg:x1="9.63cm" svg:y1="8.712cm" svg:x2="9.63cm" svg:y2="3.115cm">
          <text:p/>
        </draw:line>
        <draw:line draw:style-name="gr9" draw:text-style-name="P1" draw:layer="layout" svg:x1="14.628cm" svg:y1="3.115cm" svg:x2="14.628cm" svg:y2="8.712cm">
          <text:p/>
        </draw:line>
        <draw:path draw:style-name="gr9" draw:text-style-name="P1" draw:layer="layout" svg:width="0.2cm" svg:height="0.2cm" svg:x="9.63cm" svg:y="8.712cm" svg:viewBox="0 0 201 201" svg:d="M0 0c0 111 91 201 201 201">
          <text:p/>
        </draw:path>
        <draw:path draw:style-name="gr9" draw:text-style-name="P1" draw:layer="layout" svg:width="0.2cm" svg:height="0.2cm" svg:x="14.428cm" svg:y="8.712cm" svg:viewBox="0 0 201 201" svg:d="M201 0c0 111-90 201-201 201">
          <text:p/>
        </draw:path>
        <draw:line draw:style-name="gr9" draw:text-style-name="P1" draw:layer="layout" svg:x1="14.428cm" svg:y1="8.912cm" svg:x2="9.83cm" svg:y2="8.912cm">
          <text:p/>
        </draw:line>
        <draw:line draw:style-name="gr9" draw:text-style-name="P1" draw:layer="layout" svg:x1="9.73cm" svg:y1="8.712cm" svg:x2="9.73cm" svg:y2="3.115cm">
          <text:p/>
        </draw:line>
        <draw:path draw:style-name="gr9" draw:text-style-name="P1" draw:layer="layout" svg:width="0.1cm" svg:height="0.1cm" svg:x="9.73cm" svg:y="8.712cm" svg:viewBox="0 0 101 101" svg:d="M0 0c0 56 46 101 101 101">
          <text:p/>
        </draw:path>
        <draw:path draw:style-name="gr9" draw:text-style-name="P1" draw:layer="layout" svg:width="0.1cm" svg:height="0.1cm" svg:x="9.73cm" svg:y="3.015cm" svg:viewBox="0 0 101 101" svg:d="M0 101c0-56 46-101 101-101">
          <text:p/>
        </draw:path>
        <draw:line draw:style-name="gr9" draw:text-style-name="P1" draw:layer="layout" svg:x1="14.428cm" svg:y1="8.812cm" svg:x2="9.83cm" svg:y2="8.812cm">
          <text:p/>
        </draw:line>
        <draw:line draw:style-name="gr9" draw:text-style-name="P1" draw:layer="layout" svg:x1="9.83cm" svg:y1="3.015cm" svg:x2="14.428cm" svg:y2="3.015cm">
          <text:p/>
        </draw:line>
        <draw:path draw:style-name="gr9" draw:text-style-name="P1" draw:layer="layout" svg:width="0.1cm" svg:height="0.1cm" svg:x="14.428cm" svg:y="8.712cm" svg:viewBox="0 0 101 101" svg:d="M101 0c0 56-45 101-101 101">
          <text:p/>
        </draw:path>
        <draw:path draw:style-name="gr9" draw:text-style-name="P1" draw:layer="layout" svg:width="0.1cm" svg:height="0.1cm" svg:x="14.428cm" svg:y="3.015cm" svg:viewBox="0 0 101 101" svg:d="M0 0c56 0 101 45 101 101">
          <text:p/>
        </draw:path>
        <draw:line draw:style-name="gr9" draw:text-style-name="P1" draw:layer="layout" svg:x1="14.528cm" svg:y1="3.115cm" svg:x2="14.528cm" svg:y2="8.712cm">
          <text:p/>
        </draw:line>
        <draw:path draw:style-name="gr9" draw:text-style-name="P1" draw:layer="layout" svg:width="0.1cm" svg:height="0.1cm" svg:x="9.73cm" svg:y="8.712cm" svg:viewBox="0 0 101 101" svg:d="M0 0c0 56 46 101 101 101">
          <text:p/>
        </draw:path>
        <draw:line draw:style-name="gr9" draw:text-style-name="P1" draw:layer="layout" svg:x1="9.631cm" svg:y1="6.395cm" svg:x2="9.58cm" svg:y2="6.344cm">
          <text:p/>
        </draw:line>
        <draw:path draw:style-name="gr9" draw:text-style-name="P1" draw:layer="layout" svg:width="0cm" svg:height="0.148cm" svg:x="9.58cm" svg:y="6.195cm" svg:viewBox="0 0 0 149" svg:d="M0 0c0 17 0 33 0 49 0 5 0 10 0 16 0 4 0 9 0 14s0 9 0 14c0 4 0 8 0 12s0 8 0 12c0 3 0 6 0 9s0 6 0 8 0 5 0 7c0 1 0 3 0 4s0 2 0 3 0 1 0 1">
          <text:p/>
        </draw:path>
        <draw:line draw:style-name="gr9" draw:text-style-name="P1" draw:layer="layout" svg:x1="9.58cm" svg:y1="4.769cm" svg:x2="9.58cm" svg:y2="6.195cm">
          <text:p/>
        </draw:line>
        <draw:line draw:style-name="gr9" draw:text-style-name="P1" draw:layer="layout" svg:x1="9.631cm" svg:y1="4.57cm" svg:x2="9.58cm" svg:y2="4.621cm">
          <text:p/>
        </draw:line>
        <draw:path draw:style-name="gr9" draw:text-style-name="P1" draw:layer="layout" svg:width="0cm" svg:height="0.148cm" svg:x="9.58cm" svg:y="4.62cm" svg:viewBox="0 0 0 149" svg:d="M0 0v1c0 1 0 2 0 3s0 3 0 4c0 2 0 5 0 7s0 5 0 8 0 6 0 9c0 4 0 8 0 12s0 8 0 12c0 5 0 9 0 14s0 10 0 14c0 11 0 21 0 32s0 22 0 33">
          <text:p/>
        </draw:path>
        <draw:line draw:style-name="gr9" draw:text-style-name="P1" draw:layer="layout" svg:x1="14.528cm" svg:y1="7.413cm" svg:x2="14.428cm" svg:y2="7.413cm">
          <text:p/>
        </draw:line>
        <draw:line draw:style-name="gr9" draw:text-style-name="P1" draw:layer="layout" svg:x1="9.83cm" svg:y1="7.413cm" svg:x2="9.73cm" svg:y2="7.413cm">
          <text:p/>
        </draw:line>
        <draw:line draw:style-name="gr9" draw:text-style-name="P1" draw:layer="layout" svg:x1="14.428cm" svg:y1="7.413cm" svg:x2="14.428cm" svg:y2="8.612cm">
          <text:p/>
        </draw:line>
        <draw:line draw:style-name="gr9" draw:text-style-name="P1" draw:layer="layout" svg:x1="9.83cm" svg:y1="8.612cm" svg:x2="9.83cm" svg:y2="7.413cm">
          <text:p/>
        </draw:line>
        <draw:path draw:style-name="gr9" draw:text-style-name="P1" draw:layer="layout" svg:width="0.1cm" svg:height="0.1cm" svg:x="14.328cm" svg:y="8.612cm" svg:viewBox="0 0 101 101" svg:d="M101 0c0 56-45 101-101 101">
          <text:p/>
        </draw:path>
        <draw:path draw:style-name="gr9" draw:text-style-name="P1" draw:layer="layout" svg:width="0.1cm" svg:height="0.1cm" svg:x="9.83cm" svg:y="8.612cm" svg:viewBox="0 0 101 101" svg:d="M101 101c-55 0-101-45-101-101">
          <text:p/>
        </draw:path>
        <draw:line draw:style-name="gr9" draw:text-style-name="P1" draw:layer="layout" svg:x1="14.328cm" svg:y1="8.712cm" svg:x2="13.754cm" svg:y2="8.712cm">
          <text:p/>
        </draw:line>
        <draw:line draw:style-name="gr9" draw:text-style-name="P1" draw:layer="layout" svg:x1="10.505cm" svg:y1="8.712cm" svg:x2="9.93cm" svg:y2="8.712cm">
          <text:p/>
        </draw:line>
        <draw:line draw:style-name="gr9" draw:text-style-name="P1" draw:layer="layout" svg:x1="13.851cm" svg:y1="8.528cm" svg:x2="13.754cm" svg:y2="8.713cm">
          <text:p/>
        </draw:line>
        <draw:line draw:style-name="gr9" draw:text-style-name="P1" draw:layer="layout" svg:x1="10.409cm" svg:y1="8.528cm" svg:x2="10.506cm" svg:y2="8.713cm">
          <text:p/>
        </draw:line>
        <draw:path draw:style-name="gr9" draw:text-style-name="P1" draw:layer="layout" svg:width="0.494cm" svg:height="0.365cm" svg:x="13.384cm" svg:y="8.162cm" svg:viewBox="0 0 495 366" svg:d="M467 366c45-86 36-191-24-269-59-78-159-113-255-91-95 22-169 99-188 194">
          <text:p/>
        </draw:path>
        <draw:path draw:style-name="gr9" draw:text-style-name="P1" draw:layer="layout" svg:width="0.495cm" svg:height="0.365cm" svg:x="10.38cm" svg:y="8.162cm" svg:viewBox="0 0 496 366" svg:d="M496 200c-20-95-93-172-188-194-97-22-196 13-256 91-59 78-69 183-23 269">
          <text:p/>
        </draw:path>
        <draw:line draw:style-name="gr9" draw:text-style-name="P1" draw:layer="layout" svg:x1="13.384cm" svg:y1="8.362cm" svg:x2="13.384cm" svg:y2="8.712cm">
          <text:p/>
        </draw:line>
        <draw:line draw:style-name="gr9" draw:text-style-name="P1" draw:layer="layout" svg:x1="10.875cm" svg:y1="8.362cm" svg:x2="10.875cm" svg:y2="8.712cm">
          <text:p/>
        </draw:line>
        <draw:line draw:style-name="gr9" draw:text-style-name="P1" draw:layer="layout" svg:x1="10.875cm" svg:y1="8.712cm" svg:x2="13.384cm" svg:y2="8.712cm">
          <text:p/>
        </draw:line>
        <draw:path draw:style-name="gr9" draw:text-style-name="P1" draw:layer="layout" svg:width="0.274cm" svg:height="0.275cm" svg:x="10.493cm" svg:y="8.275cm" svg:viewBox="0 0 275 276" svg:d="M275 138c0 76-61 138-137 138s-138-62-138-138c0-77 62-138 138-138s137 61 137 138z">
          <text:p/>
        </draw:path>
        <draw:path draw:style-name="gr9" draw:text-style-name="P1" draw:layer="layout" svg:width="0.275cm" svg:height="0.275cm" svg:x="13.491cm" svg:y="8.275cm" svg:viewBox="0 0 276 276" svg:d="M276 138c0 76-61 138-137 138-77 0-139-62-139-138 0-77 62-138 139-138 76 0 137 61 137 138z">
          <text:p/>
        </draw:path>
        <draw:line draw:style-name="gr9" draw:text-style-name="P1" draw:layer="layout" svg:x1="9.83cm" svg:y1="3.539cm" svg:x2="9.83cm" svg:y2="3.214cm">
          <text:p/>
        </draw:line>
        <draw:path draw:style-name="gr9" draw:text-style-name="P1" draw:layer="layout" svg:width="0.1cm" svg:height="0.099cm" svg:x="9.83cm" svg:y="3.115cm" svg:viewBox="0 0 101 100" svg:d="M0 100c0-55 46-100 101-100">
          <text:p/>
        </draw:path>
        <draw:line draw:style-name="gr9" draw:text-style-name="P1" draw:layer="layout" svg:x1="9.83cm" svg:y1="3.539cm" svg:x2="9.73cm" svg:y2="3.539cm">
          <text:p/>
        </draw:line>
        <draw:line draw:style-name="gr9" draw:text-style-name="P1" draw:layer="layout" svg:x1="9.93cm" svg:y1="3.115cm" svg:x2="10.18cm" svg:y2="3.115cm">
          <text:p/>
        </draw:line>
        <draw:line draw:style-name="gr9" draw:text-style-name="P1" draw:layer="layout" svg:x1="10.18cm" svg:y1="3.115cm" svg:x2="10.466cm" svg:y2="3.529cm">
          <text:p/>
        </draw:line>
        <draw:path draw:style-name="gr9" draw:text-style-name="P1" draw:layer="layout" svg:width="0.338cm" svg:height="0.101cm" svg:x="10.465cm" svg:y="3.514cm" svg:viewBox="0 0 339 102" svg:d="M0 15c39 56 105 90 174 87 69-4 131-41 165-102">
          <text:p/>
        </draw:path>
        <draw:line draw:style-name="gr9" draw:text-style-name="P1" draw:layer="layout" svg:x1="10.803cm" svg:y1="3.514cm" svg:x2="10.803cm" svg:y2="3.115cm">
          <text:p/>
        </draw:line>
        <draw:line draw:style-name="gr9" draw:text-style-name="P1" draw:layer="layout" svg:x1="13.456cm" svg:y1="3.115cm" svg:x2="10.803cm" svg:y2="3.115cm">
          <text:p/>
        </draw:line>
        <draw:line draw:style-name="gr9" draw:text-style-name="P1" draw:layer="layout" svg:x1="13.456cm" svg:y1="3.514cm" svg:x2="13.456cm" svg:y2="3.115cm">
          <text:p/>
        </draw:line>
        <draw:line draw:style-name="gr9" draw:text-style-name="P1" draw:layer="layout" svg:x1="14.428cm" svg:y1="3.539cm" svg:x2="14.528cm" svg:y2="3.539cm">
          <text:p/>
        </draw:line>
        <draw:path draw:style-name="gr9" draw:text-style-name="P1" draw:layer="layout" svg:width="0.337cm" svg:height="0.101cm" svg:x="13.456cm" svg:y="3.514cm" svg:viewBox="0 0 338 102" svg:d="M0 0c34 61 96 98 165 102 69 3 134-31 173-87">
          <text:p/>
        </draw:path>
        <draw:line draw:style-name="gr9" draw:text-style-name="P1" draw:layer="layout" svg:x1="14.428cm" svg:y1="3.214cm" svg:x2="14.428cm" svg:y2="3.539cm">
          <text:p/>
        </draw:line>
        <draw:line draw:style-name="gr9" draw:text-style-name="P1" draw:layer="layout" svg:x1="13.793cm" svg:y1="3.529cm" svg:x2="14.08cm" svg:y2="3.115cm">
          <text:p/>
        </draw:line>
        <draw:path draw:style-name="gr9" draw:text-style-name="P1" draw:layer="layout" svg:width="0.1cm" svg:height="0.099cm" svg:x="14.328cm" svg:y="3.115cm" svg:viewBox="0 0 101 100" svg:d="M0 0c56 0 101 45 101 100">
          <text:p/>
        </draw:path>
        <draw:line draw:style-name="gr9" draw:text-style-name="P1" draw:layer="layout" svg:x1="14.079cm" svg:y1="3.115cm" svg:x2="14.328cm" svg:y2="3.115cm">
          <text:p/>
        </draw:line>
        <draw:path draw:style-name="gr9" draw:text-style-name="P1" draw:layer="layout" svg:width="0.274cm" svg:height="0.275cm" svg:x="10.493cm" svg:y="3.277cm" svg:viewBox="0 0 275 276" svg:d="M275 137c0 77-61 139-137 139s-138-62-138-139c0-75 62-137 138-137s137 62 137 137z">
          <text:p/>
        </draw:path>
        <draw:path draw:style-name="gr9" draw:text-style-name="P1" draw:layer="layout" svg:width="0.275cm" svg:height="0.275cm" svg:x="13.491cm" svg:y="3.277cm" svg:viewBox="0 0 276 276" svg:d="M276 137c0 77-61 139-137 139-77 0-139-62-139-139 0-75 62-137 139-137 76 0 137 62 137 137z">
          <text:p/>
        </draw:path>
        <draw:line draw:style-name="gr9" draw:text-style-name="P1" draw:layer="layout" svg:x1="9.58cm" svg:y1="6.344cm" svg:x2="9.481cm" svg:y2="6.344cm">
          <text:p/>
        </draw:line>
        <draw:path draw:style-name="gr9" draw:text-style-name="P1" draw:layer="layout" svg:width="0cm" svg:height="0.148cm" svg:x="9.481cm" svg:y="6.195cm" svg:viewBox="0 0 0 149" svg:d="M0 149v-1c0-1 0-2 0-3s0-3 0-4c0-2 0-5 0-7s0-5 0-8 0-6 0-9c0-4 0-8 0-12s0-8 0-12c0-5 0-9 0-14s0-10 0-14c0-11 0-21 0-32s0-22 0-33">
          <text:p/>
        </draw:path>
        <draw:line draw:style-name="gr9" draw:text-style-name="P1" draw:layer="layout" svg:x1="9.481cm" svg:y1="4.769cm" svg:x2="9.481cm" svg:y2="4.77cm">
          <text:p/>
        </draw:line>
        <draw:path draw:style-name="gr9" draw:text-style-name="P1" draw:layer="layout" svg:width="0.08cm" svg:height="1.424cm" svg:x="9.481cm" svg:y="4.77cm" svg:viewBox="0 0 81 1425" svg:d="M0 1425c108-468 108-955 0-1425">
          <text:p/>
        </draw:path>
        <draw:line draw:style-name="gr9" draw:text-style-name="P1" draw:layer="layout" svg:x1="9.481cm" svg:y1="6.194cm" svg:x2="9.481cm" svg:y2="6.195cm">
          <text:p/>
        </draw:line>
        <draw:path draw:style-name="gr9" draw:text-style-name="P1" draw:layer="layout" svg:width="0cm" svg:height="0.148cm" svg:x="9.481cm" svg:y="4.62cm" svg:viewBox="0 0 0 149" svg:d="M0 149c0-17 0-33 0-49 0-5 0-10 0-16 0-4 0-9 0-14s0-9 0-14c0-4 0-8 0-12s0-8 0-12c0-3 0-6 0-9s0-6 0-8 0-5 0-7c0-1 0-3 0-4s0-2 0-3v-1">
          <text:p/>
        </draw:path>
        <draw:line draw:style-name="gr9" draw:text-style-name="P1" draw:layer="layout" svg:x1="9.58cm" svg:y1="4.62cm" svg:x2="9.481cm" svg:y2="4.62cm">
          <text:p/>
        </draw:line>
        <draw:line draw:style-name="gr9" draw:text-style-name="P1" draw:layer="layout" svg:x1="9.481cm" svg:y1="6.182cm" svg:x2="9.481cm" svg:y2="6.194cm">
          <text:p/>
        </draw:line>
        <draw:line draw:style-name="gr9" draw:text-style-name="P1" draw:layer="layout" svg:x1="9.481cm" svg:y1="4.77cm" svg:x2="9.481cm" svg:y2="4.783cm">
          <text:p/>
        </draw:line>
        <draw:line draw:style-name="gr9" draw:text-style-name="P1" draw:layer="layout" svg:x1="9.481cm" svg:y1="4.783cm" svg:x2="9.483cm" svg:y2="4.783cm">
          <text:p/>
        </draw:line>
        <draw:line draw:style-name="gr9" draw:text-style-name="P1" draw:layer="layout" svg:x1="9.481cm" svg:y1="6.182cm" svg:x2="9.483cm" svg:y2="6.182cm">
          <text:p/>
        </draw:line>
        <draw:line draw:style-name="gr9" draw:text-style-name="P1" draw:layer="layout" svg:x1="9.481cm" svg:y1="4.783cm" svg:x2="9.481cm" svg:y2="6.182cm">
          <text:p/>
        </draw:line>
        <draw:path draw:style-name="gr9" draw:text-style-name="P1" draw:layer="layout" svg:width="0.275cm" svg:height="0.275cm" svg:x="9.793cm" svg:y="6.95cm" svg:viewBox="0 0 276 276" svg:d="M276 139c0 76-62 137-139 137-76 0-137-61-137-137s61-139 137-139c77 0 139 63 139 139z">
          <text:p/>
        </draw:path>
        <draw:path draw:style-name="gr9" draw:text-style-name="P1" draw:layer="layout" svg:width="0.45cm" svg:height="0.5cm" svg:x="9.73cm" svg:y="6.838cm" svg:viewBox="0 0 451 501" svg:d="M0 401c65 86 177 121 279 87 103-34 172-131 172-238 0-108-69-203-172-237-102-34-214 1-279 87">
          <text:p/>
        </draw:path>
        <draw:path draw:style-name="gr9" draw:text-style-name="P1" draw:layer="layout" svg:width="0.275cm" svg:height="0.275cm" svg:x="9.793cm" svg:y="3.702cm" svg:viewBox="0 0 276 276" svg:d="M276 137c0 76-62 139-139 139-76 0-137-63-137-139s61-137 137-137c77 0 139 61 139 137z">
          <text:p/>
        </draw:path>
        <draw:path draw:style-name="gr9" draw:text-style-name="P1" draw:layer="layout" svg:width="0.45cm" svg:height="0.5cm" svg:x="9.73cm" svg:y="3.589cm" svg:viewBox="0 0 451 501" svg:d="M0 401c65 86 177 121 279 87 103-34 172-129 172-237s-69-204-172-238c-102-34-214 1-279 87">
          <text:p/>
        </draw:path>
        <draw:line draw:style-name="gr9" draw:text-style-name="P1" draw:layer="layout" svg:x1="9.73cm" svg:y1="6.713cm" svg:x2="9.83cm" svg:y2="6.713cm">
          <text:p/>
        </draw:line>
        <draw:line draw:style-name="gr9" draw:text-style-name="P1" draw:layer="layout" svg:x1="9.83cm" svg:y1="6.713cm" svg:x2="9.83cm" svg:y2="4.308cm">
          <text:p/>
        </draw:line>
        <draw:line draw:style-name="gr9" draw:text-style-name="P1" draw:layer="layout" svg:x1="9.73cm" svg:y1="4.308cm" svg:x2="9.83cm" svg:y2="4.308cm">
          <text:p/>
        </draw:line>
        <draw:path draw:style-name="gr9" draw:text-style-name="P1" draw:layer="layout" svg:width="0.275cm" svg:height="0.275cm" svg:x="14.191cm" svg:y="3.702cm" svg:viewBox="0 0 276 276" svg:d="M276 137c0 76-62 139-139 139-75 0-137-63-137-139s62-137 137-137c77 0 139 61 139 137z">
          <text:p/>
        </draw:path>
        <draw:path draw:style-name="gr9" draw:text-style-name="P1" draw:layer="layout" svg:width="0.449cm" svg:height="0.5cm" svg:x="14.079cm" svg:y="3.589cm" svg:viewBox="0 0 450 501" svg:d="M450 100c-64-86-177-121-279-87s-171 130-171 238 69 203 171 237 215-1 279-87">
          <text:p/>
        </draw:path>
        <draw:path draw:style-name="gr9" draw:text-style-name="P1" draw:layer="layout" svg:width="0.449cm" svg:height="0.5cm" svg:x="14.079cm" svg:y="3.589cm" svg:viewBox="0 0 450 501" svg:d="M450 100c-64-86-177-121-279-87s-171 130-171 238 69 203 171 237 215-1 279-87">
          <text:p/>
        </draw:path>
        <draw:path draw:style-name="gr9" draw:text-style-name="P1" draw:layer="layout" svg:width="0.275cm" svg:height="0.275cm" svg:x="14.191cm" svg:y="6.95cm" svg:viewBox="0 0 276 276" svg:d="M276 139c0 76-62 137-139 137-75 0-137-61-137-137s62-139 137-139c77 0 139 63 139 139z">
          <text:p/>
        </draw:path>
        <draw:path draw:style-name="gr9" draw:text-style-name="P1" draw:layer="layout" svg:width="0.449cm" svg:height="0.5cm" svg:x="14.079cm" svg:y="6.838cm" svg:viewBox="0 0 450 501" svg:d="M450 100c-64-86-177-121-279-87s-171 129-171 237c0 107 69 204 171 238s215-1 279-87">
          <text:p/>
        </draw:path>
        <draw:line draw:style-name="gr9" draw:text-style-name="P1" draw:layer="layout" svg:x1="14.528cm" svg:y1="4.308cm" svg:x2="14.428cm" svg:y2="4.308cm">
          <text:p/>
        </draw:line>
        <draw:line draw:style-name="gr9" draw:text-style-name="P1" draw:layer="layout" svg:x1="14.428cm" svg:y1="4.308cm" svg:x2="14.428cm" svg:y2="6.713cm">
          <text:p/>
        </draw:line>
        <draw:line draw:style-name="gr9" draw:text-style-name="P1" draw:layer="layout" svg:x1="14.428cm" svg:y1="6.713cm" svg:x2="14.528cm" svg:y2="6.713cm">
          <text:p/>
        </draw:line>
        <draw:line draw:style-name="gr9" draw:text-style-name="P1" draw:layer="layout" svg:x1="12.236cm" svg:y1="3.952cm" svg:x2="12.236cm" svg:y2="4.564cm">
          <text:p/>
        </draw:line>
        <draw:line draw:style-name="gr9" draw:text-style-name="P1" draw:layer="layout" svg:x1="12.236cm" svg:y1="4.564cm" svg:x2="13.491cm" svg:y2="4.564cm">
          <text:p/>
        </draw:line>
        <draw:line draw:style-name="gr9" draw:text-style-name="P1" draw:layer="layout" svg:x1="13.491cm" svg:y1="3.952cm" svg:x2="12.236cm" svg:y2="3.952cm">
          <text:p/>
        </draw:line>
        <draw:line draw:style-name="gr9" draw:text-style-name="P1" draw:layer="layout" svg:x1="13.491cm" svg:y1="4.564cm" svg:x2="13.491cm" svg:y2="3.952cm">
          <text:p/>
        </draw:line>
        <draw:line draw:style-name="gr9" draw:text-style-name="P1" draw:layer="layout" svg:x1="10.767cm" svg:y1="3.952cm" svg:x2="10.767cm" svg:y2="4.564cm">
          <text:p/>
        </draw:line>
        <draw:line draw:style-name="gr9" draw:text-style-name="P1" draw:layer="layout" svg:x1="10.767cm" svg:y1="4.564cm" svg:x2="12.023cm" svg:y2="4.564cm">
          <text:p/>
        </draw:line>
        <draw:line draw:style-name="gr9" draw:text-style-name="P1" draw:layer="layout" svg:x1="12.023cm" svg:y1="3.952cm" svg:x2="10.767cm" svg:y2="3.952cm">
          <text:p/>
        </draw:line>
        <draw:line draw:style-name="gr9" draw:text-style-name="P1" draw:layer="layout" svg:x1="12.023cm" svg:y1="4.564cm" svg:x2="12.023cm" svg:y2="3.952cm">
          <text:p/>
        </draw:line>
        <draw:line draw:style-name="gr9" draw:text-style-name="P1" draw:layer="layout" svg:x1="13.851cm" svg:y1="8.528cm" svg:x2="13.754cm" svg:y2="8.713cm">
          <text:p/>
        </draw:line>
        <draw:line draw:style-name="gr9" draw:text-style-name="P1" draw:layer="layout" svg:x1="10.409cm" svg:y1="8.528cm" svg:x2="10.506cm" svg:y2="8.713cm">
          <text:p/>
        </draw:line>
        <draw:line draw:style-name="gr9" draw:text-style-name="P1" draw:layer="layout" svg:x1="13.384cm" svg:y1="8.362cm" svg:x2="13.134cm" svg:y2="8.362cm">
          <text:p/>
        </draw:line>
        <draw:line draw:style-name="gr9" draw:text-style-name="P1" draw:layer="layout" svg:x1="13.134cm" svg:y1="8.362cm" svg:x2="13.134cm" svg:y2="8.712cm">
          <text:p/>
        </draw:line>
        <draw:line draw:style-name="gr9" draw:text-style-name="P1" draw:layer="layout" svg:x1="11.125cm" svg:y1="8.362cm" svg:x2="11.125cm" svg:y2="8.712cm">
          <text:p/>
        </draw:line>
        <draw:line draw:style-name="gr9" draw:text-style-name="P1" draw:layer="layout" svg:x1="11.125cm" svg:y1="8.362cm" svg:x2="10.875cm" svg:y2="8.362cm">
          <text:p/>
        </draw:line>
        <draw:line draw:style-name="gr9" draw:text-style-name="P1" draw:layer="layout" svg:x1="10.466cm" svg:y1="3.529cm" svg:x2="10.18cm" svg:y2="3.115cm">
          <text:p/>
        </draw:line>
        <draw:line draw:style-name="gr9" draw:text-style-name="P1" draw:layer="layout" svg:x1="10.803cm" svg:y1="3.514cm" svg:x2="11.053cm" svg:y2="3.514cm">
          <text:p/>
        </draw:line>
        <draw:line draw:style-name="gr9" draw:text-style-name="P1" draw:layer="layout" svg:x1="11.053cm" svg:y1="3.514cm" svg:x2="11.053cm" svg:y2="3.115cm">
          <text:p/>
        </draw:line>
        <draw:line draw:style-name="gr9" draw:text-style-name="P1" draw:layer="layout" svg:x1="13.206cm" svg:y1="3.514cm" svg:x2="13.206cm" svg:y2="3.115cm">
          <text:p/>
        </draw:line>
        <draw:line draw:style-name="gr9" draw:text-style-name="P1" draw:layer="layout" svg:x1="13.206cm" svg:y1="3.514cm" svg:x2="13.456cm" svg:y2="3.514cm">
          <text:p/>
        </draw:line>
        <draw:line draw:style-name="gr9" draw:text-style-name="P1" draw:layer="layout" svg:x1="13.793cm" svg:y1="3.529cm" svg:x2="14.08cm" svg:y2="3.115cm">
          <text:p/>
        </draw:line>
        <draw:line draw:style-name="gr9" draw:text-style-name="P1" draw:layer="layout" svg:x1="11.053cm" svg:y1="3.514cm" svg:x2="10.803cm" svg:y2="3.514cm">
          <text:p/>
        </draw:line>
        <draw:polygon draw:style-name="gr8" draw:text-style-name="P1" draw:layer="layout" svg:width="0cm" svg:height="0cm" svg:x="12.063cm" svg:y="5.913cm" svg:viewBox="0 0 0 0" draw:points="0,0">
          <text:p/>
        </draw:polygon>
        <draw:polyline draw:style-name="gr11" draw:text-style-name="P1" draw:layer="layout" svg:width="3.094cm" svg:height="7.201cm" svg:x="7.489cm" svg:y="3.544cm" svg:viewBox="0 0 3095 7202" draw:points="0,7202 501,7202 3095,0">
          <text:p/>
        </draw:polyline>
        <draw:polygon draw:style-name="gr12" draw:text-style-name="P2" draw:layer="layout" svg:width="0.247cm" svg:height="0.498cm" svg:x="10.336cm" svg:y="3.544cm" svg:viewBox="0 0 248 499" draw:points="248,0 0,443 156,499">
          <text:p/>
        </draw:polygon>
        <draw:polygon draw:style-name="gr8" draw:text-style-name="P1" draw:layer="layout" svg:width="0cm" svg:height="0cm" svg:x="12.063cm" svg:y="5.913cm" svg:viewBox="0 0 0 0" draw:points="0,0">
          <text:p/>
        </draw:polygon>
        <draw:polyline draw:style-name="gr11" draw:text-style-name="P1" draw:layer="layout" svg:width="6.056cm" svg:height="7.222cm" svg:x="7.489cm" svg:y="3.523cm" svg:viewBox="0 0 6057 7223" draw:points="0,7223 500,7223 6057,0">
          <text:p/>
        </draw:polyline>
        <draw:polygon draw:style-name="gr12" draw:text-style-name="P2" draw:layer="layout" svg:width="0.371cm" svg:height="0.447cm" svg:x="13.174cm" svg:y="3.523cm" svg:viewBox="0 0 372 448" draw:points="372,0 0,347 132,448">
          <text:p/>
        </draw:polygon>
        <draw:polygon draw:style-name="gr8" draw:text-style-name="P1" draw:layer="layout" svg:width="0cm" svg:height="0cm" svg:x="12.063cm" svg:y="5.913cm" svg:viewBox="0 0 0 0" draw:points="0,0">
          <text:p/>
        </draw:polygon>
        <draw:polyline draw:style-name="gr11" draw:text-style-name="P1" draw:layer="layout" svg:width="3.06cm" svg:height="2.219cm" svg:x="7.466cm" svg:y="8.502cm" svg:viewBox="0 0 3061 2220" draw:points="0,2220 500,2220 3061,0">
          <text:p/>
        </draw:polyline>
        <draw:polygon draw:style-name="gr12" draw:text-style-name="P2" draw:layer="layout" svg:width="0.432cm" svg:height="0.39cm" svg:x="10.094cm" svg:y="8.502cm" svg:viewBox="0 0 433 391" draw:points="433,0 0,265 110,391">
          <text:p/>
        </draw:polygon>
        <draw:polygon draw:style-name="gr8" draw:text-style-name="P1" draw:layer="layout" svg:width="0cm" svg:height="0cm" svg:x="12.063cm" svg:y="5.913cm" svg:viewBox="0 0 0 0" draw:points="0,0">
          <text:p/>
        </draw:polygon>
        <draw:polyline draw:style-name="gr11" draw:text-style-name="P1" draw:layer="layout" svg:width="6.013cm" svg:height="2.28cm" svg:x="7.489cm" svg:y="8.465cm" svg:viewBox="0 0 6014 2281" draw:points="0,2281 500,2281 6014,0">
          <text:p/>
        </draw:polyline>
        <draw:polygon draw:style-name="gr12" draw:text-style-name="P2" draw:layer="layout" svg:width="0.494cm" svg:height="0.268cm" svg:x="13.008cm" svg:y="8.465cm" svg:viewBox="0 0 495 269" draw:points="495,0 0,114 65,269">
          <text:p/>
        </draw:polygon>
        <draw:frame draw:style-name="gr14" draw:text-style-name="P7" draw:layer="layout" svg:width="9.04cm" svg:height="0.623cm" svg:x="17.526cm" svg:y="10.922cm">
          <draw:text-box>
            <text:p text:style-name="P3"><text:span text:style-name="T3">7X M3 Brass Inserts [HD-MS0030]</text:span></text:p>
          </draw:text-box>
        </draw:frame>
        <draw:frame draw:style-name="gr10" draw:text-style-name="P6" draw:layer="layout" svg:width="0.119cm" svg:height="0.141cm" svg:x="25.108cm" svg:y="11.636cm">
          <draw:text-box>
            <text:p text:style-name="P3"><text:span text:style-name="T2"><text:s/></text:span></text:p>
          </draw:text-box>
        </draw:frame>
        <draw:frame draw:style-name="gr14" draw:text-style-name="P7" draw:layer="layout" svg:width="9.04cm" svg:height="0.623cm" svg:x="3.533cm" svg:y="10.934cm">
          <draw:text-box>
            <text:p text:style-name="P3"><text:span text:style-name="T3">4X M3 Brass Inserts [HD-MS0030]</text:span></text:p>
          </draw:text-box>
        </draw:frame>
        <draw:frame draw:style-name="gr10" draw:text-style-name="P6" draw:layer="layout" svg:width="0.119cm" svg:height="0.141cm" svg:x="11.885cm" svg:y="11.946cm">
          <draw:text-box>
            <text:p text:style-name="P3"><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6T07:55:20.654106850</dc:date>
    <meta:editing-duration>PT1M47S</meta:editing-duration>
    <meta:editing-cycles>1</meta:editing-cycles>
    <meta:document-statistic meta:object-count="1764"/>
    <meta:generator>LibreOffice/5.2.7.2$Linux_X86_64 LibreOffice_project/20m0$Build-2</meta:generator>
  </office:meta>
</office:document-meta>
</file>